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4000000357C7C9B1C6DA594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Mono1" svg:font-family="FreeMono,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21dcc6" officeooo:paragraph-rsid="00deea2f" fo:background-color="transparent" style:font-size-asian="7.84999990463257pt" style:font-style-asian="normal" style:font-weight-asian="normal" style:font-size-complex="9pt" style:font-style-complex="normal" style:font-weight-complex="normal"/>
    </style:style>
    <style:style style:name="P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200d52" officeooo:paragraph-rsid="00deea2f" fo:background-color="transparent" style:font-size-asian="7.84999990463257pt" style:font-style-asian="normal" style:font-weight-asian="normal" style:font-size-complex="9pt" style:font-style-complex="normal" style:font-weight-complex="normal"/>
    </style:style>
    <style:style style:name="P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3f0d7" officeooo:paragraph-rsid="00f56087" fo:background-color="transparent" style:font-size-asian="7.84999990463257pt" style:font-style-asian="normal" style:font-weight-asian="normal" style:font-size-complex="9pt" style:font-style-complex="normal" style:font-weight-complex="normal"/>
    </style:style>
    <style:style style:name="P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81664" officeooo:paragraph-rsid="00f56087" fo:background-color="transparent" style:font-size-asian="7.84999990463257pt" style:font-style-asian="normal" style:font-weight-asian="normal" style:font-size-complex="9pt" style:font-style-complex="normal" style:font-weight-complex="normal"/>
    </style:style>
    <style:style style:name="P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80c3c" officeooo:paragraph-rsid="00fb719a" style:font-size-asian="7.84999990463257pt" style:font-style-asian="normal" style:font-weight-asian="normal" style:font-size-complex="9pt" style:font-style-complex="normal" style:font-weight-complex="normal"/>
    </style:style>
    <style:style style:name="P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ce9c7" officeooo:paragraph-rsid="00fb719a" style:font-size-asian="7.84999990463257pt" style:font-style-asian="normal" style:font-weight-asian="normal" style:font-size-complex="9pt" style:font-style-complex="normal" style:font-weight-complex="normal"/>
    </style:style>
    <style:style style:name="P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df926" officeooo:paragraph-rsid="00fb719a" style:font-size-asian="7.84999990463257pt" style:font-style-asian="normal" style:font-weight-asian="normal" style:font-size-complex="9pt" style:font-style-complex="normal" style:font-weight-complex="normal"/>
    </style:style>
    <style:style style:name="P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a0b52" officeooo:paragraph-rsid="00fb719a" style:font-size-asian="7.84999990463257pt" style:font-style-asian="normal" style:font-weight-asian="normal" style:font-size-complex="9pt" style:font-style-complex="normal" style:font-weight-complex="normal"/>
    </style:style>
    <style:style style:name="P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aee64" officeooo:paragraph-rsid="00fb719a" style:font-size-asian="7.84999990463257pt" style:font-style-asian="normal" style:font-weight-asian="normal" style:font-size-complex="9pt" style:font-style-complex="normal" style:font-weight-complex="normal"/>
    </style:style>
    <style:style style:name="P1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b719a" officeooo:paragraph-rsid="00fb719a" style:font-size-asian="7.84999990463257pt" style:font-style-asian="normal" style:font-weight-asian="normal" style:font-size-complex="9pt" style:font-style-complex="normal" style:font-weight-complex="normal"/>
    </style:style>
    <style:style style:name="P1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fc14cc" officeooo:paragraph-rsid="00fc14cc" style:font-size-asian="7.84999990463257pt" style:font-style-asian="normal" style:font-weight-asian="normal" style:font-size-complex="9pt" style:font-style-complex="normal" style:font-weight-complex="normal"/>
    </style:style>
    <style:style style:name="P1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86413" officeooo:paragraph-rsid="01012a4e" style:font-size-asian="7.84999990463257pt" style:font-style-asian="normal" style:font-weight-asian="normal" style:font-size-complex="9pt" style:font-style-complex="normal" style:font-weight-complex="normal"/>
    </style:style>
    <style:style style:name="P1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a57a0" officeooo:paragraph-rsid="01012a4e" style:font-size-asian="7.84999990463257pt" style:font-style-asian="normal" style:font-weight-asian="normal" style:font-size-complex="9pt" style:font-style-complex="normal" style:font-weight-complex="normal"/>
    </style:style>
    <style:style style:name="P1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012a4e" officeooo:paragraph-rsid="01012a4e" style:font-size-asian="7.84999990463257pt" style:font-style-asian="normal" style:font-weight-asian="normal" style:font-size-complex="9pt" style:font-style-complex="normal" style:font-weight-complex="normal"/>
    </style:style>
    <style:style style:name="P1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e79bf" officeooo:paragraph-rsid="01022b81" style:font-size-asian="7.84999990463257pt" style:font-style-asian="normal" style:font-weight-asian="normal" style:font-size-complex="9pt" style:font-style-complex="normal" style:font-weight-complex="normal"/>
    </style:style>
    <style:style style:name="P1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3189a" officeooo:paragraph-rsid="01022b81" style:font-size-asian="7.84999990463257pt" style:font-style-asian="normal" style:font-weight-asian="normal" style:font-size-complex="9pt" style:font-style-complex="normal" style:font-weight-complex="normal"/>
    </style:style>
    <style:style style:name="P1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76382" officeooo:paragraph-rsid="010427b4" style:font-size-asian="7.84999990463257pt" style:font-style-asian="normal" style:font-weight-asian="normal" style:font-size-complex="9pt" style:font-style-complex="normal" style:font-weight-complex="normal"/>
    </style:style>
    <style:style style:name="P1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76382" officeooo:paragraph-rsid="010ea9dc" style:font-size-asian="7.84999990463257pt" style:font-style-asian="normal" style:font-weight-asian="normal" style:font-size-complex="9pt" style:font-style-complex="normal" style:font-weight-complex="normal"/>
    </style:style>
    <style:style style:name="P1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9165a" officeooo:paragraph-rsid="010427b4" style:font-size-asian="7.84999990463257pt" style:font-style-asian="normal" style:font-weight-asian="normal" style:font-size-complex="9pt" style:font-style-complex="normal" style:font-weight-complex="normal"/>
    </style:style>
    <style:style style:name="P2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ba5f8" officeooo:paragraph-rsid="010427b4" style:font-size-asian="7.84999990463257pt" style:font-style-asian="normal" style:font-weight-asian="normal" style:font-size-complex="9pt" style:font-style-complex="normal" style:font-weight-complex="normal"/>
    </style:style>
    <style:style style:name="P2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c9c25" officeooo:paragraph-rsid="010427b4" style:font-size-asian="7.84999990463257pt" style:font-style-asian="normal" style:font-weight-asian="normal" style:font-size-complex="9pt" style:font-style-complex="normal" style:font-weight-complex="normal"/>
    </style:style>
    <style:style style:name="P2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cf654" officeooo:paragraph-rsid="010427b4" style:font-size-asian="7.84999990463257pt" style:font-style-asian="normal" style:font-weight-asian="normal" style:font-size-complex="9pt" style:font-style-complex="normal" style:font-weight-complex="normal"/>
    </style:style>
    <style:style style:name="P2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5c209" officeooo:paragraph-rsid="01062327" style:font-size-asian="7.84999990463257pt" style:font-style-asian="normal" style:font-weight-asian="normal" style:font-size-complex="9pt" style:font-style-complex="normal" style:font-weight-complex="normal"/>
    </style:style>
    <style:style style:name="P2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dbe24" officeooo:paragraph-rsid="01062327" style:font-size-asian="7.84999990463257pt" style:font-style-asian="normal" style:font-weight-asian="normal" style:font-size-complex="9pt" style:font-style-complex="normal" style:font-weight-complex="normal"/>
    </style:style>
    <style:style style:name="P2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4f7419" officeooo:paragraph-rsid="01062327" style:font-size-asian="7.84999990463257pt" style:font-style-asian="normal" style:font-weight-asian="normal" style:font-size-complex="9pt" style:font-style-complex="normal" style:font-weight-complex="normal"/>
    </style:style>
    <style:style style:name="P2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2a914" officeooo:paragraph-rsid="01062327" style:font-size-asian="7.84999990463257pt" style:font-style-asian="normal" style:font-weight-asian="normal" style:font-size-complex="9pt" style:font-style-complex="normal" style:font-weight-complex="normal"/>
    </style:style>
    <style:style style:name="P2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d865" officeooo:paragraph-rsid="010bc206" style:font-size-asian="7.84999990463257pt" style:font-style-asian="normal" style:font-weight-asian="normal" style:font-size-complex="9pt" style:font-style-complex="normal" style:font-weight-complex="normal"/>
    </style:style>
    <style:style style:name="P2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d865" officeooo:paragraph-rsid="010ea9dc" style:font-size-asian="7.84999990463257pt" style:font-style-asian="normal" style:font-weight-asian="normal" style:font-size-complex="9pt" style:font-style-complex="normal" style:font-weight-complex="normal"/>
    </style:style>
    <style:style style:name="P2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ef9ee" officeooo:paragraph-rsid="010bc206" style:font-size-asian="7.84999990463257pt" style:font-style-asian="normal" style:font-weight-asian="normal" style:font-size-complex="9pt" style:font-style-complex="normal" style:font-weight-complex="normal"/>
    </style:style>
    <style:style style:name="P3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1ca56" officeooo:paragraph-rsid="010cd33a" style:font-size-asian="7.84999990463257pt" style:font-style-asian="normal" style:font-weight-asian="normal" style:font-size-complex="9pt" style:font-style-complex="normal" style:font-weight-complex="normal"/>
    </style:style>
    <style:style style:name="P3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35b7f9" officeooo:paragraph-rsid="010ea9dc" style:font-size-asian="7.84999990463257pt" style:font-style-asian="normal" style:font-weight-asian="normal" style:font-size-complex="9pt" style:font-style-complex="normal" style:font-weight-complex="normal"/>
    </style:style>
    <style:style style:name="P3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4a1c0" officeooo:paragraph-rsid="010ea9dc" style:font-size-asian="7.84999990463257pt" style:font-style-asian="normal" style:font-weight-asian="normal" style:font-size-complex="9pt" style:font-style-complex="normal" style:font-weight-complex="normal"/>
    </style:style>
    <style:style style:name="P3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568fee" officeooo:paragraph-rsid="010ea9dc" style:font-size-asian="7.84999990463257pt" style:font-style-asian="normal" style:font-weight-asian="normal" style:font-size-complex="9pt" style:font-style-complex="normal" style:font-weight-complex="normal"/>
    </style:style>
    <style:style style:name="P3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67259" officeooo:paragraph-rsid="010ea9dc" style:font-size-asian="7.84999990463257pt" style:font-style-asian="normal" style:font-weight-asian="normal" style:font-size-complex="9pt" style:font-style-complex="normal" style:font-weight-complex="normal"/>
    </style:style>
    <style:style style:name="P3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7c58e" officeooo:paragraph-rsid="010ea9dc" style:font-size-asian="7.84999990463257pt" style:font-style-asian="normal" style:font-weight-asian="normal" style:font-size-complex="9pt" style:font-style-complex="normal" style:font-weight-complex="normal"/>
    </style:style>
    <style:style style:name="P3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dd466" officeooo:paragraph-rsid="01105668" style:font-size-asian="7.84999990463257pt" style:font-style-asian="normal" style:font-weight-asian="normal" style:font-size-complex="9pt" style:font-style-complex="normal" style:font-weight-complex="normal"/>
    </style:style>
    <style:style style:name="P3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05668" style:font-size-asian="7.84999990463257pt" style:font-style-asian="normal" style:font-weight-asian="normal" style:font-size-complex="9pt" style:font-style-complex="normal" style:font-weight-complex="normal"/>
    </style:style>
    <style:style style:name="P3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c7abb" officeooo:paragraph-rsid="01105668" style:font-size-asian="7.84999990463257pt" style:font-style-asian="normal" style:font-weight-asian="normal" style:font-size-complex="9pt" style:font-style-complex="normal" style:font-weight-complex="normal"/>
    </style:style>
    <style:style style:name="P3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d5408" officeooo:paragraph-rsid="01105668" style:font-size-asian="7.84999990463257pt" style:font-style-asian="normal" style:font-weight-asian="normal" style:font-size-complex="9pt" style:font-style-complex="normal" style:font-weight-complex="normal"/>
    </style:style>
    <style:style style:name="P4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2745b" officeooo:paragraph-rsid="01105668" style:font-size-asian="7.84999990463257pt" style:font-style-asian="normal" style:font-weight-asian="normal" style:font-size-complex="9pt" style:font-style-complex="normal" style:font-weight-complex="normal"/>
    </style:style>
    <style:style style:name="P4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f9ac9" officeooo:paragraph-rsid="01105668" style:font-size-asian="7.84999990463257pt" style:font-style-asian="normal" style:font-weight-asian="normal" style:font-size-complex="9pt" style:font-style-complex="normal" style:font-weight-complex="normal"/>
    </style:style>
    <style:style style:name="P4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f9ac9" officeooo:paragraph-rsid="0111e7d8" style:font-size-asian="7.84999990463257pt" style:font-style-asian="normal" style:font-weight-asian="normal" style:font-size-complex="9pt" style:font-style-complex="normal" style:font-weight-complex="normal"/>
    </style:style>
    <style:style style:name="P4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71df1" officeooo:paragraph-rsid="01105668" style:font-size-asian="7.84999990463257pt" style:font-style-asian="normal" style:font-weight-asian="normal" style:font-size-complex="9pt" style:font-style-complex="normal" style:font-weight-complex="normal"/>
    </style:style>
    <style:style style:name="P4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944b76" officeooo:paragraph-rsid="01105668" style:font-size-asian="7.84999990463257pt" style:font-style-asian="normal" style:font-weight-asian="normal" style:font-size-complex="9pt" style:font-style-complex="normal" style:font-weight-complex="normal"/>
    </style:style>
    <style:style style:name="P4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c4eae" officeooo:paragraph-rsid="011290c1" style:font-size-asian="7.84999990463257pt" style:font-style-asian="normal" style:font-weight-asian="normal" style:font-size-complex="9pt" style:font-style-complex="normal" style:font-weight-complex="normal"/>
    </style:style>
    <style:style style:name="P4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7ef3c" officeooo:paragraph-rsid="011290c1" style:font-size-asian="7.84999990463257pt" style:font-style-asian="normal" style:font-weight-asian="normal" style:font-size-complex="9pt" style:font-style-complex="normal" style:font-weight-complex="normal"/>
    </style:style>
    <style:style style:name="P4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98002" officeooo:paragraph-rsid="011290c1" style:font-size-asian="7.84999990463257pt" style:font-style-asian="normal" style:font-weight-asian="normal" style:font-size-complex="9pt" style:font-style-complex="normal" style:font-weight-complex="normal"/>
    </style:style>
    <style:style style:name="P4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7c0c23" officeooo:paragraph-rsid="011290c1" style:font-size-asian="7.84999990463257pt" style:font-style-asian="normal" style:font-weight-asian="normal" style:font-size-complex="9pt" style:font-style-complex="normal" style:font-weight-complex="normal"/>
    </style:style>
    <style:style style:name="P4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1290c1" officeooo:paragraph-rsid="011290c1" style:font-size-asian="7.84999990463257pt" style:font-style-asian="normal" style:font-weight-asian="normal" style:font-size-complex="9pt" style:font-style-complex="normal" style:font-weight-complex="normal"/>
    </style:style>
    <style:style style:name="P5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1105668" officeooo:paragraph-rsid="01105668" style:font-size-asian="7.84999990463257pt" style:font-style-asian="normal" style:font-weight-asian="normal" style:font-size-complex="9pt" style:font-style-complex="normal" style:font-weight-complex="normal"/>
    </style:style>
    <style:style style:name="P51"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81234c" officeooo:paragraph-rsid="0111e7d8" style:font-size-asian="7.84999990463257pt" style:font-style-asian="normal" style:font-weight-asian="normal" style:font-size-complex="9pt" style:font-style-complex="normal" style:font-weight-complex="normal"/>
    </style:style>
    <style:style style:name="P52"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713cc" officeooo:paragraph-rsid="01208ff6" style:font-size-asian="7.84999990463257pt" style:font-style-asian="normal" style:font-weight-asian="normal" style:font-size-complex="9pt" style:font-style-complex="normal" style:font-weight-complex="normal"/>
    </style:style>
    <style:style style:name="P53"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337b9" officeooo:paragraph-rsid="01208ff6" style:font-size-asian="7.84999990463257pt" style:font-style-asian="normal" style:font-weight-asian="normal" style:font-size-complex="9pt" style:font-style-complex="normal" style:font-weight-complex="normal"/>
    </style:style>
    <style:style style:name="P54"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37380" officeooo:paragraph-rsid="01208ff6" style:font-size-asian="7.84999990463257pt" style:font-style-asian="normal" style:font-weight-asian="normal" style:font-size-complex="9pt" style:font-style-complex="normal" style:font-weight-complex="normal"/>
    </style:style>
    <style:style style:name="P55"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fo:font-weight="normal" officeooo:rsid="002499d5" officeooo:paragraph-rsid="01208ff6" style:font-size-asian="7.84999990463257pt" style:font-style-asian="normal" style:font-weight-asian="normal" style:font-size-complex="9pt" style:font-style-complex="normal" style:font-weight-complex="normal"/>
    </style:style>
    <style:style style:name="P56"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style:text-underline-style="solid" style:text-underline-width="auto" style:text-underline-color="font-color" fo:font-weight="normal" officeooo:rsid="00580c3c" officeooo:paragraph-rsid="00fb719a" style:font-size-asian="7.84999990463257pt" style:font-style-asian="normal" style:font-weight-asian="normal" style:font-size-complex="9pt" style:font-style-complex="normal" style:font-weight-complex="normal"/>
    </style:style>
    <style:style style:name="P57"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normal" style:text-underline-style="solid" style:text-underline-width="auto" style:text-underline-color="font-color" fo:font-weight="normal" officeooo:rsid="01105668" officeooo:paragraph-rsid="01105668" style:font-size-asian="7.84999990463257pt" style:font-style-asian="normal" style:font-weight-asian="normal" style:font-size-complex="9pt" style:font-style-complex="normal" style:font-weight-complex="normal"/>
    </style:style>
    <style:style style:name="P58"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italic" fo:font-weight="normal" officeooo:rsid="0031ca56" officeooo:paragraph-rsid="010bc206" style:font-size-asian="7.84999990463257pt" style:font-style-asian="italic" style:font-weight-asian="normal" style:font-size-complex="9pt" style:font-style-complex="italic" style:font-weight-complex="normal"/>
    </style:style>
    <style:style style:name="P59"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italic" fo:font-weight="normal" officeooo:rsid="008ef9e3" officeooo:paragraph-rsid="01105668" style:font-size-asian="7.84999990463257pt" style:font-style-asian="italic" style:font-weight-asian="normal" style:font-size-complex="9pt" style:font-style-complex="italic" style:font-weight-complex="normal"/>
    </style:style>
    <style:style style:name="P60" style:family="paragraph" style:parent-style-name="List_20_Contents">
      <style:paragraph-properties fo:margin-left="0cm" fo:margin-right="0cm" fo:text-align="justify" style:justify-single-word="false" fo:text-indent="0cm" style:auto-text-indent="false"/>
      <style:text-properties style:text-position="0% 100%" style:font-name="FreeMono" fo:font-size="9pt" fo:font-style="italic" fo:font-weight="normal" officeooo:rsid="002337b9" officeooo:paragraph-rsid="01208ff6" style:font-size-asian="7.84999990463257pt" style:font-style-asian="italic" style:font-weight-asian="normal" style:font-size-complex="9pt" style:font-style-complex="italic" style:font-weight-complex="normal"/>
    </style:style>
    <style:style style:name="P61" style:family="paragraph" style:parent-style-name="List_20_Contents">
      <style:paragraph-properties fo:margin-left="0cm" fo:margin-right="0cm" fo:text-align="justify" style:justify-single-word="false" fo:text-indent="0cm" style:auto-text-indent="false"/>
      <style:text-properties style:text-position="0% 100%" officeooo:rsid="0065e235" officeooo:paragraph-rsid="00fb719a"/>
    </style:style>
    <style:style style:name="P62" style:family="paragraph" style:parent-style-name="List_20_Contents">
      <style:paragraph-properties fo:margin-left="0cm" fo:margin-right="0cm" fo:text-align="justify" style:justify-single-word="false" fo:text-indent="0cm" style:auto-text-indent="false"/>
      <style:text-properties style:text-position="0% 100%" officeooo:rsid="00631c1c" officeooo:paragraph-rsid="00fb719a"/>
    </style:style>
    <style:style style:name="P63" style:family="paragraph" style:parent-style-name="List_20_Contents">
      <style:paragraph-properties fo:margin-left="0cm" fo:margin-right="0cm" fo:text-align="justify" style:justify-single-word="false" fo:text-indent="0cm" style:auto-text-indent="false"/>
      <style:text-properties fo:font-variant="normal" fo:text-transform="none" style:font-name="FreeMono1" fo:font-size="9pt" fo:font-style="normal" fo:font-weight="normal" fo:background-color="transparent"/>
    </style:style>
    <style:style style:name="P64" style:family="paragraph" style:parent-style-name="List_20_Contents">
      <style:paragraph-properties fo:margin-left="0cm" fo:margin-right="0cm" fo:text-align="justify" style:justify-single-word="false" fo:text-indent="0cm" style:auto-text-indent="false"/>
      <style:text-properties fo:font-variant="normal" fo:text-transform="none" style:font-name="FreeMono1" fo:font-size="9pt" fo:font-style="normal" fo:font-weight="normal" officeooo:paragraph-rsid="00f05a35" fo:background-color="transparent"/>
    </style:style>
    <style:style style:name="P65" style:family="paragraph" style:parent-style-name="List_20_Contents">
      <style:paragraph-properties fo:margin-left="0cm" fo:margin-right="0cm" fo:text-align="justify" style:justify-single-word="false" fo:text-indent="0cm" style:auto-text-indent="false"/>
      <style:text-properties fo:font-variant="normal" fo:text-transform="none" fo:font-style="normal" fo:font-weight="normal"/>
    </style:style>
    <style:style style:name="P66"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style:text-blinking="false" fo:background-color="transparent"/>
    </style:style>
    <style:style style:name="P67"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officeooo:paragraph-rsid="00f05a35" style:text-blinking="false" fo:background-color="transparent"/>
    </style:style>
    <style:style style:name="P68"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style:font-name="FreeMono1" fo:font-size="9pt" fo:font-style="normal" style:text-underline-style="none" fo:font-weight="normal" officeooo:rsid="00f05a35" officeooo:paragraph-rsid="00f05a35" style:text-blinking="false" fo:background-color="transparent"/>
    </style:style>
    <style:style style:name="P69"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style:text-blinking="false"/>
    </style:style>
    <style:style style:name="P70"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officeooo:rsid="00f05a35" officeooo:paragraph-rsid="00f05a35" style:text-blinking="false"/>
    </style:style>
    <style:style style:name="P71"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fo:font-weight="normal" style:text-blinking="false"/>
    </style:style>
    <style:style style:name="P72" style:family="paragraph" style:parent-style-name="List_20_Contents">
      <style:paragraph-properties fo:margin-left="0cm" fo:margin-right="0cm" fo:text-align="justify" style:justify-single-word="false" fo:text-indent="0cm" style:auto-text-indent="false"/>
      <style:text-properties fo:font-variant="normal" fo:text-transform="none" style:text-line-through-style="none" style:text-line-through-type="none" fo:font-style="normal" style:text-underline-style="none" fo:font-weight="normal" officeooo:rsid="00f05a35" officeooo:paragraph-rsid="00f05a35" style:text-blinking="false"/>
    </style:style>
    <style:style style:name="P73"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font-variant="normal" fo:text-transform="none" fo:color="#000000" style:font-name="FreeMono1" fo:font-size="9pt" fo:font-style="normal" style:text-underline-style="none" fo:font-weight="normal" officeooo:rsid="00f05a35" officeooo:paragraph-rsid="00f05a35" fo:background-color="transparent" style:font-size-asian="10.5pt" style:font-weight-asian="normal" style:font-size-complex="12pt" style:font-weight-complex="normal"/>
    </style:style>
    <style:style style:name="P74" style:family="paragraph" style:parent-style-name="List_20_Contents">
      <style:paragraph-properties fo:margin-left="0cm" fo:margin-right="0cm" fo:text-align="justify" style:justify-single-word="false" fo:text-indent="0cm" style:auto-text-indent="false"/>
    </style:style>
    <style:style style:name="P75" style:family="paragraph" style:parent-style-name="List_20_Contents">
      <style:paragraph-properties fo:margin-left="0cm" fo:margin-right="0cm" fo:text-align="justify" style:justify-single-word="false" fo:text-indent="0cm" style:auto-text-indent="false"/>
      <style:text-properties officeooo:paragraph-rsid="00fb719a"/>
    </style:style>
    <style:style style:name="P76" style:family="paragraph" style:parent-style-name="List_20_Contents">
      <style:paragraph-properties fo:margin-left="0cm" fo:margin-right="0cm" fo:text-align="justify" style:justify-single-word="false" fo:text-indent="0cm" style:auto-text-indent="false"/>
      <style:text-properties officeooo:paragraph-rsid="01012a4e"/>
    </style:style>
    <style:style style:name="P77"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f3f0d7" officeooo:paragraph-rsid="00f56087" fo:background-color="transparent" style:font-size-asian="7.84999990463257pt" style:font-style-asian="normal" style:font-weight-asian="normal" style:font-size-complex="9pt" style:font-style-complex="normal" style:font-weight-complex="normal"/>
    </style:style>
    <style:style style:name="P78"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580c3c" officeooo:paragraph-rsid="00fb719a" style:font-size-asian="7.84999990463257pt" style:font-style-asian="normal" style:font-weight-asian="normal" style:font-size-complex="9pt" style:font-style-complex="normal" style:font-weight-complex="normal"/>
    </style:style>
    <style:style style:name="P79"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3bce6a" officeooo:paragraph-rsid="01012a4e" style:font-size-asian="7.84999990463257pt" style:font-style-asian="normal" style:font-weight-asian="normal" style:font-size-complex="9pt" style:font-style-complex="normal" style:font-weight-complex="normal"/>
    </style:style>
    <style:style style:name="P80"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3189a" officeooo:paragraph-rsid="01022b81" style:font-size-asian="7.84999990463257pt" style:font-style-asian="normal" style:font-weight-asian="normal" style:font-size-complex="9pt" style:font-style-complex="normal" style:font-weight-complex="normal"/>
    </style:style>
    <style:style style:name="P81"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cf654" officeooo:paragraph-rsid="010427b4" style:font-size-asian="7.84999990463257pt" style:font-style-asian="normal" style:font-weight-asian="normal" style:font-size-complex="9pt" style:font-style-complex="normal" style:font-weight-complex="normal"/>
    </style:style>
    <style:style style:name="P82"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45c209" officeooo:paragraph-rsid="01062327" style:font-size-asian="7.84999990463257pt" style:font-style-asian="normal" style:font-weight-asian="normal" style:font-size-complex="9pt" style:font-style-complex="normal" style:font-weight-complex="normal"/>
    </style:style>
    <style:style style:name="P83"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31ca56" officeooo:paragraph-rsid="010bc206" style:font-size-asian="7.84999990463257pt" style:font-style-asian="normal" style:font-weight-asian="normal" style:font-size-complex="9pt" style:font-style-complex="normal" style:font-weight-complex="normal"/>
    </style:style>
    <style:style style:name="P84"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67c58e" officeooo:paragraph-rsid="010ea9dc" style:font-size-asian="7.84999990463257pt" style:font-style-asian="normal" style:font-weight-asian="normal" style:font-size-complex="9pt" style:font-style-complex="normal" style:font-weight-complex="normal"/>
    </style:style>
    <style:style style:name="P85"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095fdf0" officeooo:paragraph-rsid="01105668" style:font-size-asian="7.84999990463257pt" style:font-style-asian="normal" style:font-weight-asian="normal" style:font-size-complex="9pt" style:font-style-complex="normal" style:font-weight-complex="normal"/>
    </style:style>
    <style:style style:name="P86"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55813" officeooo:paragraph-rsid="01155813" style:font-size-asian="7.84999990463257pt" style:font-style-asian="normal" style:font-weight-asian="normal" style:font-size-complex="9pt" style:font-style-complex="normal" style:font-weight-complex="normal"/>
    </style:style>
    <style:style style:name="P87"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b50fc" officeooo:paragraph-rsid="011b50fc" style:font-size-asian="7.84999990463257pt" style:font-style-asian="normal" style:font-weight-asian="normal" style:font-size-complex="9pt" style:font-style-complex="normal" style:font-weight-complex="normal"/>
    </style:style>
    <style:style style:name="P88"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c83f2" officeooo:paragraph-rsid="011c83f2" style:font-size-asian="7.84999990463257pt" style:font-style-asian="normal" style:font-weight-asian="normal" style:font-size-complex="9pt" style:font-style-complex="normal" style:font-weight-complex="normal"/>
    </style:style>
    <style:style style:name="P89" style:family="paragraph" style:parent-style-name="List_20_Contents">
      <loext:graphic-properties draw:fill="none" draw:fill-color="#ffffff" draw:opacity="100%"/>
      <style:paragraph-properties fo:margin-left="0cm" fo:margin-right="0cm" fo:text-align="justify" style:justify-single-word="false" fo:text-indent="0cm" style:auto-text-indent="false" fo:background-color="transparent"/>
      <style:text-properties fo:color="#000000" style:text-position="0% 100%" style:font-name="FreeMono" fo:font-size="9pt" fo:font-style="normal" style:text-underline-style="none" fo:font-weight="normal" officeooo:rsid="011e1f84" officeooo:paragraph-rsid="011e1f84" style:font-size-asian="7.84999990463257pt" style:font-style-asian="normal" style:font-weight-asian="normal" style:font-size-complex="9pt" style:font-style-complex="normal" style:font-weight-complex="normal"/>
    </style:style>
    <style:style style:name="P90" style:family="paragraph" style:parent-style-name="List_20_Contents">
      <style:paragraph-properties fo:margin-left="0cm" fo:margin-right="0cm" fo:text-align="justify" style:justify-single-word="false" fo:text-indent="0cm" style:auto-text-indent="false"/>
      <style:text-properties officeooo:rsid="00631c1c" officeooo:paragraph-rsid="00fb719a"/>
    </style:style>
    <style:style style:name="P91" style:family="paragraph" style:parent-style-name="List_20_Contents">
      <style:paragraph-properties fo:margin-left="0cm" fo:margin-right="0cm" fo:text-align="justify" style:justify-single-word="false" fo:text-indent="0cm" style:auto-text-indent="false"/>
      <style:text-properties officeooo:rsid="0065e235" officeooo:paragraph-rsid="00fb719a"/>
    </style:style>
    <style:style style:name="P92" style:family="paragraph" style:parent-style-name="List_20_Contents">
      <style:paragraph-properties fo:margin-left="0cm" fo:margin-right="0cm" fo:text-align="justify" style:justify-single-word="false" fo:text-indent="0cm" style:auto-text-indent="false"/>
      <style:text-properties officeooo:rsid="0064f07c" officeooo:paragraph-rsid="00fb719a"/>
    </style:style>
    <style:style style:name="P93" style:family="paragraph" style:parent-style-name="List_20_Contents">
      <loext:graphic-properties draw:fill="solid" draw:fill-color="#fff200" draw:opacity="100%"/>
      <style:paragraph-properties fo:margin-left="0cm" fo:margin-right="0cm" fo:margin-top="0cm" fo:margin-bottom="0.499cm" loext:contextual-spacing="false" fo:text-align="justify" style:justify-single-word="false" fo:text-indent="0cm" style:auto-text-indent="false" fo:background-color="#fff200"/>
      <style:text-properties fo:font-size="9pt" fo:font-weight="normal"/>
    </style:style>
    <style:style style:name="P94" style:family="paragraph" style:parent-style-name="Standard">
      <style:paragraph-properties fo:margin-left="0cm" fo:margin-right="0cm" fo:text-align="justify" style:justify-single-word="false" fo:text-indent="0cm" style:auto-text-indent="false"/>
      <style:text-properties style:text-position="0% 100%" style:font-name="FreeMono" fo:font-size="9pt" fo:font-style="normal" fo:font-weight="normal" officeooo:rsid="00f37674" officeooo:paragraph-rsid="00f73b65" fo:background-color="transparent" style:font-size-asian="7.84999990463257pt" style:font-style-asian="normal" style:font-weight-asian="normal" style:font-size-complex="9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290c1" style:font-size-asian="7.84999990463257pt" style:font-style-asian="normal" style:font-weight-asian="normal" style:font-size-complex="9pt" style:font-style-complex="normal" style:font-weight-complex="normal"/>
    </style:style>
    <style:style style:name="P96" style:family="paragraph" style:parent-style-name="Standard">
      <loext:graphic-properties draw:fill="none" draw:fill-color="#ffffff" draw:opacity="100%"/>
      <style:paragraph-properties fo:margin-left="0cm" fo:margin-right="0cm" fo:text-align="justify" style:justify-single-word="false" fo:text-indent="0cm" style:auto-text-indent="false" fo:background-color="transparent"/>
      <style:text-properties fo:color="#f04e4d" style:text-position="0% 100%" style:font-name="FreeMono" fo:font-size="9pt" fo:font-style="normal" style:text-underline-style="none" fo:font-weight="bold" officeooo:rsid="00fb719a" officeooo:paragraph-rsid="011290c1" style:font-size-asian="10.5pt" style:font-style-asian="normal" style:font-weight-asian="bold" style:font-size-complex="12pt" style:font-style-complex="normal" style:font-weight-complex="bold"/>
    </style:style>
    <style:style style:name="P97" style:family="paragraph" style:parent-style-name="Standard">
      <loext:graphic-properties draw:fill="none" draw:fill-color="#ffffff" draw:opacity="100%"/>
      <style:paragraph-properties fo:margin-left="0cm" fo:margin-right="0cm" fo:text-align="justify" style:justify-single-word="false" fo:text-indent="0cm" style:auto-text-indent="false" fo:background-color="transparent"/>
      <style:text-properties fo:color="#f04e4d" style:text-position="0% 100%" style:font-name="FreeMono" fo:font-size="9pt" fo:font-style="normal" style:text-underline-style="none" fo:font-weight="bold" officeooo:rsid="00fb719a" officeooo:paragraph-rsid="01140f95" style:font-size-asian="10.5pt" style:font-style-asian="normal" style:font-weight-asian="bold" style:font-size-complex="12pt" style:font-style-complex="normal" style:font-weight-complex="bold"/>
    </style:style>
    <style:style style:name="P9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9e64" officeooo:paragraph-rsid="001c9e64" style:font-size-asian="10.5pt" style:font-weight-asian="normal" style:font-size-complex="12pt" style:font-weight-complex="normal"/>
    </style:style>
    <style:style style:name="P9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244c4" officeooo:paragraph-rsid="0024aa29" style:font-size-asian="10.5pt" style:font-weight-asian="normal" style:font-size-complex="12pt" style:font-weight-complex="normal"/>
    </style:style>
    <style:style style:name="P10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244c4" officeooo:paragraph-rsid="002244c4" style:font-size-asian="10.5pt" style:font-weight-asian="normal" style:font-size-complex="12pt" style:font-weight-complex="normal"/>
    </style:style>
    <style:style style:name="P10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4aa29" officeooo:paragraph-rsid="0026a815" style:font-size-asian="10.5pt" style:font-weight-asian="normal" style:font-size-complex="12pt" style:font-weight-complex="normal"/>
    </style:style>
    <style:style style:name="P10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6a815" officeooo:paragraph-rsid="0026a815" style:font-size-asian="10.5pt" style:font-weight-asian="normal" style:font-size-complex="12pt" style:font-weight-complex="normal"/>
    </style:style>
    <style:style style:name="P10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9fb82" officeooo:paragraph-rsid="00186b67" style:font-size-asian="10.5pt" style:font-weight-asian="normal" style:font-size-complex="12pt" style:font-weight-complex="normal"/>
    </style:style>
    <style:style style:name="P10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9fb82" officeooo:paragraph-rsid="0019fb82" style:font-size-asian="10.5pt" style:font-weight-asian="normal" style:font-size-complex="12pt" style:font-weight-complex="normal"/>
    </style:style>
    <style:style style:name="P10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9fb82" style:font-size-asian="10.5pt" style:font-weight-asian="normal" style:font-size-complex="12pt" style:font-weight-complex="normal"/>
    </style:style>
    <style:style style:name="P10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af0d4" style:font-size-asian="10.5pt" style:font-weight-asian="normal" style:font-size-complex="12pt" style:font-weight-complex="normal"/>
    </style:style>
    <style:style style:name="P107" style:family="paragraph" style:parent-style-name="Standard">
      <loext:graphic-properties draw:fill="solid" draw:fill-color="#bee3d3" draw:opacity="100%"/>
      <style:paragraph-properties fo:text-align="justify" style:justify-single-word="false" fo:background-color="#bee3d3"/>
      <style:text-properties fo:color="#000000" fo:font-size="9pt" style:text-underline-style="none" fo:font-weight="normal" officeooo:rsid="001af0d4" officeooo:paragraph-rsid="001af0d4" style:font-size-asian="10.5pt" style:font-weight-asian="normal" style:font-size-complex="12pt" style:font-weight-complex="normal"/>
    </style:style>
    <style:style style:name="P10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dd26a4" style:font-size-asian="10.5pt" style:font-weight-asian="normal" style:font-size-complex="12pt" style:font-weight-complex="normal"/>
    </style:style>
    <style:style style:name="P10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de3d3" style:font-size-asian="10.5pt" style:font-weight-asian="normal" style:font-size-complex="12pt" style:font-weight-complex="normal"/>
    </style:style>
    <style:style style:name="P11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d10f" officeooo:paragraph-rsid="001cd10f" style:font-size-asian="10.5pt" style:font-weight-asian="normal" style:font-size-complex="12pt" style:font-weight-complex="normal"/>
    </style:style>
    <style:style style:name="P11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cd10f" officeooo:paragraph-rsid="0067b4eb" style:font-size-asian="10.5pt" style:font-weight-asian="normal" style:font-size-complex="12pt" style:font-weight-complex="normal"/>
    </style:style>
    <style:style style:name="P11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de3d3" officeooo:paragraph-rsid="001de3d3" style:font-size-asian="10.5pt" style:font-weight-asian="normal" style:font-size-complex="12pt" style:font-weight-complex="normal"/>
    </style:style>
    <style:style style:name="P11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9ca9e" officeooo:paragraph-rsid="0029ca9e" style:font-size-asian="10.5pt" style:font-weight-asian="normal" style:font-size-complex="12pt" style:font-weight-complex="normal"/>
    </style:style>
    <style:style style:name="P11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b33bc" officeooo:paragraph-rsid="002b33bc" style:font-size-asian="10.5pt" style:font-weight-asian="normal" style:font-size-complex="12pt" style:font-weight-complex="normal"/>
    </style:style>
    <style:style style:name="P11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da680" officeooo:paragraph-rsid="002da680" style:font-size-asian="10.5pt" style:font-weight-asian="normal" style:font-size-complex="12pt" style:font-weight-complex="normal"/>
    </style:style>
    <style:style style:name="P11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2f48fe" officeooo:paragraph-rsid="0024aa29" style:font-size-asian="10.5pt" style:font-weight-asian="normal" style:font-size-complex="12pt" style:font-weight-complex="normal"/>
    </style:style>
    <style:style style:name="P11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740ea" officeooo:paragraph-rsid="003740ea" style:font-size-asian="10.5pt" style:font-weight-asian="normal" style:font-size-complex="12pt" style:font-weight-complex="normal"/>
    </style:style>
    <style:style style:name="P11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83a98" officeooo:paragraph-rsid="00383a98" style:font-size-asian="10.5pt" style:font-weight-asian="normal" style:font-size-complex="12pt" style:font-weight-complex="normal"/>
    </style:style>
    <style:style style:name="P11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9f458" officeooo:paragraph-rsid="0039f458" style:font-size-asian="10.5pt" style:font-weight-asian="normal" style:font-size-complex="12pt" style:font-weight-complex="normal"/>
    </style:style>
    <style:style style:name="P12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bd230" officeooo:paragraph-rsid="003bd230" style:font-size-asian="10.5pt" style:font-weight-asian="normal" style:font-size-complex="12pt" style:font-weight-complex="normal"/>
    </style:style>
    <style:style style:name="P12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3cd553" officeooo:paragraph-rsid="003cd553" style:font-size-asian="10.5pt" style:font-weight-asian="normal" style:font-size-complex="12pt" style:font-weight-complex="normal"/>
    </style:style>
    <style:style style:name="P12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3f1e0" officeooo:paragraph-rsid="0043f1e0" style:font-size-asian="10.5pt" style:font-weight-asian="normal" style:font-size-complex="12pt" style:font-weight-complex="normal"/>
    </style:style>
    <style:style style:name="P12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af929" officeooo:paragraph-rsid="004af929" style:font-size-asian="10.5pt" style:font-weight-asian="normal" style:font-size-complex="12pt" style:font-weight-complex="normal"/>
    </style:style>
    <style:style style:name="P12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4af929" officeooo:paragraph-rsid="00d33073" style:font-size-asian="10.5pt" style:font-weight-asian="normal" style:font-size-complex="12pt" style:font-weight-complex="normal"/>
    </style:style>
    <style:style style:name="P12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0679f" officeooo:paragraph-rsid="0050679f" style:font-size-asian="10.5pt" style:font-weight-asian="normal" style:font-size-complex="12pt" style:font-weight-complex="normal"/>
    </style:style>
    <style:style style:name="P12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13f7f" officeooo:paragraph-rsid="00513f7f" style:font-size-asian="10.5pt" style:font-weight-asian="normal" style:font-size-complex="12pt" style:font-weight-complex="normal"/>
    </style:style>
    <style:style style:name="P12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8dd3b" officeooo:paragraph-rsid="00dd26a4" style:font-size-asian="10.5pt" style:font-weight-asian="normal" style:font-size-complex="12pt" style:font-weight-complex="normal"/>
    </style:style>
    <style:style style:name="P12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bca42" officeooo:paragraph-rsid="005bca42" style:font-size-asian="10.5pt" style:font-weight-asian="normal" style:font-size-complex="12pt" style:font-weight-complex="normal"/>
    </style:style>
    <style:style style:name="P12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bca42" officeooo:paragraph-rsid="00dd26a4" style:font-size-asian="10.5pt" style:font-weight-asian="normal" style:font-size-complex="12pt" style:font-weight-complex="normal"/>
    </style:style>
    <style:style style:name="P13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1256c" officeooo:paragraph-rsid="00dd26a4" style:font-size-asian="10.5pt" style:font-weight-asian="normal" style:font-size-complex="12pt" style:font-weight-complex="normal"/>
    </style:style>
    <style:style style:name="P13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373d8" officeooo:paragraph-rsid="00dd26a4" style:font-size-asian="10.5pt" style:font-weight-asian="normal" style:font-size-complex="12pt" style:font-weight-complex="normal"/>
    </style:style>
    <style:style style:name="P132" style:family="paragraph" style:parent-style-name="Standard">
      <loext:graphic-properties draw:fill="none" draw:fill-color="#ffffff" draw:opacity="100%"/>
      <style:paragraph-properties fo:text-align="start" style:justify-single-word="false" fo:background-color="transparent"/>
      <style:text-properties fo:color="#000000" fo:font-size="9pt" style:text-underline-style="none" fo:font-weight="normal" officeooo:rsid="0065123d" officeooo:paragraph-rsid="00dd26a4" style:font-size-asian="10.5pt" style:font-weight-asian="normal" style:font-size-complex="12pt" style:font-weight-complex="normal"/>
    </style:style>
    <style:style style:name="P13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66468" officeooo:paragraph-rsid="00dd26a4" style:font-size-asian="10.5pt" style:font-weight-asian="normal" style:font-size-complex="12pt" style:font-weight-complex="normal"/>
    </style:style>
    <style:style style:name="P13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8a31f" officeooo:paragraph-rsid="0068a31f" style:font-size-asian="10.5pt" style:font-weight-asian="normal" style:font-size-complex="12pt" style:font-weight-complex="normal"/>
    </style:style>
    <style:style style:name="P13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8a31f" officeooo:paragraph-rsid="00fd8318" style:font-size-asian="10.5pt" style:font-weight-asian="normal" style:font-size-complex="12pt" style:font-weight-complex="normal"/>
    </style:style>
    <style:style style:name="P13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6f581d" officeooo:paragraph-rsid="00dd26a4" style:font-size-asian="10.5pt" style:font-weight-asian="normal" style:font-size-complex="12pt" style:font-weight-complex="normal"/>
    </style:style>
    <style:style style:name="P13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0122e" officeooo:paragraph-rsid="008dabd5" style:font-size-asian="10.5pt" style:font-weight-asian="normal" style:font-size-complex="12pt" style:font-weight-complex="normal"/>
    </style:style>
    <style:style style:name="P13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0122e" officeooo:paragraph-rsid="00d6fe95" style:font-size-asian="10.5pt" style:font-weight-asian="normal" style:font-size-complex="12pt" style:font-weight-complex="normal"/>
    </style:style>
    <style:style style:name="P13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229d3" officeooo:paragraph-rsid="007229d3" style:font-size-asian="10.5pt" style:font-weight-asian="normal" style:font-size-complex="12pt" style:font-weight-complex="normal"/>
    </style:style>
    <style:style style:name="P14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3bc05" officeooo:paragraph-rsid="0073bc05" style:font-size-asian="10.5pt" style:font-weight-asian="normal" style:font-size-complex="12pt" style:font-weight-complex="normal"/>
    </style:style>
    <style:style style:name="P14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74988a" officeooo:paragraph-rsid="0074988a" style:font-size-asian="10.5pt" style:font-weight-asian="normal" style:font-size-complex="12pt" style:font-weight-complex="normal"/>
    </style:style>
    <style:style style:name="P14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4af929" style:font-size-asian="10.5pt" style:font-weight-asian="normal" style:font-size-complex="12pt" style:font-weight-complex="normal"/>
    </style:style>
    <style:style style:name="P14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8dabd5" style:font-size-asian="10.5pt" style:font-weight-asian="normal" style:font-size-complex="12pt" style:font-weight-complex="normal"/>
    </style:style>
    <style:style style:name="P14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7a5df" officeooo:paragraph-rsid="00d6fe95" style:font-size-asian="10.5pt" style:font-weight-asian="normal" style:font-size-complex="12pt" style:font-weight-complex="normal"/>
    </style:style>
    <style:style style:name="P14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8a197" officeooo:paragraph-rsid="00d6fe95" style:font-size-asian="10.5pt" style:font-weight-asian="normal" style:font-size-complex="12pt" style:font-weight-complex="normal"/>
    </style:style>
    <style:style style:name="P14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9ab5f" officeooo:paragraph-rsid="00d6fe95" style:font-size-asian="10.5pt" style:font-weight-asian="normal" style:font-size-complex="12pt" style:font-weight-complex="normal"/>
    </style:style>
    <style:style style:name="P14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8dba0d" officeooo:paragraph-rsid="008dba0d" style:font-size-asian="10.5pt" style:font-weight-asian="normal" style:font-size-complex="12pt" style:font-weight-complex="normal"/>
    </style:style>
    <style:style style:name="P14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06cea" officeooo:paragraph-rsid="00906cea" style:font-size-asian="10.5pt" style:font-weight-asian="normal" style:font-size-complex="12pt" style:font-weight-complex="normal"/>
    </style:style>
    <style:style style:name="P14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22c6d" officeooo:paragraph-rsid="00922c6d" style:font-size-asian="10.5pt" style:font-weight-asian="normal" style:font-size-complex="12pt" style:font-weight-complex="normal"/>
    </style:style>
    <style:style style:name="P15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6ea1c" officeooo:paragraph-rsid="0096ea1c" style:font-size-asian="10.5pt" style:font-weight-asian="normal" style:font-size-complex="12pt" style:font-weight-complex="normal"/>
    </style:style>
    <style:style style:name="P15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91580" officeooo:paragraph-rsid="00991580" style:font-size-asian="10.5pt" style:font-weight-asian="normal" style:font-size-complex="12pt" style:font-weight-complex="normal"/>
    </style:style>
    <style:style style:name="P15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a73dd" officeooo:paragraph-rsid="009a73dd" style:font-size-asian="10.5pt" style:font-weight-asian="normal" style:font-size-complex="12pt" style:font-weight-complex="normal"/>
    </style:style>
    <style:style style:name="P15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9ae741" officeooo:paragraph-rsid="009ae741" style:font-size-asian="10.5pt" style:font-weight-asian="normal" style:font-size-complex="12pt" style:font-weight-complex="normal"/>
    </style:style>
    <style:style style:name="P15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9e7ad" officeooo:paragraph-rsid="00d9e7ad" style:font-size-asian="10.5pt" style:font-weight-asian="normal" style:font-size-complex="12pt" style:font-weight-complex="normal"/>
    </style:style>
    <style:style style:name="P15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ac037" officeooo:paragraph-rsid="00dac037" style:font-size-asian="10.5pt" style:font-weight-asian="normal" style:font-size-complex="12pt" style:font-weight-complex="normal"/>
    </style:style>
    <style:style style:name="P15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dd26a4" officeooo:paragraph-rsid="00dd26a4" style:font-size-asian="10.5pt" style:font-weight-asian="normal" style:font-size-complex="12pt" style:font-weight-complex="normal"/>
    </style:style>
    <style:style style:name="P15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2ebae" officeooo:paragraph-rsid="00e2ebae" style:font-size-asian="10.5pt" style:font-weight-asian="normal" style:font-size-complex="12pt" style:font-weight-complex="normal"/>
    </style:style>
    <style:style style:name="P15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e7a48" officeooo:paragraph-rsid="00ee7a48" style:font-size-asian="10.5pt" style:font-weight-asian="normal" style:font-size-complex="12pt" style:font-weight-complex="normal"/>
    </style:style>
    <style:style style:name="P15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fc9b2" officeooo:paragraph-rsid="00efc9b2" style:font-size-asian="10.5pt" style:font-weight-asian="normal" style:font-size-complex="12pt" style:font-weight-complex="normal"/>
    </style:style>
    <style:style style:name="P16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4fb2b" officeooo:paragraph-rsid="00f4fb2b" style:font-size-asian="10.5pt" style:font-weight-asian="normal" style:font-size-complex="12pt" style:font-weight-complex="normal"/>
    </style:style>
    <style:style style:name="P16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63f82" officeooo:paragraph-rsid="00f63f82" style:font-size-asian="10.5pt" style:font-weight-asian="normal" style:font-size-complex="12pt" style:font-weight-complex="normal"/>
    </style:style>
    <style:style style:name="P162" style:family="paragraph" style:parent-style-name="Standard">
      <loext:graphic-properties draw:fill="none" draw:fill-color="#ffffff" draw:opacity="100%"/>
      <style:paragraph-properties fo:text-align="start" style:justify-single-word="false" fo:background-color="transparent"/>
      <style:text-properties fo:color="#000000" fo:font-size="9pt" style:text-underline-style="none" fo:font-weight="normal" officeooo:rsid="00f82bac" officeooo:paragraph-rsid="00f82bac" style:font-size-asian="10.5pt" style:font-weight-asian="normal" style:font-size-complex="12pt" style:font-weight-complex="normal"/>
    </style:style>
    <style:style style:name="P16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8677b" officeooo:paragraph-rsid="00f8677b" style:font-size-asian="10.5pt" style:font-weight-asian="normal" style:font-size-complex="12pt" style:font-weight-complex="normal"/>
    </style:style>
    <style:style style:name="P16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4f9b" officeooo:paragraph-rsid="00fb4f9b" style:font-size-asian="10.5pt" style:font-weight-asian="normal" style:font-size-complex="12pt" style:font-weight-complex="normal"/>
    </style:style>
    <style:style style:name="P16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719a" officeooo:paragraph-rsid="00fb4f9b" style:font-size-asian="10.5pt" style:font-weight-asian="normal" style:font-size-complex="12pt" style:font-weight-complex="normal"/>
    </style:style>
    <style:style style:name="P16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b719a" officeooo:paragraph-rsid="00fb719a" style:font-size-asian="10.5pt" style:font-weight-asian="normal" style:font-size-complex="12pt" style:font-weight-complex="normal"/>
    </style:style>
    <style:style style:name="P16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fd8318" officeooo:paragraph-rsid="00fd8318" style:font-size-asian="10.5pt" style:font-weight-asian="normal" style:font-size-complex="12pt" style:font-weight-complex="normal"/>
    </style:style>
    <style:style style:name="P16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0bc206" officeooo:paragraph-rsid="010bc206" style:font-size-asian="10.5pt" style:font-weight-asian="normal" style:font-size-complex="12pt" style:font-weight-complex="normal"/>
    </style:style>
    <style:style style:name="P16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0cd33a" officeooo:paragraph-rsid="010cd33a" style:font-size-asian="10.5pt" style:font-weight-asian="normal" style:font-size-complex="12pt" style:font-weight-complex="normal"/>
    </style:style>
    <style:style style:name="P17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105668" officeooo:paragraph-rsid="01105668"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fo:color="#000000" fo:font-size="9pt" style:text-underline-style="none" fo:font-weight="normal" officeooo:rsid="0067b4eb" officeooo:paragraph-rsid="0070122e" style:font-size-asian="10.5pt" style:font-weight-asian="normal" style:font-size-complex="12pt" style:font-weight-complex="normal"/>
    </style:style>
    <style:style style:name="P17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bold" officeooo:rsid="0026a815" officeooo:paragraph-rsid="0026a815" style:font-size-asian="10.5pt" style:font-weight-asian="bold" style:font-size-complex="12pt" style:font-weight-complex="bold"/>
    </style:style>
    <style:style style:name="P173" style:family="paragraph" style:parent-style-name="Standard">
      <style:paragraph-properties fo:text-align="justify" style:justify-single-word="false"/>
      <style:text-properties fo:color="#000000" fo:font-size="9pt" fo:font-weight="normal" officeooo:rsid="001af0d4" officeooo:paragraph-rsid="001af0d4" style:font-size-asian="10.5pt" style:font-weight-asian="normal" style:font-size-complex="12pt" style:font-weight-complex="normal"/>
    </style:style>
    <style:style style:name="P174" style:family="paragraph" style:parent-style-name="Standard">
      <loext:graphic-properties draw:fill="solid" draw:fill-color="#bee3d3" draw:opacity="100%"/>
      <style:paragraph-properties fo:text-align="justify" style:justify-single-word="false" fo:background-color="#bee3d3"/>
      <style:text-properties fo:color="#000000" fo:font-size="9pt" fo:font-weight="normal" officeooo:rsid="001af0d4" officeooo:paragraph-rsid="001af0d4" style:font-size-asian="10.5pt" style:font-weight-asian="normal" style:font-size-complex="12pt" style:font-weight-complex="normal"/>
    </style:style>
    <style:style style:name="P175" style:family="paragraph" style:parent-style-name="Standard">
      <loext:graphic-properties draw:fill="none" draw:fill-color="#ffffff" draw:opacity="100%"/>
      <style:paragraph-properties fo:text-align="justify" style:justify-single-word="false" fo:background-color="transparent"/>
      <style:text-properties fo:color="#000000" fo:font-size="9pt" fo:font-weight="normal" officeooo:rsid="001c9e64" officeooo:paragraph-rsid="001c9e64" style:font-size-asian="10.5pt" style:font-weight-asian="normal" style:font-size-complex="12pt" style:font-weight-complex="normal"/>
    </style:style>
    <style:style style:name="P176" style:family="paragraph" style:parent-style-name="Standard">
      <loext:graphic-properties draw:fill="solid" draw:fill-color="#bee3d3" draw:opacity="100%"/>
      <style:paragraph-properties fo:text-align="justify" style:justify-single-word="false" fo:background-color="#bee3d3"/>
      <style:text-properties fo:color="#000000" fo:font-size="9pt" fo:font-weight="normal" officeooo:rsid="0019fb82" officeooo:paragraph-rsid="0019fb82" style:font-size-asian="10.5pt" style:font-weight-asian="normal" style:font-size-complex="12pt" style:font-weight-complex="normal"/>
    </style:style>
    <style:style style:name="P17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26a815" officeooo:paragraph-rsid="0026a815" style:font-size-asian="10.5pt" style:font-weight-asian="normal" style:font-size-complex="12pt" style:font-weight-complex="normal"/>
    </style:style>
    <style:style style:name="P17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285bb7" officeooo:paragraph-rsid="00285bb7" style:font-size-asian="10.5pt" style:font-weight-asian="normal" style:font-size-complex="12pt" style:font-weight-complex="normal"/>
    </style:style>
    <style:style style:name="P17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15a5" officeooo:paragraph-rsid="00e315a5" style:font-size-asian="10.5pt" style:font-weight-asian="normal" style:font-size-complex="12pt" style:font-weight-complex="normal"/>
    </style:style>
    <style:style style:name="P18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4bbf" officeooo:paragraph-rsid="00e34bbf" style:font-size-asian="10.5pt" style:font-weight-asian="normal" style:font-size-complex="12pt" style:font-weight-complex="normal"/>
    </style:style>
    <style:style style:name="P18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37225" officeooo:paragraph-rsid="00e37225" style:font-size-asian="10.5pt" style:font-weight-asian="normal" style:font-size-complex="12pt" style:font-weight-complex="normal"/>
    </style:style>
    <style:style style:name="P18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78ee5" officeooo:paragraph-rsid="00e78ee5" style:font-size-asian="10.5pt" style:font-weight-asian="normal" style:font-size-complex="12pt" style:font-weight-complex="normal"/>
    </style:style>
    <style:style style:name="P18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8587d" officeooo:paragraph-rsid="00e8587d" style:font-size-asian="10.5pt" style:font-weight-asian="normal" style:font-size-complex="12pt" style:font-weight-complex="normal"/>
    </style:style>
    <style:style style:name="P18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94d36" officeooo:paragraph-rsid="00e94d36" style:font-size-asian="10.5pt" style:font-weight-asian="normal" style:font-size-complex="12pt" style:font-weight-complex="normal"/>
    </style:style>
    <style:style style:name="P18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9641f" officeooo:paragraph-rsid="00e9641f" style:font-size-asian="10.5pt" style:font-weight-asian="normal" style:font-size-complex="12pt" style:font-weight-complex="normal"/>
    </style:style>
    <style:style style:name="P18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b52fe" officeooo:paragraph-rsid="00eb52fe" style:font-size-asian="10.5pt" style:font-weight-asian="normal" style:font-size-complex="12pt" style:font-weight-complex="normal"/>
    </style:style>
    <style:style style:name="P18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solid" style:text-underline-width="auto" style:text-underline-color="font-color" fo:font-weight="normal" officeooo:rsid="00ec9573" officeooo:paragraph-rsid="00ec9573" style:font-size-asian="10.5pt" style:font-weight-asian="normal" style:font-size-complex="12pt" style:font-weight-complex="normal"/>
    </style:style>
    <style:style style:name="P18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7d8bc1" officeooo:paragraph-rsid="00dd26a4" style:font-size-asian="10.5pt" style:font-style-asian="normal" style:font-weight-asian="normal" style:font-size-complex="12pt" style:font-style-complex="normal" style:font-weight-complex="normal"/>
    </style:style>
    <style:style style:name="P18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7f7313" officeooo:paragraph-rsid="00dd26a4" style:font-size-asian="10.5pt" style:font-style-asian="normal" style:font-weight-asian="normal" style:font-size-complex="12pt" style:font-style-complex="normal" style:font-weight-complex="normal"/>
    </style:style>
    <style:style style:name="P19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23e9f" officeooo:paragraph-rsid="00dd26a4" style:font-size-asian="10.5pt" style:font-style-asian="normal" style:font-weight-asian="normal" style:font-size-complex="12pt" style:font-style-complex="normal" style:font-weight-complex="normal"/>
    </style:style>
    <style:style style:name="P19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3977b" officeooo:paragraph-rsid="00dd26a4" style:font-size-asian="10.5pt" style:font-style-asian="normal" style:font-weight-asian="normal" style:font-size-complex="12pt" style:font-style-complex="normal" style:font-weight-complex="normal"/>
    </style:style>
    <style:style style:name="P19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ba3dd" officeooo:paragraph-rsid="009ba3dd" style:font-size-asian="10.5pt" style:font-style-asian="normal" style:font-weight-asian="normal" style:font-size-complex="12pt" style:font-style-complex="normal" style:font-weight-complex="normal"/>
    </style:style>
    <style:style style:name="P19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d5c9f" officeooo:paragraph-rsid="009d5c9f" style:font-size-asian="10.5pt" style:font-style-asian="normal" style:font-weight-asian="normal" style:font-size-complex="12pt" style:font-style-complex="normal" style:font-weight-complex="normal"/>
    </style:style>
    <style:style style:name="P19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ea235" officeooo:paragraph-rsid="009ea235" style:font-size-asian="10.5pt" style:font-style-asian="normal" style:font-weight-asian="normal" style:font-size-complex="12pt" style:font-style-complex="normal" style:font-weight-complex="normal"/>
    </style:style>
    <style:style style:name="P19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005ab" officeooo:paragraph-rsid="00a005ab" style:font-size-asian="10.5pt" style:font-style-asian="normal" style:font-weight-asian="normal" style:font-size-complex="12pt" style:font-style-complex="normal" style:font-weight-complex="normal"/>
    </style:style>
    <style:style style:name="P19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390bb" officeooo:paragraph-rsid="00a390bb" style:font-size-asian="10.5pt" style:font-style-asian="normal" style:font-weight-asian="normal" style:font-size-complex="12pt" style:font-style-complex="normal" style:font-weight-complex="normal"/>
    </style:style>
    <style:style style:name="P19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3ea91" officeooo:paragraph-rsid="00a3ea91" style:font-size-asian="10.5pt" style:font-style-asian="normal" style:font-weight-asian="normal" style:font-size-complex="12pt" style:font-style-complex="normal" style:font-weight-complex="normal"/>
    </style:style>
    <style:style style:name="P19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82ee6" officeooo:paragraph-rsid="00a82ee6"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98eae" officeooo:paragraph-rsid="00a98eae" style:font-size-asian="10.5pt" style:font-style-asian="normal" style:font-weight-asian="normal" style:font-size-complex="12pt" style:font-style-complex="normal" style:font-weight-complex="normal"/>
    </style:style>
    <style:style style:name="P20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3311" officeooo:paragraph-rsid="00aa5ff1" style:font-size-asian="10.5pt" style:font-style-asian="normal" style:font-weight-asian="normal" style:font-size-complex="12pt" style:font-style-complex="normal" style:font-weight-complex="normal"/>
    </style:style>
    <style:style style:name="P20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5ff1" officeooo:paragraph-rsid="00aa5ff1" style:font-size-asian="10.5pt" style:font-style-asian="normal" style:font-weight-asian="normal" style:font-size-complex="12pt" style:font-style-complex="normal" style:font-weight-complex="normal"/>
    </style:style>
    <style:style style:name="P20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ae20f" officeooo:paragraph-rsid="00aae20f" style:font-size-asian="10.5pt" style:font-style-asian="normal" style:font-weight-asian="normal" style:font-size-complex="12pt" style:font-style-complex="normal" style:font-weight-complex="normal"/>
    </style:style>
    <style:style style:name="P20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cdaea" officeooo:paragraph-rsid="00acdaea" style:font-size-asian="10.5pt" style:font-style-asian="normal" style:font-weight-asian="normal" style:font-size-complex="12pt" style:font-style-complex="normal" style:font-weight-complex="normal"/>
    </style:style>
    <style:style style:name="P20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d0a76" officeooo:paragraph-rsid="00ad0a76" style:font-size-asian="10.5pt" style:font-style-asian="normal" style:font-weight-asian="normal" style:font-size-complex="12pt" style:font-style-complex="normal" style:font-weight-complex="normal"/>
    </style:style>
    <style:style style:name="P20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ae0e27" officeooo:paragraph-rsid="00ae0e27"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00e02" officeooo:paragraph-rsid="00b00e02" style:font-size-asian="10.5pt" style:font-style-asian="normal" style:font-weight-asian="normal" style:font-size-complex="12pt" style:font-style-complex="normal" style:font-weight-complex="normal"/>
    </style:style>
    <style:style style:name="P20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5faf8" officeooo:paragraph-rsid="00b5faf8"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6cee0" officeooo:paragraph-rsid="00b6cee0" style:font-size-asian="10.5pt" style:font-style-asian="normal" style:font-weight-asian="normal" style:font-size-complex="12pt" style:font-style-complex="normal" style:font-weight-complex="normal"/>
    </style:style>
    <style:style style:name="P20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76718" officeooo:paragraph-rsid="00b76718"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ae478" officeooo:paragraph-rsid="00bae478"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bfe407" officeooo:paragraph-rsid="00bfe407" style:font-size-asian="10.5pt" style:font-style-asian="normal" style:font-weight-asian="normal" style:font-size-complex="12pt" style:font-style-complex="normal" style:font-weight-complex="normal"/>
    </style:style>
    <style:style style:name="P21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0cae6" officeooo:paragraph-rsid="00c0cae6"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24d6a" officeooo:paragraph-rsid="00c24d6a"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49891" officeooo:paragraph-rsid="00c49891" style:font-size-asian="10.5pt" style:font-style-asian="normal" style:font-weight-asian="normal" style:font-size-complex="12pt" style:font-style-complex="normal" style:font-weight-complex="normal"/>
    </style:style>
    <style:style style:name="P21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49891" officeooo:paragraph-rsid="00c6c973" style:font-size-asian="10.5pt" style:font-style-asian="normal" style:font-weight-asian="normal" style:font-size-complex="12pt" style:font-style-complex="normal" style:font-weight-complex="normal"/>
    </style:style>
    <style:style style:name="P21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5ed45" officeooo:paragraph-rsid="00c5ed45" style:font-size-asian="10.5pt" style:font-style-asian="normal" style:font-weight-asian="normal" style:font-size-complex="12pt" style:font-style-complex="normal" style:font-weight-complex="normal"/>
    </style:style>
    <style:style style:name="P21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70907" officeooo:paragraph-rsid="00c70907" style:font-size-asian="10.5pt" style:font-style-asian="normal" style:font-weight-asian="normal" style:font-size-complex="12pt" style:font-style-complex="normal" style:font-weight-complex="normal"/>
    </style:style>
    <style:style style:name="P21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99bae" officeooo:paragraph-rsid="00c99bae" style:font-size-asian="10.5pt" style:font-style-asian="normal" style:font-weight-asian="normal" style:font-size-complex="12pt" style:font-style-complex="normal" style:font-weight-complex="normal"/>
    </style:style>
    <style:style style:name="P21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abcf3" officeooo:paragraph-rsid="00cabcf3" style:font-size-asian="10.5pt" style:font-style-asian="normal" style:font-weight-asian="normal" style:font-size-complex="12pt" style:font-style-complex="normal" style:font-weight-complex="normal"/>
    </style:style>
    <style:style style:name="P22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c85b5" officeooo:paragraph-rsid="00cc85b5" style:font-size-asian="10.5pt" style:font-style-asian="normal" style:font-weight-asian="normal" style:font-size-complex="12pt" style:font-style-complex="normal" style:font-weight-complex="normal"/>
    </style:style>
    <style:style style:name="P22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dd529" officeooo:paragraph-rsid="00cdd529" style:font-size-asian="10.5pt" style:font-style-asian="normal" style:font-weight-asian="normal" style:font-size-complex="12pt" style:font-style-complex="normal" style:font-weight-complex="normal"/>
    </style:style>
    <style:style style:name="P22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cecbc5" officeooo:paragraph-rsid="00cecbc5" style:font-size-asian="10.5pt" style:font-style-asian="normal" style:font-weight-asian="normal" style:font-size-complex="12pt" style:font-style-complex="normal" style:font-weight-complex="normal"/>
    </style:style>
    <style:style style:name="P22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02abe" officeooo:paragraph-rsid="00d02abe" style:font-size-asian="10.5pt" style:font-style-asian="normal" style:font-weight-asian="normal" style:font-size-complex="12pt" style:font-style-complex="normal" style:font-weight-complex="normal"/>
    </style:style>
    <style:style style:name="P224" style:family="paragraph" style:parent-style-name="Standard">
      <loext:graphic-properties draw:fill="solid" draw:fill-color="#fff200" draw:opacity="100%"/>
      <style:paragraph-properties fo:text-align="justify" style:justify-single-word="false" fo:background-color="#fff200"/>
      <style:text-properties fo:color="#000000" fo:font-size="9pt" fo:font-style="normal" style:text-underline-style="none" fo:font-weight="normal" officeooo:rsid="00d02abe" officeooo:paragraph-rsid="00d02abe" style:font-size-asian="10.5pt" style:font-style-asian="normal" style:font-weight-asian="normal" style:font-size-complex="12pt" style:font-style-complex="normal" style:font-weight-complex="normal"/>
    </style:style>
    <style:style style:name="P22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33073" officeooo:paragraph-rsid="00d33073" style:font-size-asian="10.5pt" style:font-style-asian="normal" style:font-weight-asian="normal" style:font-size-complex="12pt" style:font-style-complex="normal" style:font-weight-complex="normal"/>
    </style:style>
    <style:style style:name="P22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f4fb2b" officeooo:paragraph-rsid="00f4fb2b" style:font-size-asian="10.5pt" style:font-style-asian="normal" style:font-weight-asian="normal" style:font-size-complex="12pt" style:font-style-complex="normal" style:font-weight-complex="normal"/>
    </style:style>
    <style:style style:name="P22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26a815" officeooo:paragraph-rsid="0026a815" style:font-size-asian="10.5pt" style:font-style-asian="normal" style:font-weight-asian="normal" style:font-size-complex="12pt" style:font-style-complex="normal" style:font-weight-complex="normal"/>
    </style:style>
    <style:style style:name="P22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80104" officeooo:paragraph-rsid="00d6fe95" style:font-size-asian="10.5pt" style:font-style-asian="normal" style:font-weight-asian="normal" style:font-size-complex="12pt" style:font-style-complex="normal" style:font-weight-complex="normal"/>
    </style:style>
    <style:style style:name="P22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f63f82" officeooo:paragraph-rsid="00f63f82" style:font-size-asian="10.5pt" style:font-style-asian="normal" style:font-weight-asian="normal" style:font-size-complex="12pt" style:font-style-complex="normal" style:font-weight-complex="normal"/>
    </style:style>
    <style:style style:name="P23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6373d8" officeooo:paragraph-rsid="00dd26a4" style:font-size-asian="10.5pt" style:font-style-asian="normal" style:font-weight-asian="normal" style:font-size-complex="12pt" style:font-style-complex="normal" style:font-weight-complex="normal"/>
    </style:style>
    <style:style style:name="P231" style:family="paragraph" style:parent-style-name="Standard">
      <loext:graphic-properties draw:fill="none" draw:fill-color="#ffffff" draw:opacity="100%"/>
      <style:paragraph-properties fo:text-align="start" style:justify-single-word="false" fo:background-color="transparent"/>
      <style:text-properties fo:color="#000000" fo:font-size="9pt" fo:font-style="normal" style:text-underline-style="none" fo:font-weight="normal" officeooo:rsid="00678299" officeooo:paragraph-rsid="00dd26a4" style:font-size-asian="10.5pt" style:font-style-asian="normal" style:font-weight-asian="normal" style:font-size-complex="12pt" style:font-style-complex="normal" style:font-weight-complex="normal"/>
    </style:style>
    <style:style style:name="P232" style:family="paragraph" style:parent-style-name="Standard">
      <loext:graphic-properties draw:fill="none" draw:fill-color="#ffffff" draw:opacity="100%"/>
      <style:paragraph-properties fo:text-align="start" style:justify-single-word="false" fo:background-color="transparent"/>
      <style:text-properties fo:color="#000000" fo:font-size="9pt" fo:font-style="normal" style:text-underline-style="none" fo:font-weight="normal" officeooo:rsid="0065123d" officeooo:paragraph-rsid="00dd26a4" style:font-size-asian="10.5pt" style:font-style-asian="normal" style:font-weight-asian="normal" style:font-size-complex="12pt" style:font-style-complex="normal" style:font-weight-complex="normal"/>
    </style:style>
    <style:style style:name="P23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52973" officeooo:paragraph-rsid="0096ea1c" style:font-size-asian="10.5pt" style:font-style-asian="normal" style:font-weight-asian="normal" style:font-size-complex="12pt" style:font-style-complex="normal" style:font-weight-complex="normal"/>
    </style:style>
    <style:style style:name="P23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6ea1c" officeooo:paragraph-rsid="0096ea1c" style:font-size-asian="10.5pt" style:font-style-asian="normal" style:font-weight-asian="normal" style:font-size-complex="12pt" style:font-style-complex="normal" style:font-weight-complex="normal"/>
    </style:style>
    <style:style style:name="P23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991580" officeooo:paragraph-rsid="009a73dd" style:font-size-asian="10.5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d1fad3" officeooo:paragraph-rsid="00c0cae6" style:font-size-asian="10.5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8dba0d" officeooo:paragraph-rsid="008dba0d" style:font-size-asian="10.5pt" style:font-style-asian="normal" style:font-weight-asian="normal" style:font-size-complex="12pt" style:font-style-complex="normal" style:font-weight-complex="normal"/>
    </style:style>
    <style:style style:name="P23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2ebae" officeooo:paragraph-rsid="00e2ebae" style:font-size-asian="10.5pt" style:font-style-asian="normal" style:font-weight-asian="normal" style:font-size-complex="12pt" style:font-style-complex="normal" style:font-weight-complex="normal"/>
    </style:style>
    <style:style style:name="P23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315a5" officeooo:paragraph-rsid="00e315a5" style:font-size-asian="10.5pt" style:font-style-asian="normal" style:font-weight-asian="normal" style:font-size-complex="12pt" style:font-style-complex="normal" style:font-weight-complex="normal"/>
    </style:style>
    <style:style style:name="P24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37225" officeooo:paragraph-rsid="00e37225" style:font-size-asian="10.5pt" style:font-style-asian="normal" style:font-weight-asian="normal" style:font-size-complex="12pt" style:font-style-complex="normal" style:font-weight-complex="normal"/>
    </style:style>
    <style:style style:name="P24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9641f" officeooo:paragraph-rsid="00e9641f" style:font-size-asian="10.5pt" style:font-style-asian="normal" style:font-weight-asian="normal" style:font-size-complex="12pt" style:font-style-complex="normal" style:font-weight-complex="normal"/>
    </style:style>
    <style:style style:name="P24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b52fe" officeooo:paragraph-rsid="00eb52fe" style:font-size-asian="10.5pt" style:font-style-asian="normal" style:font-weight-asian="normal" style:font-size-complex="12pt" style:font-style-complex="normal" style:font-weight-complex="normal"/>
    </style:style>
    <style:style style:name="P24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0ec9573" officeooo:paragraph-rsid="00ec9573" style:font-size-asian="10.5pt" style:font-style-asian="normal" style:font-weight-asian="normal" style:font-size-complex="12pt" style:font-style-complex="normal" style:font-weight-complex="normal"/>
    </style:style>
    <style:style style:name="P24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bold" officeooo:rsid="00e94d36" officeooo:paragraph-rsid="00e94d36" style:font-size-asian="10.5pt" style:font-style-asian="normal" style:font-weight-asian="bold" style:font-size-complex="12pt" style:font-style-complex="normal" style:font-weight-complex="bold"/>
    </style:style>
    <style:style style:name="P24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99bae" officeooo:paragraph-rsid="00c99bae" style:font-size-asian="10.5pt" style:font-style-asian="normal" style:font-weight-asian="normal" style:font-size-complex="12pt" style:font-style-complex="normal" style:font-weight-complex="normal"/>
    </style:style>
    <style:style style:name="P246"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abcf3" officeooo:paragraph-rsid="00cc85b5" style:font-size-asian="10.5pt" style:font-style-asian="normal" style:font-weight-asian="normal" style:font-size-complex="12pt" style:font-style-complex="normal" style:font-weight-complex="normal"/>
    </style:style>
    <style:style style:name="P247"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cdd529" officeooo:paragraph-rsid="00cdd529" style:font-size-asian="10.5pt" style:font-style-asian="normal" style:font-weight-asian="normal" style:font-size-complex="12pt" style:font-style-complex="normal" style:font-weight-complex="normal"/>
    </style:style>
    <style:style style:name="P248"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solid" style:text-underline-width="auto" style:text-underline-color="font-color" fo:font-weight="normal" officeooo:rsid="00aa5ff1" officeooo:paragraph-rsid="00aa5ff1" style:font-size-asian="10.5pt" style:font-style-asian="normal" style:font-weight-asian="normal" style:font-size-complex="12pt" style:font-style-complex="normal" style:font-weight-complex="normal"/>
    </style:style>
    <style:style style:name="P249"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666468" officeooo:paragraph-rsid="00dd26a4" style:font-size-asian="10.5pt" style:font-style-asian="italic" style:font-weight-asian="normal" style:font-size-complex="12pt" style:font-style-complex="italic" style:font-weight-complex="normal"/>
    </style:style>
    <style:style style:name="P250"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666468" officeooo:paragraph-rsid="004af929" style:font-size-asian="10.5pt" style:font-style-asian="italic" style:font-weight-asian="normal" style:font-size-complex="12pt" style:font-style-complex="italic" style:font-weight-complex="normal"/>
    </style:style>
    <style:style style:name="P251"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italic" style:text-underline-style="none" fo:font-weight="normal" officeooo:rsid="00c0cae6" officeooo:paragraph-rsid="00c0cae6" style:font-size-asian="10.5pt" style:font-style-asian="italic" style:font-weight-asian="normal" style:font-size-complex="12pt" style:font-style-complex="italic" style:font-weight-complex="normal"/>
    </style:style>
    <style:style style:name="P25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2f48fe" officeooo:paragraph-rsid="002f48fe" style:font-size-asian="10.5pt" style:font-style-asian="normal" style:font-weight-asian="normal" style:font-size-complex="12pt" style:font-style-complex="normal" style:font-weight-complex="normal"/>
    </style:style>
    <style:style style:name="P25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002bf" officeooo:paragraph-rsid="003002bf" style:font-size-asian="10.5pt" style:font-style-asian="normal" style:font-weight-asian="normal" style:font-size-complex="12pt" style:font-style-complex="normal" style:font-weight-complex="normal"/>
    </style:style>
    <style:style style:name="P25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002bf" officeooo:paragraph-rsid="0047898d" style:font-size-asian="10.5pt" style:font-style-asian="normal" style:font-weight-asian="normal" style:font-size-complex="12pt" style:font-style-complex="normal" style:font-weight-complex="normal"/>
    </style:style>
    <style:style style:name="P25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f6bb0" officeooo:paragraph-rsid="003f6bb0" style:font-size-asian="10.5pt" style:font-style-asian="normal" style:font-weight-asian="normal" style:font-size-complex="12pt" style:font-style-complex="normal" style:font-weight-complex="normal"/>
    </style:style>
    <style:style style:name="P25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3f6bb0" officeooo:paragraph-rsid="0040de62" style:font-size-asian="10.5pt" style:font-style-asian="normal" style:font-weight-asian="normal" style:font-size-complex="12pt" style:font-style-complex="normal" style:font-weight-complex="normal"/>
    </style:style>
    <style:style style:name="P25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0679f" officeooo:paragraph-rsid="0050679f" style:font-size-asian="10.5pt" style:font-style-asian="normal" style:font-weight-asian="normal" style:font-size-complex="12pt" style:font-style-complex="normal" style:font-weight-complex="normal"/>
    </style:style>
    <style:style style:name="P25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0679f" officeooo:paragraph-rsid="00527054" style:font-size-asian="10.5pt" style:font-style-asian="normal" style:font-weight-asian="normal" style:font-size-complex="12pt" style:font-style-complex="normal" style:font-weight-complex="normal"/>
    </style:style>
    <style:style style:name="P25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27054" officeooo:paragraph-rsid="00527054" style:font-size-asian="10.5pt" style:font-style-asian="normal" style:font-weight-asian="normal" style:font-size-complex="12pt" style:font-style-complex="normal" style:font-weight-complex="normal"/>
    </style:style>
    <style:style style:name="P26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2ac62" officeooo:paragraph-rsid="0052ac62" style:font-size-asian="10.5pt" style:font-style-asian="normal" style:font-weight-asian="normal" style:font-size-complex="12pt" style:font-style-complex="normal" style:font-weight-complex="normal"/>
    </style:style>
    <style:style style:name="P26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56a12" officeooo:paragraph-rsid="00556a12" style:font-size-asian="10.5pt" style:font-style-asian="normal" style:font-weight-asian="normal" style:font-size-complex="12pt" style:font-style-complex="normal" style:font-weight-complex="normal"/>
    </style:style>
    <style:style style:name="P26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556a12" officeooo:paragraph-rsid="00527054" style:font-size-asian="10.5pt" style:font-style-asian="normal" style:font-weight-asian="normal" style:font-size-complex="12pt" style:font-style-complex="normal" style:font-weight-complex="normal"/>
    </style:style>
    <style:style style:name="P26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6d275e" officeooo:paragraph-rsid="006e8da0" style:font-size-asian="10.5pt" style:font-style-asian="normal" style:font-weight-asian="normal" style:font-size-complex="12pt" style:font-style-complex="normal" style:font-weight-complex="normal"/>
    </style:style>
    <style:style style:name="P26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6e8da0" officeooo:paragraph-rsid="006e8da0" style:font-size-asian="10.5pt" style:font-style-asian="normal" style:font-weight-asian="normal" style:font-size-complex="12pt" style:font-style-complex="normal" style:font-weight-complex="normal"/>
    </style:style>
    <style:style style:name="P26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69e9a" officeooo:paragraph-rsid="00769e9a" style:font-size-asian="10.5pt" style:font-style-asian="normal" style:font-weight-asian="normal" style:font-size-complex="12pt" style:font-style-complex="normal" style:font-weight-complex="normal"/>
    </style:style>
    <style:style style:name="P26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879ef" officeooo:paragraph-rsid="007879ef" style:font-size-asian="10.5pt" style:font-style-asian="normal" style:font-weight-asian="normal" style:font-size-complex="12pt" style:font-style-complex="normal" style:font-weight-complex="normal"/>
    </style:style>
    <style:style style:name="P26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b20fc" officeooo:paragraph-rsid="007b20fc" style:font-size-asian="10.5pt" style:font-style-asian="normal" style:font-weight-asian="normal" style:font-size-complex="12pt" style:font-style-complex="normal" style:font-weight-complex="normal"/>
    </style:style>
    <style:style style:name="P26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7bf263" officeooo:paragraph-rsid="007bf263" style:font-size-asian="10.5pt" style:font-style-asian="normal" style:font-weight-asian="normal" style:font-size-complex="12pt" style:font-style-complex="normal" style:font-weight-complex="normal"/>
    </style:style>
    <style:style style:name="P26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3d746" officeooo:paragraph-rsid="00b00e02" style:font-size-asian="10.5pt" style:font-style-asian="normal" style:font-weight-asian="normal" style:font-size-complex="12pt" style:font-style-complex="normal" style:font-weight-complex="normal"/>
    </style:style>
    <style:style style:name="P27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6cee0" officeooo:paragraph-rsid="00b6cee0" style:font-size-asian="10.5pt" style:font-style-asian="normal" style:font-weight-asian="normal" style:font-size-complex="12pt" style:font-style-complex="normal" style:font-weight-complex="normal"/>
    </style:style>
    <style:style style:name="P27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90f52" officeooo:paragraph-rsid="00b90f52" style:font-size-asian="10.5pt" style:font-style-asian="normal" style:font-weight-asian="normal" style:font-size-complex="12pt" style:font-style-complex="normal" style:font-weight-complex="normal"/>
    </style:style>
    <style:style style:name="P27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ae478" officeooo:paragraph-rsid="00bae478" style:font-size-asian="10.5pt" style:font-style-asian="normal" style:font-weight-asian="normal" style:font-size-complex="12pt" style:font-style-complex="normal" style:font-weight-complex="normal"/>
    </style:style>
    <style:style style:name="P27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ae478" officeooo:paragraph-rsid="00b6cee0" style:font-size-asian="10.5pt" style:font-style-asian="normal" style:font-weight-asian="normal" style:font-size-complex="12pt" style:font-style-complex="normal" style:font-weight-complex="normal"/>
    </style:style>
    <style:style style:name="P27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df8b0" officeooo:paragraph-rsid="00bdf8b0" style:font-size-asian="10.5pt" style:font-style-asian="normal" style:font-weight-asian="normal" style:font-size-complex="12pt" style:font-style-complex="normal" style:font-weight-complex="normal"/>
    </style:style>
    <style:style style:name="P27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bdf8b0" officeooo:paragraph-rsid="00c6c973" style:font-size-asian="10.5pt" style:font-style-asian="normal" style:font-weight-asian="normal" style:font-size-complex="12pt" style:font-style-complex="normal" style:font-weight-complex="normal"/>
    </style:style>
    <style:style style:name="P27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c99bae" officeooo:paragraph-rsid="00c99bae" style:font-size-asian="10.5pt" style:font-style-asian="normal" style:font-weight-asian="normal" style:font-size-complex="12pt" style:font-style-complex="normal" style:font-weight-complex="normal"/>
    </style:style>
    <style:style style:name="P27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cabcf3" officeooo:paragraph-rsid="00c99bae" style:font-size-asian="10.5pt" style:font-style-asian="normal" style:font-weight-asian="normal" style:font-size-complex="12pt" style:font-style-complex="normal" style:font-weight-complex="normal"/>
    </style:style>
    <style:style style:name="P27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8dba0d" officeooo:paragraph-rsid="008dba0d" style:font-size-asian="10.5pt" style:font-style-asian="normal" style:font-weight-asian="normal" style:font-size-complex="12pt" style:font-style-complex="normal" style:font-weight-complex="normal"/>
    </style:style>
    <style:style style:name="P27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d6fe95" officeooo:paragraph-rsid="00906cea" style:font-size-asian="10.5pt" style:font-style-asian="normal" style:font-weight-asian="normal" style:font-size-complex="12pt" style:font-style-complex="normal" style:font-weight-complex="normal"/>
    </style:style>
    <style:style style:name="P28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d9e7ad" officeooo:paragraph-rsid="00d9e7ad" style:font-size-asian="10.5pt" style:font-style-asian="normal" style:font-weight-asian="normal" style:font-size-complex="12pt" style:font-style-complex="normal" style:font-weight-complex="normal"/>
    </style:style>
    <style:style style:name="P28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f05a35" officeooo:paragraph-rsid="00efc9b2" style:font-size-asian="10.5pt" style:font-style-asian="normal" style:font-weight-asian="normal" style:font-size-complex="12pt" style:font-style-complex="normal" style:font-weight-complex="normal"/>
    </style:style>
    <style:style style:name="P28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f8677b" officeooo:paragraph-rsid="00f8677b" style:font-size-asian="10.5pt" style:font-style-asian="normal" style:font-weight-asian="normal" style:font-size-complex="12pt" style:font-style-complex="normal" style:font-weight-complex="normal"/>
    </style:style>
    <style:style style:name="P28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none" fo:font-weight="normal" officeooo:rsid="00e78ee5" officeooo:paragraph-rsid="00e78ee5" style:font-size-asian="10.5pt" style:font-style-asian="normal" style:font-weight-asian="normal" style:font-size-complex="12pt" style:font-style-complex="normal" style:font-weight-complex="normal"/>
    </style:style>
    <style:style style:name="P28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solid" style:text-underline-width="auto" style:text-underline-color="font-color" fo:font-weight="normal" officeooo:rsid="00527054" officeooo:paragraph-rsid="00527054" style:font-size-asian="10.5pt" style:font-style-asian="normal" style:font-weight-asian="normal" style:font-size-complex="12pt" style:font-style-complex="normal" style:font-weight-complex="normal"/>
    </style:style>
    <style:style style:name="P28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normal" style:text-underline-style="solid" style:text-underline-width="auto" style:text-underline-color="font-color" fo:font-weight="normal" officeooo:rsid="006d275e" officeooo:paragraph-rsid="006e8da0" style:font-size-asian="10.5pt" style:font-style-asian="normal" style:font-weight-asian="normal" style:font-size-complex="12pt" style:font-style-complex="normal" style:font-weight-complex="normal"/>
    </style:style>
    <style:style style:name="P28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3bfbd" officeooo:paragraph-rsid="00dd26a4" style:font-size-asian="10.5pt" style:font-weight-asian="normal" style:font-size-complex="12pt" style:font-weight-complex="normal"/>
    </style:style>
    <style:style style:name="P28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3d9d5" officeooo:paragraph-rsid="00dd26a4" style:font-size-asian="10.5pt" style:font-weight-asian="normal" style:font-size-complex="12pt" style:font-weight-complex="normal"/>
    </style:style>
    <style:style style:name="P28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6d529" officeooo:paragraph-rsid="00dd26a4" style:font-size-asian="10.5pt" style:font-weight-asian="normal" style:font-size-complex="12pt" style:font-weight-complex="normal"/>
    </style:style>
    <style:style style:name="P28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7bb50" officeooo:paragraph-rsid="00dd26a4" style:font-size-asian="10.5pt" style:font-weight-asian="normal" style:font-size-complex="12pt" style:font-weight-complex="normal"/>
    </style:style>
    <style:style style:name="P29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6f581d" officeooo:paragraph-rsid="00dd26a4" style:font-size-asian="10.5pt" style:font-weight-asian="normal" style:font-size-complex="12pt" style:font-weight-complex="normal"/>
    </style:style>
    <style:style style:name="P29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2b33bc" officeooo:paragraph-rsid="002b33bc" style:font-size-asian="10.5pt" style:font-weight-asian="normal" style:font-size-complex="12pt" style:font-weight-complex="normal"/>
    </style:style>
    <style:style style:name="P292"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2da680" officeooo:paragraph-rsid="002da680" style:font-size-asian="10.5pt" style:font-weight-asian="normal" style:font-size-complex="12pt" style:font-weight-complex="normal"/>
    </style:style>
    <style:style style:name="P293"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73bc05" officeooo:paragraph-rsid="0073bc05" style:font-size-asian="10.5pt" style:font-weight-asian="normal" style:font-size-complex="12pt" style:font-weight-complex="normal"/>
    </style:style>
    <style:style style:name="P294"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740ea" officeooo:paragraph-rsid="003740ea" style:font-size-asian="10.5pt" style:font-weight-asian="normal" style:font-size-complex="12pt" style:font-weight-complex="normal"/>
    </style:style>
    <style:style style:name="P295"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cd553" officeooo:paragraph-rsid="003cd553" style:font-size-asian="10.5pt" style:font-weight-asian="normal" style:font-size-complex="12pt" style:font-weight-complex="normal"/>
    </style:style>
    <style:style style:name="P296"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0679f" officeooo:paragraph-rsid="0050679f" style:font-size-asian="10.5pt" style:font-weight-asian="normal" style:font-size-complex="12pt" style:font-weight-complex="normal"/>
    </style:style>
    <style:style style:name="P297"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9f458" officeooo:paragraph-rsid="0039f458" style:font-size-asian="10.5pt" style:font-weight-asian="normal" style:font-size-complex="12pt" style:font-weight-complex="normal"/>
    </style:style>
    <style:style style:name="P298"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3bd230" officeooo:paragraph-rsid="003bd230" style:font-size-asian="10.5pt" style:font-weight-asian="normal" style:font-size-complex="12pt" style:font-weight-complex="normal"/>
    </style:style>
    <style:style style:name="P299"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none" fo:font-weight="normal" officeooo:rsid="00513f7f" officeooo:paragraph-rsid="00513f7f" style:font-size-asian="10.5pt" style:font-weight-asian="normal" style:font-size-complex="12pt" style:font-weight-complex="normal"/>
    </style:style>
    <style:style style:name="P300"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style:text-underline-style="solid" style:text-underline-width="auto" style:text-underline-color="font-color" fo:font-weight="normal" officeooo:rsid="002da680" officeooo:paragraph-rsid="002da680" style:font-size-asian="10.5pt" style:font-weight-asian="normal" style:font-size-complex="12pt" style:font-weight-complex="normal"/>
    </style:style>
    <style:style style:name="P301" style:family="paragraph" style:parent-style-name="Standard">
      <loext:graphic-properties draw:fill="none" draw:fill-color="#ffffff" draw:opacity="100%"/>
      <style:paragraph-properties fo:text-align="justify" style:justify-single-word="false" fo:background-color="transparent"/>
      <style:text-properties fo:color="#000000" style:text-position="0% 100%" fo:font-size="9pt" fo:font-style="italic" style:text-underline-style="none" fo:font-weight="normal" officeooo:rsid="00b76718" officeooo:paragraph-rsid="00b76718" style:font-size-asian="10.5pt" style:font-style-asian="italic" style:font-weight-asian="normal" style:font-size-complex="12pt" style:font-style-complex="italic" style:font-weight-complex="normal"/>
    </style:style>
    <style:style style:name="P302" style:family="paragraph" style:parent-style-name="Standard">
      <loext:graphic-properties draw:fill="none" draw:fill-color="#ffffff" draw:opacity="100%"/>
      <style:paragraph-properties fo:text-align="justify" style:justify-single-word="false" fo:background-color="transparent"/>
      <style:text-properties fo:color="#000000" style:text-position="sub 58%" fo:font-size="9pt" style:text-underline-style="none" fo:font-weight="normal" officeooo:rsid="002e0a79" officeooo:paragraph-rsid="0073bc05" style:font-size-asian="10.5pt" style:font-weight-asian="normal" style:font-size-complex="12pt" style:font-weight-complex="normal"/>
    </style:style>
    <style:style style:name="P303" style:family="paragraph" style:parent-style-name="Standard">
      <loext:graphic-properties draw:fill="none" draw:fill-color="#ffffff" draw:opacity="100%"/>
      <style:paragraph-properties fo:text-align="justify" style:justify-single-word="false" fo:background-color="transparent"/>
      <style:text-properties fo:color="#000000" style:text-position="sub 58%" fo:font-size="9pt" fo:font-style="normal" style:text-underline-style="none" fo:font-weight="normal" officeooo:rsid="002da680" officeooo:paragraph-rsid="003bd230" style:font-size-asian="10.5pt" style:font-style-asian="normal" style:font-weight-asian="normal" style:font-size-complex="12pt" style:font-style-complex="normal" style:font-weight-complex="normal"/>
    </style:style>
    <style:style style:name="P304"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01af0d4" style:font-size-asian="10.5pt" style:font-weight-asian="bold" style:font-size-complex="12pt" style:font-weight-complex="bold"/>
    </style:style>
    <style:style style:name="P305"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normal" officeooo:rsid="002244c4" officeooo:paragraph-rsid="002f48fe" style:font-size-asian="10.5pt" style:font-style-asian="normal" style:font-weight-asian="normal" style:font-size-complex="12pt" style:font-style-complex="normal" style:font-weight-complex="normal"/>
    </style:style>
    <style:style style:name="P306"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3740ea" style:font-size-asian="10.5pt" style:font-style-asian="normal" style:font-weight-asian="bold" style:font-size-complex="12pt" style:font-style-complex="normal" style:font-weight-complex="bold"/>
    </style:style>
    <style:style style:name="P307"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47898d" style:font-size-asian="10.5pt" style:font-style-asian="normal" style:font-weight-asian="bold" style:font-size-complex="12pt" style:font-style-complex="normal" style:font-weight-complex="bold"/>
    </style:style>
    <style:style style:name="P308"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6ba3d7" style:font-size-asian="10.5pt" style:font-style-asian="normal" style:font-weight-asian="bold" style:font-size-complex="12pt" style:font-style-complex="normal" style:font-weight-complex="bold"/>
    </style:style>
    <style:style style:name="P309"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9112af" style:font-size-asian="10.5pt" style:font-style-asian="normal" style:font-weight-asian="bold" style:font-size-complex="12pt" style:font-style-complex="normal" style:font-weight-complex="bold"/>
    </style:style>
    <style:style style:name="P310"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d5af50" style:font-size-asian="10.5pt" style:font-style-asian="normal" style:font-weight-asian="bold" style:font-size-complex="12pt" style:font-style-complex="normal" style:font-weight-complex="bold"/>
    </style:style>
    <style:style style:name="P311"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f48fe" officeooo:paragraph-rsid="00dd26a4" style:font-size-asian="10.5pt" style:font-style-asian="normal" style:font-weight-asian="bold" style:font-size-complex="12pt" style:font-style-complex="normal" style:font-weight-complex="bold"/>
    </style:style>
    <style:style style:name="P312" style:family="paragraph" style:parent-style-name="Standard">
      <loext:graphic-properties draw:fill="none" draw:fill-color="#ffffff" draw:opacity="100%"/>
      <style:paragraph-properties fo:text-align="justify" style:justify-single-word="false" fo:background-color="transparent"/>
      <style:text-properties fo:color="#00864b" style:text-position="0% 100%" fo:font-size="9pt" fo:font-style="normal" style:text-underline-style="none" fo:font-weight="bold" officeooo:rsid="002244c4" officeooo:paragraph-rsid="002f48fe" style:font-size-asian="10.5pt" style:font-style-asian="normal" style:font-weight-asian="bold" style:font-size-complex="12pt" style:font-style-complex="normal" style:font-weight-complex="bold"/>
    </style:style>
    <style:style style:name="P313" style:family="paragraph" style:parent-style-name="Standard">
      <style:paragraph-properties fo:text-align="justify" style:justify-single-word="false"/>
      <style:text-properties fo:font-size="20pt" style:text-underline-style="none" officeooo:rsid="00186b67" officeooo:paragraph-rsid="00186b67" style:font-size-asian="20pt" style:font-size-complex="20pt"/>
    </style:style>
    <style:style style:name="P314" style:family="paragraph" style:parent-style-name="Standard">
      <style:paragraph-properties fo:text-align="center" style:justify-single-word="false"/>
      <style:text-properties fo:font-size="20pt" style:text-underline-style="none" officeooo:rsid="00186b67" officeooo:paragraph-rsid="00186b67" style:font-size-asian="20pt" style:font-size-complex="20pt"/>
    </style:style>
    <style:style style:name="P315" style:family="paragraph" style:parent-style-name="Standard">
      <style:paragraph-properties fo:text-align="justify" style:justify-single-word="false"/>
      <style:text-properties style:text-underline-style="solid" style:text-underline-type="double" style:text-underline-width="auto" style:text-underline-color="font-color"/>
    </style:style>
    <style:style style:name="P316" style:family="paragraph" style:parent-style-name="Standard">
      <loext:graphic-properties draw:fill="none" draw:fill-color="#ffffff" draw:opacity="100%"/>
      <style:paragraph-properties fo:text-align="justify" style:justify-single-word="false" fo:background-color="transparent"/>
      <style:text-properties fo:font-size="9pt" fo:font-weight="normal" officeooo:rsid="00fb719a" officeooo:paragraph-rsid="00fb719a" style:font-size-asian="10.5pt" style:font-weight-asian="normal" style:font-size-complex="12pt" style:font-weight-complex="normal"/>
    </style:style>
    <style:style style:name="P317" style:family="paragraph" style:parent-style-name="Standard">
      <loext:graphic-properties draw:fill="none" draw:fill-color="#ffffff" draw:opacity="100%"/>
      <style:paragraph-properties fo:text-align="justify" style:justify-single-word="false" fo:background-color="transparent"/>
      <style:text-properties fo:color="#65c295" fo:font-size="9pt" style:text-underline-style="none" fo:font-weight="bold" officeooo:rsid="003cd553" officeooo:paragraph-rsid="003cd553" style:font-size-asian="10.5pt" style:font-weight-asian="bold" style:font-size-complex="12pt" style:font-weight-complex="bold"/>
    </style:style>
    <style:style style:name="P318"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4ea873" style:font-size-asian="10.5pt" style:font-style-asian="normal" style:font-weight-asian="bold" style:font-size-complex="12pt" style:font-style-complex="normal" style:font-weight-complex="bold"/>
    </style:style>
    <style:style style:name="P319"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7229d3" style:font-size-asian="10.5pt" style:font-style-asian="normal" style:font-weight-asian="bold" style:font-size-complex="12pt" style:font-style-complex="normal" style:font-weight-complex="bold"/>
    </style:style>
    <style:style style:name="P320"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3cd553" officeooo:paragraph-rsid="008cd453" style:font-size-asian="10.5pt" style:font-style-asian="normal" style:font-weight-asian="bold" style:font-size-complex="12pt" style:font-style-complex="normal" style:font-weight-complex="bold"/>
    </style:style>
    <style:style style:name="P321"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7229d3" style:font-size-asian="10.5pt" style:font-style-asian="normal" style:font-weight-asian="bold" style:font-size-complex="12pt" style:font-style-complex="normal" style:font-weight-complex="bold"/>
    </style:style>
    <style:style style:name="P322"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a6a782" style:font-size-asian="10.5pt" style:font-style-asian="normal" style:font-weight-asian="bold" style:font-size-complex="12pt" style:font-style-complex="normal" style:font-weight-complex="bold"/>
    </style:style>
    <style:style style:name="P323"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a98eae" style:font-size-asian="10.5pt" style:font-style-asian="normal" style:font-weight-asian="bold" style:font-size-complex="12pt" style:font-style-complex="normal" style:font-weight-complex="bold"/>
    </style:style>
    <style:style style:name="P324"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bdf8b0" style:font-size-asian="10.5pt" style:font-style-asian="normal" style:font-weight-asian="bold" style:font-size-complex="12pt" style:font-style-complex="normal" style:font-weight-complex="bold"/>
    </style:style>
    <style:style style:name="P325"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c84fdf" style:font-size-asian="10.5pt" style:font-style-asian="normal" style:font-weight-asian="bold" style:font-size-complex="12pt" style:font-style-complex="normal" style:font-weight-complex="bold"/>
    </style:style>
    <style:style style:name="P326"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e0bf36" style:font-size-asian="10.5pt" style:font-style-asian="normal" style:font-weight-asian="bold" style:font-size-complex="12pt" style:font-style-complex="normal" style:font-weight-complex="bold"/>
    </style:style>
    <style:style style:name="P327"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bold" officeooo:rsid="002da680" officeooo:paragraph-rsid="00f05a35" style:font-size-asian="10.5pt" style:font-style-asian="normal" style:font-weight-asian="bold" style:font-size-complex="12pt" style:font-style-complex="normal" style:font-weight-complex="bold"/>
    </style:style>
    <style:style style:name="P328"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normal" officeooo:rsid="003f6bb0" officeooo:paragraph-rsid="003f6bb0" style:font-size-asian="10.5pt" style:font-style-asian="normal" style:font-weight-asian="normal" style:font-size-complex="12pt" style:font-style-complex="normal" style:font-weight-complex="normal"/>
    </style:style>
    <style:style style:name="P329" style:family="paragraph" style:parent-style-name="Standard">
      <loext:graphic-properties draw:fill="none" draw:fill-color="#ffffff" draw:opacity="100%"/>
      <style:paragraph-properties fo:text-align="justify" style:justify-single-word="false" fo:background-color="transparent"/>
      <style:text-properties fo:color="#65c295" style:text-position="0% 100%" fo:font-size="9pt" fo:font-style="normal" style:text-underline-style="none" fo:font-weight="normal" officeooo:rsid="003f6bb0" officeooo:paragraph-rsid="00a6a782" style:font-size-asian="10.5pt" style:font-style-asian="normal" style:font-weight-asian="normal" style:font-size-complex="12pt" style:font-style-complex="normal" style:font-weight-complex="normal"/>
    </style:style>
    <style:style style:name="P330" style:family="paragraph" style:parent-style-name="Standard">
      <loext:graphic-properties draw:fill="none" draw:fill-color="#ffffff" draw:opacity="100%"/>
      <style:paragraph-properties fo:text-align="justify" style:justify-single-word="false" fo:background-color="transparent"/>
      <style:text-properties fo:color="#ba131a" fo:font-size="9pt" style:text-underline-style="none" fo:font-weight="bold" officeooo:rsid="001de3d3" officeooo:paragraph-rsid="001de3d3" style:font-size-asian="10.5pt" style:font-weight-asian="bold" style:font-size-complex="12pt" style:font-weight-complex="bold"/>
    </style:style>
    <style:style style:name="P331" style:family="paragraph" style:parent-style-name="Standard">
      <loext:graphic-properties draw:fill="none" draw:fill-color="#ffffff" draw:opacity="100%"/>
      <style:paragraph-properties fo:text-align="justify" style:justify-single-word="false" fo:background-color="transparent"/>
      <style:text-properties fo:color="#ba131a" fo:font-size="9pt" style:text-underline-style="none" fo:font-weight="bold" officeooo:rsid="001de3d3" officeooo:paragraph-rsid="0106c900" style:font-size-asian="10.5pt" style:font-weight-asian="bold" style:font-size-complex="12pt" style:font-weight-complex="bold"/>
    </style:style>
    <style:style style:name="P332"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0fb719a" style:font-size-asian="10.5pt" style:font-weight-asian="bold" style:font-size-complex="12pt" style:font-weight-complex="bold"/>
    </style:style>
    <style:style style:name="P333"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0fd8318" style:font-size-asian="10.5pt" style:font-weight-asian="bold" style:font-size-complex="12pt" style:font-weight-complex="bold"/>
    </style:style>
    <style:style style:name="P334"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0025d6" style:font-size-asian="10.5pt" style:font-weight-asian="bold" style:font-size-complex="12pt" style:font-weight-complex="bold"/>
    </style:style>
    <style:style style:name="P335"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087252" style:font-size-asian="10.5pt" style:font-weight-asian="bold" style:font-size-complex="12pt" style:font-weight-complex="bold"/>
    </style:style>
    <style:style style:name="P336" style:family="paragraph" style:parent-style-name="Standard">
      <loext:graphic-properties draw:fill="none" draw:fill-color="#ffffff" draw:opacity="100%"/>
      <style:paragraph-properties fo:text-align="justify" style:justify-single-word="false" fo:background-color="transparent"/>
      <style:text-properties fo:color="#f04e4d" fo:font-size="9pt" style:text-underline-style="none" fo:font-weight="bold" officeooo:rsid="00fb719a" officeooo:paragraph-rsid="01105668" style:font-size-asian="10.5pt" style:font-weight-asian="bold" style:font-size-complex="12pt" style:font-weight-complex="bold"/>
    </style:style>
    <style:style style:name="P337" style:family="paragraph" style:parent-style-name="Standard">
      <loext:graphic-properties draw:fill="none" draw:fill-color="#ffffff" draw:opacity="100%"/>
      <style:paragraph-properties fo:text-align="justify" style:justify-single-word="false" fo:background-color="transparent"/>
      <style:text-properties fo:color="#c06616" fo:font-size="9pt" style:text-underline-style="none" fo:font-weight="bold" officeooo:rsid="00fb719a" officeooo:paragraph-rsid="01202183" style:font-size-asian="10.5pt" style:font-weight-asian="bold" style:font-size-complex="12pt" style:font-weight-complex="bold"/>
    </style:style>
    <style:style style:name="P338" style:family="paragraph" style:parent-style-name="corps">
      <style:paragraph-properties fo:text-align="justify" style:justify-single-word="false" fo:break-before="page"/>
      <style:text-properties fo:color="#00864b" fo:font-size="14pt" officeooo:rsid="001af0d4" officeooo:paragraph-rsid="001af0d4" style:font-size-asian="14pt" style:font-size-complex="14pt"/>
    </style:style>
    <style:style style:name="P339" style:family="paragraph" style:parent-style-name="partie">
      <style:paragraph-properties fo:text-align="justify" style:justify-single-word="false" fo:break-before="page"/>
    </style:style>
    <style:style style:name="P340" style:family="paragraph" style:parent-style-name="partie">
      <style:paragraph-properties fo:text-align="justify" style:justify-single-word="false" fo:break-before="page"/>
      <style:text-properties fo:color="#ffffff" fo:font-size="12pt" fo:font-weight="bold" style:font-size-asian="12pt" style:font-weight-asian="bold" style:font-size-complex="12pt" style:font-weight-complex="bold"/>
    </style:style>
    <style:style style:name="P341" style:family="paragraph" style:parent-style-name="Endnote">
      <style:paragraph-properties fo:break-before="page"/>
      <style:text-properties fo:font-style="italic" officeooo:rsid="0024aa29" officeooo:paragraph-rsid="0024aa29" fo:background-color="#bce4e5" style:font-style-asian="italic" style:font-style-complex="italic"/>
    </style:style>
    <style:style style:name="P342" style:family="paragraph" style:parent-style-name="corps">
      <style:paragraph-properties fo:text-align="justify" style:justify-single-word="false"/>
      <style:text-properties fo:font-size="14pt" officeooo:rsid="001af0d4" officeooo:paragraph-rsid="001af0d4" style:font-size-asian="14pt" style:font-size-complex="14pt"/>
    </style:style>
    <style:style style:name="P343" style:family="paragraph" style:parent-style-name="corps">
      <style:paragraph-properties fo:text-align="justify" style:justify-single-word="false"/>
      <style:text-properties officeooo:rsid="001af0d4" officeooo:paragraph-rsid="001af0d4"/>
    </style:style>
    <style:style style:name="P344" style:family="paragraph" style:parent-style-name="corps">
      <loext:graphic-properties draw:fill="solid" draw:fill-color="#bee3d3" draw:opacity="100%"/>
      <style:paragraph-properties fo:text-align="justify" style:justify-single-word="false" fo:background-color="#bee3d3"/>
      <style:text-properties officeooo:rsid="001af0d4" officeooo:paragraph-rsid="001af0d4"/>
    </style:style>
    <style:style style:name="P345" style:family="paragraph" style:parent-style-name="corps">
      <style:paragraph-properties fo:text-align="justify" style:justify-single-word="false"/>
      <style:text-properties officeooo:rsid="005a4f1a" officeooo:paragraph-rsid="005a4f1a"/>
    </style:style>
    <style:style style:name="P346" style:family="paragraph" style:parent-style-name="corps">
      <style:text-properties officeooo:rsid="00707ed4" officeooo:paragraph-rsid="00707ed4"/>
    </style:style>
    <style:style style:name="P347" style:family="paragraph" style:parent-style-name="corps">
      <style:paragraph-properties fo:text-align="center" style:justify-single-word="false"/>
      <style:text-properties fo:font-size="12pt" fo:font-weight="bold" officeooo:rsid="00707ed4" officeooo:paragraph-rsid="00707ed4" style:font-size-asian="12pt" style:font-weight-asian="bold" style:font-size-complex="12pt" style:font-weight-complex="bold"/>
    </style:style>
    <style:style style:name="P348" style:family="paragraph" style:parent-style-name="corps">
      <style:text-properties officeooo:rsid="00dd26a4" officeooo:paragraph-rsid="00deea2f"/>
    </style:style>
    <style:style style:name="P349" style:family="paragraph" style:parent-style-name="corps">
      <style:text-properties style:text-position="0% 100%" style:font-name="FreeMono" fo:font-size="9pt" fo:font-style="normal" fo:font-weight="normal" officeooo:rsid="0122b28e" officeooo:paragraph-rsid="00deea2f" fo:background-color="transparent" style:font-size-asian="7.84999990463257pt" style:font-style-asian="normal" style:font-weight-asian="normal" style:font-size-complex="9pt" style:font-style-complex="normal" style:font-weight-complex="normal"/>
    </style:style>
    <style:style style:name="P350" style:family="paragraph" style:parent-style-name="corps">
      <style:paragraph-properties fo:text-align="justify" style:justify-single-word="false"/>
      <style:text-properties style:text-position="0% 100%" style:font-name="FreeMono" officeooo:rsid="0137aa41" officeooo:paragraph-rsid="01350530"/>
    </style:style>
    <style:style style:name="P351" style:family="paragraph" style:parent-style-name="corps">
      <style:paragraph-properties fo:text-align="justify" style:justify-single-word="false"/>
      <style:text-properties officeooo:rsid="01226a44" officeooo:paragraph-rsid="01226a44"/>
    </style:style>
    <style:style style:name="P352" style:family="paragraph" style:parent-style-name="corps">
      <style:paragraph-properties fo:text-align="justify" style:justify-single-word="false"/>
      <style:text-properties officeooo:rsid="01232297" officeooo:paragraph-rsid="01232297"/>
    </style:style>
    <style:style style:name="P353" style:family="paragraph" style:parent-style-name="corps">
      <style:paragraph-properties fo:text-align="justify" style:justify-single-word="false"/>
      <style:text-properties officeooo:rsid="0125db8b" officeooo:paragraph-rsid="0125db8b"/>
    </style:style>
    <style:style style:name="P354" style:family="paragraph" style:parent-style-name="corps">
      <style:paragraph-properties fo:text-align="justify" style:justify-single-word="false"/>
      <style:text-properties officeooo:rsid="01350530" officeooo:paragraph-rsid="01350530"/>
    </style:style>
    <style:style style:name="P355" style:family="paragraph" style:parent-style-name="corps">
      <style:paragraph-properties fo:text-align="justify" style:justify-single-word="false"/>
      <style:text-properties officeooo:rsid="013c4f00" officeooo:paragraph-rsid="013c4f00"/>
    </style:style>
    <style:style style:name="P356" style:family="paragraph" style:parent-style-name="corps">
      <style:paragraph-properties fo:text-align="justify" style:justify-single-word="false"/>
      <style:text-properties officeooo:rsid="0128ace4" officeooo:paragraph-rsid="013ea82a"/>
    </style:style>
    <style:style style:name="P357" style:family="paragraph" style:parent-style-name="Endnote">
      <style:text-properties officeooo:rsid="0022f91e" officeooo:paragraph-rsid="0022f91e"/>
    </style:style>
    <style:style style:name="P358" style:family="paragraph" style:parent-style-name="Endnote">
      <style:text-properties officeooo:rsid="0024aa29" officeooo:paragraph-rsid="0024aa29"/>
    </style:style>
    <style:style style:name="P359" style:family="paragraph" style:parent-style-name="Standard">
      <loext:graphic-properties draw:fill="solid" draw:fill-color="#e0efd4" draw:opacity="100%"/>
      <style:paragraph-properties fo:text-align="justify" style:justify-single-word="false" fo:background-color="#e0efd4"/>
      <style:text-properties fo:color="#000000" fo:font-size="9pt" style:text-underline-style="none" fo:font-weight="normal" officeooo:rsid="001af0d4" officeooo:paragraph-rsid="015339cf" style:font-size-asian="10.5pt" style:font-weight-asian="normal" style:font-size-complex="12pt" style:font-weight-complex="normal"/>
    </style:style>
    <style:style style:name="P36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1af0d4" officeooo:paragraph-rsid="0019fb82" style:font-size-asian="10.5pt" style:font-weight-asian="normal" style:font-size-complex="12pt" style:font-weight-complex="normal"/>
    </style:style>
    <style:style style:name="P36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592c80" officeooo:paragraph-rsid="00592c80" style:font-size-asian="10.5pt" style:font-weight-asian="normal" style:font-size-complex="12pt" style:font-weight-complex="normal"/>
    </style:style>
    <style:style style:name="P36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0c8f0" officeooo:paragraph-rsid="0180c8f0" style:font-size-asian="10.5pt" style:font-weight-asian="normal" style:font-size-complex="12pt" style:font-weight-complex="normal"/>
    </style:style>
    <style:style style:name="P36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0c8f0" officeooo:paragraph-rsid="01833260" style:font-size-asian="10.5pt" style:font-weight-asian="normal" style:font-size-complex="12pt" style:font-weight-complex="normal"/>
    </style:style>
    <style:style style:name="P36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33260" officeooo:paragraph-rsid="01833260" style:font-size-asian="10.5pt" style:font-weight-asian="normal" style:font-size-complex="12pt" style:font-weight-complex="normal"/>
    </style:style>
    <style:style style:name="P36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392b4" officeooo:paragraph-rsid="018392b4" style:font-size-asian="10.5pt" style:font-weight-asian="normal" style:font-size-complex="12pt" style:font-weight-complex="normal"/>
    </style:style>
    <style:style style:name="P36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392b4" officeooo:paragraph-rsid="018be41a" style:font-size-asian="10.5pt" style:font-weight-asian="normal" style:font-size-complex="12pt" style:font-weight-complex="normal"/>
    </style:style>
    <style:style style:name="P36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54e2f" officeooo:paragraph-rsid="01854e2f" style:font-size-asian="10.5pt" style:font-weight-asian="normal" style:font-size-complex="12pt" style:font-weight-complex="normal"/>
    </style:style>
    <style:style style:name="P36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7c80e" officeooo:paragraph-rsid="0187c80e" style:font-size-asian="10.5pt" style:font-weight-asian="normal" style:font-size-complex="12pt" style:font-weight-complex="normal"/>
    </style:style>
    <style:style style:name="P36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98aa9" officeooo:paragraph-rsid="01898aa9" style:font-size-asian="10.5pt" style:font-weight-asian="normal" style:font-size-complex="12pt" style:font-weight-complex="normal"/>
    </style:style>
    <style:style style:name="P37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b0cd6" officeooo:paragraph-rsid="018b0cd6" style:font-size-asian="10.5pt" style:font-weight-asian="normal" style:font-size-complex="12pt" style:font-weight-complex="normal"/>
    </style:style>
    <style:style style:name="P37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b0cd6" officeooo:paragraph-rsid="018ccead" style:font-size-asian="10.5pt" style:font-weight-asian="normal" style:font-size-complex="12pt" style:font-weight-complex="normal"/>
    </style:style>
    <style:style style:name="P37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ccead" officeooo:paragraph-rsid="018ccead" style:font-size-asian="10.5pt" style:font-weight-asian="normal" style:font-size-complex="12pt" style:font-weight-complex="normal"/>
    </style:style>
    <style:style style:name="P37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efcca" officeooo:paragraph-rsid="018efcca" style:font-size-asian="10.5pt" style:font-weight-asian="normal" style:font-size-complex="12pt" style:font-weight-complex="normal"/>
    </style:style>
    <style:style style:name="P37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efcca" officeooo:paragraph-rsid="019624f0" style:font-size-asian="10.5pt" style:font-weight-asian="normal" style:font-size-complex="12pt" style:font-weight-complex="normal"/>
    </style:style>
    <style:style style:name="P37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8f257d" officeooo:paragraph-rsid="018f257d" style:font-size-asian="10.5pt" style:font-weight-asian="normal" style:font-size-complex="12pt" style:font-weight-complex="normal"/>
    </style:style>
    <style:style style:name="P37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0b60f" officeooo:paragraph-rsid="0190b60f" style:font-size-asian="10.5pt" style:font-weight-asian="normal" style:font-size-complex="12pt" style:font-weight-complex="normal"/>
    </style:style>
    <style:style style:name="P37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0b60f" officeooo:paragraph-rsid="019624f0" style:font-size-asian="10.5pt" style:font-weight-asian="normal" style:font-size-complex="12pt" style:font-weight-complex="normal"/>
    </style:style>
    <style:style style:name="P37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0b60f" officeooo:paragraph-rsid="019d5765" style:font-size-asian="10.5pt" style:font-weight-asian="normal" style:font-size-complex="12pt" style:font-weight-complex="normal"/>
    </style:style>
    <style:style style:name="P37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263c8" officeooo:paragraph-rsid="019624f0" style:font-size-asian="10.5pt" style:font-weight-asian="normal" style:font-size-complex="12pt" style:font-weight-complex="normal"/>
    </style:style>
    <style:style style:name="P380" style:family="paragraph" style:parent-style-name="Standard">
      <loext:graphic-properties draw:fill="none" draw:fill-color="#ffffff" draw:opacity="100%"/>
      <style:paragraph-properties fo:text-align="start" style:justify-single-word="false" fo:background-color="transparent"/>
      <style:text-properties fo:color="#000000" fo:font-size="9pt" style:text-underline-style="none" fo:font-weight="normal" officeooo:rsid="019624f0" officeooo:paragraph-rsid="019624f0" style:font-size-asian="10.5pt" style:font-weight-asian="normal" style:font-size-complex="12pt" style:font-weight-complex="normal"/>
    </style:style>
    <style:style style:name="P38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6b7d4" officeooo:paragraph-rsid="0196b7d4" style:font-size-asian="10.5pt" style:font-weight-asian="normal" style:font-size-complex="12pt" style:font-weight-complex="normal"/>
    </style:style>
    <style:style style:name="P382"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6b7d4" officeooo:paragraph-rsid="0198a437" style:font-size-asian="10.5pt" style:font-weight-asian="normal" style:font-size-complex="12pt" style:font-weight-complex="normal"/>
    </style:style>
    <style:style style:name="P383"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6b7d4" officeooo:paragraph-rsid="019bf3ed" style:font-size-asian="10.5pt" style:font-weight-asian="normal" style:font-size-complex="12pt" style:font-weight-complex="normal"/>
    </style:style>
    <style:style style:name="P384"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8a437" officeooo:paragraph-rsid="0198a437" style:font-size-asian="10.5pt" style:font-weight-asian="normal" style:font-size-complex="12pt" style:font-weight-complex="normal"/>
    </style:style>
    <style:style style:name="P385"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8a437" officeooo:paragraph-rsid="0198c1c9" style:font-size-asian="10.5pt" style:font-weight-asian="normal" style:font-size-complex="12pt" style:font-weight-complex="normal"/>
    </style:style>
    <style:style style:name="P386"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a6d81" officeooo:paragraph-rsid="019a6d81" style:font-size-asian="10.5pt" style:font-weight-asian="normal" style:font-size-complex="12pt" style:font-weight-complex="normal"/>
    </style:style>
    <style:style style:name="P387"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bf3ed" officeooo:paragraph-rsid="019bf3ed" style:font-size-asian="10.5pt" style:font-weight-asian="normal" style:font-size-complex="12pt" style:font-weight-complex="normal"/>
    </style:style>
    <style:style style:name="P388"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d5765" officeooo:paragraph-rsid="019d5765" style:font-size-asian="10.5pt" style:font-weight-asian="normal" style:font-size-complex="12pt" style:font-weight-complex="normal"/>
    </style:style>
    <style:style style:name="P389"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9e5bba" officeooo:paragraph-rsid="019e5bba" style:font-size-asian="10.5pt" style:font-weight-asian="normal" style:font-size-complex="12pt" style:font-weight-complex="normal"/>
    </style:style>
    <style:style style:name="P390"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0e2ebae" officeooo:paragraph-rsid="00e2ebae" style:font-size-asian="10.5pt" style:font-weight-asian="normal" style:font-size-complex="12pt" style:font-weight-complex="normal"/>
    </style:style>
    <style:style style:name="P391" style:family="paragraph" style:parent-style-name="Standard">
      <loext:graphic-properties draw:fill="none" draw:fill-color="#ffffff" draw:opacity="100%"/>
      <style:paragraph-properties fo:text-align="justify" style:justify-single-word="false" fo:background-color="transparent"/>
      <style:text-properties fo:color="#000000" fo:font-size="9pt" style:text-underline-style="none" fo:font-weight="normal" officeooo:rsid="01a027c5" officeooo:paragraph-rsid="01a027c5" style:font-size-asian="10.5pt" style:font-weight-asian="normal" style:font-size-complex="12pt" style:font-weight-complex="normal"/>
    </style:style>
    <style:style style:name="P392"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18efcca" officeooo:paragraph-rsid="018efcca" style:font-size-asian="10.5pt" style:font-style-asian="normal" style:font-weight-asian="normal" style:font-size-complex="12pt" style:font-style-complex="normal" style:font-weight-complex="normal"/>
    </style:style>
    <style:style style:name="P393"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18f257d" officeooo:paragraph-rsid="018f257d" style:font-size-asian="10.5pt" style:font-style-asian="normal" style:font-weight-asian="normal" style:font-size-complex="12pt" style:font-style-complex="normal" style:font-weight-complex="normal"/>
    </style:style>
    <style:style style:name="P394"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18f257d" officeooo:paragraph-rsid="019e5bba" style:font-size-asian="10.5pt" style:font-style-asian="normal" style:font-weight-asian="normal" style:font-size-complex="12pt" style:font-style-complex="normal" style:font-weight-complex="normal"/>
    </style:style>
    <style:style style:name="P395" style:family="paragraph" style:parent-style-name="Standard">
      <loext:graphic-properties draw:fill="none" draw:fill-color="#ffffff" draw:opacity="100%"/>
      <style:paragraph-properties fo:text-align="justify" style:justify-single-word="false" fo:background-color="transparent"/>
      <style:text-properties fo:color="#000000" fo:font-size="9pt" fo:font-style="normal" style:text-underline-style="none" fo:font-weight="normal" officeooo:rsid="019e5bba" officeooo:paragraph-rsid="019e5bba" style:font-size-asian="10.5pt" style:font-style-asian="normal" style:font-weight-asian="normal" style:font-size-complex="12pt" style:font-style-complex="normal" style:font-weight-complex="normal"/>
    </style:style>
    <style:style style:name="P396"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804263" style:font-size-asian="10.5pt" style:font-weight-asian="bold" style:font-size-complex="12pt" style:font-weight-complex="bold"/>
    </style:style>
    <style:style style:name="P397"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839f30" style:font-size-asian="10.5pt" style:font-weight-asian="bold" style:font-size-complex="12pt" style:font-weight-complex="bold"/>
    </style:style>
    <style:style style:name="P398"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8f257d" style:font-size-asian="10.5pt" style:font-weight-asian="bold" style:font-size-complex="12pt" style:font-weight-complex="bold"/>
    </style:style>
    <style:style style:name="P399"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9624f0" style:font-size-asian="10.5pt" style:font-weight-asian="bold" style:font-size-complex="12pt" style:font-weight-complex="bold"/>
    </style:style>
    <style:style style:name="P400"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9e5bba" style:font-size-asian="10.5pt" style:font-weight-asian="bold" style:font-size-complex="12pt" style:font-weight-complex="bold"/>
    </style:style>
    <style:style style:name="P401" style:family="paragraph" style:parent-style-name="Standard">
      <loext:graphic-properties draw:fill="none" draw:fill-color="#ffffff" draw:opacity="100%"/>
      <style:paragraph-properties fo:text-align="justify" style:justify-single-word="false" fo:background-color="transparent"/>
      <style:text-properties fo:color="#00864b" fo:font-size="9pt" style:text-underline-style="none" fo:font-weight="bold" officeooo:rsid="001af0d4" officeooo:paragraph-rsid="01a15689" style:font-size-asian="10.5pt" style:font-weight-asian="bold" style:font-size-complex="12pt" style:font-weight-complex="bold"/>
    </style:style>
    <style:style style:name="P402" style:family="paragraph" style:parent-style-name="corps">
      <style:paragraph-properties fo:text-align="justify" style:justify-single-word="false"/>
      <style:text-properties fo:font-style="normal" officeooo:rsid="013ea82a" officeooo:paragraph-rsid="013ea82a" style:font-style-asian="normal" style:font-style-complex="normal"/>
    </style:style>
    <style:style style:name="P403" style:family="paragraph" style:parent-style-name="corps">
      <style:paragraph-properties fo:text-align="justify" style:justify-single-word="false"/>
      <style:text-properties fo:font-style="normal" officeooo:rsid="012f379d" officeooo:paragraph-rsid="013ea82a" style:font-style-asian="normal" style:font-style-complex="normal"/>
    </style:style>
    <style:style style:name="P404" style:family="paragraph" style:parent-style-name="corps">
      <style:paragraph-properties fo:text-align="justify" style:justify-single-word="false"/>
      <style:text-properties fo:font-style="normal" officeooo:rsid="013fe8b2" officeooo:paragraph-rsid="014116bd" style:font-style-asian="normal" style:font-style-complex="normal"/>
    </style:style>
    <style:style style:name="P405" style:family="paragraph" style:parent-style-name="corps">
      <style:paragraph-properties fo:text-align="justify" style:justify-single-word="false"/>
      <style:text-properties fo:font-style="normal" officeooo:rsid="014116bd" officeooo:paragraph-rsid="014116bd" style:font-style-asian="normal" style:font-style-complex="normal"/>
    </style:style>
    <style:style style:name="P406" style:family="paragraph" style:parent-style-name="corps">
      <style:paragraph-properties fo:text-align="justify" style:justify-single-word="false"/>
      <style:text-properties fo:font-style="normal" officeooo:rsid="0142dc23" officeooo:paragraph-rsid="0142dc23" style:font-style-asian="normal" style:font-style-complex="normal"/>
    </style:style>
    <style:style style:name="P407" style:family="paragraph" style:parent-style-name="corps">
      <style:paragraph-properties fo:text-align="justify" style:justify-single-word="false"/>
      <style:text-properties fo:font-style="normal" officeooo:rsid="0142dc23" officeooo:paragraph-rsid="01488772" style:font-style-asian="normal" style:font-style-complex="normal"/>
    </style:style>
    <style:style style:name="P408" style:family="paragraph" style:parent-style-name="corps">
      <style:paragraph-properties fo:text-align="justify" style:justify-single-word="false"/>
      <style:text-properties fo:font-style="normal" officeooo:rsid="0145fa48" officeooo:paragraph-rsid="0145fa48" style:font-style-asian="normal" style:font-style-complex="normal"/>
    </style:style>
    <style:style style:name="P409" style:family="paragraph" style:parent-style-name="corps">
      <style:paragraph-properties fo:text-align="justify" style:justify-single-word="false"/>
      <style:text-properties fo:font-style="normal" officeooo:rsid="01488772" officeooo:paragraph-rsid="01488772" style:font-style-asian="normal" style:font-style-complex="normal"/>
    </style:style>
    <style:style style:name="P410" style:family="paragraph" style:parent-style-name="corps">
      <style:paragraph-properties fo:text-align="justify" style:justify-single-word="false"/>
      <style:text-properties fo:font-style="normal" officeooo:rsid="014986fd" officeooo:paragraph-rsid="014986fd" style:font-style-asian="normal" style:font-style-complex="normal"/>
    </style:style>
    <style:style style:name="P411" style:family="paragraph" style:parent-style-name="corps">
      <style:paragraph-properties fo:text-align="justify" style:justify-single-word="false"/>
      <style:text-properties style:text-position="0% 100%" style:font-name="FreeMono" officeooo:rsid="0137aa41" officeooo:paragraph-rsid="01350530"/>
    </style:style>
    <style:style style:name="P412" style:family="paragraph" style:parent-style-name="corps">
      <style:paragraph-properties fo:text-align="justify" style:justify-single-word="false"/>
      <style:text-properties style:text-position="0% 100%" style:font-name="FreeMono" officeooo:rsid="013c4f00" officeooo:paragraph-rsid="013c4f00"/>
    </style:style>
    <style:style style:name="P413" style:family="paragraph" style:parent-style-name="corps">
      <style:paragraph-properties fo:text-align="justify" style:justify-single-word="false"/>
      <style:text-properties style:text-position="0% 100%" style:font-name="FreeMono" officeooo:rsid="013dec88" officeooo:paragraph-rsid="013dec88"/>
    </style:style>
    <style:style style:name="P414" style:family="paragraph" style:parent-style-name="corps">
      <style:text-properties style:text-position="0% 100%" style:font-name="FreeMono" fo:font-size="9pt" fo:font-style="normal" fo:font-weight="normal" officeooo:rsid="01200d52" officeooo:paragraph-rsid="00deea2f" fo:background-color="transparent" style:font-size-asian="7.84999990463257pt" style:font-style-asian="normal" style:font-weight-asian="normal" style:font-size-complex="9pt" style:font-style-complex="normal" style:font-weight-complex="normal"/>
    </style:style>
    <style:style style:name="P415" style:family="paragraph" style:parent-style-name="corps">
      <style:text-properties style:text-position="0% 100%" style:font-name="FreeMono" fo:font-size="9pt" fo:font-style="normal" fo:font-weight="normal" officeooo:rsid="01200d52" officeooo:paragraph-rsid="0140e3dc" fo:background-color="transparent" style:font-size-asian="7.84999990463257pt" style:font-style-asian="normal" style:font-weight-asian="normal" style:font-size-complex="9pt" style:font-style-complex="normal" style:font-weight-complex="normal"/>
    </style:style>
    <style:style style:name="P416" style:family="paragraph" style:parent-style-name="corps">
      <style:text-properties style:text-position="0% 100%" style:font-name="FreeMono" fo:font-size="9pt" fo:font-style="normal" fo:font-weight="normal" officeooo:rsid="015246df" officeooo:paragraph-rsid="015246df" fo:background-color="transparent" style:font-size-asian="7.84999990463257pt" style:font-style-asian="normal" style:font-weight-asian="normal" style:font-size-complex="9pt" style:font-style-complex="normal" style:font-weight-complex="normal"/>
    </style:style>
    <style:style style:name="P417" style:family="paragraph" style:parent-style-name="corps">
      <style:text-properties style:text-position="0% 100%" style:font-name="FreeMono" fo:font-size="9pt" fo:font-style="normal" fo:font-weight="normal" officeooo:rsid="018045d0" officeooo:paragraph-rsid="018045d0" fo:background-color="transparent" style:font-size-asian="7.84999990463257pt" style:font-style-asian="normal" style:font-weight-asian="normal" style:font-size-complex="9pt" style:font-style-complex="normal" style:font-weight-complex="normal"/>
    </style:style>
    <style:style style:name="P418" style:family="paragraph" style:parent-style-name="corps">
      <style:text-properties style:text-position="0% 100%" style:font-name="FreeMono" fo:font-size="9pt" fo:font-style="normal" fo:font-weight="normal" officeooo:rsid="018392b4" officeooo:paragraph-rsid="018392b4" fo:background-color="transparent" style:font-size-asian="7.84999990463257pt" style:font-style-asian="normal" style:font-weight-asian="normal" style:font-size-complex="9pt" style:font-style-complex="normal" style:font-weight-complex="normal"/>
    </style:style>
    <style:style style:name="P419" style:family="paragraph" style:parent-style-name="corps">
      <style:text-properties style:text-position="0% 100%" style:font-name="FreeMono" fo:font-size="9pt" fo:font-style="normal" fo:font-weight="normal" officeooo:rsid="018b0cd6" officeooo:paragraph-rsid="018b0cd6" fo:background-color="transparent" style:font-size-asian="7.84999990463257pt" style:font-style-asian="normal" style:font-weight-asian="normal" style:font-size-complex="9pt" style:font-style-complex="normal" style:font-weight-complex="normal"/>
    </style:style>
    <style:style style:name="P420" style:family="paragraph" style:parent-style-name="corps">
      <style:paragraph-properties fo:text-align="justify" style:justify-single-word="false"/>
      <style:text-properties officeooo:rsid="014116bd" officeooo:paragraph-rsid="014116bd"/>
    </style:style>
    <style:style style:name="P421" style:family="paragraph" style:parent-style-name="corps">
      <style:paragraph-properties fo:text-align="justify" style:justify-single-word="false"/>
      <style:text-properties officeooo:rsid="014986fd" officeooo:paragraph-rsid="014986fd"/>
    </style:style>
    <style:style style:name="P422" style:family="paragraph" style:parent-style-name="corps">
      <style:paragraph-properties fo:text-align="justify" style:justify-single-word="false"/>
      <style:text-properties officeooo:rsid="01216a1b" officeooo:paragraph-rsid="01216a1b"/>
    </style:style>
    <style:style style:name="P423" style:family="paragraph" style:parent-style-name="corps">
      <style:paragraph-properties fo:text-align="justify" style:justify-single-word="false"/>
      <style:text-properties officeooo:rsid="014b3f69" officeooo:paragraph-rsid="014b3f69"/>
    </style:style>
    <style:style style:name="P424" style:family="paragraph" style:parent-style-name="corps">
      <style:paragraph-properties fo:text-align="justify" style:justify-single-word="false"/>
      <style:text-properties officeooo:rsid="014b3f69" officeooo:paragraph-rsid="016ad33c"/>
    </style:style>
    <style:style style:name="P425" style:family="paragraph" style:parent-style-name="corps">
      <style:paragraph-properties fo:text-align="justify" style:justify-single-word="false"/>
      <style:text-properties officeooo:rsid="014b3f69" officeooo:paragraph-rsid="01704571"/>
    </style:style>
    <style:style style:name="P426" style:family="paragraph" style:parent-style-name="corps">
      <style:paragraph-properties fo:text-align="justify" style:justify-single-word="false"/>
      <style:text-properties officeooo:rsid="014b3f69" officeooo:paragraph-rsid="017ee453"/>
    </style:style>
    <style:style style:name="P427" style:family="paragraph" style:parent-style-name="corps">
      <style:paragraph-properties fo:text-align="justify" style:justify-single-word="false"/>
      <style:text-properties officeooo:rsid="014d6e4e" officeooo:paragraph-rsid="014d6e4e"/>
    </style:style>
    <style:style style:name="P428" style:family="paragraph" style:parent-style-name="corps">
      <style:paragraph-properties fo:text-align="justify" style:justify-single-word="false"/>
      <style:text-properties officeooo:rsid="014d6e4e" officeooo:paragraph-rsid="01704571"/>
    </style:style>
    <style:style style:name="P429" style:family="paragraph" style:parent-style-name="corps">
      <style:paragraph-properties fo:text-align="justify" style:justify-single-word="false"/>
      <style:text-properties officeooo:rsid="014d6e4e" officeooo:paragraph-rsid="017ceda7"/>
    </style:style>
    <style:style style:name="P430" style:family="paragraph" style:parent-style-name="corps">
      <style:paragraph-properties fo:text-align="justify" style:justify-single-word="false"/>
      <style:text-properties officeooo:rsid="014f06fb" officeooo:paragraph-rsid="014f06fb"/>
    </style:style>
    <style:style style:name="P431" style:family="paragraph" style:parent-style-name="corps">
      <style:paragraph-properties fo:text-align="justify" style:justify-single-word="false"/>
      <style:text-properties officeooo:rsid="014f06fb" officeooo:paragraph-rsid="0177ed24"/>
    </style:style>
    <style:style style:name="P432" style:family="paragraph" style:parent-style-name="corps">
      <style:paragraph-properties fo:text-align="justify" style:justify-single-word="false"/>
      <style:text-properties officeooo:rsid="015246df" officeooo:paragraph-rsid="015246df"/>
    </style:style>
    <style:style style:name="P433" style:family="paragraph" style:parent-style-name="corps">
      <loext:graphic-properties draw:fill="solid" draw:fill-color="#bee3d3" draw:opacity="100%"/>
      <style:paragraph-properties fo:text-align="justify" style:justify-single-word="false" fo:background-color="#bee3d3"/>
      <style:text-properties fo:color="#000000" fo:font-size="9pt" style:text-underline-style="none" fo:font-weight="normal" officeooo:rsid="001af0d4" officeooo:paragraph-rsid="01a027c5" style:font-size-asian="10.5pt" style:font-weight-asian="normal" style:font-size-complex="12pt" style:font-weight-complex="normal"/>
    </style:style>
    <style:style style:name="P434" style:family="paragraph" style:parent-style-name="corps">
      <style:paragraph-properties fo:text-align="justify" style:justify-single-word="false"/>
      <style:text-properties officeooo:rsid="015339cf" officeooo:paragraph-rsid="0154398e"/>
    </style:style>
    <style:style style:name="P435" style:family="paragraph" style:parent-style-name="corps">
      <style:paragraph-properties fo:text-align="justify" style:justify-single-word="false"/>
      <style:text-properties officeooo:rsid="015339cf" officeooo:paragraph-rsid="015f70d5"/>
    </style:style>
    <style:style style:name="P436" style:family="paragraph" style:parent-style-name="corps">
      <style:paragraph-properties fo:text-align="justify" style:justify-single-word="false"/>
      <style:text-properties officeooo:rsid="01560f4d" officeooo:paragraph-rsid="015be1f6"/>
    </style:style>
    <style:style style:name="P437" style:family="paragraph" style:parent-style-name="corps">
      <style:paragraph-properties fo:text-align="justify" style:justify-single-word="false"/>
      <style:text-properties officeooo:rsid="01580093" officeooo:paragraph-rsid="01580093"/>
    </style:style>
    <style:style style:name="P438" style:family="paragraph" style:parent-style-name="corps">
      <style:paragraph-properties fo:text-align="justify" style:justify-single-word="false"/>
      <style:text-properties officeooo:rsid="015f70d5" officeooo:paragraph-rsid="015f70d5"/>
    </style:style>
    <style:style style:name="P439" style:family="paragraph" style:parent-style-name="corps">
      <style:paragraph-properties fo:text-align="justify" style:justify-single-word="false"/>
      <style:text-properties officeooo:rsid="01610f48" officeooo:paragraph-rsid="01610f48"/>
    </style:style>
    <style:style style:name="P440" style:family="paragraph" style:parent-style-name="corps">
      <style:paragraph-properties fo:text-align="justify" style:justify-single-word="false"/>
      <style:text-properties style:text-underline-style="solid" style:text-underline-width="auto" style:text-underline-color="font-color" officeooo:rsid="01610f48" officeooo:paragraph-rsid="01610f48"/>
    </style:style>
    <style:style style:name="P441" style:family="paragraph" style:parent-style-name="corps">
      <style:paragraph-properties fo:text-align="justify" style:justify-single-word="false"/>
      <style:text-properties style:text-underline-style="solid" style:text-underline-width="auto" style:text-underline-color="font-color" officeooo:rsid="01616186" officeooo:paragraph-rsid="01645735"/>
    </style:style>
    <style:style style:name="P442" style:family="paragraph" style:parent-style-name="corps">
      <style:paragraph-properties fo:text-align="justify" style:justify-single-word="false"/>
      <style:text-properties style:text-underline-style="solid" style:text-underline-width="auto" style:text-underline-color="font-color" officeooo:rsid="01740b24" officeooo:paragraph-rsid="01740b24"/>
    </style:style>
    <style:style style:name="P443" style:family="paragraph" style:parent-style-name="corps">
      <style:paragraph-properties fo:text-align="justify" style:justify-single-word="false"/>
      <style:text-properties officeooo:rsid="01616186" officeooo:paragraph-rsid="01616186"/>
    </style:style>
    <style:style style:name="P444" style:family="paragraph" style:parent-style-name="corps">
      <style:paragraph-properties fo:text-align="justify" style:justify-single-word="false"/>
      <style:text-properties officeooo:rsid="01616186" officeooo:paragraph-rsid="01645735"/>
    </style:style>
    <style:style style:name="P445" style:family="paragraph" style:parent-style-name="corps">
      <style:text-properties officeooo:rsid="01635cf1" officeooo:paragraph-rsid="01635cf1"/>
    </style:style>
    <style:style style:name="P446" style:family="paragraph" style:parent-style-name="corps">
      <style:paragraph-properties fo:text-align="justify" style:justify-single-word="false"/>
      <style:text-properties officeooo:rsid="01645735" officeooo:paragraph-rsid="01645735"/>
    </style:style>
    <style:style style:name="P447" style:family="paragraph" style:parent-style-name="corps">
      <style:paragraph-properties fo:text-align="justify" style:justify-single-word="false"/>
      <style:text-properties officeooo:rsid="0167bfbf" officeooo:paragraph-rsid="016c7900"/>
    </style:style>
    <style:style style:name="P448" style:family="paragraph" style:parent-style-name="corps">
      <style:paragraph-properties fo:text-align="justify" style:justify-single-word="false"/>
      <style:text-properties officeooo:rsid="0167bfbf" officeooo:paragraph-rsid="01704571"/>
    </style:style>
    <style:style style:name="P449" style:family="paragraph" style:parent-style-name="corps">
      <style:paragraph-properties fo:text-align="justify" style:justify-single-word="false"/>
      <style:text-properties officeooo:rsid="0169a350" officeooo:paragraph-rsid="0169a350"/>
    </style:style>
    <style:style style:name="P450" style:family="paragraph" style:parent-style-name="corps">
      <style:paragraph-properties fo:text-align="justify" style:justify-single-word="false"/>
      <style:text-properties officeooo:rsid="016ad33c" officeooo:paragraph-rsid="016ad33c"/>
    </style:style>
    <style:style style:name="P451" style:family="paragraph" style:parent-style-name="corps">
      <style:paragraph-properties fo:text-align="justify" style:justify-single-word="false"/>
      <style:text-properties officeooo:rsid="016aed91" officeooo:paragraph-rsid="0176882a"/>
    </style:style>
    <style:style style:name="P452" style:family="paragraph" style:parent-style-name="corps">
      <style:paragraph-properties fo:text-align="justify" style:justify-single-word="false"/>
      <style:text-properties officeooo:rsid="016c7900" officeooo:paragraph-rsid="016c7900"/>
    </style:style>
    <style:style style:name="P453" style:family="paragraph" style:parent-style-name="corps">
      <style:paragraph-properties fo:text-align="justify" style:justify-single-word="false"/>
      <style:text-properties officeooo:rsid="01704571" officeooo:paragraph-rsid="01704571"/>
    </style:style>
    <style:style style:name="P454" style:family="paragraph" style:parent-style-name="corps">
      <style:paragraph-properties fo:text-align="justify" style:justify-single-word="false"/>
      <style:text-properties officeooo:rsid="01704571" officeooo:paragraph-rsid="0170891a"/>
    </style:style>
    <style:style style:name="P455" style:family="paragraph" style:parent-style-name="corps">
      <style:paragraph-properties fo:text-align="justify" style:justify-single-word="false"/>
      <style:text-properties officeooo:rsid="0170891a" officeooo:paragraph-rsid="0170891a"/>
    </style:style>
    <style:style style:name="P456" style:family="paragraph" style:parent-style-name="corps">
      <style:paragraph-properties fo:text-align="justify" style:justify-single-word="false"/>
      <style:text-properties officeooo:rsid="0171e72d" officeooo:paragraph-rsid="0171e72d"/>
    </style:style>
    <style:style style:name="P457" style:family="paragraph" style:parent-style-name="corps">
      <style:paragraph-properties fo:text-align="justify" style:justify-single-word="false"/>
      <style:text-properties officeooo:rsid="01731ff5" officeooo:paragraph-rsid="01731ff5"/>
    </style:style>
    <style:style style:name="P458" style:family="paragraph" style:parent-style-name="corps">
      <style:paragraph-properties fo:text-align="justify" style:justify-single-word="false"/>
      <style:text-properties officeooo:rsid="0173e1ff" officeooo:paragraph-rsid="0173e1ff"/>
    </style:style>
    <style:style style:name="P459" style:family="paragraph" style:parent-style-name="corps">
      <style:paragraph-properties fo:text-align="justify" style:justify-single-word="false"/>
      <style:text-properties officeooo:rsid="01740b24" officeooo:paragraph-rsid="01740b24"/>
    </style:style>
    <style:style style:name="P460" style:family="paragraph" style:parent-style-name="corps">
      <style:paragraph-properties fo:text-align="justify" style:justify-single-word="false"/>
      <style:text-properties officeooo:rsid="01759e10" officeooo:paragraph-rsid="01759e10"/>
    </style:style>
    <style:style style:name="P461" style:family="paragraph" style:parent-style-name="corps">
      <style:paragraph-properties fo:text-align="justify" style:justify-single-word="false"/>
      <style:text-properties officeooo:rsid="0176882a" officeooo:paragraph-rsid="0176882a"/>
    </style:style>
    <style:style style:name="P462" style:family="paragraph" style:parent-style-name="corps">
      <style:paragraph-properties fo:text-align="justify" style:justify-single-word="false"/>
      <style:text-properties officeooo:rsid="0177ed24" officeooo:paragraph-rsid="0177ed24"/>
    </style:style>
    <style:style style:name="P463" style:family="paragraph" style:parent-style-name="corps">
      <style:paragraph-properties fo:text-align="justify" style:justify-single-word="false"/>
      <style:text-properties officeooo:rsid="0179764c" officeooo:paragraph-rsid="0179764c"/>
    </style:style>
    <style:style style:name="P464" style:family="paragraph" style:parent-style-name="corps">
      <style:paragraph-properties fo:text-align="justify" style:justify-single-word="false"/>
      <style:text-properties officeooo:rsid="017a15d9" officeooo:paragraph-rsid="017a15d9"/>
    </style:style>
    <style:style style:name="P465" style:family="paragraph" style:parent-style-name="corps">
      <style:paragraph-properties fo:text-align="justify" style:justify-single-word="false"/>
      <style:text-properties officeooo:rsid="017b9a4d" officeooo:paragraph-rsid="017b9a4d"/>
    </style:style>
    <style:style style:name="P466" style:family="paragraph" style:parent-style-name="corps">
      <style:paragraph-properties fo:text-align="justify" style:justify-single-word="false"/>
      <style:text-properties officeooo:rsid="017c1982" officeooo:paragraph-rsid="017ceda7"/>
    </style:style>
    <style:style style:name="P467" style:family="paragraph" style:parent-style-name="corps">
      <style:paragraph-properties fo:text-align="justify" style:justify-single-word="false"/>
      <style:text-properties officeooo:rsid="017ceda7" officeooo:paragraph-rsid="017ceda7"/>
    </style:style>
    <style:style style:name="P468" style:family="paragraph" style:parent-style-name="corps">
      <style:paragraph-properties fo:text-align="justify" style:justify-single-word="false"/>
      <style:text-properties officeooo:rsid="017ee453" officeooo:paragraph-rsid="017ee453"/>
    </style:style>
    <style:style style:name="P469" style:family="paragraph" style:parent-style-name="corps">
      <style:paragraph-properties fo:text-align="justify" style:justify-single-word="false" fo:break-before="page"/>
      <style:text-properties style:text-position="0% 100%" style:font-name="FreeMono" officeooo:rsid="0137aa41" officeooo:paragraph-rsid="014b33c5"/>
    </style:style>
    <style:style style:name="P470" style:family="paragraph" style:parent-style-name="corps">
      <style:paragraph-properties fo:text-align="center" style:justify-single-word="false" fo:break-before="page"/>
      <style:text-properties fo:color="#000000" style:text-position="0% 100%" style:font-name="FreeMono" fo:font-size="12pt" fo:font-style="normal" fo:font-weight="bold" officeooo:rsid="00707ed4" officeooo:paragraph-rsid="0140e3dc" fo:background-color="transparent" style:font-size-asian="12pt" style:font-style-asian="normal" style:font-weight-asian="bold" style:font-size-complex="12pt" style:font-style-complex="normal" style:font-weight-complex="bold"/>
    </style:style>
    <style:style style:name="P471" style:family="paragraph" style:parent-style-name="partie">
      <style:paragraph-properties fo:text-align="justify" style:justify-single-word="false"/>
      <style:text-properties fo:color="#ffffff" fo:font-size="12pt" fo:font-weight="bold" officeooo:rsid="01216a1b" officeooo:paragraph-rsid="014b33c5" style:font-size-asian="12pt" style:font-weight-asian="bold" style:font-size-complex="12pt" style:font-weight-complex="bold"/>
    </style:style>
    <style:style style:name="P472" style:family="paragraph" style:parent-style-name="List_20_Contents" style:list-style-name="L1">
      <style:paragraph-properties fo:text-align="justify" style:justify-single-word="false"/>
      <style:text-properties officeooo:paragraph-rsid="00fb719a"/>
    </style:style>
    <style:style style:name="P473" style:family="paragraph" style:parent-style-name="List_20_Contents" style:list-style-name="L2">
      <style:paragraph-properties fo:text-align="justify" style:justify-single-word="false"/>
      <style:text-properties style:text-position="0% 100%" style:font-name="FreeMono" fo:font-size="9pt" fo:font-style="normal" fo:font-weight="normal" officeooo:rsid="004e722f" officeooo:paragraph-rsid="00fb719a" style:font-size-asian="7.84999990463257pt" style:font-style-asian="normal" style:font-weight-asian="normal" style:font-size-complex="9pt" style:font-style-complex="normal" style:font-weight-complex="normal"/>
    </style:style>
    <style:style style:name="P474" style:family="paragraph" style:parent-style-name="List_20_Contents" style:list-style-name="L3">
      <style:paragraph-properties fo:text-align="justify" style:justify-single-word="false"/>
      <style:text-properties style:text-position="0% 100%" style:font-name="FreeMono" fo:font-size="9pt" fo:font-style="normal" fo:font-weight="normal" officeooo:rsid="005ce9c7" officeooo:paragraph-rsid="00fb719a" style:font-size-asian="7.84999990463257pt" style:font-style-asian="normal" style:font-weight-asian="normal" style:font-size-complex="9pt" style:font-style-complex="normal" style:font-weight-complex="normal"/>
    </style:style>
    <style:style style:name="P475" style:family="paragraph" style:parent-style-name="List_20_Contents" style:list-style-name="L4">
      <style:paragraph-properties fo:text-align="justify" style:justify-single-word="false"/>
      <style:text-properties style:text-position="0% 100%" style:font-name="FreeMono" fo:font-size="9pt" fo:font-style="normal" fo:font-weight="normal" officeooo:rsid="00580c3c" officeooo:paragraph-rsid="00fb719a" style:font-size-asian="7.84999990463257pt" style:font-style-asian="normal" style:font-weight-asian="normal" style:font-size-complex="9pt" style:font-style-complex="normal" style:font-weight-complex="normal"/>
    </style:style>
    <style:style style:name="P476" style:family="paragraph" style:parent-style-name="List_20_Contents" style:list-style-name="L4">
      <style:paragraph-properties fo:text-align="justify" style:justify-single-word="false"/>
      <style:text-properties style:text-position="0% 100%" style:font-name="FreeMono" fo:font-size="9pt" fo:font-style="normal" fo:font-weight="normal" officeooo:rsid="005a0b52" officeooo:paragraph-rsid="00fb719a" style:font-size-asian="7.84999990463257pt" style:font-style-asian="normal" style:font-weight-asian="normal" style:font-size-complex="9pt" style:font-style-complex="normal" style:font-weight-complex="normal"/>
    </style:style>
    <style:style style:name="P477" style:family="paragraph" style:parent-style-name="List_20_Contents" style:list-style-name="L6">
      <style:paragraph-properties fo:text-align="justify" style:justify-single-word="false"/>
      <style:text-properties style:text-position="0% 100%" style:font-name="FreeMono" fo:font-size="9pt" fo:font-style="normal" fo:font-weight="normal" officeooo:rsid="00944b76" officeooo:paragraph-rsid="01105668" style:font-size-asian="7.84999990463257pt" style:font-style-asian="normal" style:font-weight-asian="normal" style:font-size-complex="9pt" style:font-style-complex="normal" style:font-weight-complex="normal"/>
    </style:style>
    <style:style style:name="P478" style:family="paragraph" style:parent-style-name="List_20_Contents" style:list-style-name="L6">
      <style:paragraph-properties fo:text-align="justify" style:justify-single-word="false"/>
      <style:text-properties style:text-position="0% 100%" style:font-name="FreeMono" fo:font-size="9pt" fo:font-style="normal" fo:font-weight="normal" officeooo:rsid="0095fdf0" officeooo:paragraph-rsid="01105668" style:font-size-asian="7.84999990463257pt" style:font-style-asian="normal" style:font-weight-asian="normal" style:font-size-complex="9pt" style:font-style-complex="normal" style:font-weight-complex="normal"/>
    </style:style>
    <style:style style:name="P479" style:family="paragraph" style:parent-style-name="List_20_Contents" style:list-style-name="L6">
      <loext:graphic-properties draw:fill="none" draw:fill-color="#ffffff" draw:opacity="100%"/>
      <style:paragraph-properties fo:text-align="justify" style:justify-single-word="false" fo:background-color="transparent"/>
      <style:text-properties fo:color="#000000" style:text-position="0% 100%" style:font-name="FreeMono" fo:font-size="9pt" fo:font-style="normal" style:text-underline-style="none" fo:font-weight="normal" officeooo:rsid="0095fdf0" officeooo:paragraph-rsid="01105668" style:font-size-asian="7.84999990463257pt" style:font-style-asian="normal" style:font-weight-asian="normal" style:font-size-complex="9pt" style:font-style-complex="normal" style:font-weight-complex="normal"/>
    </style:style>
    <style:style style:name="P480" style:family="paragraph" style:parent-style-name="List_20_Contents" style:list-style-name="L5">
      <style:paragraph-properties fo:margin-left="0cm" fo:margin-right="0cm" fo:text-align="justify" style:justify-single-word="false" fo:text-indent="0cm" style:auto-text-indent="false"/>
      <style:text-properties style:text-position="0% 100%" style:font-name="FreeMono" fo:font-size="9pt" fo:font-style="normal" fo:font-weight="normal" officeooo:rsid="006c3d4b" officeooo:paragraph-rsid="01105668" style:font-size-asian="7.84999990463257pt" style:font-style-asian="normal" style:font-weight-asian="normal" style:font-size-complex="9pt" style:font-style-complex="normal" style:font-weight-complex="normal"/>
    </style:style>
    <style:style style:name="P481" style:family="paragraph" style:parent-style-name="List_20_Contents" style:list-style-name="L5">
      <style:paragraph-properties fo:margin-left="0cm" fo:margin-right="0cm" fo:text-align="justify" style:justify-single-word="false" fo:text-indent="0cm" style:auto-text-indent="false"/>
      <style:text-properties style:text-position="0% 100%" style:font-name="FreeMono" fo:font-size="9pt" fo:font-style="normal" fo:font-weight="normal" officeooo:rsid="008ef9e3" officeooo:paragraph-rsid="01105668" style:font-size-asian="7.84999990463257pt" style:font-style-asian="normal" style:font-weight-asian="normal" style:font-size-complex="9pt" style:font-style-complex="normal" style:font-weight-complex="normal"/>
    </style:style>
    <style:style style:name="P4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ffff" fo:font-size="12pt" style:text-underline-style="none" fo:font-weight="bold" officeooo:rsid="00186b67" style:font-size-asian="12pt" style:font-weight-asian="bold" style:font-size-complex="12pt" style:font-weight-complex="bold"/>
    </style:style>
    <style:style style:name="T2" style:family="text">
      <style:text-properties fo:color="#ffffff" fo:font-size="12pt" style:text-underline-style="none" fo:font-weight="bold" officeooo:rsid="0019fb82" style:font-size-asian="12pt" style:font-weight-asian="bold" style:font-size-complex="12pt" style:font-weight-complex="bold"/>
    </style:style>
    <style:style style:name="T3" style:family="text">
      <style:text-properties style:text-underline-style="none"/>
    </style:style>
    <style:style style:name="T4" style:family="text">
      <style:text-properties style:text-underline-style="none" officeooo:rsid="0019fb82"/>
    </style:style>
    <style:style style:name="T5" style:family="text">
      <style:text-properties style:text-underline-style="none" officeooo:rsid="001af0d4"/>
    </style:style>
    <style:style style:name="T6" style:family="text">
      <style:text-properties style:text-underline-style="none" officeooo:rsid="00186b67"/>
    </style:style>
    <style:style style:name="T7" style:family="text">
      <style:text-properties style:text-underline-style="none" officeooo:rsid="001cd10f"/>
    </style:style>
    <style:style style:name="T8" style:family="text">
      <style:text-properties style:text-underline-style="none" officeooo:rsid="001de3d3"/>
    </style:style>
    <style:style style:name="T9" style:family="text">
      <style:text-properties style:text-underline-style="none" officeooo:rsid="0067b4eb"/>
    </style:style>
    <style:style style:name="T10" style:family="text">
      <style:text-properties style:text-underline-style="none" officeooo:rsid="006a2216"/>
    </style:style>
    <style:style style:name="T11" style:family="text">
      <style:text-properties style:text-underline-style="none" officeooo:rsid="00f9d7fb"/>
    </style:style>
    <style:style style:name="T12" style:family="text">
      <style:text-properties style:text-underline-style="none" officeooo:rsid="0177ed24"/>
    </style:style>
    <style:style style:name="T13" style:family="text">
      <style:text-properties officeooo:rsid="00203783"/>
    </style:style>
    <style:style style:name="T14" style:family="text">
      <style:text-properties officeooo:rsid="00211fba"/>
    </style:style>
    <style:style style:name="T15" style:family="text">
      <style:text-properties officeooo:rsid="002244c4"/>
    </style:style>
    <style:style style:name="T16" style:family="text">
      <style:text-properties officeooo:rsid="007b20fc" fo:background-color="#bce4e5" loext:char-shading-value="0"/>
    </style:style>
    <style:style style:name="T17" style:family="text">
      <style:text-properties fo:background-color="#bce4e5" loext:char-shading-value="0"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58dd3b" style:font-style-asian="italic" style:font-style-complex="italic"/>
    </style:style>
    <style:style style:name="T21" style:family="text">
      <style:text-properties fo:font-style="italic" officeooo:rsid="00952973" style:font-style-asian="italic" style:font-style-complex="italic"/>
    </style:style>
    <style:style style:name="T22" style:family="text">
      <style:text-properties fo:font-style="italic" officeooo:rsid="00a0f332" style:font-style-asian="italic" style:font-style-complex="italic"/>
    </style:style>
    <style:style style:name="T23" style:family="text">
      <style:text-properties fo:font-style="italic" officeooo:rsid="00a2eba1" style:font-style-asian="italic" style:font-style-complex="italic"/>
    </style:style>
    <style:style style:name="T24" style:family="text">
      <style:text-properties fo:font-style="italic" officeooo:rsid="00a8dbfc" style:font-style-asian="italic" style:font-style-complex="italic"/>
    </style:style>
    <style:style style:name="T25" style:family="text">
      <style:text-properties fo:font-style="italic" officeooo:rsid="00aa5ff1" style:font-style-asian="italic" style:font-style-complex="italic"/>
    </style:style>
    <style:style style:name="T26" style:family="text">
      <style:text-properties fo:font-style="italic" officeooo:rsid="00b76718" style:font-style-asian="italic" style:font-style-complex="italic"/>
    </style:style>
    <style:style style:name="T27" style:family="text">
      <style:text-properties fo:font-style="italic" officeooo:rsid="00c24d6a" style:font-style-asian="italic" style:font-style-complex="italic"/>
    </style:style>
    <style:style style:name="T28" style:family="text">
      <style:text-properties fo:font-style="italic" officeooo:rsid="00c0cae6" style:font-style-asian="italic" style:font-style-complex="italic"/>
    </style:style>
    <style:style style:name="T29" style:family="text">
      <style:text-properties fo:font-style="italic" officeooo:rsid="00d0c3a6" style:font-style-asian="italic" style:font-style-complex="italic"/>
    </style:style>
    <style:style style:name="T30" style:family="text">
      <style:text-properties fo:font-style="italic" officeooo:rsid="00fd8318" style:font-style-asian="italic" style:font-style-complex="italic"/>
    </style:style>
    <style:style style:name="T31" style:family="text">
      <style:text-properties fo:font-style="italic" officeooo:rsid="010cd33a" style:font-style-asian="italic" style:font-style-complex="italic"/>
    </style:style>
    <style:style style:name="T32" style:family="text">
      <style:text-properties fo:font-style="italic" officeooo:rsid="0091ea9c" style:font-style-asian="italic" style:font-style-complex="italic"/>
    </style:style>
    <style:style style:name="T33" style:family="text">
      <style:text-properties fo:font-style="italic" officeooo:rsid="0095fdf0" style:font-style-asian="italic" style:font-style-complex="italic"/>
    </style:style>
    <style:style style:name="T34" style:family="text">
      <style:text-properties fo:font-style="italic" officeooo:rsid="01105668" style:font-style-asian="italic" style:font-style-complex="italic"/>
    </style:style>
    <style:style style:name="T35" style:family="text">
      <style:text-properties fo:font-style="italic" officeooo:rsid="011198c2" style:font-style-asian="italic" style:font-style-complex="italic"/>
    </style:style>
    <style:style style:name="T36" style:family="text">
      <style:text-properties fo:font-style="italic" officeooo:rsid="006d16f6" style:font-style-asian="italic" style:font-style-complex="italic"/>
    </style:style>
    <style:style style:name="T37" style:family="text">
      <style:text-properties fo:font-style="italic" officeooo:rsid="006f8c3b" style:font-style-asian="italic" style:font-style-complex="italic"/>
    </style:style>
    <style:style style:name="T38" style:family="text">
      <style:text-properties fo:font-style="italic" officeooo:rsid="011290c1" style:font-style-asian="italic" style:font-style-complex="italic"/>
    </style:style>
    <style:style style:name="T39" style:family="text">
      <style:text-properties fo:font-style="italic" officeooo:rsid="01169be9" style:font-style-asian="italic" style:font-style-complex="italic"/>
    </style:style>
    <style:style style:name="T40" style:family="text">
      <style:text-properties fo:font-style="italic" officeooo:rsid="00237380" style:font-style-asian="italic" style:font-style-complex="italic"/>
    </style:style>
    <style:style style:name="T41" style:family="text">
      <style:text-properties fo:font-style="italic" officeooo:rsid="0144cef9" style:font-style-asian="italic" style:font-style-complex="italic"/>
    </style:style>
    <style:style style:name="T42" style:family="text">
      <style:text-properties fo:font-style="italic" officeooo:rsid="01616186" style:font-style-asian="italic" style:font-style-complex="italic"/>
    </style:style>
    <style:style style:name="T43" style:family="text">
      <style:text-properties fo:font-style="italic" officeooo:rsid="01833260" style:font-style-asian="italic" style:font-style-complex="italic"/>
    </style:style>
    <style:style style:name="T44" style:family="text">
      <style:text-properties fo:font-style="italic" fo:background-color="#bce4e5" loext:char-shading-value="0" style:font-style-asian="italic" style:font-style-complex="italic"/>
    </style:style>
    <style:style style:name="T45" style:family="text">
      <style:text-properties fo:font-style="italic" officeooo:rsid="0022f91e" fo:background-color="#bce4e5" loext:char-shading-value="0" style:font-style-asian="italic" style:font-style-complex="italic"/>
    </style:style>
    <style:style style:name="T46" style:family="text">
      <style:text-properties fo:font-style="italic" officeooo:rsid="0026708e" fo:background-color="#bce4e5" loext:char-shading-value="0" style:font-style-asian="italic" style:font-style-complex="italic"/>
    </style:style>
    <style:style style:name="T47" style:family="text">
      <style:text-properties fo:font-style="italic" officeooo:rsid="0026a815" fo:background-color="#bce4e5" loext:char-shading-value="0" style:font-style-asian="italic" style:font-style-complex="italic"/>
    </style:style>
    <style:style style:name="T48" style:family="text">
      <style:text-properties fo:font-style="italic" officeooo:rsid="003002bf" fo:background-color="#bce4e5" loext:char-shading-value="0" style:font-style-asian="italic" style:font-style-complex="italic"/>
    </style:style>
    <style:style style:name="T49" style:family="text">
      <style:text-properties fo:font-style="italic" officeooo:rsid="0058dd3b" fo:background-color="#bce4e5" loext:char-shading-value="0" style:font-style-asian="italic" style:font-style-complex="italic"/>
    </style:style>
    <style:style style:name="T50" style:family="text">
      <style:text-properties fo:font-style="italic" officeooo:rsid="0061256c" fo:background-color="#bce4e5" loext:char-shading-value="0" style:font-style-asian="italic" style:font-style-complex="italic"/>
    </style:style>
    <style:style style:name="T51" style:family="text">
      <style:text-properties fo:font-style="italic" officeooo:rsid="007b20fc" fo:background-color="#bce4e5" loext:char-shading-value="0" style:font-style-asian="italic" style:font-style-complex="italic"/>
    </style:style>
    <style:style style:name="T52" style:family="text">
      <style:text-properties fo:font-style="italic" officeooo:rsid="008b82ca" fo:background-color="#bce4e5" loext:char-shading-value="0" style:font-style-asian="italic" style:font-style-complex="italic"/>
    </style:style>
    <style:style style:name="T53" style:family="text">
      <style:text-properties fo:font-style="italic" officeooo:rsid="00952973" fo:background-color="#bce4e5" loext:char-shading-value="0" style:font-style-asian="italic" style:font-style-complex="italic"/>
    </style:style>
    <style:style style:name="T54" style:family="text">
      <style:text-properties fo:font-style="italic" officeooo:rsid="00922c6d" fo:background-color="#bce4e5" loext:char-shading-value="0" style:font-style-asian="italic" style:font-style-complex="italic"/>
    </style:style>
    <style:style style:name="T55" style:family="text">
      <style:text-properties fo:font-style="italic" officeooo:rsid="00a0f332" fo:background-color="#bce4e5" loext:char-shading-value="0" style:font-style-asian="italic" style:font-style-complex="italic"/>
    </style:style>
    <style:style style:name="T56" style:family="text">
      <style:text-properties fo:font-style="italic" officeooo:rsid="00a8dbfc" fo:background-color="#bce4e5" loext:char-shading-value="0" style:font-style-asian="italic" style:font-style-complex="italic"/>
    </style:style>
    <style:style style:name="T57" style:family="text">
      <style:text-properties fo:font-style="italic" officeooo:rsid="00b76718" fo:background-color="#bce4e5" loext:char-shading-value="0" style:font-style-asian="italic" style:font-style-complex="italic"/>
    </style:style>
    <style:style style:name="T58" style:family="text">
      <style:text-properties fo:font-style="italic" officeooo:rsid="00c24d6a" fo:background-color="#bce4e5" loext:char-shading-value="0" style:font-style-asian="italic" style:font-style-complex="italic"/>
    </style:style>
    <style:style style:name="T59" style:family="text">
      <style:text-properties fo:font-style="italic" officeooo:rsid="00f50993" fo:background-color="#bce4e5" loext:char-shading-value="0" style:font-style-asian="italic" style:font-style-complex="italic"/>
    </style:style>
    <style:style style:name="T60" style:family="text">
      <style:text-properties fo:font-style="italic" officeooo:rsid="01105668" fo:background-color="#bce4e5" loext:char-shading-value="0" style:font-style-asian="italic" style:font-style-complex="italic"/>
    </style:style>
    <style:style style:name="T61" style:family="text">
      <style:text-properties fo:font-style="italic" officeooo:rsid="00909836" fo:background-color="#bce4e5" loext:char-shading-value="0" style:font-style-asian="italic" style:font-style-complex="italic"/>
    </style:style>
    <style:style style:name="T62" style:family="text">
      <style:text-properties fo:font-style="italic" officeooo:rsid="0091ea9c" fo:background-color="#bce4e5" loext:char-shading-value="0" style:font-style-asian="italic" style:font-style-complex="italic"/>
    </style:style>
    <style:style style:name="T63" style:family="text">
      <style:text-properties fo:font-style="italic" officeooo:rsid="01208ff6" fo:background-color="#bce4e5" loext:char-shading-value="0" style:font-style-asian="italic" style:font-style-complex="italic"/>
    </style:style>
    <style:style style:name="T64" style:family="text">
      <style:text-properties fo:font-style="italic" fo:background-color="#bce4e5" loext:char-shading-value="0" style:font-style-asian="italic" style:font-style-complex="italic"/>
    </style:style>
    <style:style style:name="T65" style:family="text">
      <style:text-properties fo:font-style="italic" officeooo:rsid="018181af" fo:background-color="#bce4e5" loext:char-shading-value="0" style:font-style-asian="italic" style:font-style-complex="italic"/>
    </style:style>
    <style:style style:name="T66" style:family="text">
      <style:text-properties fo:font-style="italic" officeooo:rsid="01833260" fo:background-color="#bce4e5" loext:char-shading-value="0" style:font-style-asian="italic" style:font-style-complex="italic"/>
    </style:style>
    <style:style style:name="T67" style:family="text">
      <style:text-properties fo:font-style="italic" fo:background-color="#bce4e5" loext:char-shading-value="0" style:font-style-asian="italic" style:font-weight-asian="normal" style:font-style-complex="italic" style:font-weight-complex="normal"/>
    </style:style>
    <style:style style:name="T68" style:family="text">
      <style:text-properties fo:font-style="italic" fo:background-color="transparent" loext:char-shading-value="0" style:font-style-asian="italic" style:font-style-complex="italic"/>
    </style:style>
    <style:style style:name="T69" style:family="text">
      <style:text-properties fo:font-style="italic" style:text-underline-style="none" style:font-style-asian="italic" style:font-style-complex="italic"/>
    </style:style>
    <style:style style:name="T70" style:family="text">
      <style:text-properties fo:font-style="italic" style:text-underline-style="none" fo:background-color="#bce4e5" loext:char-shading-value="0" style:font-style-asian="italic" style:font-style-complex="italic"/>
    </style:style>
    <style:style style:name="T71" style:family="text">
      <style:text-properties fo:font-style="italic" style:text-underline-style="none" officeooo:rsid="00e4ec17" fo:background-color="#bce4e5" loext:char-shading-value="0" style:font-style-asian="italic" style:font-style-complex="italic"/>
    </style:style>
    <style:style style:name="T72" style:family="text">
      <style:text-properties fo:font-style="italic" style:text-underline-style="none" officeooo:rsid="0177ed24" fo:background-color="#bce4e5" loext:char-shading-value="0"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909836" style:font-style-asian="italic" style:font-weight-asian="bold" style:font-style-complex="italic" style:font-weight-complex="bold"/>
    </style:style>
    <style:style style:name="T75" style:family="text">
      <style:text-properties fo:font-style="italic" fo:font-weight="bold" officeooo:rsid="006d16f6" style:font-style-asian="italic" style:font-weight-asian="bold" style:font-style-complex="italic" style:font-weight-complex="bold"/>
    </style:style>
    <style:style style:name="T76" style:family="text">
      <style:text-properties fo:font-style="italic" fo:font-weight="bold" officeooo:rsid="0091ea9c" fo:background-color="#bce4e5" loext:char-shading-value="0"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background-color="#bce4e5" loext:char-shading-value="0" style:font-style-asian="italic" style:font-style-complex="italic"/>
    </style:style>
    <style:style style:name="T78" style:family="text">
      <style:text-properties fo:font-style="italic" fo:background-color="#dfcce4" loext:char-shading-value="0" style:font-style-asian="italic" style:font-style-complex="italic"/>
    </style:style>
    <style:style style:name="T79" style:family="text">
      <style:text-properties officeooo:rsid="0022f91e"/>
    </style:style>
    <style:style style:name="T80" style:family="text">
      <style:text-properties fo:color="#000000" style:text-underline-style="none"/>
    </style:style>
    <style:style style:name="T81" style:family="text">
      <style:text-properties fo:color="#000000" style:text-underline-style="solid" style:text-underline-width="auto" style:text-underline-color="font-color"/>
    </style:style>
    <style:style style:name="T82" style:family="text">
      <style:text-properties officeooo:rsid="0024aa29"/>
    </style:style>
    <style:style style:name="T83" style:family="text">
      <style:text-properties fo:font-style="normal" style:font-style-asian="normal" style:font-style-complex="normal"/>
    </style:style>
    <style:style style:name="T84" style:family="text">
      <style:text-properties fo:font-style="normal" officeooo:rsid="0024aa29" style:font-style-asian="normal" style:font-style-complex="normal"/>
    </style:style>
    <style:style style:name="T85" style:family="text">
      <style:text-properties fo:font-style="normal" officeooo:rsid="0026a815" style:font-style-asian="normal" style:font-style-complex="normal"/>
    </style:style>
    <style:style style:name="T86" style:family="text">
      <style:text-properties fo:font-style="normal" officeooo:rsid="0058dd3b" style:font-style-asian="normal" style:font-style-complex="normal"/>
    </style:style>
    <style:style style:name="T87" style:family="text">
      <style:text-properties fo:font-style="normal" officeooo:rsid="0061963f" style:font-style-asian="normal" style:font-style-complex="normal"/>
    </style:style>
    <style:style style:name="T88" style:family="text">
      <style:text-properties fo:font-style="normal" officeooo:rsid="006373d8" style:font-style-asian="normal" style:font-style-complex="normal"/>
    </style:style>
    <style:style style:name="T89" style:family="text">
      <style:text-properties fo:font-style="normal" officeooo:rsid="00660e0c" style:font-style-asian="normal" style:font-style-complex="normal"/>
    </style:style>
    <style:style style:name="T90" style:family="text">
      <style:text-properties fo:font-style="normal" officeooo:rsid="00678299" style:font-style-asian="normal" style:font-style-complex="normal"/>
    </style:style>
    <style:style style:name="T91" style:family="text">
      <style:text-properties fo:font-style="normal" officeooo:rsid="0061256c" style:font-style-asian="normal" style:font-style-complex="normal"/>
    </style:style>
    <style:style style:name="T92" style:family="text">
      <style:text-properties fo:font-style="normal" officeooo:rsid="008b82ca" style:font-style-asian="normal" style:font-style-complex="normal"/>
    </style:style>
    <style:style style:name="T93" style:family="text">
      <style:text-properties fo:font-style="normal" officeooo:rsid="009310fa" style:font-style-asian="normal" style:font-style-complex="normal"/>
    </style:style>
    <style:style style:name="T94" style:family="text">
      <style:text-properties fo:font-style="normal" officeooo:rsid="00952973" style:font-style-asian="normal" style:font-style-complex="normal"/>
    </style:style>
    <style:style style:name="T95" style:family="text">
      <style:text-properties fo:font-style="normal" officeooo:rsid="00922c6d" style:font-style-asian="normal" style:font-style-complex="normal"/>
    </style:style>
    <style:style style:name="T96" style:family="text">
      <style:text-properties fo:font-style="normal" officeooo:rsid="009ae741" style:font-style-asian="normal" style:font-style-complex="normal"/>
    </style:style>
    <style:style style:name="T97" style:family="text">
      <style:text-properties fo:font-style="normal" officeooo:rsid="00d80104" style:font-style-asian="normal" style:font-style-complex="normal"/>
    </style:style>
    <style:style style:name="T98" style:family="text">
      <style:text-properties fo:font-style="normal" officeooo:rsid="00fd8318" style:font-style-asian="normal" style:font-style-complex="normal"/>
    </style:style>
    <style:style style:name="T99" style:family="text">
      <style:text-properties fo:font-style="normal" officeooo:rsid="01249de2" style:font-style-asian="normal" style:font-style-complex="normal"/>
    </style:style>
    <style:style style:name="T100" style:family="text">
      <style:text-properties fo:font-style="normal" officeooo:rsid="0125db8b" style:font-style-asian="normal" style:font-style-complex="normal"/>
    </style:style>
    <style:style style:name="T101" style:family="text">
      <style:text-properties fo:font-style="normal" officeooo:rsid="0126e996" style:font-style-asian="normal" style:font-style-complex="normal"/>
    </style:style>
    <style:style style:name="T102" style:family="text">
      <style:text-properties fo:font-style="normal" officeooo:rsid="0128ace4" style:font-style-asian="normal" style:font-style-complex="normal"/>
    </style:style>
    <style:style style:name="T103" style:family="text">
      <style:text-properties fo:font-style="normal" officeooo:rsid="012bba7b" style:font-style-asian="normal" style:font-style-complex="normal"/>
    </style:style>
    <style:style style:name="T104" style:family="text">
      <style:text-properties fo:font-style="normal" officeooo:rsid="012ccec9" style:font-style-asian="normal" style:font-style-complex="normal"/>
    </style:style>
    <style:style style:name="T105" style:family="text">
      <style:text-properties fo:font-style="normal" officeooo:rsid="013ea82a" style:font-style-asian="normal" style:font-style-complex="normal"/>
    </style:style>
    <style:style style:name="T106" style:family="text">
      <style:text-properties fo:font-style="normal" officeooo:rsid="015045ce" style:font-style-asian="normal" style:font-style-complex="normal"/>
    </style:style>
    <style:style style:name="T107" style:family="text">
      <style:text-properties fo:font-style="normal" officeooo:rsid="015339cf" style:font-style-asian="normal" style:font-style-complex="normal"/>
    </style:style>
    <style:style style:name="T108" style:family="text">
      <style:text-properties fo:font-style="normal" officeooo:rsid="01616186" style:font-style-asian="normal" style:font-style-complex="normal"/>
    </style:style>
    <style:style style:name="T109" style:family="text">
      <style:text-properties fo:font-style="normal" officeooo:rsid="014f06fb" style:font-style-asian="normal" style:font-style-complex="normal"/>
    </style:style>
    <style:style style:name="T110" style:family="text">
      <style:text-properties fo:font-style="normal" officeooo:rsid="017ceda7" style:font-style-asian="normal" style:font-style-complex="normal"/>
    </style:style>
    <style:style style:name="T111" style:family="text">
      <style:text-properties fo:font-style="normal" officeooo:rsid="018181af"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61963f" style:font-style-asian="normal" style:font-weight-asian="bold" style:font-style-complex="normal" style:font-weight-complex="bold"/>
    </style:style>
    <style:style style:name="T114" style:family="text">
      <style:text-properties fo:font-style="normal" fo:font-weight="bold" officeooo:rsid="00952973" style:font-style-asian="normal" style:font-weight-asian="bold" style:font-style-complex="normal" style:font-weight-complex="bold"/>
    </style:style>
    <style:style style:name="T115" style:family="text">
      <style:text-properties fo:font-style="normal" style:text-underline-style="solid" style:text-underline-width="auto" style:text-underline-color="font-color" style:font-style-asian="normal" style:font-style-complex="normal"/>
    </style:style>
    <style:style style:name="T116" style:family="text">
      <style:text-properties fo:font-style="normal" style:text-underline-style="solid" style:text-underline-width="auto" style:text-underline-color="font-color" officeooo:rsid="009310fa" style:font-style-asian="normal" style:font-style-complex="normal"/>
    </style:style>
    <style:style style:name="T117" style:family="text">
      <style:text-properties fo:font-style="normal" style:text-underline-style="solid" style:text-underline-width="auto" style:text-underline-color="font-color" officeooo:rsid="015045ce" style:font-style-asian="normal" style:font-style-complex="normal"/>
    </style:style>
    <style:style style:name="T118" style:family="text">
      <style:text-properties fo:font-style="normal" officeooo:rsid="0026708e" fo:background-color="transparent" loext:char-shading-value="0" style:font-style-asian="normal" style:font-style-complex="normal"/>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e4ec17" style:font-style-asian="normal" style:font-style-complex="normal"/>
    </style:style>
    <style:style style:name="T121" style:family="text">
      <style:text-properties fo:font-style="normal" style:text-underline-style="none" officeooo:rsid="00e529d6" style:font-style-asian="normal" style:font-style-complex="normal"/>
    </style:style>
    <style:style style:name="T122" style:family="text">
      <style:text-properties fo:font-style="normal" style:text-underline-style="none" officeooo:rsid="00e709b3" style:font-style-asian="normal" style:font-style-complex="normal"/>
    </style:style>
    <style:style style:name="T123" style:family="text">
      <style:text-properties fo:font-style="normal" style:text-underline-style="none" officeooo:rsid="00e9641f" style:font-style-asian="normal" style:font-style-complex="normal"/>
    </style:style>
    <style:style style:name="T124" style:family="text">
      <style:text-properties fo:font-style="normal" style:text-underline-style="none" fo:font-weight="bold" style:font-style-asian="normal" style:font-weight-asian="bold" style:font-style-complex="normal" style:font-weight-complex="bold"/>
    </style:style>
    <style:style style:name="T125" style:family="text">
      <style:text-properties fo:font-style="normal" style:text-underline-style="none" fo:font-weight="bold" officeooo:rsid="00e529d6" style:font-style-asian="normal" style:font-weight-asian="bold" style:font-style-complex="normal" style:font-weight-complex="bold"/>
    </style:style>
    <style:style style:name="T126" style:family="text">
      <style:text-properties fo:font-weight="bold"/>
    </style:style>
    <style:style style:name="T127" style:family="text">
      <style:text-properties fo:font-weight="bold" style:font-weight-asian="bold" style:font-weight-complex="bold"/>
    </style:style>
    <style:style style:name="T128" style:family="text">
      <style:text-properties fo:font-weight="bold" officeooo:rsid="002f48fe" style:font-weight-asian="bold" style:font-weight-complex="bold"/>
    </style:style>
    <style:style style:name="T129" style:family="text">
      <style:text-properties fo:font-weight="bold" officeooo:rsid="0040de62" style:font-weight-asian="bold" style:font-weight-complex="bold"/>
    </style:style>
    <style:style style:name="T130" style:family="text">
      <style:text-properties fo:font-weight="bold" officeooo:rsid="0058dd3b" style:font-weight-asian="bold" style:font-weight-complex="bold"/>
    </style:style>
    <style:style style:name="T131" style:family="text">
      <style:text-properties fo:font-weight="bold" officeooo:rsid="005d173a" style:font-weight-asian="bold" style:font-weight-complex="bold"/>
    </style:style>
    <style:style style:name="T132" style:family="text">
      <style:text-properties fo:font-weight="bold" officeooo:rsid="0057bb50" style:font-weight-asian="bold" style:font-weight-complex="bold"/>
    </style:style>
    <style:style style:name="T133" style:family="text">
      <style:text-properties fo:font-weight="bold" officeooo:rsid="006e8da0" style:font-weight-asian="bold" style:font-weight-complex="bold"/>
    </style:style>
    <style:style style:name="T134" style:family="text">
      <style:text-properties fo:font-weight="bold" officeooo:rsid="008dabd5" style:font-weight-asian="bold" style:font-weight-complex="bold"/>
    </style:style>
    <style:style style:name="T135" style:family="text">
      <style:text-properties fo:font-weight="bold" officeooo:rsid="00a8dbfc" style:font-weight-asian="bold" style:font-weight-complex="bold"/>
    </style:style>
    <style:style style:name="T136" style:family="text">
      <style:text-properties fo:font-weight="bold" officeooo:rsid="00aa5ff1" style:font-weight-asian="bold" style:font-weight-complex="bold"/>
    </style:style>
    <style:style style:name="T137" style:family="text">
      <style:text-properties fo:font-weight="bold" officeooo:rsid="00b5faf8" style:font-weight-asian="bold" style:font-weight-complex="bold"/>
    </style:style>
    <style:style style:name="T138" style:family="text">
      <style:text-properties fo:font-weight="bold" officeooo:rsid="00f50993" style:font-weight-asian="bold" style:font-weight-complex="bold"/>
    </style:style>
    <style:style style:name="T139" style:family="text">
      <style:text-properties fo:font-weight="bold" officeooo:rsid="00fad784" style:font-weight-asian="bold" style:font-weight-complex="bold"/>
    </style:style>
    <style:style style:name="T140" style:family="text">
      <style:text-properties fo:font-weight="bold" officeooo:rsid="0079e653" style:font-weight-asian="bold" style:font-weight-complex="bold"/>
    </style:style>
    <style:style style:name="T141" style:family="text">
      <style:text-properties fo:font-weight="bold" officeooo:rsid="00f05a35"/>
    </style:style>
    <style:style style:name="T142" style:family="text">
      <style:text-properties style:text-underline-style="solid" style:text-underline-width="auto" style:text-underline-color="font-color"/>
    </style:style>
    <style:style style:name="T143" style:family="text">
      <style:text-properties style:text-underline-style="solid" style:text-underline-width="auto" style:text-underline-color="font-color" officeooo:rsid="003740ea"/>
    </style:style>
    <style:style style:name="T144" style:family="text">
      <style:text-properties style:text-underline-style="solid" style:text-underline-width="auto" style:text-underline-color="font-color" officeooo:rsid="003cd553"/>
    </style:style>
    <style:style style:name="T145" style:family="text">
      <style:text-properties style:text-underline-style="solid" style:text-underline-width="auto" style:text-underline-color="font-color" officeooo:rsid="0040de62"/>
    </style:style>
    <style:style style:name="T146" style:family="text">
      <style:text-properties style:text-underline-style="solid" style:text-underline-width="auto" style:text-underline-color="font-color" officeooo:rsid="00a390bb"/>
    </style:style>
    <style:style style:name="T147" style:family="text">
      <style:text-properties style:text-underline-style="solid" style:text-underline-width="auto" style:text-underline-color="font-color" officeooo:rsid="00c24d6a"/>
    </style:style>
    <style:style style:name="T148" style:family="text">
      <style:text-properties style:text-underline-style="solid" style:text-underline-width="auto" style:text-underline-color="font-color" officeooo:rsid="00c70907"/>
    </style:style>
    <style:style style:name="T149" style:family="text">
      <style:text-properties style:text-underline-style="solid" style:text-underline-width="auto" style:text-underline-color="font-color" officeooo:rsid="00d9e7ad"/>
    </style:style>
    <style:style style:name="T150" style:family="text">
      <style:text-properties style:text-underline-style="solid" style:text-underline-width="auto" style:text-underline-color="font-color" fo:background-color="transparent" loext:char-shading-value="0"/>
    </style:style>
    <style:style style:name="T151" style:family="text">
      <style:text-properties style:text-underline-style="solid" style:text-underline-width="auto" style:text-underline-color="font-color" officeooo:rsid="00fb719a"/>
    </style:style>
    <style:style style:name="T152" style:family="text">
      <style:text-properties style:text-underline-style="solid" style:text-underline-width="auto" style:text-underline-color="font-color" officeooo:rsid="00fc14cc"/>
    </style:style>
    <style:style style:name="T153" style:family="text">
      <style:text-properties officeooo:rsid="0026a815"/>
    </style:style>
    <style:style style:name="T154" style:family="text">
      <style:text-properties style:text-position="sub 58%"/>
    </style:style>
    <style:style style:name="T155" style:family="text">
      <style:text-properties style:text-position="sub 58%" officeooo:rsid="002da680"/>
    </style:style>
    <style:style style:name="T156" style:family="text">
      <style:text-properties style:text-position="sub 58%" officeooo:rsid="002e0a79"/>
    </style:style>
    <style:style style:name="T157" style:family="text">
      <style:text-properties style:text-position="sub 58%" officeooo:rsid="003e6c4f"/>
    </style:style>
    <style:style style:name="T158" style:family="text">
      <style:text-properties style:text-position="sub 58%" officeooo:rsid="0040de62"/>
    </style:style>
    <style:style style:name="T159" style:family="text">
      <style:text-properties style:text-position="sub 58%" fo:font-style="normal" style:font-style-asian="normal" style:font-style-complex="normal"/>
    </style:style>
    <style:style style:name="T160" style:family="text">
      <style:text-properties style:text-position="sub 58%" fo:font-style="normal" officeooo:rsid="008e77d4" style:font-style-asian="normal" style:font-style-complex="normal"/>
    </style:style>
    <style:style style:name="T161" style:family="text">
      <style:text-properties style:text-position="sub 58%" fo:font-style="normal" style:text-underline-style="none" style:font-style-asian="normal" style:font-style-complex="normal"/>
    </style:style>
    <style:style style:name="T162" style:family="text">
      <style:text-properties style:text-position="sub 58%" officeooo:rsid="00d9e7ad"/>
    </style:style>
    <style:style style:name="T163" style:family="text">
      <style:text-properties style:text-position="sub 58%" officeooo:rsid="01233d62"/>
    </style:style>
    <style:style style:name="T164" style:family="text">
      <style:text-properties style:text-position="sub 58%" fo:font-style="italic" style:font-style-asian="italic" style:font-style-complex="italic"/>
    </style:style>
    <style:style style:name="T165" style:family="text">
      <style:text-properties style:text-position="sub 58%" officeooo:rsid="005ae462"/>
    </style:style>
    <style:style style:name="T166" style:family="text">
      <style:text-properties style:text-position="sub 58%" style:font-name="FreeMono"/>
    </style:style>
    <style:style style:name="T167" style:family="text">
      <style:text-properties style:text-position="sub 58%" style:font-name="FreeMono" fo:font-size="9pt" fo:letter-spacing="normal" fo:font-style="normal" fo:font-weight="normal" officeooo:rsid="003a57a0" style:letter-kerning="true" style:font-size-asian="7.80000019073486pt" style:font-style-asian="normal" style:font-weight-asian="normal" style:font-size-complex="9pt" style:font-style-complex="normal" style:font-weight-complex="normal"/>
    </style:style>
    <style:style style:name="T168" style:family="text">
      <style:text-properties style:text-position="sub 58%" style:font-name="FreeMono" officeooo:rsid="0137aa41"/>
    </style:style>
    <style:style style:name="T169" style:family="text">
      <style:text-properties style:text-position="sub 58%" officeooo:rsid="004aa614"/>
    </style:style>
    <style:style style:name="T170" style:family="text">
      <style:text-properties style:text-position="sub 58%" officeooo:rsid="0049165a"/>
    </style:style>
    <style:style style:name="T171" style:family="text">
      <style:text-properties style:text-position="sub 58%" officeooo:rsid="01022b81"/>
    </style:style>
    <style:style style:name="T172" style:family="text">
      <style:text-properties style:text-position="sub 58%" officeooo:rsid="004ba5f8"/>
    </style:style>
    <style:style style:name="T173" style:family="text">
      <style:text-properties style:text-position="sub 58%" officeooo:rsid="004f7419"/>
    </style:style>
    <style:style style:name="T174" style:family="text">
      <style:text-properties style:text-position="sub 58%" officeooo:rsid="0047b004"/>
    </style:style>
    <style:style style:name="T175" style:family="text">
      <style:text-properties style:text-position="sub 58%" officeooo:rsid="00529845"/>
    </style:style>
    <style:style style:name="T176" style:family="text">
      <style:text-properties style:text-position="sub 58%" officeooo:rsid="0033c78d"/>
    </style:style>
    <style:style style:name="T177" style:family="text">
      <style:text-properties style:text-position="sub 58%" officeooo:rsid="0067c58e"/>
    </style:style>
    <style:style style:name="T178" style:family="text">
      <style:text-properties style:text-position="0% 100%"/>
    </style:style>
    <style:style style:name="T179" style:family="text">
      <style:text-properties style:text-position="0% 100%" style:text-underline-style="solid" style:text-underline-width="auto" style:text-underline-color="font-color"/>
    </style:style>
    <style:style style:name="T180" style:family="text">
      <style:text-properties style:text-position="0% 100%" style:text-underline-style="solid" style:text-underline-width="auto" style:text-underline-color="font-color" officeooo:rsid="003e6c4f"/>
    </style:style>
    <style:style style:name="T181" style:family="text">
      <style:text-properties style:text-position="0% 100%" style:text-underline-style="solid" style:text-underline-width="auto" style:text-underline-color="font-color" officeooo:rsid="003f2a9f"/>
    </style:style>
    <style:style style:name="T182" style:family="text">
      <style:text-properties style:text-position="0% 100%" style:text-underline-style="solid" style:text-underline-width="auto" style:text-underline-color="font-color" officeooo:rsid="01839f30"/>
    </style:style>
    <style:style style:name="T183" style:family="text">
      <style:text-properties style:text-position="0% 100%" style:text-underline-style="solid" style:text-underline-width="auto" style:text-underline-color="font-color" officeooo:rsid="019e5bba"/>
    </style:style>
    <style:style style:name="T184" style:family="text">
      <style:text-properties style:text-position="0% 100%" style:text-underline-style="solid" style:text-underline-width="auto" style:text-underline-color="font-color" officeooo:rsid="018b0cd6"/>
    </style:style>
    <style:style style:name="T185" style:family="text">
      <style:text-properties style:text-position="0% 100%" fo:font-style="italic" style:font-style-asian="italic" style:font-style-complex="italic"/>
    </style:style>
    <style:style style:name="T186" style:family="text">
      <style:text-properties style:text-position="0% 100%" fo:font-style="italic" officeooo:rsid="005451d5" style:font-style-asian="italic" style:font-style-complex="italic"/>
    </style:style>
    <style:style style:name="T187" style:family="text">
      <style:text-properties style:text-position="0% 100%" fo:font-style="italic" officeooo:rsid="00d9e7ad" style:font-style-asian="italic" style:font-style-complex="italic"/>
    </style:style>
    <style:style style:name="T188" style:family="text">
      <style:text-properties style:text-position="0% 100%" fo:font-style="italic" officeooo:rsid="01839f30" style:font-style-asian="italic" style:font-style-complex="italic"/>
    </style:style>
    <style:style style:name="T189" style:family="text">
      <style:text-properties style:text-position="0% 100%" fo:font-style="italic" officeooo:rsid="018b0cd6" style:font-style-asian="italic" style:font-style-complex="italic"/>
    </style:style>
    <style:style style:name="T190" style:family="text">
      <style:text-properties style:text-position="0% 100%" fo:font-style="italic" fo:background-color="#bce4e5" loext:char-shading-value="0" style:font-style-asian="italic" style:font-style-complex="italic"/>
    </style:style>
    <style:style style:name="T191" style:family="text">
      <style:text-properties style:text-position="0% 100%" fo:font-style="italic" officeooo:rsid="003f2a9f" fo:background-color="#bce4e5" loext:char-shading-value="0" style:font-style-asian="italic" style:font-style-complex="italic"/>
    </style:style>
    <style:style style:name="T192" style:family="text">
      <style:text-properties style:text-position="0% 100%" fo:font-style="italic" officeooo:rsid="0052ac62" fo:background-color="#bce4e5" loext:char-shading-value="0" style:font-style-asian="italic" style:font-style-complex="italic"/>
    </style:style>
    <style:style style:name="T193" style:family="text">
      <style:text-properties style:text-position="0% 100%" fo:font-style="italic" officeooo:rsid="005451d5" fo:background-color="#bce4e5" loext:char-shading-value="0" style:font-style-asian="italic" style:font-style-complex="italic"/>
    </style:style>
    <style:style style:name="T194" style:family="text">
      <style:text-properties style:text-position="0% 100%" fo:font-style="italic" officeooo:rsid="00d9e7ad" fo:background-color="#bce4e5" loext:char-shading-value="0" style:font-style-asian="italic" style:font-style-complex="italic"/>
    </style:style>
    <style:style style:name="T195" style:family="text">
      <style:text-properties style:text-position="0% 100%" fo:font-style="italic" officeooo:rsid="018b0cd6" fo:background-color="#bce4e5" loext:char-shading-value="0" style:font-style-asian="italic" style:font-style-complex="italic"/>
    </style:style>
    <style:style style:name="T196" style:family="text">
      <style:text-properties style:text-position="0% 100%" fo:font-style="italic" fo:background-color="#bce4e5" loext:char-shading-value="0" style:font-style-asian="italic" style:font-style-complex="italic"/>
    </style:style>
    <style:style style:name="T197" style:family="text">
      <style:text-properties style:text-position="0% 100%" fo:font-style="italic" fo:font-weight="bold" officeooo:rsid="00d9e7ad" style:font-style-asian="italic" style:font-weight-asian="bold" style:font-style-complex="italic" style:font-weight-complex="bold"/>
    </style:style>
    <style:style style:name="T198" style:family="text">
      <style:text-properties style:text-position="0% 100%" fo:font-style="italic" style:text-underline-style="none" style:font-style-asian="italic" style:font-style-complex="italic"/>
    </style:style>
    <style:style style:name="T199" style:family="text">
      <style:text-properties style:text-position="0% 100%" fo:font-style="italic" style:text-underline-style="none" fo:background-color="#bce4e5" loext:char-shading-value="0" style:font-style-asian="italic" style:font-style-complex="italic"/>
    </style:style>
    <style:style style:name="T200" style:family="text">
      <style:text-properties style:text-position="0% 100%" officeooo:rsid="002e0a79"/>
    </style:style>
    <style:style style:name="T201" style:family="text">
      <style:text-properties style:text-position="0% 100%" fo:font-style="normal" style:font-style-asian="normal" style:font-style-complex="normal"/>
    </style:style>
    <style:style style:name="T202" style:family="text">
      <style:text-properties style:text-position="0% 100%" fo:font-style="normal" officeooo:rsid="00d6fe95" style:font-style-asian="normal" style:font-style-complex="normal"/>
    </style:style>
    <style:style style:name="T203" style:family="text">
      <style:text-properties style:text-position="0% 100%" fo:font-style="normal" officeooo:rsid="00d9e7ad" style:font-style-asian="normal" style:font-style-complex="normal"/>
    </style:style>
    <style:style style:name="T204" style:family="text">
      <style:text-properties style:text-position="0% 100%" fo:font-style="normal" officeooo:rsid="014c219c" style:font-style-asian="normal" style:font-style-complex="normal"/>
    </style:style>
    <style:style style:name="T205" style:family="text">
      <style:text-properties style:text-position="0% 100%" fo:font-style="normal" officeooo:rsid="014d6e4e" style:font-style-asian="normal" style:font-style-complex="normal"/>
    </style:style>
    <style:style style:name="T206" style:family="text">
      <style:text-properties style:text-position="0% 100%" fo:font-style="normal" officeooo:rsid="01839f30" style:font-style-asian="normal" style:font-style-complex="normal"/>
    </style:style>
    <style:style style:name="T207" style:family="text">
      <style:text-properties style:text-position="0% 100%" fo:font-style="normal" officeooo:rsid="01804263" style:font-style-asian="normal" style:font-style-complex="normal"/>
    </style:style>
    <style:style style:name="T208" style:family="text">
      <style:text-properties style:text-position="0% 100%" fo:font-style="normal" officeooo:rsid="018b0cd6" style:font-style-asian="normal" style:font-style-complex="normal"/>
    </style:style>
    <style:style style:name="T209" style:family="text">
      <style:text-properties style:text-position="0% 100%" fo:font-style="normal" officeooo:rsid="018f257d" style:font-style-asian="normal" style:font-style-complex="normal"/>
    </style:style>
    <style:style style:name="T210" style:family="text">
      <style:text-properties style:text-position="0% 100%" fo:font-style="normal" officeooo:rsid="0190b60f" style:font-style-asian="normal" style:font-style-complex="normal"/>
    </style:style>
    <style:style style:name="T211" style:family="text">
      <style:text-properties style:text-position="0% 100%" fo:font-style="normal" officeooo:rsid="019263c8" style:font-style-asian="normal" style:font-style-complex="normal"/>
    </style:style>
    <style:style style:name="T212" style:family="text">
      <style:text-properties style:text-position="0% 100%" fo:font-style="normal" officeooo:rsid="01926e78" style:font-style-asian="normal" style:font-style-complex="normal"/>
    </style:style>
    <style:style style:name="T213" style:family="text">
      <style:text-properties style:text-position="0% 100%" fo:font-style="normal" officeooo:rsid="01945960" style:font-style-asian="normal" style:font-style-complex="normal"/>
    </style:style>
    <style:style style:name="T214" style:family="text">
      <style:text-properties style:text-position="0% 100%" fo:font-style="normal" officeooo:rsid="0196b7d4" style:font-style-asian="normal" style:font-style-complex="normal"/>
    </style:style>
    <style:style style:name="T215" style:family="text">
      <style:text-properties style:text-position="0% 100%" fo:font-style="normal" officeooo:rsid="0198a437" style:font-style-asian="normal" style:font-style-complex="normal"/>
    </style:style>
    <style:style style:name="T216" style:family="text">
      <style:text-properties style:text-position="0% 100%" fo:font-style="normal" officeooo:rsid="0198c1c9" style:font-style-asian="normal" style:font-style-complex="normal"/>
    </style:style>
    <style:style style:name="T217" style:family="text">
      <style:text-properties style:text-position="0% 100%" fo:font-style="normal" officeooo:rsid="019a6d81" style:font-style-asian="normal" style:font-style-complex="normal"/>
    </style:style>
    <style:style style:name="T218" style:family="text">
      <style:text-properties style:text-position="0% 100%" fo:font-style="normal" officeooo:rsid="019bf3ed" style:font-style-asian="normal" style:font-style-complex="normal"/>
    </style:style>
    <style:style style:name="T219" style:family="text">
      <style:text-properties style:text-position="0% 100%" fo:font-style="normal" officeooo:rsid="019e5bba" style:font-style-asian="normal" style:font-style-complex="normal"/>
    </style:style>
    <style:style style:name="T220" style:family="text">
      <style:text-properties style:text-position="0% 100%" fo:font-style="normal" style:text-underline-style="solid" style:text-underline-width="auto" style:text-underline-color="font-color" style:font-style-asian="normal" style:font-style-complex="normal"/>
    </style:style>
    <style:style style:name="T221" style:family="text">
      <style:text-properties style:text-position="0% 100%" fo:font-style="normal" style:text-underline-style="none" style:font-style-asian="normal" style:font-style-complex="normal"/>
    </style:style>
    <style:style style:name="T222" style:family="text">
      <style:text-properties style:text-position="0% 100%" fo:font-style="normal" style:text-underline-style="none" officeooo:rsid="00eda170" style:font-style-asian="normal" style:font-style-complex="normal"/>
    </style:style>
    <style:style style:name="T223" style:family="text">
      <style:text-properties style:text-position="0% 100%" fo:font-style="normal" fo:font-weight="bold" style:font-style-asian="normal" style:font-weight-asian="bold" style:font-style-complex="normal" style:font-weight-complex="bold"/>
    </style:style>
    <style:style style:name="T224" style:family="text">
      <style:text-properties style:text-position="0% 100%" fo:font-weight="bold" style:font-weight-asian="bold" style:font-weight-complex="bold"/>
    </style:style>
    <style:style style:name="T225" style:family="text">
      <style:text-properties style:text-position="0% 100%" fo:font-weight="bold" officeooo:rsid="00d9e7ad" style:font-weight-asian="bold" style:font-weight-complex="bold"/>
    </style:style>
    <style:style style:name="T226" style:family="text">
      <style:text-properties style:text-position="0% 100%" officeooo:rsid="003e6c4f"/>
    </style:style>
    <style:style style:name="T227" style:family="text">
      <style:text-properties style:text-position="0% 100%" officeooo:rsid="003f240f"/>
    </style:style>
    <style:style style:name="T228" style:family="text">
      <style:text-properties style:text-position="0% 100%" officeooo:rsid="003f2a9f"/>
    </style:style>
    <style:style style:name="T229" style:family="text">
      <style:text-properties style:text-position="0% 100%" officeooo:rsid="0050679f"/>
    </style:style>
    <style:style style:name="T230" style:family="text">
      <style:text-properties style:text-position="0% 100%" officeooo:rsid="0051db33"/>
    </style:style>
    <style:style style:name="T231" style:family="text">
      <style:text-properties style:text-position="0% 100%" officeooo:rsid="0052ac62"/>
    </style:style>
    <style:style style:name="T232" style:family="text">
      <style:text-properties style:text-position="0% 100%" officeooo:rsid="005c9391"/>
    </style:style>
    <style:style style:name="T233" style:family="text">
      <style:text-properties style:text-position="0% 100%" officeooo:rsid="00a4ee45"/>
    </style:style>
    <style:style style:name="T234" style:family="text">
      <style:text-properties style:text-position="0% 100%" officeooo:rsid="00b1efe9"/>
    </style:style>
    <style:style style:name="T235" style:family="text">
      <style:text-properties style:text-position="0% 100%" officeooo:rsid="00b3d746"/>
    </style:style>
    <style:style style:name="T236" style:family="text">
      <style:text-properties style:text-position="0% 100%" officeooo:rsid="00bae478"/>
    </style:style>
    <style:style style:name="T237" style:family="text">
      <style:text-properties style:text-position="0% 100%" officeooo:rsid="00bc5bec"/>
    </style:style>
    <style:style style:name="T238" style:family="text">
      <style:text-properties style:text-position="0% 100%" style:text-underline-style="none"/>
    </style:style>
    <style:style style:name="T239" style:family="text">
      <style:text-properties style:text-position="0% 100%" officeooo:rsid="00d9e7ad"/>
    </style:style>
    <style:style style:name="T240" style:family="text">
      <style:text-properties style:text-position="0% 100%" style:font-name="FreeMono"/>
    </style:style>
    <style:style style:name="T241" style:family="text">
      <style:text-properties style:text-position="0% 100%" style:font-name="FreeMono" fo:font-size="9pt" fo:font-style="normal" fo:font-weight="normal" officeooo:rsid="0122b28e" fo:background-color="transparent" loext:char-shading-value="0" style:font-size-asian="7.84999990463257pt" style:font-style-asian="normal" style:font-weight-asian="normal" style:font-size-complex="9pt" style:font-style-complex="normal" style:font-weight-complex="normal"/>
    </style:style>
    <style:style style:name="T242" style:family="text">
      <style:text-properties style:text-position="0% 100%" style:font-name="FreeMono" fo:font-size="9pt" fo:font-style="normal" fo:font-weight="normal" officeooo:rsid="01233d62" fo:background-color="transparent" loext:char-shading-value="0" style:font-size-asian="7.84999990463257pt" style:font-style-asian="normal" style:font-weight-asian="normal" style:font-size-complex="9pt" style:font-style-complex="normal" style:font-weight-complex="normal"/>
    </style:style>
    <style:style style:name="T243" style:family="text">
      <style:text-properties style:text-position="0% 100%" style:font-name="FreeMono" fo:font-size="9pt" fo:font-style="normal" fo:font-weight="normal" officeooo:rsid="00deea2f" fo:background-color="transparent" loext:char-shading-value="0" style:font-size-asian="7.84999990463257pt" style:font-style-asian="normal" style:font-weight-asian="normal" style:font-size-complex="9pt" style:font-style-complex="normal" style:font-weight-complex="normal"/>
    </style:style>
    <style:style style:name="T244" style:family="text">
      <style:text-properties style:text-position="0% 100%" style:font-name="FreeMono" fo:font-size="9pt" fo:font-style="normal" fo:font-weight="normal" officeooo:rsid="004df926" style:font-size-asian="7.84999990463257pt" style:font-style-asian="normal" style:font-weight-asian="normal" style:font-size-complex="9pt" style:font-style-complex="normal" style:font-weight-complex="normal"/>
    </style:style>
    <style:style style:name="T245" style:family="text">
      <style:text-properties style:text-position="0% 100%" style:font-name="FreeMono" fo:font-size="9pt" fo:font-style="normal" fo:font-weight="normal" officeooo:rsid="005a0b52" style:font-size-asian="7.84999990463257pt" style:font-style-asian="normal" style:font-weight-asian="normal" style:font-size-complex="9pt" style:font-style-complex="normal" style:font-weight-complex="normal"/>
    </style:style>
    <style:style style:name="T246" style:family="text">
      <style:text-properties style:text-position="0% 100%" style:font-name="FreeMono" fo:font-size="9pt" fo:font-style="normal" fo:font-weight="normal" officeooo:rsid="005ae462" style:font-size-asian="7.84999990463257pt" style:font-style-asian="normal" style:font-weight-asian="normal" style:font-size-complex="9pt" style:font-style-complex="normal" style:font-weight-complex="normal"/>
    </style:style>
    <style:style style:name="T247" style:family="text">
      <style:text-properties style:text-position="0% 100%" style:font-name="FreeMono" fo:font-size="9pt" fo:font-style="normal" fo:font-weight="normal" officeooo:rsid="005aee64" style:font-size-asian="7.84999990463257pt" style:font-style-asian="normal" style:font-weight-asian="normal" style:font-size-complex="9pt" style:font-style-complex="normal" style:font-weight-complex="normal"/>
    </style:style>
    <style:style style:name="T248" style:family="text">
      <style:text-properties style:text-position="0% 100%" style:font-name="FreeMono" fo:font-size="9pt" fo:font-style="normal" fo:font-weight="normal" officeooo:rsid="005e7525" style:font-size-asian="7.84999990463257pt" style:font-style-asian="normal" style:font-weight-asian="normal" style:font-size-complex="9pt" style:font-style-complex="normal" style:font-weight-complex="normal"/>
    </style:style>
    <style:style style:name="T249" style:family="text">
      <style:text-properties style:text-position="0% 100%" style:font-name="FreeMono" fo:font-size="9pt" fo:font-style="normal" fo:font-weight="normal" officeooo:rsid="006055a7" style:font-size-asian="7.84999990463257pt" style:font-style-asian="normal" style:font-weight-asian="normal" style:font-size-complex="9pt" style:font-style-complex="normal" style:font-weight-complex="normal"/>
    </style:style>
    <style:style style:name="T250" style:family="text">
      <style:text-properties style:text-position="0% 100%" style:font-name="FreeMono" fo:font-size="9pt" fo:font-style="normal" fo:font-weight="normal" officeooo:rsid="00386413" style:font-size-asian="7.84999990463257pt" style:font-style-asian="normal" style:font-weight-asian="normal" style:font-size-complex="9pt" style:font-style-complex="normal" style:font-weight-complex="normal"/>
    </style:style>
    <style:style style:name="T251" style:family="text">
      <style:text-properties style:text-position="0% 100%" style:font-name="FreeMono" fo:font-size="9pt" fo:font-style="normal" fo:font-weight="bold" officeooo:rsid="0122b28e" fo:background-color="transparent" loext:char-shading-value="0" style:font-size-asian="7.84999990463257pt" style:font-style-asian="normal" style:font-weight-asian="bold" style:font-size-complex="9pt" style:font-style-complex="normal" style:font-weight-complex="bold"/>
    </style:style>
    <style:style style:name="T252" style:family="text">
      <style:text-properties style:text-position="0% 100%" style:font-name="FreeMono" fo:font-size="9pt" fo:font-style="normal" fo:font-weight="bold" officeooo:rsid="005ae462" style:font-size-asian="7.84999990463257pt" style:font-style-asian="normal" style:font-weight-asian="bold" style:font-size-complex="9pt" style:font-style-complex="normal" style:font-weight-complex="bold"/>
    </style:style>
    <style:style style:name="T253" style:family="text">
      <style:text-properties style:text-position="0% 100%" style:font-name="FreeMono" fo:font-size="9pt" fo:font-style="italic" fo:font-weight="normal" officeooo:rsid="0122b28e" fo:background-color="#dfcce4" loext:char-shading-value="0" style:font-size-asian="7.84999990463257pt" style:font-style-asian="italic" style:font-weight-asian="normal" style:font-size-complex="9pt" style:font-style-complex="italic" style:font-weight-complex="normal"/>
    </style:style>
    <style:style style:name="T254" style:family="text">
      <style:text-properties style:text-position="0% 100%" style:font-name="FreeMono" fo:font-size="9pt" fo:letter-spacing="normal" fo:font-style="normal" fo:font-weight="normal" officeooo:rsid="00386413" style:letter-kerning="true" style:font-size-asian="7.80000019073486pt" style:font-style-asian="normal" style:font-weight-asian="normal" style:font-size-complex="9pt" style:font-style-complex="normal" style:font-weight-complex="normal"/>
    </style:style>
    <style:style style:name="T255" style:family="text">
      <style:text-properties style:text-position="0% 100%" style:font-name="FreeMono" fo:font-size="9pt" fo:letter-spacing="normal" fo:font-style="normal" fo:font-weight="normal" officeooo:rsid="003a57a0" style:letter-kerning="true" style:font-size-asian="7.80000019073486pt" style:font-style-asian="normal" style:font-weight-asian="normal" style:font-size-complex="9pt" style:font-style-complex="normal" style:font-weight-complex="normal"/>
    </style:style>
    <style:style style:name="T256" style:family="text">
      <style:text-properties style:text-position="0% 100%" style:font-name="FreeMono" fo:font-size="9pt" fo:letter-spacing="normal" fo:font-style="normal" fo:font-weight="normal" officeooo:rsid="00386413" style:letter-kerning="true" style:font-size-asian="7.84999990463257pt" style:font-style-asian="normal" style:font-weight-asian="normal" style:font-size-complex="9pt" style:font-style-complex="normal" style:font-weight-complex="normal"/>
    </style:style>
    <style:style style:name="T257" style:family="text">
      <style:text-properties style:text-position="0% 100%" style:font-name="FreeMono" officeooo:rsid="013324c7"/>
    </style:style>
    <style:style style:name="T258" style:family="text">
      <style:text-properties style:text-position="0% 100%" style:font-name="FreeMono" officeooo:rsid="0135b603"/>
    </style:style>
    <style:style style:name="T259" style:family="text">
      <style:text-properties style:text-position="0% 100%" style:font-name="FreeMono" officeooo:rsid="0137aa41"/>
    </style:style>
    <style:style style:name="T260" style:family="text">
      <style:text-properties style:text-position="0% 100%" style:font-style-asian="normal" style:font-style-complex="normal"/>
    </style:style>
    <style:style style:name="T261" style:family="text">
      <style:text-properties style:text-position="0% 100%" officeooo:rsid="005ae462"/>
    </style:style>
    <style:style style:name="T262" style:family="text">
      <style:text-properties style:text-position="0% 100%" officeooo:rsid="01839f30"/>
    </style:style>
    <style:style style:name="T263" style:family="text">
      <style:text-properties style:text-position="0% 100%" officeooo:rsid="0185ca7f"/>
    </style:style>
    <style:style style:name="T264" style:family="text">
      <style:text-properties style:text-position="0% 100%" officeooo:rsid="0187c80e"/>
    </style:style>
    <style:style style:name="T265" style:family="text">
      <style:text-properties style:text-position="0% 100%" officeooo:rsid="0188f4dd"/>
    </style:style>
    <style:style style:name="T266" style:family="text">
      <style:text-properties style:text-position="0% 100%" officeooo:rsid="01898aa9"/>
    </style:style>
    <style:style style:name="T267" style:family="text">
      <style:text-properties style:text-position="0% 100%" officeooo:rsid="018b0cd6"/>
    </style:style>
    <style:style style:name="T268" style:family="text">
      <style:text-properties style:text-position="0% 100%" officeooo:rsid="018ccead"/>
    </style:style>
    <style:style style:name="T269" style:family="text">
      <style:text-properties style:text-position="0% 100%" officeooo:rsid="018de5ab"/>
    </style:style>
    <style:style style:name="T270" style:family="text">
      <style:text-properties officeooo:rsid="002da680"/>
    </style:style>
    <style:style style:name="T271" style:family="text">
      <style:text-properties officeooo:rsid="002f48fe"/>
    </style:style>
    <style:style style:name="T272" style:family="text">
      <style:text-properties officeooo:rsid="003002bf"/>
    </style:style>
    <style:style style:name="T273" style:family="text">
      <style:text-properties officeooo:rsid="003740ea"/>
    </style:style>
    <style:style style:name="T274" style:family="text">
      <style:text-properties officeooo:rsid="0040de62"/>
    </style:style>
    <style:style style:name="T275" style:family="text">
      <style:text-properties officeooo:rsid="004ea873"/>
    </style:style>
    <style:style style:name="T276" style:family="text">
      <style:text-properties officeooo:rsid="00556a12"/>
    </style:style>
    <style:style style:name="T277" style:family="text">
      <style:text-properties officeooo:rsid="0057bb50"/>
    </style:style>
    <style:style style:name="T278" style:family="text">
      <style:text-properties officeooo:rsid="0058dd3b"/>
    </style:style>
    <style:style style:name="T279" style:family="text">
      <style:text-properties officeooo:rsid="005d173a"/>
    </style:style>
    <style:style style:name="T280" style:family="text">
      <style:text-properties officeooo:rsid="0061256c"/>
    </style:style>
    <style:style style:name="T281" style:family="text">
      <style:text-properties officeooo:rsid="006373d8"/>
    </style:style>
    <style:style style:name="T282" style:family="text">
      <style:text-properties fo:color="#00864b" style:text-position="0% 100%" fo:font-style="normal" fo:font-weight="bold" style:font-style-asian="normal" style:font-weight-asian="bold" style:font-style-complex="normal" style:font-weight-complex="bold"/>
    </style:style>
    <style:style style:name="T283" style:family="text">
      <style:text-properties fo:color="#00864b" style:text-position="0% 100%" fo:font-style="normal" fo:font-weight="bold" officeooo:rsid="002f48fe" style:font-style-asian="normal" style:font-weight-asian="bold" style:font-style-complex="normal" style:font-weight-complex="bold"/>
    </style:style>
    <style:style style:name="T284" style:family="text">
      <style:text-properties fo:color="#00864b" style:text-position="0% 100%" fo:font-style="normal" fo:font-weight="bold" officeooo:rsid="01216a1b" style:font-style-asian="normal" style:font-weight-asian="bold" style:font-style-complex="normal" style:font-weight-complex="bold"/>
    </style:style>
    <style:style style:name="T285" style:family="text">
      <style:text-properties fo:color="#00864b" style:text-position="0% 100%" fo:font-style="normal" fo:font-weight="bold" officeooo:rsid="01a027c5" style:font-style-asian="normal" style:font-weight-asian="bold" style:font-style-complex="normal" style:font-weight-complex="bold"/>
    </style:style>
    <style:style style:name="T286" style:family="text">
      <style:text-properties officeooo:rsid="0068a31f"/>
    </style:style>
    <style:style style:name="T287" style:family="text">
      <style:text-properties officeooo:rsid="006e8da0"/>
    </style:style>
    <style:style style:name="T288" style:family="text">
      <style:text-properties officeooo:rsid="006f581d"/>
    </style:style>
    <style:style style:name="T289" style:family="text">
      <style:text-properties officeooo:rsid="007f7313"/>
    </style:style>
    <style:style style:name="T290" style:family="text">
      <style:text-properties officeooo:rsid="008dabd5"/>
    </style:style>
    <style:style style:name="T291" style:family="text">
      <style:text-properties officeooo:rsid="009112af"/>
    </style:style>
    <style:style style:name="T292" style:family="text">
      <style:text-properties officeooo:rsid="00991580"/>
    </style:style>
    <style:style style:name="T293" style:family="text">
      <style:text-properties officeooo:rsid="009ba3dd"/>
    </style:style>
    <style:style style:name="T294" style:family="text">
      <style:text-properties officeooo:rsid="00a0f332"/>
    </style:style>
    <style:style style:name="T295" style:family="text">
      <style:text-properties fo:color="#00888a" fo:font-style="italic" fo:font-weight="bold" style:font-style-asian="italic" style:font-weight-asian="bold" style:font-style-complex="italic" style:font-weight-complex="bold"/>
    </style:style>
    <style:style style:name="T296" style:family="text">
      <style:text-properties officeooo:rsid="00a2eba1"/>
    </style:style>
    <style:style style:name="T297" style:family="text">
      <style:text-properties officeooo:rsid="00a390bb"/>
    </style:style>
    <style:style style:name="T298" style:family="text">
      <style:text-properties officeooo:rsid="00a6284c"/>
    </style:style>
    <style:style style:name="T299" style:family="text">
      <style:text-properties officeooo:rsid="00a8dbfc"/>
    </style:style>
    <style:style style:name="T300" style:family="text">
      <style:text-properties officeooo:rsid="00aa5ff1"/>
    </style:style>
    <style:style style:name="T301" style:family="text">
      <style:text-properties officeooo:rsid="00ae0e27"/>
    </style:style>
    <style:style style:name="T302" style:family="text">
      <style:text-properties officeooo:rsid="00b0908d"/>
    </style:style>
    <style:style style:name="T303" style:family="text">
      <style:text-properties officeooo:rsid="00b488cd"/>
    </style:style>
    <style:style style:name="T304" style:family="text">
      <style:text-properties officeooo:rsid="00b5faf8"/>
    </style:style>
    <style:style style:name="T305" style:family="text">
      <style:text-properties officeooo:rsid="00bfe407"/>
    </style:style>
    <style:style style:name="T306" style:family="text">
      <style:text-properties officeooo:rsid="00c0cae6"/>
    </style:style>
    <style:style style:name="T307" style:family="text">
      <style:text-properties officeooo:rsid="00c24d6a"/>
    </style:style>
    <style:style style:name="T308" style:family="text">
      <style:text-properties officeooo:rsid="00c2c343"/>
    </style:style>
    <style:style style:name="T309" style:family="text">
      <style:text-properties officeooo:rsid="00c6c973"/>
    </style:style>
    <style:style style:name="T310" style:family="text">
      <style:text-properties officeooo:rsid="00c70907"/>
    </style:style>
    <style:style style:name="T311" style:family="text">
      <style:text-properties officeooo:rsid="00cc85b5"/>
    </style:style>
    <style:style style:name="T312" style:family="text">
      <style:text-properties officeooo:rsid="00cdd529"/>
    </style:style>
    <style:style style:name="T313" style:family="text">
      <style:text-properties officeooo:rsid="00d02abe"/>
    </style:style>
    <style:style style:name="T314" style:family="text">
      <style:text-properties officeooo:rsid="00d5af50"/>
    </style:style>
    <style:style style:name="T315" style:family="text">
      <style:text-properties officeooo:rsid="00d6fe95"/>
    </style:style>
    <style:style style:name="T316" style:family="text">
      <style:text-properties officeooo:rsid="00d9e7ad"/>
    </style:style>
    <style:style style:name="T317" style:family="text">
      <style:text-properties officeooo:rsid="01233d62"/>
    </style:style>
    <style:style style:name="T318" style:family="text">
      <style:text-properties officeooo:rsid="00deea2f"/>
    </style:style>
    <style:style style:name="T319" style:family="text">
      <style:text-properties fo:background-color="#fff200" loext:char-shading-value="0"/>
    </style:style>
    <style:style style:name="T320" style:family="text">
      <style:text-properties officeooo:rsid="00deea2f" fo:background-color="#fff200" loext:char-shading-value="0"/>
    </style:style>
    <style:style style:name="T321" style:family="text">
      <style:text-properties style:font-name="FreeMono" fo:font-style="normal" style:text-underline-style="none" style:font-name-asian="FreeMono" style:font-style-asian="normal" style:font-name-complex="FreeMono" style:font-style-complex="normal"/>
    </style:style>
    <style:style style:name="T322" style:family="text">
      <style:text-properties style:font-name="FreeMono" fo:font-style="normal" style:text-underline-style="none" style:font-name-asian="Noto Sans CJK SC Regular" style:font-style-asian="normal" style:font-name-complex="Lohit Devanagari" style:font-style-complex="normal"/>
    </style:style>
    <style:style style:name="T323" style:family="text">
      <style:text-properties style:text-line-through-style="none" style:text-line-through-type="none" fo:font-style="normal" style:text-underline-style="none" style:font-style-asian="normal" style:font-style-complex="normal"/>
    </style:style>
    <style:style style:name="T324" style:family="text">
      <style:text-properties style:text-line-through-style="none" style:text-line-through-type="none" style:text-underline-style="none" style:text-blinking="false"/>
    </style:style>
    <style:style style:name="T325" style:family="text">
      <style:text-properties style:text-line-through-style="none" style:text-line-through-type="none" style:text-underline-style="none" fo:font-weight="bold" style:text-blinking="false"/>
    </style:style>
    <style:style style:name="T326" style:family="text">
      <style:text-properties style:text-line-through-style="none" style:text-line-through-type="none" style:text-position="-33% 80%" style:text-underline-style="none" style:text-blinking="false"/>
    </style:style>
    <style:style style:name="T327" style:family="text">
      <style:text-properties officeooo:rsid="00ee7a48"/>
    </style:style>
    <style:style style:name="T328" style:family="text">
      <style:text-properties officeooo:rsid="00f05a35"/>
    </style:style>
    <style:style style:name="T329" style:family="text">
      <style:text-properties fo:font-variant="normal" fo:text-transform="none" style:font-name="FreeMono1" fo:font-style="normal" style:text-underline-style="solid" style:text-underline-width="auto" style:text-underline-color="font-color" fo:background-color="transparent" loext:char-shading-value="0"/>
    </style:style>
    <style:style style:name="T330" style:family="text">
      <style:text-properties fo:font-variant="normal" fo:text-transform="none" style:text-line-through-style="none" style:text-line-through-type="none" style:font-name="FreeMono1" fo:font-size="9pt" fo:font-style="normal" style:text-underline-style="none" fo:font-weight="normal" style:text-blinking="false" fo:background-color="transparent" loext:char-shading-value="0"/>
    </style:style>
    <style:style style:name="T331" style:family="text">
      <style:text-properties fo:font-variant="normal" fo:text-transform="none" style:text-line-through-style="none" style:text-line-through-type="none" style:font-name="FreeMono1" fo:font-size="9pt" fo:font-style="normal" style:text-underline-style="none" fo:font-weight="normal" officeooo:rsid="00f05a35" style:text-blinking="false" fo:background-color="transparent" loext:char-shading-value="0"/>
    </style:style>
    <style:style style:name="T332" style:family="text">
      <style:text-properties fo:font-variant="normal" fo:text-transform="none" style:text-line-through-style="none" style:text-line-through-type="none" style:font-name="FreeMono1" fo:font-style="normal" style:text-underline-style="none" style:text-blinking="false" fo:background-color="transparent" loext:char-shading-value="0"/>
    </style:style>
    <style:style style:name="T333" style:family="text">
      <style:text-properties fo:font-variant="normal" fo:text-transform="none" style:text-line-through-style="none" style:text-line-through-type="none" style:font-name="FreeMono1" fo:font-style="normal" style:text-underline-style="none" fo:font-weight="bold" style:text-blinking="false" fo:background-color="transparent" loext:char-shading-value="0"/>
    </style:style>
    <style:style style:name="T334" style:family="text">
      <style:text-properties fo:font-variant="normal" fo:text-transform="none" style:text-line-through-style="none" style:text-line-through-type="none" style:font-name="FreeMono1" fo:font-style="italic" style:text-underline-style="none" style:text-blinking="false" fo:background-color="transparent" loext:char-shading-value="0"/>
    </style:style>
    <style:style style:name="T335" style:family="text">
      <style:text-properties style:font-style-asian="normal" style:font-style-complex="normal"/>
    </style:style>
    <style:style style:name="T336" style:family="text">
      <style:text-properties style:font-style-asian="normal" style:font-weight-asian="normal" style:font-style-complex="normal" style:font-weight-complex="normal"/>
    </style:style>
    <style:style style:name="T337" style:family="text">
      <style:text-properties officeooo:rsid="00f50993"/>
    </style:style>
    <style:style style:name="T338" style:family="text">
      <style:text-properties officeooo:rsid="00f73b65"/>
    </style:style>
    <style:style style:name="T339" style:family="text">
      <style:text-properties officeooo:rsid="00fb719a"/>
    </style:style>
    <style:style style:name="T340" style:family="text">
      <style:text-properties officeooo:rsid="005943fe"/>
    </style:style>
    <style:style style:name="T341" style:family="text">
      <style:text-properties style:text-position="super 58%"/>
    </style:style>
    <style:style style:name="T342" style:family="text">
      <style:text-properties style:text-position="super 58%" style:font-name="FreeMono" fo:font-size="9pt" fo:font-style="normal" fo:font-weight="normal" officeooo:rsid="004df926" style:font-size-asian="7.84999990463257pt" style:font-style-asian="normal" style:font-weight-asian="normal" style:font-size-complex="9pt" style:font-style-complex="normal" style:font-weight-complex="normal"/>
    </style:style>
    <style:style style:name="T343" style:family="text">
      <style:text-properties style:text-position="super 58%" officeooo:rsid="0050d368"/>
    </style:style>
    <style:style style:name="T344" style:family="text">
      <style:text-properties style:text-position="super 58%" officeooo:rsid="0033c78d"/>
    </style:style>
    <style:style style:name="T345" style:family="text">
      <style:text-properties officeooo:rsid="004e722f"/>
    </style:style>
    <style:style style:name="T346" style:family="text">
      <style:text-properties officeooo:rsid="005a0b52"/>
    </style:style>
    <style:style style:name="T347" style:family="text">
      <style:text-properties officeooo:rsid="005ae462"/>
    </style:style>
    <style:style style:name="T348" style:family="text">
      <style:text-properties officeooo:rsid="00fc14cc"/>
    </style:style>
    <style:style style:name="T349" style:family="text">
      <style:text-properties officeooo:rsid="00fd7b82"/>
    </style:style>
    <style:style style:name="T350" style:family="text">
      <style:text-properties officeooo:rsid="00fd8318"/>
    </style:style>
    <style:style style:name="T351" style:family="text">
      <style:text-properties officeooo:rsid="00ff3b89"/>
    </style:style>
    <style:style style:name="T352" style:family="text">
      <style:text-properties officeooo:rsid="010025d6"/>
    </style:style>
    <style:style style:name="T353" style:family="text">
      <style:text-properties officeooo:rsid="004aa614"/>
    </style:style>
    <style:style style:name="T354" style:family="text">
      <style:text-properties officeooo:rsid="01012a4e"/>
    </style:style>
    <style:style style:name="T355" style:family="text">
      <style:text-properties officeooo:rsid="003a57a0"/>
    </style:style>
    <style:style style:name="T356" style:family="text">
      <style:text-properties officeooo:rsid="0049165a"/>
    </style:style>
    <style:style style:name="T357" style:family="text">
      <style:text-properties officeooo:rsid="01022b81"/>
    </style:style>
    <style:style style:name="T358" style:family="text">
      <style:text-properties officeooo:rsid="004ba5f8"/>
    </style:style>
    <style:style style:name="T359" style:family="text">
      <style:text-properties officeooo:rsid="004f7419"/>
    </style:style>
    <style:style style:name="T360" style:family="text">
      <style:text-properties officeooo:rsid="0047b004"/>
    </style:style>
    <style:style style:name="T361" style:family="text">
      <style:text-properties officeooo:rsid="00529845"/>
    </style:style>
    <style:style style:name="T362" style:family="text">
      <style:text-properties officeooo:rsid="0051326a"/>
    </style:style>
    <style:style style:name="T363" style:family="text">
      <style:text-properties officeooo:rsid="01062327"/>
    </style:style>
    <style:style style:name="T364" style:family="text">
      <style:text-properties officeooo:rsid="0106c900"/>
    </style:style>
    <style:style style:name="T365" style:family="text">
      <style:text-properties officeooo:rsid="01087252"/>
    </style:style>
    <style:style style:name="T366" style:family="text">
      <style:text-properties officeooo:rsid="0033c78d"/>
    </style:style>
    <style:style style:name="T367" style:family="text">
      <style:text-properties officeooo:rsid="002ef9ee"/>
    </style:style>
    <style:style style:name="T368" style:family="text">
      <style:text-properties officeooo:rsid="0079e653"/>
    </style:style>
    <style:style style:name="T369" style:family="text">
      <style:text-properties officeooo:rsid="002fd295"/>
    </style:style>
    <style:style style:name="T370" style:family="text">
      <style:text-properties officeooo:rsid="0069c242"/>
    </style:style>
    <style:style style:name="T371" style:family="text">
      <style:text-properties officeooo:rsid="00376382"/>
    </style:style>
    <style:style style:name="T372" style:family="text">
      <style:text-properties officeooo:rsid="0067c58e"/>
    </style:style>
    <style:style style:name="T373" style:family="text">
      <style:text-properties officeooo:rsid="01105668"/>
    </style:style>
    <style:style style:name="T374" style:family="text">
      <style:text-properties officeooo:rsid="002ed865"/>
    </style:style>
    <style:style style:name="T375" style:family="text">
      <style:text-properties officeooo:rsid="008af6fb"/>
    </style:style>
    <style:style style:name="T376" style:family="text">
      <style:text-properties officeooo:rsid="00909836"/>
    </style:style>
    <style:style style:name="T377" style:family="text">
      <style:text-properties officeooo:rsid="0081234c"/>
    </style:style>
    <style:style style:name="T378" style:family="text">
      <style:text-properties officeooo:rsid="0095fdf0"/>
    </style:style>
    <style:style style:name="T379" style:family="text">
      <style:text-properties officeooo:rsid="011198c2"/>
    </style:style>
    <style:style style:name="T380" style:family="text">
      <style:text-properties officeooo:rsid="0111e7d8"/>
    </style:style>
    <style:style style:name="T381" style:family="text">
      <style:text-properties officeooo:rsid="0092abe3"/>
    </style:style>
    <style:style style:name="T382" style:family="text">
      <style:text-properties officeooo:rsid="006d16f6"/>
    </style:style>
    <style:style style:name="T383" style:family="text">
      <style:text-properties fo:color="#ce181e" fo:font-style="italic" fo:font-weight="bold" officeooo:rsid="006d16f6" style:font-style-asian="italic" style:font-weight-asian="bold" style:font-style-complex="italic" style:font-weight-complex="bold"/>
    </style:style>
    <style:style style:name="T384" style:family="text">
      <style:text-properties fo:color="#ce181e" fo:font-style="italic" style:font-style-asian="italic" style:font-style-complex="italic"/>
    </style:style>
    <style:style style:name="T385" style:family="text">
      <style:text-properties officeooo:rsid="006f8c3b"/>
    </style:style>
    <style:style style:name="T386" style:family="text">
      <style:text-properties officeooo:rsid="011290c1"/>
    </style:style>
    <style:style style:name="T387" style:family="text">
      <style:text-properties officeooo:rsid="01140f95"/>
    </style:style>
    <style:style style:name="T388" style:family="text">
      <style:text-properties officeooo:rsid="01169be9"/>
    </style:style>
    <style:style style:name="T389" style:family="text">
      <style:text-properties officeooo:rsid="011858a9"/>
    </style:style>
    <style:style style:name="T390" style:family="text">
      <style:text-properties officeooo:rsid="011b50fc"/>
    </style:style>
    <style:style style:name="T391" style:family="text">
      <style:text-properties officeooo:rsid="011c83f2"/>
    </style:style>
    <style:style style:name="T392" style:family="text">
      <style:text-properties officeooo:rsid="011e1f84"/>
    </style:style>
    <style:style style:name="T393" style:family="text">
      <style:text-properties officeooo:rsid="01200eaf"/>
    </style:style>
    <style:style style:name="T394" style:family="text">
      <style:text-properties officeooo:rsid="01202183"/>
    </style:style>
    <style:style style:name="T395" style:family="text">
      <style:text-properties officeooo:rsid="00237380"/>
    </style:style>
    <style:style style:name="T396" style:family="text">
      <style:text-properties officeooo:rsid="01208ff6"/>
    </style:style>
    <style:style style:name="T397" style:family="text">
      <style:text-properties officeooo:rsid="01216a1b"/>
    </style:style>
    <style:style style:name="T398" style:family="text">
      <style:text-properties officeooo:rsid="0140e3dc"/>
    </style:style>
    <style:style style:name="T399" style:family="text">
      <style:text-properties officeooo:rsid="01226a44"/>
    </style:style>
    <style:style style:name="T400" style:family="text">
      <style:text-properties officeooo:rsid="0141b13d"/>
    </style:style>
    <style:style style:name="T401" style:family="text">
      <style:text-properties officeooo:rsid="0144cef9"/>
    </style:style>
    <style:style style:name="T402" style:family="text">
      <style:text-properties officeooo:rsid="01476f12"/>
    </style:style>
    <style:style style:name="T403" style:family="text">
      <style:text-properties officeooo:rsid="014b33c5"/>
    </style:style>
    <style:style style:name="T404" style:family="text">
      <style:text-properties officeooo:rsid="01516746"/>
    </style:style>
    <style:style style:name="T405" style:family="text">
      <style:text-properties officeooo:rsid="015339cf"/>
    </style:style>
    <style:style style:name="T406" style:family="text">
      <style:text-properties officeooo:rsid="0154398e"/>
    </style:style>
    <style:style style:name="T407" style:family="text">
      <style:text-properties officeooo:rsid="01560f4d"/>
    </style:style>
    <style:style style:name="T408" style:family="text">
      <style:text-properties officeooo:rsid="01580093"/>
    </style:style>
    <style:style style:name="T409" style:family="text">
      <style:text-properties officeooo:rsid="015be1f6"/>
    </style:style>
    <style:style style:name="T410" style:family="text">
      <style:text-properties officeooo:rsid="01616186"/>
    </style:style>
    <style:style style:name="T411" style:family="text">
      <style:text-properties officeooo:rsid="01645735"/>
    </style:style>
    <style:style style:name="T412" style:family="text">
      <style:text-properties officeooo:rsid="016aed91"/>
    </style:style>
    <style:style style:name="T413" style:family="text">
      <style:text-properties officeooo:rsid="01704571"/>
    </style:style>
    <style:style style:name="T414" style:family="text">
      <style:text-properties officeooo:rsid="0170891a"/>
    </style:style>
    <style:style style:name="T415" style:family="text">
      <style:text-properties officeooo:rsid="0173e1ff"/>
    </style:style>
    <style:style style:name="T416" style:family="text">
      <style:text-properties officeooo:rsid="0179764c"/>
    </style:style>
    <style:style style:name="T417" style:family="text">
      <style:text-properties officeooo:rsid="017a15d9"/>
    </style:style>
    <style:style style:name="T418" style:family="text">
      <style:text-properties officeooo:rsid="017b9a4d"/>
    </style:style>
    <style:style style:name="T419" style:family="text">
      <style:text-properties officeooo:rsid="01804263"/>
    </style:style>
    <style:style style:name="T420" style:family="text">
      <style:text-properties officeooo:rsid="018181af"/>
    </style:style>
    <style:style style:name="T421" style:family="text">
      <style:text-properties officeooo:rsid="01833260"/>
    </style:style>
    <style:style style:name="T422" style:family="text">
      <style:text-properties officeooo:rsid="018392b4"/>
    </style:style>
    <style:style style:name="T423" style:family="text">
      <style:text-properties officeooo:rsid="019e5bba"/>
    </style:style>
    <style:style style:name="T424" style:family="text">
      <style:text-properties officeooo:rsid="01a10f50"/>
    </style:style>
    <style:style style:name="T425" style:family="text">
      <style:text-properties officeooo:rsid="01a15689"/>
    </style:style>
    <style:style style:name="T426" style:family="text">
      <style:text-properties fo:font-variant="normal" fo:text-transform="none" fo:color="#006d6f" style:text-outline="false" style:text-line-through-style="none" style:text-line-through-type="none" style:text-position="0% 100%" style:font-name="FreeMono" fo:font-size="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7" style:family="text">
      <style:text-properties fo:font-variant="normal" fo:text-transform="none" style:use-window-font-color="true" style:text-outline="false" style:text-line-through-style="none" style:text-line-through-type="none" style:text-position="0% 100%" style:font-name="FreeMono"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style:text-outline="false" style:text-line-through-style="none" style:text-line-through-type="none" style:text-position="0% 100%" style:font-name="FreeMono"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P314">Exploiter la décomposition pour améliorer la résolution de SAT en parallèle</text:p>
      <text:p text:style-name="P315"/>
      <text:p text:style-name="P315"/>
      <text:p text:style-name="P173"><text:span text:style-name="T6">P</text:span><text:span text:style-name="T3">our l’instant, principalement des définitions qui ne servent à rien.</text:span></text:p>
      <text:p text:style-name="P173"><text:span text:style-name="T3">!!! </text:span><text:span text:style-name="T9">vérifier les conjugaisons</text:span></text:p>
      <text:p text:style-name="P171"/>
      <text:p text:style-name="P338">INTRODUCTION GENERALE</text:p>
      <text:p text:style-name="P342"/>
      <text:p text:style-name="P343"/>
      <text:p text:style-name="P343">FICHIER → PARSER DU MINISAT → format PATOH → à simplifier (enlever les clauses qui servent à rien, genre si on a a ∨ b ∨ c et une autre a ∨ b, on dégage celle-ci) → PATOH → on fait les différentes décompositions données → bam parallélisation → on résou<text:span text:style-name="T13">t</text:span> l’instance.</text:p>
      <text:p text:style-name="P343"/>
      <text:p text:style-name="P345">EXPLICATION SUJET + ce qu’on attend de moi</text:p>
      <text:p text:style-name="P343"/>
      <text:p text:style-name="P343"/>
      <text:p text:style-name="P420">[INSERER EXPLICATION VITE FAIT SAT]</text:p>
      <text:p text:style-name="P351"/>
      <text:p text:style-name="P352">Des problèmes comprenant des graphes sont apparus pour la première fois dans le domaine des mathématiques sous la forme de puzzle (<text:span text:style-name="T19">bridge problem</text:span><text:span text:style-name="T83">de Königsberg), </text:span><text:span text:style-name="T99">puis en ingénierie électrique (loi de Kirchhof), chimie, psychologie et </text:span><text:span text:style-name="T102">économie</text:span><text:span text:style-name="T99">. Finalement, les graphes se furent accordés un propre domaine de recherche. C’est seulement en 1957 que la recherche dans la théorie des graphes commença à être importante et que plusieurs mathématiciens ém</text:span><text:span text:style-name="T100">irent</text:span><text:span text:style-name="T99"> des théories </text:span><text:span text:style-name="T100">toujours utilisées. </text:span></text:p>
      <text:p text:style-name="P353"><text:span text:style-name="T83">En 1958, </text:span><text:span text:style-name="T101">le mathématicien français Claude Berge (1926-2002) devint un fondateur de la théorie des graphes moderne en publiant « Théorie des graphes et ses applications » puis en créant la notion des graphes parfaits. </text:span></text:p>
      <text:p text:style-name="P356"><text:span text:style-name="T101">E</text:span><text:span text:style-name="T83">n 1973, M. Berge publia « Graphes et Hypergraphes », introduisant la notion d’hypergraphes que nous utiliserons au cours de ce dossier. </text:span><text:span text:style-name="T103">Un graphe repose sur le </text:span><text:span text:style-name="T104">fait</text:span><text:span text:style-name="T103"> qu’il est composé de sommets, reliés </text:span><text:span text:style-name="T104">ou non</text:span><text:span text:style-name="T103"> par des arêtes. </text:span><text:span text:style-name="T104">Ces dernières ont alors exactement deux extrémités, autrement dit un ensemble de deux sommets. Une généralisation de ce principe permet d’introduire les hyperarêtes, des ensembles de sommets mais dont la cardinalité peut être supérieure à deux. </text:span><text:span text:style-name="T105">L’ensemble de tous les graphes non orientées est un sous-ensemble de l’ensemble de tous les hypergraphes. Alors, chaque problème pouvant être décrit avec des graphes peut être modélisé avec des hypergraphes, simplifiant parfois les résultats.</text:span></text:p>
      <text:p text:style-name="P402">Les hypergraphes permettent alors de résoudre sensiblement les mêmes problèmes que les graphes, parfois même d’en résoudre plusieurs en une fois ou encore d’en résoudre qui ne pouvaient être décrits avec des graphes.</text:p>
      <text:p text:style-name="P403"/>
      <text:p text:style-name="P404">Une instance SAT peut être vue comme un hypergraphe. Sous forme CNF (Forme normale conjonctive), le problème est décrit comme une conjonction de clauses, c’est-à-dire de disjonctions de littéraux. La représentation sous forme d’hypergraphe se fait facilement, un littéral devint un sommet, et la clause - un sous-ensemble de littéraux - devient une hyperarête, un sous-ensemble de sommets. </text:p>
      <text:p text:style-name="P404">L’utilisation d’hypergraphes au lieu de graphes permet de travailler sur <text:span text:style-name="T398">le problème SAT général et non pas seulement le problème 2-SAT, dont chaque clause de la formule booléenne comporte uniquement deux littéraux. Cependant, ce n’est pas le seul atout des hypergraphes.</text:span></text:p>
      <text:p text:style-name="P405">En effet, depuis quelques années, de nombreuses <text:span text:style-name="T400">méta-</text:span>heuristiques essayent d’exploiter au mieux les nouvelles architectures des processeurs.</text:p>
      <text:p text:style-name="P405"/>
      <text:p text:style-name="P406">Depuis le premier ordinateur, les industries ont pour but d’augmenter leur puissance tout en diminuant leur taille.</text:p>
      <text:p text:style-name="P407">Une des lignes de conduite des industries était de suivre la loi de Moore, c’est-à-dire de doubler tous les deux ans le nombre de transistors sur une surface donnée, grâce à une finesse de gravure de plus en plus fine. De nos jours, la plupart des processeurs ont une finesse de 14 nm, mais <text:span text:style-name="T401">le groupe Intel prévoit désormais de passer ses processeurs Cannonlake (basés sur l’architecture Skylake, la dernière génération de processeurs Intel Core) à une finesse de 10 nm avec </text:span><text:span text:style-name="T41">Ice Lake</text:span><text:span text:style-name="T401">. </text:span></text:p>
      <text:p text:style-name="P407"><text:span text:style-name="T401">Cependant, Moore avait prédit qu’au delà, les industriels se heurteraient aux limites des matériaux, qui dû à l’effet Joule s’échaufferaient trop. Ce problème de dissipation thermique, en plus du fait que le coût de refroidissement des processeurs à fréquence élevée devint trop important pour les fondeurs, entraîna l’arrivée d’une nouvelle approche au début des années 2000. </text:span></text:p>
      <text:p text:style-name="P408">Au lieu d’augmenter la fréquence d’horloge (le nombre d’instructions pouvant être effectuées en un temps), <text:span text:style-name="T402">la solution fut d’augmenter le nombre d’opérations exécutées simultanément en un cycle d’horloge grâce à l’ajout d’unités de calcul. En effet, la finesse de gravure permit de mettre dans un processeur plusieurs unités de calcul.</text:span></text:p>
      <text:p text:style-name="P409">Toutefois, cette parallélisation a été difficile à mettre en place, et l’est toujours de nos jours. Les algorithmes implémentés pour une seule unité de calcul, c’est-à-dire des algorithmes séquentiels ne peuvent exploiter cette nouvelle architecture et parfois, s’exécuteraient plus lentement que s’ils avaient été lancés sur une architecture simple. </text:p>
      <text:p text:style-name="P410">Les problèmes doivent alors être remaniés de façon à pouvoir être séparés en plusieurs tâches qui pourront ensuite être exécutées sur les différentes unités de calcul. Cependant, la conception en parallèle est bien plus complexe à mettre en place qu’une conception séquentielle, comme elle ajoute de nombreuses contraintes <text:span text:style-name="T404">au processus de programmation</text:span>. </text:p>
      <text:p text:style-name="P410"/>
      <text:p text:style-name="P410">L’objectif de ce dossier est d’essayer de décomposer une instance SAT en plusieurs sous-tâches, qui pourront être résolus en parallèle. Pour se faire, nous devons représenter en premier cette instance en un hypergraphe puis de trouver un bipartitionnement des ensembles. Une fois ces deux ensembles trouvés qui, idéalement, ne partageraient pas leurs littéraux, nous pourrons les résoudre en parallèle, puis comparer leurs résultats pour conclure sur la satisfaisabilité du problème.</text:p>
      <text:p text:style-name="P421"><text:span text:style-name="T83">La durée de ce TER ne nous permet pas de partir de zéro, c’est pour cela que nous utiliserons des outils déjà mis en place, le solveur MiniSat qui nous permettra de transformer des instances SAT en format CNF, puis le logiciel de partitionnement d’hypergraphes PaToH afin d’obtenir nos différent</text:span><text:span text:style-name="T107">s ensembles de données à exécuter en parallèle</text:span><text:span text:style-name="T83">.</text:span></text:p>
      <text:p text:style-name="P339"><text:span text:style-name="T1">PARTIE I – </text:span><text:span text:style-name="T2">Définitions</text:span></text:p>
      <text:p text:style-name="P103"/>
      <text:p text:style-name="P175"><text:span text:style-name="T4">L’</text:span><text:span text:style-name="T3">un des problèmes rencontrés lors </text:span><text:span text:style-name="T7">du début de ce stage est, bien entendu la compréhension des différentes notions nécessaires. Cependant, elle fut laborieuse et retardée par la mauvaise traduction de certaines termes. Pour plus de clarté, nous mettrons les traductions officielles françaises suivies des termes correspondants anglais. Si nous n’avons pas trouvé de traduction dans la documentation française, nous utiliserons le terme anglais en premier et proposerons si besoin une traduction.</text:span></text:p>
      <text:p text:style-name="P98"/>
      <text:p text:style-name="P98"/>
      <text:p text:style-name="P176"><text:span text:style-name="T3">Chapitre </text:span><text:span text:style-name="T5">A</text:span><text:span text:style-name="T3"> </text:span><text:span text:style-name="T5">: SAT</text:span></text:p>
      <text:p text:style-name="P105"/>
      <text:p text:style-name="P401"><text:span text:style-name="T419">A</text:span>. ? : <text:span text:style-name="T425">Rappels</text:span></text:p>
      <text:p text:style-name="P361"/>
      <text:p text:style-name="P396"><text:span text:style-name="T419">A</text:span>. ? : D<text:span text:style-name="T419">ifférents types</text:span></text:p>
      <text:p text:style-name="P362">Il existe trois catégories d’instance SAT : industrielle, fabriquée et aléatoire.</text:p>
      <text:p text:style-name="P362"/>
      <text:p text:style-name="P362"><text:span text:style-name="T142">Instance fabriquée</text:span> <text:span text:style-name="T420">(</text:span><text:span text:style-name="T65">crafted</text:span><text:span text:style-name="T111">) </text:span>:</text:p>
      <text:p text:style-name="P363">Ce type d’instance est structuré, <text:span text:style-name="T421">et </text:span>comme son nom l’indique, composée d’instances créées par l’homme. Elles permettent de tester <text:span text:style-name="T420">et d’évaluer </text:span>les solveurs sur le type de problèmes à résoudre.</text:p>
      <text:p text:style-name="P362"/>
      <text:p text:style-name="P364"><text:span text:style-name="T142">Instance aléatoire</text:span> (<text:span text:style-name="T64">random</text:span><text:span text:style-name="T83">) :</text:span></text:p>
      <text:p text:style-name="P364">Ces instances n’ont aucune structure internes et sont générées aléatoirement avec une difficulté variable. Cependant, connaître l’algorithme utilisé pour générer les clauses permet de comprendre la construction de l’instance et de la résoudre plus facilement. </text:p>
      <text:p text:style-name="P364">Plusieurs générateurs tentent de se rapprocher des caractéristiques des instances industrielles afin de permettre de faire évoluer les solveurs.</text:p>
      <text:p text:style-name="P105"/>
      <text:p text:style-name="P363"><text:span text:style-name="T142">Instance industrielle</text:span> <text:span text:style-name="T421">(</text:span><text:span text:style-name="T66">industrial</text:span><text:span text:style-name="T43">)</text:span>:</text:p>
      <text:p text:style-name="P363"/>
      <text:p text:style-name="P363"><text:span text:style-name="T422">Structurée</text:span>, <text:span text:style-name="T421">cette catégorie est</text:span> caractéristique de la réalité. Généralement, il faut compter énormément de littéraux, voire des millions. Plusieurs solveurs séquentiels peuvent résoudre un grand nombres de problèmes pratiques, mais le passage en parallèle n’est pas encore efficace.</text:p>
      <text:p text:style-name="P365">La structure de ce type d’instance est « cachée ». Bien que le nombre d’occurrences k d’une variable peut varier grandement, il a été prouvé que dans la plupart des instances industrielles, ce nombre k pour une variable suit une loi de distribution P(k) ~ k<text:span text:style-name="T341">-δ </text:span><text:span text:style-name="T178">avec δ une valeur entre 2 et 3. La distribution de la taille des clauses suit une loi similaire.</text:span></text:p>
      <text:p text:style-name="P365"><text:span text:style-name="T178">Alors, en choisissant ces variables et en les instanciant correctement, nous pourrions réduire considérablement la difficulté de résolution.</text:span></text:p>
      <text:p text:style-name="P366"><text:span text:style-name="T178">Récemment, une structure de données </text:span><text:span text:style-name="T262">dite </text:span><text:span text:style-name="T188">lazy</text:span><text:span text:style-name="T206"> a été introduite ainsi que des mécanismes d’apprentissage et des heuristiques basée sur l’activité, qui ont permis d’avancer la résolution des instances industrielles. </text:span><text:span text:style-name="T208">Nous en reparlons par la suite.</text:span></text:p>
      <text:p text:style-name="P365"><text:span text:style-name="T178"/></text:p>
      <text:p text:style-name="P367"><text:span text:style-name="T178">L’année 1998 marqua la naissance de la notion de « Small-world », proposée par Ducan J. Watts et Steven Strogatz, pour des instances aléatoires.</text:span></text:p>
      <text:p text:style-name="P367"><text:span text:style-name="T178">Comme dit précédemment, ces dernières sont fabriquées afin d’essayer de reproduire les propriétés des réseaux du monde réels. Le modèle Watts-Strogatz permit alors l’ajout des propriétés de rassemblement (</text:span><text:span text:style-name="T185">clustering</text:span><text:span text:style-name="T201">) et de fermeture triangulaire (c’est-à-dire que s’il existe une forte relation entre deux nœuds A et B et une seconde relation entre les nœuds A et C, il existera probablement une relation plus ou moins forte entre B et C).</text:span></text:p>
      <text:p text:style-name="P367"><text:span text:style-name="T178">Cependant, ce premier modèle des réseaux complexes n’est pas totalement réaliste, comme il ne gère pas la loi de distribution citée précédemment. </text:span><text:span text:style-name="T263">Cependant, ces propriétés sont toujours utilisées </text:span><text:span text:style-name="T264">et liées aux graphes.</text:span></text:p>
      <text:p text:style-name="P368"><text:span text:style-name="T178"/></text:p>
      <text:p text:style-name="P368"><text:span text:style-name="T178">Un des principes importants dans les réseaux sont la distance la plus courte entre deux points, qui permet de définir des mesures de centralité (identification des points significatifs, par exemple des personnalités dans les réseaux sociaux) et de rassemblement.</text:span></text:p>
      <text:p text:style-name="P368"><text:span text:style-name="T178">Ainsi, dans les réseaux du monde réel le rassemblement est grand et la distance entre un point significatif et un autre est courte </text:span><text:span text:style-name="T267">(</text:span><text:span text:style-name="T195">path length</text:span><text:span text:style-name="T189">)</text:span><text:span text:style-name="T178">. La distribution des degrés p(k) (probabilité qu’un sommet choisi au hasard ait </text:span><text:span text:style-name="T185">k </text:span><text:span text:style-name="T201">liens incidents) est dite à queue lourde.</text:span></text:p>
      <text:p text:style-name="P368"><text:span text:style-name="T201"/></text:p>
      <text:p text:style-name="P368"><text:span text:style-name="T220">Distribution à queue lourde</text:span><text:span text:style-name="T201"> :</text:span></text:p>
      <text:p text:style-name="P368"><text:span text:style-name="T178">La loi exponentielle modélise la durée de vie d’un phénomène sans vieillissement. Une distribution à queue lourde est une distribution de probabilité non bornée exponentiellement, c’est-à-dire qu’elle est « plus lourde » que la distribution exponentielle, </text:span><text:span text:style-name="T265">elle tend moins vite vers 0 pour x qui tend vers +infini. </text:span><text:span text:style-name="T266">Elle fut retrouvée dans les phénomènes de « real-world » par Mandelbrot entre 1960 et 1963 ? </text:span></text:p>
      <text:p text:style-name="P369"><text:span text:style-name="T266">G</text:span><text:span text:style-name="T178">omes and al. montra </text:span><text:span text:style-name="T267">en 1997</text:span><text:span text:style-name="T178"> qu’en recommençant plusieurs fois les procédures de recherche de façon aléatoire nous pouvons éliminer ce phénomène. </text:span><text:span text:style-name="T267">Cependant, lorsque aucune distribution à queue lourde est présente, cette stratégie est moins efficace. D’ailleurs, lors de l’écriture de leur article Gomes n’avait pas trouvé ce type de distribution pour les <text:s/>instances non résolues.</text:span></text:p>
      <text:p text:style-name="P368"><text:span text:style-name="T178"/></text:p>
      <text:p text:style-name="P399"><text:span text:style-name="T207">A</text:span><text:span text:style-name="T206">. ? : </text:span><text:span text:style-name="T210">Deux modèles de graphes</text:span></text:p>
      <text:p text:style-name="P374"><text:span text:style-name="T209"/></text:p>
      <text:p text:style-name="P377"><text:span text:style-name="T209">A </text:span><text:span text:style-name="T201">partir d’une instance SAT, deux modèles de graphes peuvent être construits.</text:span></text:p>
      <text:p text:style-name="P377"><text:span text:style-name="T201"/></text:p>
      <text:p text:style-name="P377"><text:span text:style-name="T220">Modèle VIG</text:span><text:span text:style-name="T201"> (Variable Incidence Graph) :</text:span></text:p>
      <text:p text:style-name="P379"><text:span text:style-name="T201">Les sommets représentent les variables et les arêtes représentent l’existence d’une clause reliant ces deux variables.</text:span></text:p>
      <text:p text:style-name="P379"><text:span text:style-name="T201">Une clause x</text:span><text:span text:style-name="T159">1</text:span><text:span text:style-name="T201">, …, x</text:span><text:span text:style-name="T159">2 </text:span><text:span text:style-name="T201">résulte en (n 2) arêtes, une pour chaque paire de variables. Bien entendu, deux littéraux peuvent se retrouver dans différentes clauses. Pour représenter </text:span><text:soft-page-break/><text:span text:style-name="T201">ceci, des multiples arêtes peuvent être utilisées mais généralement, nous affectons un poids sur les arêtes. </text:span></text:p>
      <text:p text:style-name="P379"><text:span text:style-name="T201">Pour que les clauses aient la même importance, la contribution d’une clause sera pondérée par 1 / (n 2), afin que la somme des arêtes de chaque clause soit égale à un.</text:span></text:p>
      <text:p text:style-name="P379"><text:span text:style-name="T201">Le modèle VIG peut être dit PRIMAL. Soit l’instance SAT S sur un ensemble de variable X, le graphe VIG (X, w) avec la fonction de poids w(x,y) = 1 / (n 2), avec x et y deux sommets et n le nombre de sommets.</text:span></text:p>
      <text:p text:style-name="P379"><text:span text:style-name="T201"/></text:p>
      <text:p text:style-name="P379"><text:span text:style-name="T220">Modèle CVIG</text:span><text:span text:style-name="T201"> (Clause-Variable Incidence Graph) :</text:span></text:p>
      <text:p text:style-name="P377"><text:span text:style-name="T201">L</text:span><text:span text:style-name="T211">es sommets peuvent soit représenter une variable, soit une clause. Les arêtes représentent alors les occurrences de chaque variable dans une clause.</text:span></text:p>
      <text:p text:style-name="P379"><text:span text:style-name="T201">De même que pour VIG, les clauses doivent garder la même importance. Alors, chaque arête reliant une variable x à une clause C la contenant a un poids égal à 1 / n, n étant le nombre total de variables.</text:span></text:p>
      <text:p text:style-name="P379"><text:span text:style-name="T201">Nous parlons également de graphe biparti. Soit une instance SAT S sur un ensemble de variables X, son graphe CVIG est un graphe biparti (X, {</text:span><text:span text:style-name="T212">c</text:span><text:span text:style-name="T201"> | </text:span><text:span text:style-name="T212">c</text:span><text:span text:style-name="T201"> ∈ S}, w) avec comme sommets un ensemble de sommets et un ensemble de clauses, et une fonction de poids w(x,</text:span><text:span text:style-name="T212">c</text:span><text:span text:style-name="T201">) soit égale au poids pondérée si l’élément </text:span><text:span text:style-name="T212">x est inclus dans la clause c, soit égale à zéro.</text:span></text:p>
      <text:p text:style-name="P379"><text:span text:style-name="T212"/></text:p>
      <text:p text:style-name="P397"><text:span text:style-name="T207">A</text:span><text:span text:style-name="T206">. ? : </text:span><text:span text:style-name="T208">Communauté </text:span><text:span text:style-name="T214">et modularité</text:span></text:p>
      <text:p text:style-name="P370"><text:span text:style-name="T178">La notion de structure a permis de générer des instances SAT aléatoires plus réalistes, basées sur une longueur de chemin courte et un coefficient de rassemblement important, grâce à la notion de </text:span><text:span text:style-name="T224">modularité</text:span><text:span text:style-name="T178">.</text:span></text:p>
      <text:p text:style-name="P372"><text:span text:style-name="T178">Avant, nous utilisions le fait qu’une composante connexe contenant la plupart des variables existait dans de nombreuses instances SAT, grâce à des stratégies de partitionnement des axiomes. Cependant, les bases de connaissances se chevauchaient et le raisonnement n’était pas encore assez efficace.</text:span></text:p>
      <text:p text:style-name="P371"><text:span text:style-name="T178">Désormais, une plus large notion </text:span><text:span text:style-name="T268">est utilisée :</text:span><text:span text:style-name="T178"> celle des </text:span><text:span text:style-name="T224">communautés</text:span><text:span text:style-name="T178">, qui en plus permet de définir l’existence de connexions entre elles.</text:span></text:p>
      <text:p text:style-name="P370"><text:span text:style-name="T178">En effet, un graphe p</text:span><text:span text:style-name="T269">ossède une structure communautaire s’il peut être décomposé en sous-graphes possèdent plus d’arêtes internes que sortantes. Ses sous-graphes sont alors des communautés. La modularité mesure la qualité de la structure communautaire d’un graphe. Plus la modularité est grande, plus la structure communautaire est optimale, c’est-à-dire que la plupart des arêtes se retrouvent à l’intérieur des communautés et non entre elles.</text:span></text:p>
      <text:p text:style-name="P373"><text:span text:style-name="T178">Ces structures sont déjà utilisées indirectement dans les algorithmes CDCL </text:span><text:span text:style-name="T185">Conflict-Driven Clause Learnin</text:span><text:span text:style-name="T201">g, et dans les heuristiques basées sur l’activité.</text:span><text:span text:style-name="T185"> </text:span><text:span text:style-name="T209">Nous reparlerons de ces heuristiques plus tard.</text:span></text:p>
      <text:p text:style-name="P376"><text:span text:style-name="T209">A</text:span><text:span text:style-name="T201">insi, en se concentrant sur des sous-espaces, les espaces couverts tendent à fusionner et il y a plus d’opportunités pour </text:span><text:span text:style-name="T214">la</text:span><text:span text:style-name="T201"> résolution que la plupart des variables sont communes.</text:span></text:p>
      <text:p text:style-name="P381"><text:span text:style-name="T201"/></text:p>
      <text:p text:style-name="P382"><text:span text:style-name="T213">A. ?. ? Modularité dans les graphes « large-scale »</text:span></text:p>
      <text:p text:style-name="P381"><text:span text:style-name="T201">Nous pouvons donc analyser la structure d’une instance SAT grâce aux partitionnements possibles sur ses sommets en communautés. La modularité d’un graphe est la modularité maximale pour tout partitionnement possible. Pour ne pas pouvoir jouer sur les mots et avoir une modularité maximale en plaçant tous les sommets dans une même partition, la modularité est définie comme la formule suivante : c’est la fraction des arêtes inclus dans une communauté à laquelle on soustraie la fraction des arêtes attendue pour un graphe aléatoire de même ordre et dont chaque sommet a le même degré.</text:span></text:p>
      <text:p text:style-name="P381"><text:span text:style-name="T201"/></text:p>
      <text:p text:style-name="P381"><text:span text:style-name="T201">[INCLURE FORMULE DE LA MORT IMPOSSIBLE A METTRE SUR LIBRE OFFICE]</text:span></text:p>
      <text:p text:style-name="P381"><text:span text:style-name="T201"/></text:p>
      <text:p text:style-name="P384"><text:span text:style-name="T201">En pratique, les instances SAT ayant une structure communautaire forte sont à 0,7, cependant cela reste assez rare. Généralement, nous avons une modularité entre 0,3 et 0,7.</text:span></text:p>
      <text:p text:style-name="P384"><text:span text:style-name="T201">Malheureusement, les algorithmes basés sur la modularité comme les méthodes « </text:span><text:span text:style-name="T185">greedy »</text:span><text:span text:style-name="T201"> sont inutilisables pour les instances industrielles de SAT. </text:span><text:span text:style-name="T217">Cependant, nous pouvons définir qu’un bon partitionnement de graphes implique un nombre important d’arêtes intra-communautaires et un nombre faible d’arêtes extra-communautaires.</text:span></text:p>
      <text:p text:style-name="P384"><text:span text:style-name="T217"/></text:p>
      <text:p text:style-name="P386"><text:span text:style-name="T220">Méthode glouton de Newmann </text:span><text:span text:style-name="T201">(</text:span><text:span text:style-name="T185">greedy</text:span><text:span text:style-name="T201">) :</text:span></text:p>
      <text:p text:style-name="P386"><text:span text:style-name="T201">Dans un premier temps, on assigne chaque sommet à une communauté propre. Les communautés sont jointes si et seulement si cette liaison résulte en une augmentation de la modularité. <text:s/>Une fois que plus aucune jointure n’augmente la modularité, l’algorithme s’arrête. </text:span></text:p>
      <text:p text:style-name="P386"><text:span text:style-name="T201">Cette méthode est longue pour une instance SAT et ne permet de trouver qu’une partition locale, c’est-à-dire pas forcément la meilleure globalement.</text:span></text:p>
      <text:p text:style-name="P384"><text:span text:style-name="T201"/></text:p>
      <text:p text:style-name="P382"><text:span text:style-name="T213">A. ?. ? Modularité </text:span><text:span text:style-name="T215">dans les clauses apprises</text:span></text:p>
      <text:p text:style-name="P384"><text:span text:style-name="T201">Désormais, les solveurs SAT sont dynamiques : ils changent la formule durant la recherche de satisfaisabilité, en ajoutant des clauses déduites ou en les supprimant. </text:span></text:p>
      <text:p text:style-name="P384"><text:span text:style-name="T201">Si l’instance d’origine possédait une structure communautaire, il a été montré que la modularité diminuait que légèrement mais restée significative. Au niveau de la communauté en elle-même, il faut distinguer les deux modèles de graphes possibles.</text:span></text:p>
      <text:p text:style-name="P384"><text:span text:style-name="T201">Dans le modèle PRIMAL, les sommets au sein des communautés restent les mêmes, car l’ajout des nouvelles connaissances se font localement. Les communautés ne changeront alors pas.</text:span></text:p>
      <text:p text:style-name="P385"><office:annotation office:name="__Annotation__8576_853607672"><dc:creator>Marie Miceli</dc:creator><dc:date>2018-05-03T15:41:45.147922317</dc:date><loext:sender-initials>MM</loext:sender-initials><text:p text:style-name="P483"><text:span text:style-name="T427">À revoir si inclus dans rapport final</text:span></text:p></office:annotation><text:span text:style-name="T201">Quant au modèle BIPARTI, le partitionnement s’effectue à partir de la formule d’origine mais en enlevant toutes les clauses, laissant uniquement les variables. </text:span><text:span text:style-name="T216">Nous construisons un second graphe biparti avec seulement les nouvelles clauses apprises.</text:span></text:p>
      <text:p text:style-name="P385"><text:span text:style-name="T201">Cependant, </text:span><text:span text:style-name="T216">les clauses ne sont plus utilisées pour classifier les variables, ce seront les communautés : chaque clause sera assignée à la communauté qui possède le plus de ses variables. La modularité de la partition originale diminue si un nombre significatif de clauses apprises </text:span><text:span text:style-name="T217">sont ajoutées.</text:span></text:p>
      <text:p text:style-name="P384"><office:annotation-end office:name="__Annotation__8576_853607672"/></text:p>
      <text:p text:style-name="P381"><text:span text:style-name="T213"/></text:p>
      <text:p text:style-name="P380"><text:span text:style-name="T201"/></text:p>
      <text:p text:style-name="P383"><text:span text:style-name="T213">A. ?. ? Modularité </text:span><text:span text:style-name="T215">dans les </text:span><text:span text:style-name="T218">instances SAT</text:span></text:p>
      <text:p text:style-name="P387"><text:soft-page-break/><text:span text:style-name="T201">En 2016, une centaine d’instances étaient regroupées en seize familles. Les instances d’une même famille avaient une modularité similaire.</text:span></text:p>
      <text:p text:style-name="P387"><text:span text:style-name="T201"/></text:p>
      <text:p text:style-name="P388"><text:span text:style-name="T220">Fort coefficient de regroupement</text:span><text:span text:style-name="T201"> (</text:span><text:span text:style-name="T185">clustering coefficient) </text:span><text:span text:style-name="T201">:</text:span></text:p>
      <text:p text:style-name="P388"><text:span text:style-name="T201">Ce coefficient est la probabilité que les voisins d’un nœud soient eux mêmes adjacents.</text:span></text:p>
      <text:p text:style-name="P388"><text:span text:style-name="T201">Chaque nœud possède alors une mesure de </text:span><text:span text:style-name="T223">centralité</text:span><text:span text:style-name="T201">.</text:span></text:p>
      <text:p text:style-name="P388"><text:span text:style-name="T201"/></text:p>
      <text:p text:style-name="P388"><text:span text:style-name="T201">Toute communauté représente un sous-graphe connexe, qui peut être définies de manière différente.</text:span></text:p>
      <text:p text:style-name="P388"><text:span text:style-name="T201">Dans un premier temps, la connexité peut être définie comme nous le verrons dans une section ultérieure, celle de la théorie des graphes. Elle est cependant très exigente, et des définitions moins strictes s’intéressent à la forte densité des liens inter-communautaires.</text:span></text:p>
      <text:p text:style-name="P388"><text:span text:style-name="T201">Ainsi, Flake et al proposèrent qu’une communauté soit l’ensemble de sommets tel que chaque sommet possède plus de liens vers l’intérieure que l’extérieur. </text:span></text:p>
      <text:p text:style-name="P388"><text:span text:style-name="T201">Pour Rachidi et al., une communauté faible est un sous-graphe ayant plus de liens entre sommets appartenant au sous-graphes que de liens vers des sommets extérieurs, tandis qu’une communauté forte rejoint la définition de Flake.</text:span></text:p>
      <text:p text:style-name="P378"><text:span text:style-name="T201"/></text:p>
      <text:p text:style-name="P398"><text:span text:style-name="T207">A</text:span><text:span text:style-name="T206">. ? : </text:span><text:span text:style-name="T209">Algorithmes et heuristiques</text:span></text:p>
      <text:p text:style-name="P392"><text:span text:style-name="T182"/></text:p>
      <text:p text:style-name="P393"><text:span text:style-name="T182">H</text:span><text:span text:style-name="T179">euristique</text:span><text:span text:style-name="T178"> :</text:span></text:p>
      <text:p text:style-name="P392"><text:span text:style-name="T182"/></text:p>
      <text:p text:style-name="P394"><text:span text:style-name="T183">CDCL</text:span><text:span text:style-name="T182"> :</text:span></text:p>
      <text:p text:style-name="P392"><text:span text:style-name="T182"/></text:p>
      <text:p text:style-name="P392"><text:span text:style-name="T182"/></text:p>
      <text:p text:style-name="P395"><text:span text:style-name="T182">V</text:span><text:span text:style-name="T179">SIDS :</text:span></text:p>
      <text:p text:style-name="P395"><text:span text:style-name="T179"/></text:p>
      <text:p text:style-name="P395"><text:span text:style-name="T179">DPPL :</text:span></text:p>
      <text:p text:style-name="P395"><text:span text:style-name="T179"/></text:p>
      <text:p text:style-name="P395"><text:span text:style-name="T179"/></text:p>
      <text:p text:style-name="P395"><text:span text:style-name="T179"/></text:p>
      <text:p text:style-name="P393"><text:span text:style-name="T178">Exemples d’heuristiques de décision pour les algorithmes DPPL.</text:span></text:p>
      <text:p text:style-name="P393"><text:span text:style-name="T178"/></text:p>
      <text:p text:style-name="P392"><text:span text:style-name="T182">H</text:span><text:span text:style-name="T179">euristiques basées sur l’activité</text:span><text:span text:style-name="T178"> (</text:span><text:span text:style-name="T196">activity-based heuristic</text:span><text:span text:style-name="T185">) :</text:span></text:p>
      <text:p text:style-name="P392"><text:span text:style-name="T178">Ces heuristiques se basent sur le principe de donner une priorité plus importante pour les variables qui sont impliquées dans des conflits récents. </text:span></text:p>
      <text:p text:style-name="P397"><text:span text:style-name="T206"/></text:p>
      <text:p text:style-name="P375"><text:span text:style-name="T179">Heuristiques basées sur les clauses</text:span><text:span text:style-name="T178"> (</text:span><text:span text:style-name="T185">claused-based heuristic CBH) :</text:span></text:p>
      <text:p text:style-name="P375"><text:span text:style-name="T178">Dans ces heuristiques, les clauses (celle initiale et celles en conflit) sont organisées en une liste. Après chaque conflit, celle mise en cause est ajoutée au début de la liste. Les clauses responsables du conflit sont quant à elles ajoutées directement derrière celle en conflit.</text:span></text:p>
      <text:p text:style-name="P375"><text:span text:style-name="T178">Le littéral de décision est alors choisi dans la clause non satisfaite la plus haute dans la liste. Comme les nouvelles clauses sont ajoutées en début de liste, CHB est dynamique. De plus, le fait de placer juste après la clause en conflit celles responsables permet de choisir une variable liée après un retour en arrière.</text:span></text:p>
      <text:p text:style-name="P365"><text:span text:style-name="T178"/></text:p>
      <text:p text:style-name="P365"><text:span text:style-name="T178"/></text:p>
      <text:p text:style-name="P400"><text:span text:style-name="T207">A</text:span><text:span text:style-name="T206">. ? : </text:span><text:span text:style-name="T219">CNF</text:span></text:p>
      <text:p text:style-name="P365"><text:span text:style-name="T178"/></text:p>
      <text:p text:style-name="P365"><text:span text:style-name="T178"/></text:p>
      <text:p text:style-name="P400"><text:span text:style-name="T207">A</text:span><text:span text:style-name="T206">. ? : </text:span><text:span text:style-name="T219">Règles de résolution</text:span></text:p>
      <text:p text:style-name="P365"><text:span text:style-name="T267"/></text:p>
      <text:p text:style-name="P365"><text:span text:style-name="T267"/></text:p>
      <text:p text:style-name="P389"><text:span text:style-name="T184">P</text:span><text:span text:style-name="T179">ropagation unitaire</text:span><text:span text:style-name="T178"> :</text:span></text:p>
      <text:p text:style-name="P389"><text:span text:style-name="T178"/></text:p>
      <text:p text:style-name="P389"><text:span text:style-name="T178"/></text:p>
      <text:p text:style-name="P389"><text:span text:style-name="T178"/></text:p>
      <text:p text:style-name="P389"><text:span text:style-name="T179">HORN-satisfaisabilité</text:span><text:span text:style-name="T178"> :</text:span></text:p>
      <text:p text:style-name="P389"><text:span text:style-name="T178"/></text:p>
      <text:p text:style-name="P389"><text:span text:style-name="T178"/></text:p>
      <text:p text:style-name="P389"><text:span text:style-name="T184">P</text:span><text:span text:style-name="T179">ropagation de contraintes</text:span><text:span text:style-name="T178"> :</text:span></text:p>
      <text:p text:style-name="P365"><text:span text:style-name="T267"/></text:p>
      <text:p text:style-name="P365"><text:span text:style-name="T267">Comme nous l’avons évoqué, l</text:span><text:span text:style-name="T178">es instances SAT peuvent être représentés comme des graphes. Cette solution a permis nombre de recherches sur la résolution des problèmes SAT. Ainsi, nous allons revenir sur les notions liées au graphe, qui nous ont permises de mieux comprendre la suite du sujet et le partitionnement que nous allons utilisé ensuite.</text:span></text:p>
      <text:p text:style-name="P105"/>
      <text:p text:style-name="P174"><text:span text:style-name="T5">C</text:span><text:span text:style-name="T3">hapitre B : Les graphes</text:span></text:p>
      <text:p text:style-name="P105"/>
      <text:p text:style-name="P304">B.1 : <text:span text:style-name="T15">Généralités</text:span></text:p>
      <text:p text:style-name="P304"/>
      <text:p text:style-name="P99">Un graphe est un <text:span text:style-name="T127">couple G = (V,E</text:span>) constitué <text:span text:style-name="T79">de deux ensembles</text:span>(<text:span text:style-name="T44">set</text:span><text:span text:style-name="T44"><text:note text:id="ftn1" text:note-class="endnote"><text:note-citation>a</text:note-citation><text:note-body><text:p text:style-name="P357">Ensemble = <text:span text:style-name="T44">set</text:span></text:p></text:note-body></text:note></text:span>) <text:span text:style-name="T79">: </text:span></text:p>
      <text:p text:style-name="P99"><text:span text:style-name="T82">- l’ensemble non vide et fini V, constitué des sommets (</text:span><text:span text:style-name="T45">vertices</text:span><text:span text:style-name="T45"><text:note text:id="ftn2" text:note-class="endnote"><text:note-citation>b</text:note-citation><text:note-body><text:p text:style-name="P357">Sommets = <text:span text:style-name="T44">vertices</text:span><text:span text:style-name="T68">, </text:span><text:span text:style-name="T118">sommet = </text:span><text:span text:style-name="T46">vertex</text:span></text:p></text:note-body></text:note></text:span><text:span text:style-name="T79">) du graphe,</text:span></text:p>
      <text:p text:style-name="P99"><text:span text:style-name="T79">- et l’ensemble E composé d’arêtes (</text:span><text:span text:style-name="T45">edges</text:span><text:span text:style-name="T45"><text:note text:id="ftn3" text:note-class="endnote"><text:note-citation>c</text:note-citation><text:note-body><text:p text:style-name="P358">Arêtes = <text:span text:style-name="T44">edges</text:span></text:p><text:p text:style-name="P341"/><text:p text:style-name="P341"/><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6"/><text:p text:style-name="P347">POUBELLE</text:p><text:p text:style-name="P346"/><text:p text:style-name="P346"><text:span text:style-name="T142">Graphe grille</text:span> (<text:span text:style-name="T44">grid graph</text:span>) :</text:p><text:p text:style-name="P346">Ce type de graphe ressemble comme son nom l’indique à une grille. Le graphe grille ne peut être ni carré ni triangulaire, mais simplement former un carrelage régulier.</text:p><text:p text:style-name="P346"/><text:p text:style-name="P349"/><text:p text:style-name="P349"/><text:p text:style-name="P348"><text:span text:style-name="T243">U</text:span><text:span text:style-name="T241">n cycle peut faire référence à </text:span><text:span text:style-name="T251">l’espace cyclique </text:span><text:span text:style-name="T241">(</text:span><text:a xlink:type="simple" xlink:href="https://en.wikipedia.org/wiki/Cycle_space" text:style-name="Internet_20_link" text:visited-style-name="Visited_20_Internet_20_Link"><text:span text:style-name="T253">cycle space</text:span></text:a><text:span text:style-name="T241">), </text:span><text:span text:style-name="T242">qui est l’ensemble de sous-graphes eulériens, c’est-à-dire que chacun de ces sous-graphes n’a que des sommets de degré pair.</text:span></text:p><text:p text:style-name="P1"/><text:p text:style-name="P2">Dans un graphe non orienté, nous pouvons avoir des cycles (ou circuit) dits <text:span text:style-name="T127">périphériques </text:span>(<text:a xlink:type="simple" xlink:href="https://en.wikipedia.org/wiki/Peripheral_cycle" text:style-name="Internet_20_link" text:visited-style-name="Visited_20_Internet_20_Link"><text:span text:style-name="T78">peripherical cycle</text:span></text:a>). Nous pouvons le définir de manière équivalente :</text:p><text:p text:style-name="P2">- un <text:span text:style-name="T317">cycle</text:span> C est périphérique à un graphe G s’il est un cycle simple dans un graphe orienté si et seulement si pour que quelque soit les deux arêtes e<text:span text:style-name="T154">1</text:span> et e<text:span text:style-name="T154">2 </text:span>choisies dans G \ C, il existe une chaîne <text:span text:style-name="T317">dans G qui commence avec e</text:span><text:span text:style-name="T163">1</text:span><text:span text:style-name="T317"> et finit avec e</text:span><text:span text:style-name="T163">2, </text:span><text:span text:style-name="T317">et qui ne contient aucun sommet appartenant au cycle C.</text:span></text:p><text:p text:style-name="P2">- <text:span text:style-name="T317">un cycle C est périphérique si il a un cycle induit ayant la propriété que le sous-graphe G \ C construit par la suppression de sommets et d’arêtes de C est connexe.</text:span></text:p><text:p text:style-name="P2">- <text:span text:style-name="T320">PAS BIEN COMPRIS </text:span><text:span text:style-name="T318">? Soit le cycle C, un sous-graphe quelconque de G. Un sous-graphe minimal B de G est un pont de C s’il est disjoint au niveau des arêtes de C mais si tous ses points d’attache (les sommets adjacents aux arêtes qui sont dans B et dans G \ B) appartiennent à C. Un simple cycle V est périphérique s’il a exactement un pont</text:span></text:p><text:p text:style-name="P414"/><text:p text:style-name="P414"/><text:p text:style-name="P470">BIBLIOGRAPHIE</text:p><text:p text:style-name="P415"><text:line-break/><text:a xlink:type="simple" xlink:href="https://archive.org/stream/GraphsAndHypergraphs/Graphs%20and%20Hypergraphs#page/n3/mode/2up" text:style-name="Internet_20_link" text:visited-style-name="Visited_20_Internet_20_Link"><text:span text:style-name="T399">GRAPHS AND HYPERGRAPHS</text:span></text:a><text:span text:style-name="T399"> du français C. Berge en 1973. </text:span></text:p><text:p text:style-name="P416">Calcul parallèle avec R, Vincent Miele et Violaine Louvet</text:p><text:p text:style-name="P417">Instance SAT du CRIL : http://www.cril.univ-artois.fr/KC/benchmarks.html </text:p><text:p text:style-name="P418">Locality in Random SAT Instances, Jesus Giraldez-Cru et Jordy Levy</text:p><text:p text:style-name="P419">Heavy-tailed distributions in combinatori<text:span text:style-name="T424">a</text:span>l search, 1997, Gomes and al.</text:p></text:note-body></text:note></text:span><text:span text:style-name="T79">), des sous-ensembles de paires d’éléments de V. Soient e ∈ E, x et y ∈ V, e = {x,y}.</text:span></text:p>
      <text:p text:style-name="P122">Nous n’utiliserons ici que des <text:span text:style-name="T127">graphes finis </text:span>(<text:span text:style-name="T44">finite graph</text:span>) c’est-à-dire que ses ensembles V et E sont finis.</text:p>
      <text:p text:style-name="P139">L’ordre d’un graphe est le nombre d’éléments de V, c’est-à-dire le nombre de ses sommets.</text:p>
      <text:p text:style-name="P116"/>
      <text:p text:style-name="P321">B.1.a) Relation entre les sommets</text:p>
      <text:p text:style-name="P319"/>
      <text:p text:style-name="P101"><text:span text:style-name="T142">Relation d’adjacence</text:span> <text:span text:style-name="T153">(</text:span><text:span text:style-name="T47">adjacency relation</text:span><text:span text:style-name="T153">) :</text:span></text:p>
      <text:p text:style-name="P101"/>
      <text:p text:style-name="P101"><text:soft-page-break/><text:span text:style-name="T85">Soit une arête e de G</text:span><text:span text:style-name="T83">, ses extrémités (</text:span><text:span text:style-name="T44">endpoints</text:span><text:span text:style-name="T83">) étant x et y. Ces deux sommet sont </text:span><text:span text:style-name="T85">alors </text:span><text:span text:style-name="T83">dits </text:span><text:span text:style-name="T112">adjacents </text:span><text:span text:style-name="T83">(</text:span><text:span text:style-name="T44">adjacent</text:span><text:span text:style-name="T83">) ou </text:span><text:span text:style-name="T112">voisins</text:span><text:span text:style-name="T83"> dans le graphe G. </text:span><text:span text:style-name="T85">L’adjacence peut être représentée grâce au symbole ~ : x ~ y, ou tout simplement par la notation xy. Cette relation est binaire et symétrique : x ~ y et y ~ x sont équivalents.</text:span></text:p>
      <text:p text:style-name="P227"/>
      <text:p text:style-name="P177"><text:span text:style-name="T84">I</text:span><text:span text:style-name="T83">ncidence ou indépendance ?</text:span></text:p>
      <text:p text:style-name="P102"><text:span text:style-name="T83">De même, deux arêtes e et e‘ du graphe G partageant une extrémité seront dites </text:span><text:span text:style-name="T112">incidentes</text:span><text:span text:style-name="T83">. Sinon, elles seront indépendantes.</text:span></text:p>
      <text:p text:style-name="P100"/>
      <text:p text:style-name="P102"><text:span text:style-name="T142">Voisinage, degré </text:span><text:span text:style-name="T144">et taille</text:span> :</text:p>
      <text:p text:style-name="P98"/>
      <text:p text:style-name="P102">Le <text:span text:style-name="T127">voisinage</text:span> d’un sommet est l’ensemble de ses voisins, c’est-à-dire l’ensemble des sommets qui lui sont adjacents.</text:p>
      <text:p text:style-name="P102">Le <text:span text:style-name="T127">degré</text:span> d’un sommet est le nombre de ses voisins, ou de manière équivalente, le nombre d’arêtes qui ont ce sommet en extrémité. Si un sommet a un degré d’ordre zéro, alors il est dit <text:span text:style-name="T127">isolé.</text:span></text:p>
      <text:p text:style-name="P121"><text:span text:style-name="T127">La taille </text:span>d’un graphe correspond généralement au nombre de ses arêtes.</text:p>
      <text:p text:style-name="P172"/>
      <text:p text:style-name="P117"><text:span text:style-name="T142">Boucle</text:span> :<text:span text:style-name="T127"> </text:span></text:p>
      <text:p text:style-name="P117">Une <text:span text:style-name="T127">boucle</text:span> est une arête d’un graphe ayant pour extrémités le même sommet.</text:p>
      <text:p text:style-name="P117"/>
      <text:p text:style-name="P321">B.1.b) Différents types de sous-graphes</text:p>
      <text:p text:style-name="P319"/>
      <text:p text:style-name="P178">Sous-graphe<text:span text:style-name="T3"> (</text:span><text:span text:style-name="T70">subgraph</text:span><text:span text:style-name="T3">):</text:span></text:p>
      <text:p text:style-name="P113">Soit le graphe G = (V,E), le <text:span text:style-name="T127">sous-graphe </text:span>H est le graphe contenu dans G, noté H = (V<text:span text:style-name="T154">H</text:span><text:span text:style-name="T178">,E</text:span><text:span text:style-name="T154">H</text:span><text:span text:style-name="T178">). Alors, V</text:span><text:span text:style-name="T154">H</text:span><text:span text:style-name="T178"> ⊆ V et E</text:span><text:span text:style-name="T154">H</text:span><text:span text:style-name="T178"> ⊆ { x,y) ∈ E | x ∈ V</text:span><text:span text:style-name="T154">H</text:span><text:span text:style-name="T178"> ∧ y ∈ V</text:span><text:span text:style-name="T154">H</text:span><text:span text:style-name="T178">}.</text:span></text:p>
      <text:p text:style-name="P113"/>
      <text:p text:style-name="P113"><text:span text:style-name="T142">Sous-graphe couvrant </text:span>(<text:span text:style-name="T44">spanning subgraph</text:span><text:span text:style-name="T83">) :</text:span></text:p>
      <text:p text:style-name="P114">Parfois décrit comme sous-graphe partiel ou sous-graphe recouvrant, ce <text:span text:style-name="T127">sous-graphe </text:span><text:span text:style-name="T128">couvrant</text:span> H partage le même ensemble de sommets avec le graphe G qui le contient. Alors, si V<text:span text:style-name="T154">H</text:span><text:span text:style-name="T178"> = V et E</text:span><text:span text:style-name="T154">H</text:span><text:span text:style-name="T178"> ⊆ E, le sous-graphe H couvre le graphe G.</text:span></text:p>
      <text:p text:style-name="P291"/>
      <text:p text:style-name="P114"><text:span text:style-name="T179">Sous-graphe induit</text:span><text:span text:style-name="T178"> (</text:span><text:span text:style-name="T190">induced subgraph</text:span><text:span text:style-name="T178">) :</text:span></text:p>
      <text:p text:style-name="P115">Un <text:span text:style-name="T127">sous-graphe induit</text:span> H de G est un sous-graphe qui restreint le graphe à un sous-ensemble de sommets. Ainsi, pour tout couple de sommets (x,y) ∈ V<text:span text:style-name="T154">H</text:span><text:span text:style-name="T178">, l’arête xy ∈ E</text:span><text:span text:style-name="T154">H</text:span><text:span text:style-name="T178"> si et seulement si xy ∈ E.</text:span></text:p>
      <text:p text:style-name="P292"/>
      <text:p text:style-name="P140"><text:span text:style-name="T179">Sous-graphe propre</text:span><text:span text:style-name="T178"> (</text:span><text:span text:style-name="T185">proper subgraph</text:span><text:span text:style-name="T178">) :</text:span></text:p>
      <text:p text:style-name="P141"><text:span text:style-name="T178">Un sous-graphe H d’un graphe G est dit </text:span><text:span text:style-name="T224">propre</text:span><text:span text:style-name="T178"> s’il est issu de la suppression d’une arête ou d’un sommet de G. Il est noté grâce à la relation ⊂.</text:span></text:p>
      <text:p text:style-name="P293"/>
      <text:p text:style-name="P300">Notation :</text:p>
      <text:p text:style-name="P98">P<text:span text:style-name="T270">our identifier un graphe formé par la suppression d’une arête e ou d’un sous-ensemble V</text:span><text:span text:style-name="T155">H </text:span><text:span text:style-name="T200">de V, nous utiliserons la notation G</text:span><office:annotation office:name="__Annotation__129_1624916508"><dc:creator>Marie Miceli</dc:creator><dc:date>2018-04-29T16:36:20.658728535</dc:date><loext:sender-initials>MM</loext:sender-initials><text:p text:style-name="P482"><text:span text:style-name="T426">A vérifier parce que plus vu \ que -</text:span></text:p></office:annotation><text:span text:style-name="T200"> - </text:span><office:annotation-end office:name="__Annotation__129_1624916508"/><text:span text:style-name="T200">e ou G - V</text:span><text:span text:style-name="T156">H </text:span><text:span text:style-name="T200">respectivement.</text:span><text:span text:style-name="T156"> </text:span></text:p>
      <text:p text:style-name="P302"/>
      <text:p text:style-name="P312">B.<text:span text:style-name="T273">2</text:span> : <text:span text:style-name="T271">Orientation d’un graphe</text:span></text:p>
      <text:p text:style-name="P305"/>
      <text:p text:style-name="P252">Un <text:span text:style-name="T127">graphe</text:span> <text:span text:style-name="T127">non orienté</text:span> (<text:span text:style-name="T44">undirected graph</text:span>) est un graphe dont les arêtes n’ont pas d’orientation. Dans notre dossier, nous nous concentrerons principalement sur ce type de graphe.</text:p>
      <text:p text:style-name="P252">Au contraire, un<text:span text:style-name="T127"> graphe orienté </text:span>(<text:span text:style-name="T44">directed graph</text:span>) est composé d’arêtes ayant une orientation, généralement identifiée grâce à une flèche. Dans ce type de graphe, nous ne parlerons plus d’arête mais d’<text:span text:style-name="T127">arc</text:span> (<text:span text:style-name="T44">arc</text:span>), de flèches <text:span text:style-name="T272">(</text:span><text:span text:style-name="T48">arrow</text:span><text:span text:style-name="T272">)</text:span> ou de lignes orientées. De même, nous n’emploierons plus le terme sommet mais celui de <text:span text:style-name="T127">nœud</text:span> ou <text:span text:style-name="T127">point</text:span> (<text:span text:style-name="T44">node</text:span>).</text:p>
      <text:p text:style-name="P252"/>
      <text:p text:style-name="P253"><text:span text:style-name="T142">Représentation d’un arc, terminologie et arc inverse</text:span> :</text:p>
      <text:p text:style-name="P253">L’arc (x,y) sera représenté par une flèche partant de x et finissant à y. L’extrémité initiale ou origine sera alors x et l’extrémité terminale ou fin sera y. L’arc (y,x) sera alors son <text:span text:style-name="T127">arc inverse</text:span> (<text:span text:style-name="T44">inverted arrow</text:span>). Nous parlerons aussi de <text:span text:style-name="T127">transposée</text:span> de (x,y).</text:p>
      <text:p text:style-name="P253"/>
      <text:p text:style-name="P254"/>
      <text:p text:style-name="P254"><office:annotation office:name="__Annotation__224_1624916508"><dc:creator>Marie Miceli</dc:creator><dc:date>2018-04-29T17:44:34.073572964</dc:date><loext:sender-initials>MM</loext:sender-initials><text:p text:style-name="P482"><text:span text:style-name="T428">À jeter sûrement</text:span></text:p></office:annotation><text:span text:style-name="T142">Symétrie d’un graphe orienté</text:span> : </text:p>
      <text:p text:style-name="P254">Un graphe orienté G est dit <text:span text:style-name="T127">symétrique</text:span> (<text:span text:style-name="T44">symétrie</text:span>) lorsque pour tout arc x de G, son inverse x’ correspond à un arc y de G.<office:annotation-end office:name="__Annotation__224_1624916508"/></text:p>
      <text:p text:style-name="P254"/>
      <text:p text:style-name="P307"/>
      <text:p text:style-name="P306">B.3 : <text:span text:style-name="T275">Notions basiques sur les graphes</text:span></text:p>
      <text:p text:style-name="P294"/>
      <text:p text:style-name="P317"><text:span text:style-name="T178">B.3.a) </text:span><text:span text:style-name="T229">Les arêtes</text:span></text:p>
      <text:p text:style-name="P295"/>
      <text:p text:style-name="P296">Une classification des graphes existe en fonction du type et de la multiplicité des arêtes. Ici, nous définirons les principales caractéristiques des graphes liées aux arêtes.</text:p>
      <text:p text:style-name="P296"><text:s/></text:p>
      <text:p text:style-name="P121"><text:span text:style-name="T179">Graphe vide</text:span><text:span text:style-name="T178"> (</text:span><text:span text:style-name="T191">empty</text:span><text:span text:style-name="T190"> graph</text:span><text:span text:style-name="T178">) </text:span><text:span text:style-name="T226">et </text:span><text:span text:style-name="T180">graphe nu</text:span><text:span text:style-name="T181">l</text:span><text:span text:style-name="T228"> (</text:span><text:span text:style-name="T191">null graph</text:span><text:span text:style-name="T228">)</text:span><text:span text:style-name="T226"> :</text:span></text:p>
      <text:p text:style-name="P121"><text:span text:style-name="T178">Un graphe vide est un graphe </text:span><text:span text:style-name="T179">d’ordre</text:span><text:span text:style-name="T178"> n quelconque mais avec une </text:span><text:span text:style-name="T179">taille</text:span><text:span text:style-name="T178"> nul</text:span><text:span text:style-name="T226">l</text:span><text:span text:style-name="T178">e. </text:span><text:span text:style-name="T226">Nous le notons N</text:span><text:span text:style-name="T157">n</text:span><text:span text:style-name="T226">. </text:span><text:span text:style-name="T227">Un graphe nul peut être équivalent au graphe vide, mais il référence égal</text:span><text:span text:style-name="T233">e</text:span><text:span text:style-name="T227">ment à </text:span><text:span text:style-name="T226">un graphe d’ordre 0 et de taille nulle.</text:span><text:span text:style-name="T178"><text:tab/></text:span></text:p>
      <text:p text:style-name="P295"/>
      <text:p text:style-name="P118"><text:span text:style-name="T179">Graphe simple</text:span><text:span text:style-name="T178"> (</text:span><text:span text:style-name="T190">graphe simple</text:span><text:span text:style-name="T201">) :</text:span></text:p>
      <text:p text:style-name="P118"><text:span text:style-name="T178">Un </text:span><text:span text:style-name="T224">graphe simple</text:span><text:span text:style-name="T178"> G est un </text:span><text:span text:style-name="T179">graphe non orienté</text:span><text:span text:style-name="T178">, sans </text:span><text:span text:style-name="T179">boucle</text:span><text:span text:style-name="T178"> et dont aucune arête n’est répétée. Ainsi, chaque arête du graphe correspond à une paire de sommets distincts. </text:span></text:p>
      <text:p text:style-name="P297">Pour un graphe simple G d’ordre n, le degré d’un sommet v appartenant à V est au maximum égal à n – 1. </text:p>
      <text:p text:style-name="P298">Un graphe simple équivaut à un graphe orienté ne comportant pas de boucle.</text:p>
      <text:p text:style-name="P297"/>
      <text:p text:style-name="P119"><text:soft-page-break/><text:span text:style-name="T179">Multigraphe</text:span><text:span text:style-name="T178"> (</text:span><text:span text:style-name="T190">multigraph</text:span><text:span text:style-name="T178">) :</text:span></text:p>
      <text:p text:style-name="P120"><text:span text:style-name="T178">Au contraire, si une même paire de sommets est liée par plusieurs arêtes (une arête multiple) nous parlerons de </text:span><text:span text:style-name="T224">multigraphe</text:span><text:span text:style-name="T178">. </text:span></text:p>
      <text:p text:style-name="P298"/>
      <text:p text:style-name="P120"><text:span text:style-name="T179">Pseudographe</text:span><text:span text:style-name="T178"> (</text:span><text:span text:style-name="T190">pseudograph</text:span><text:span text:style-name="T178">) :</text:span></text:p>
      <text:p text:style-name="P120"><text:span text:style-name="T178">Un </text:span><text:span text:style-name="T224">pseudographe</text:span><text:span text:style-name="T178"> est un type de </text:span><text:span text:style-name="T179">multigraphe</text:span><text:span text:style-name="T178">, seulement ce ne sont plus des arêtes multiples mais des </text:span><text:span text:style-name="T179">boucles</text:span><text:span text:style-name="T178"> qui lient une même paire de sommets.</text:span></text:p>
      <text:p text:style-name="P298"/>
      <text:p text:style-name="P126"><text:span text:style-name="T179">Graphe pondéré</text:span><text:span text:style-name="T178"> (</text:span><text:span text:style-name="T190">weighted graph</text:span><text:span text:style-name="T178">) : </text:span></text:p>
      <text:p text:style-name="P126"><text:span text:style-name="T178">Un graphe dont chaque arête a un nombre, dit </text:span><text:span text:style-name="T224">poids</text:span><text:span text:style-name="T178">, associé est un </text:span><text:span text:style-name="T224">graphe pondéré</text:span><text:span text:style-name="T178">. </text:span><text:span text:style-name="T230">Le poids peut faire référence à une capacité ou à une longueur. </text:span><text:span text:style-name="T178">La notion de graphe pondéré est parfois retrouvé sous le terme de réseau.</text:span></text:p>
      <text:p text:style-name="P299"/>
      <text:p text:style-name="P128"><text:span text:style-name="T179">Graphe complémentaire</text:span><text:span text:style-name="T178"> (</text:span><text:span text:style-name="T190">complement graph</text:span><text:span text:style-name="T178">) :</text:span></text:p>
      <text:p text:style-name="P128"><text:span text:style-name="T178">Un graphe est dit complémentaire ou inverse d’un graphe G s’il contient les mêmes sommets que G, mais si ses sommets sont adjacents dans H si et seulement s’ils sont disjoints dans G.</text:span><text:span text:style-name="T232"> </text:span></text:p>
      <text:p text:style-name="P298"/>
      <text:p text:style-name="P296">Les arêtes peuvent également permettre de définir plusieurs notions, fondamentales pour notre dossier.</text:p>
      <text:p text:style-name="P296"/>
      <text:p text:style-name="P125"><text:span text:style-name="T179">Chaîne</text:span><text:span text:style-name="T178"> (</text:span><text:span text:style-name="T193">walk</text:span><text:span text:style-name="T178">)</text:span></text:p>
      <text:p text:style-name="P296">Ces deux notions sont équivalentes, le terme chaîne s’applique pour graphes non orientés tandis que chemin est retrouvé pour les graphes orientés.</text:p>
      <text:p text:style-name="P125"><text:span text:style-name="T178">Une </text:span><text:span text:style-name="T224">chaîne</text:span><text:span text:style-name="T178">, notée </text:span><text:span text:style-name="T224">μ(x,y)</text:span><text:span text:style-name="T178"> est définie par une suite finie d’arêtes consécutives, reliant x à y. Si dans cette chaîne, toute arête n’est répétée qu’une seule et unique fois, nous parlerons de chaîne </text:span><text:span text:style-name="T224">simple </text:span><text:span text:style-name="T231">(</text:span><text:span text:style-name="T192">trail</text:span><text:span text:style-name="T231">)</text:span><text:span text:style-name="T178">. De même, si la chaîne n’emprunte qu’une seule fois chaque sommet, alors cette chaîne est dite </text:span><text:span text:style-name="T224">élémentaire </text:span><text:span text:style-name="T186">(</text:span><text:span text:style-name="T193">path</text:span><text:span text:style-name="T186">)</text:span><text:span text:style-name="T178">. </text:span></text:p>
      <text:p text:style-name="P296"/>
      <text:p text:style-name="P257">Pour un graphe orienté, nous <text:span text:style-name="T298">emploierons</text:span> le terme de <text:span text:style-name="T127">chemin</text:span> pour chaîne, noté μ[x,y] et de <text:span text:style-name="T127">circuit</text:span> pour cycle. Dans ce type de graphe, l’orientation des arcs sera fondamentale.</text:p>
      <text:p text:style-name="P257"/>
      <text:p text:style-name="P259">La <text:span text:style-name="T127">longueur</text:span> d’une <text:span text:style-name="T298">chaîne</text:span> (ou d’un circuit) est le nombre d’arêtes (d’arcs) qui la composent. Le <text:span text:style-name="T127">poids</text:span> d’une chaîne (ou d’un circuit) est la somme de chaque poids des arêtes (ou arcs) qui la composent si nous nous trouvons dans un graphe pondéré. Sinon, les termes longueur et poids peuvent être confondus.</text:p>
      <text:p text:style-name="P262"/>
      <text:p text:style-name="P263">Si l<text:span text:style-name="T287">a chaîne</text:span> simple comprend tous les sommets du graphe, nous parlons de <text:span text:style-name="T287">chaîne</text:span> <text:span text:style-name="T127">eulérien</text:span><text:span text:style-name="T133">ne</text:span>. </text:p>
      <text:p text:style-name="P263"/>
      <text:p text:style-name="P285">Graphe eulérien</text:p>
      <text:p text:style-name="P263">Dans un graphe eulérien, les extrémités d’une arêtes sont séparées en une extrémité initiale et une extrémité terminale. L’ensemble des arêtes du graphe eulérien peut être ordonné de façon à ce que l’extrémité terminale d’une arête corresponde à l’extrémité initiale de l’arête qui lui succède dans l’ordonnancement. Autrement dit, le graphe eulérien peut être parcouru entièrement en passant une seule et unique fois par chaque sommet et chaque arête.</text:p>
      <text:p text:style-name="P259"/>
      <text:p text:style-name="P284">Cycle</text:p>
      <text:p text:style-name="P258">Un <text:span text:style-name="T127">cycle</text:span>, est une chaîne dont les extrémités sont identiques. </text:p>
      <text:p text:style-name="P260">Un cycle peut être dit « <text:span text:style-name="T127">closed walk</text:span> », <text:span text:style-name="T276">s’il est une séquence de sommets commençant et finissant par le même sommet, et dont deux sommets consécutifs dans la séquence sont adjacents dans le graphe. Le choix de début / fin dans un « closed walk » cycle n’est pas important, que ce soit ADBCDA ou BCDADB, le cycle sera toujours le même.</text:span></text:p>
      <text:p text:style-name="P261">S’il est dit <text:span text:style-name="T127">simple</text:span>, alors aucune arête ou sommet ne doit être répété, excepté celui de début. Généralement, le terme cycle est employé pour signifier cycle simple.</text:p>
      <text:p text:style-name="P265">La notion de cycle permet de définir un type de graphe : le graphe cordal.</text:p>
      <text:p text:style-name="P265"/>
      <text:p text:style-name="P266"><text:span text:style-name="T142">Graphe cordal</text:span> (<text:span text:style-name="T44">chordal graph, </text:span><text:span text:style-name="T51">triangulated graph </text:span><text:span text:style-name="T16">ou </text:span><text:span text:style-name="T51">rigit circuit graph</text:span>) :</text:p>
      <text:p text:style-name="P267">Un graphe est cordal ou triangulé si chacun de ses cycles de quatre sommets ou plus possède une arête reliant deux sommets non-adjacents du cycle. Cette arête si elle existe est noté <text:span text:style-name="T127">corde</text:span><text:span text:style-name="T19"> (</text:span><text:span text:style-name="T44">chord</text:span><text:span text:style-name="T19">)</text:span>. </text:p>
      <text:p text:style-name="P267">De manière équivalente, tous les cycles sans corde d’un graphe possède au plus trois sommets.</text:p>
      <text:p text:style-name="P268">De plus, un graphe cordal ne doit pas contenir de <text:span text:style-name="T127">trou</text:span>, c’est-à-dire de cycle induit de longueur quatre ou plus. Nous retrouverons le graphe cordal dans une prochaine partie, lors de la <text:span text:style-name="T127">décomposition arborescente</text:span>.</text:p>
      <text:p text:style-name="P259"/>
      <text:p text:style-name="P318"><text:span text:style-name="T270">B.3.</text:span>b<text:span text:style-name="T270">) Les degrés</text:span></text:p>
      <text:p text:style-name="P328"/>
      <text:p text:style-name="P264">De même, les degrés des sommets permettent de caractériser les graphes.</text:p>
      <text:p text:style-name="P264"/>
      <text:p text:style-name="P255"><text:span text:style-name="T142">Graphe complet</text:span> (<text:span text:style-name="T44">complete graph</text:span>) :</text:p>
      <text:p text:style-name="P256">Un graphe <text:span text:style-name="T142">simple</text:span> <text:span text:style-name="T274">d’</text:span><text:span text:style-name="T145">ordre</text:span><text:span text:style-name="T274"> n, dont chaque sommet a (n – 1) comme </text:span><text:span text:style-name="T145">degré</text:span><text:span text:style-name="T274">, est un </text:span><text:span text:style-name="T129">graphe complet</text:span><text:span text:style-name="T274">. Autrement dit, tout couple de sommets disjoints est relié par une arête (pour un graphe non orienté) ou par deux arcs (pour un graphe orienté), un arc pour chaque sens. Les graphes complets sont donc, par définition, symétriques.</text:span></text:p>
      <text:p text:style-name="P256"><text:span text:style-name="T274">Pour chaque graphe d’ordre n, il n’existe qu’un seul graphe complet possible, noté K</text:span><text:span text:style-name="T158">n</text:span><text:span text:style-name="T274">. Ce graphe complet possède </text:span><office:annotation office:name="__Annotation__198_1624916508"><dc:creator>Marie Miceli</dc:creator><dc:date>2018-04-29T17:40:27.937723220</dc:date><loext:sender-initials>MM</loext:sender-initials><text:p text:style-name="P482"><text:span text:style-name="T428">À faire proprement, combinaison. A faire avec latex ?</text:span></text:p></office:annotation><text:span text:style-name="T274">(n 2)</text:span><office:annotation-end office:name="__Annotation__198_1624916508"/><text:span text:style-name="T274"> <text:s/>soit (n * (n-1)) / 2 arêtes.</text:span></text:p>
      <text:p text:style-name="P303"/>
      <text:p text:style-name="P123"><text:span text:style-name="T142">Graphe régulier</text:span> (<text:span text:style-name="T44">regular graph</text:span>) : </text:p>
      <text:p text:style-name="P123">Si tout sommet d’un graphe non orienté G partage le même degré k, alors G est dit <text:span text:style-name="T127">régulier</text:span> ou <text:span text:style-name="T127">k-régulier</text:span>.</text:p>
      <text:p text:style-name="P142"/>
      <text:p text:style-name="P144"><text:span text:style-name="T315">Un </text:span>sommet peut être également défini en fonction de son degré, par exemple le sommet universel.</text:p>
      <text:p text:style-name="P144"><text:soft-page-break/><text:line-break/><text:span text:style-name="T142">Sommet universel </text:span>(<text:span text:style-name="T44">universal vertex</text:span>) :</text:p>
      <text:p text:style-name="P145">Un sommet est dit <text:span text:style-name="T127">universel</text:span> lorsqu’il est adjacent à tous les autres sommets du graphe. Alors, pour un graphe d’ordre n, son degré est obligatoirement de n – 1.</text:p>
      <text:p text:style-name="P145"/>
      <text:p text:style-name="P146">Lorsqu’un graphe comprend un sommet universel, nous pouvons l’appeler un graphe <text:span text:style-name="T127">cône</text:span>, tandis que le sommet peut être dit <text:span text:style-name="T73">apex</text:span><text:span text:style-name="T19">. </text:span><text:span text:style-name="T92">Il ne cependant pas confondre un sommet dit apex et un graphe à apex (</text:span><text:span text:style-name="T52">apex graph</text:span><text:span text:style-name="T92">), </text:span><text:span text:style-name="T97">que nous décrirons plus tard.</text:span></text:p>
      <text:p text:style-name="P228"/>
      <text:p text:style-name="P160"><text:span text:style-name="T97">U</text:span><text:span text:style-name="T83">n sommet universel est également dit sommet dominant (</text:span><text:span text:style-name="T44">dominating vertex</text:span><text:span text:style-name="T19">) </text:span><text:span text:style-name="T83">comme il forme un ensemble dominant à lui tout seul.</text:span></text:p>
      <text:p text:style-name="P226"/>
      <text:p text:style-name="P226"><text:span text:style-name="T142">Ensemble dominant</text:span> (<text:span text:style-name="T44">dominating set</text:span>) :</text:p>
      <text:p text:style-name="P3">Un <text:span text:style-name="T127">ensemble d</text:span><text:span text:style-name="T139">o</text:span><text:span text:style-name="T127">minant </text:span>d’un graphe G = (V,E) est un sous-ensemble D de l’ensemble V des sommets tel que tout sommet qui n’appartient pas à D possède au moins une arête dont l’extrémité est un sommet de D. </text:p>
      <text:p text:style-name="P4"/>
      <text:p text:style-name="P77">Un problème NP-complet connu est lié à cet ensemble dominant : le problème d’ensemble dominant, dont l’objectif est de déterminer en fonction de G et d’un entier naturel k, si G possède un ensemble dominant d’au plus k sommets, <text:span text:style-name="T337">similaire au </text:span><text:a xlink:type="simple" xlink:href="https://fr.wikipedia.org/wiki/Problème_de_couverture_par_sommets" text:style-name="Internet_20_link" text:visited-style-name="Visited_20_Internet_20_Link"><text:span text:style-name="T337">problème de couverture par sommets.</text:span></text:a><text:span text:style-name="T337"> Le </text:span><text:span text:style-name="T138">nombre de domination</text:span><text:span text:style-name="T337"> (</text:span><text:span text:style-name="T59">domination number</text:span><text:span text:style-name="T337">) γ(G) est le nombre de sommets dans le plus petit ensemble dominant de G.</text:span></text:p>
      <text:p text:style-name="P138"/>
      <text:p text:style-name="P161">Ce sommet universel permet de construire un graphe seuil.</text:p>
      <text:p text:style-name="P161"/>
      <text:p text:style-name="P161"><text:span text:style-name="T142">Graphe seuil</text:span> (<text:span text:style-name="T44">threshold graph</text:span><text:span text:style-name="T83">) :</text:span></text:p>
      <text:p text:style-name="P94"><text:span text:style-name="T338">Un graphe seuil </text:span>est un graphe qui peut être construit à partir d’un <text:span text:style-name="T338">graphe ne contenant qu’un seul sommet</text:span>, en répétant les étapes suivantes : <text:span text:style-name="T338">en premier un sommet isolé est ajouté, puis un sommet universel.</text:span></text:p>
      <text:p text:style-name="P229"/>
      <text:p text:style-name="P311">B.<text:span text:style-name="T315">6</text:span> : <text:span text:style-name="T288">Coloration</text:span></text:p>
      <text:p text:style-name="P286"/>
      <text:p text:style-name="P290">Bien que nous ne parlerons que très peu de la coloration d’un graphe, des notions liées nous seront importantes. Dans un premier temps, nous définissions les deux termes qui permettent de regrouper un ensemble de sommets en fonction de leur adjacence.</text:p>
      <text:p text:style-name="P290"/>
      <text:p text:style-name="P290"><text:span text:style-name="T142">Clique</text:span> (<text:span text:style-name="T44">clique</text:span>) :</text:p>
      <text:p text:style-name="P286"/>
      <text:p text:style-name="P287">Une clique d’un graphe non orienté <text:span text:style-name="T273">est un sous-ensemble des sommets du graphe dont le </text:span><text:span text:style-name="T143">sous-graphe induit</text:span><text:span text:style-name="T273"> est </text:span><text:span text:style-name="T143">complet</text:span><text:span text:style-name="T273">. Deux sommets quelconques dans une clique sont toujours adjacents.</text:span></text:p>
      <text:p text:style-name="P288">Il ne faut pas confondre clique maximum et clique maximale d’un graphe.</text:p>
      <text:p text:style-name="P288">Une clique est dite <text:span text:style-name="T127">maximum</text:span> si elle possède le plus grand nombre de sommets. <text:span text:style-name="T277">Cependant, elle est dite </text:span><text:span text:style-name="T132">maximale</text:span><text:span text:style-name="T277"> si aucun sommet adjacent peut lui être ajouté. Autrement dit, une clique maximale n’est pas incluse dans une clique plus grande.</text:span></text:p>
      <text:p text:style-name="P288"/>
      <text:p text:style-name="P289">Le <text:span text:style-name="T127">nombre de clique</text:span> (<text:span text:style-name="T44">clique number</text:span>) ω(G) est le nombre de sommets dans une clique maximum. </text:p>
      <text:p text:style-name="P289">Le <text:span text:style-name="T127">nombre d’intersection</text:span> (<text:span text:style-name="T44">intersection number</text:span>) de G est le plus petit nombre de cliques qui ensemble, couvrent toutes les arêtes de G, tandis que le <text:span text:style-name="T127">nombre de </text:span><text:span text:style-name="T130">couverture par clique</text:span><text:span text:style-name="T278"> (</text:span><text:span text:style-name="T49">clique cover number</text:span><text:span text:style-name="T20">)</text:span><text:span text:style-name="T86"> est le plus petit nombre de cliques de G dont l’union résulte en la couverture de l’ensemble des sommets du graphe.</text:span></text:p>
      <text:p text:style-name="P108"/>
      <text:p text:style-name="P127">Pour exprimer une clique de cardinalité p, nous pouvons utiliser le terme de p-clique. Trouver la clique maximum pour un graphe est un problème NP-difficile.</text:p>
      <text:p text:style-name="P127"/>
      <text:p text:style-name="P129">Si nous devions faire le <text:span text:style-name="T279">graphe complémentaire H d’un graphe G, une clique de G deviendrait un </text:span><text:span text:style-name="T131">ensemble indépendant</text:span><text:span text:style-name="T279"> dans H.</text:span></text:p>
      <text:p text:style-name="P129"/>
      <text:p text:style-name="P136"><text:span text:style-name="T142">Ensemble indépendant </text:span><text:span text:style-name="T280">(</text:span><text:span text:style-name="T50">independent set</text:span><text:span text:style-name="T91">)</text:span> : </text:p>
      <text:p text:style-name="P130"/>
      <text:p text:style-name="P130">Un <text:span text:style-name="T127">ensemble indépendant </text:span><text:span text:style-name="T281">S </text:span><text:span text:style-name="T83"><text:s/></text:span><text:span text:style-name="T87">est généralement retrouvé dans les textes français sous le nom de </text:span><text:span text:style-name="T113">stable</text:span><text:span text:style-name="T87">. Le stable est un ensemble de sommets deux à deux disjoints : </text:span><text:span text:style-name="T88"><text:s/>toute arête du graphe de départ a au plus une extrémité appartenant à S.</text:span></text:p>
      <text:p text:style-name="P230">La taille d’un stable est le nombre de sommets qui le composent. </text:p>
      <text:p text:style-name="P131"><text:span text:style-name="T83">L’ensemble indépendant est dit </text:span><text:span text:style-name="T112">maximum</text:span><text:span text:style-name="T83"> s’il est l’ensemble indépendant le plus grand possible pour un graphe G. La taille de cet ensemble indépendant maximum est le n</text:span><text:span text:style-name="T112">ombre d’indépendance</text:span><text:span text:style-name="T83"> (</text:span><text:span text:style-name="T44">independence number</text:span><text:span text:style-name="T83">)</text:span><text:span text:style-name="T19"> </text:span><text:span text:style-name="T83">de G, noté α(G) dans les textes anglophones et I(G) dans les textes français. </text:span><text:span text:style-name="T98">I est utilisé pour </text:span><text:span text:style-name="T30">invariant</text:span><text:span text:style-name="T98">, c’est-à-dire un point fixe ne pouvant être modifié par isomorphisme de graphe.</text:span></text:p>
      <text:p text:style-name="P132"><text:span text:style-name="T83">Un ensemble indépendant </text:span><text:span text:style-name="T112">maximal</text:span><text:span text:style-name="T83"> est un en</text:span><text:span text:style-name="T89">s</text:span><text:span text:style-name="T83">emble indépendant qui n’est pas un sous-ensemble d’un autre ensemble indépendant plus grand. Comme pour les cliques, aucun sommet n’appartenant pas à ce stable maximal ne peut y être ajouté. </text:span><text:span text:style-name="T90">Ainsi, si pour tout sommet v appartenant à V, soit v appartient à ce stable maximal, soit v a au moins un voisin qui appartient à S. Cependant, une arête du graphe peut ne pas avoir d’extrémité dans S.</text:span></text:p>
      <text:p text:style-name="P231"/>
      <text:p text:style-name="P162"><text:span text:style-name="T90">U</text:span><text:span text:style-name="T83">n ensemble indépendant maximal est également un ensemble dominant dans un graphe, et tout ensemble dominant qui est également indépendant doit être indépendant maximal. Alors, nous pouvons les appeler ensembles dominants indépendants.</text:span></text:p>
      <text:p text:style-name="P231"/>
      <text:p text:style-name="P232">Tout stable maximum est également stable maximal, cependant seul le stable maximal le plus large possible d’un graphe est stable maximum.</text:p>
      <text:p text:style-name="P230"/>
      <text:p text:style-name="P133"><text:span text:style-name="T88">U</text:span><text:span text:style-name="T83">n graphe dont tous ses stables maximaux ont la même taille est dit bien couvert, traduit de l’anglais </text:span><text:span text:style-name="T44">well-covered</text:span><text:span text:style-name="T19">.</text:span></text:p>
      <text:p text:style-name="P249"/>
      <text:p text:style-name="P249"/>
      <text:p text:style-name="P188"><text:soft-page-break/>Ces ensembles indépendants permettent de colorer un graphe. En effet, une coloration d’un graphe G est une <text:span text:style-name="T127">partition</text:span> de son ensemble de sommets en stables. Le nombre minimum de couleurs utilisés pour une coloration de G est appelé <text:span text:style-name="T127">nombre chromatique</text:span> (<text:span text:style-name="T44">chromatic number</text:span>), <text:span text:style-name="T289">c’est-à-dire le nombre de couleurs minimum avec lesquels nous pouvons colorer un graphe sans que la même couleur soit associée à deux sommets adjacents.</text:span></text:p>
      <text:p text:style-name="P188"/>
      <text:p text:style-name="P189">Ce nombre chromatique permet à son tour de définir le <text:span text:style-name="T127">graphe parfait</text:span>.</text:p>
      <text:p text:style-name="P189"/>
      <text:p text:style-name="P189"><text:span text:style-name="T142">Graphe parfait</text:span> (<text:span text:style-name="T44">perfect graph</text:span>) :</text:p>
      <text:p text:style-name="P190">Un graphe est <text:span text:style-name="T127">parfait</text:span> lorsque chacun de ses <text:span text:style-name="T142">sous-graphes induits</text:span> a le même <text:span text:style-name="T142">nombre chromatique</text:span>, et qui est également identique à la taille de sa plus grande <text:span text:style-name="T142">clique</text:span>.</text:p>
      <text:p text:style-name="P191">Plusieurs graphes que nous avons cité ou que nous citerons dans ce dossier sont dits parfaits : les graphes bipartis dont le nombre chromatique est de deux, les graphes cordaux, graphes de blocs, Split graph, les forêts et les graphes acycliques.</text:p>
      <text:p text:style-name="P191"/>
      <text:p text:style-name="P309">B.<text:span text:style-name="T291">4</text:span> : <text:span text:style-name="T292">Connexité</text:span></text:p>
      <text:p text:style-name="P123"/>
      <text:p text:style-name="P151">Une des notions importantes dans les graphes est la connexité, <text:span text:style-name="T293">que nous utiliserons souvent dans ce dossier. </text:span></text:p>
      <text:p text:style-name="P151"/>
      <text:p text:style-name="P322">B.4.a) Connexité au niveau d’un graphe</text:p>
      <text:p text:style-name="P329"/>
      <text:p text:style-name="P151"><text:span text:style-name="T142">Graphe connexe</text:span> <text:span text:style-name="T95">(</text:span><text:span text:style-name="T54">connected graph</text:span><text:span text:style-name="T95">)</text:span> :</text:p>
      <text:p text:style-name="P149">Un graphe connexe<text:span text:style-name="T83"> est un graphe non orienté n’ayant aucun sommet isolé (</text:span><text:span text:style-name="T44">unreachable vertex</text:span><text:span text:style-name="T19">). </text:span><text:span text:style-name="T93">Ainsi, quels que soient les sommets u et v appartenant à l’ensemble V d’un graphe connexe, il existe une </text:span><text:span text:style-name="T116">chaîne</text:span><text:span text:style-name="T93"> reliant u à v. </text:span><text:span text:style-name="T94">Un graphe orienté peut être également connexe, si toutefois l’orientation de ses arcs est oubliée. Si elle n’est oubliée mais qu’il existe un chemin orienté reliant le nœud u au nœud v, alors ce graphe orienté est dit </text:span><text:span text:style-name="T114">fortement connexe</text:span><text:span text:style-name="T94"> (</text:span><text:span text:style-name="T53">strongly connected</text:span><text:span text:style-name="T21"> </text:span><text:span text:style-name="T94">ou </text:span><text:span text:style-name="T53">diconnected</text:span><text:span text:style-name="T94">).</text:span></text:p>
      <text:p text:style-name="P233"/>
      <text:p text:style-name="P150"><text:span text:style-name="T94">C</text:span><text:span text:style-name="T83">omme chaque sommet doit être relié à un autre, un graphe connexe d’ordre n possède au moins n – 1 arêtes. S’il possède exactement n – 1 arêtes, alors ce graphe est un </text:span><text:span text:style-name="T112">arbre</text:span><text:span text:style-name="T83">. Les arbres seront définis dans une partie ultérieure.</text:span></text:p>
      <text:p text:style-name="P234"/>
      <text:p text:style-name="P322">B.4.b) Connexité au niveau des sous-graphes</text:p>
      <text:p text:style-name="P151"><text:span text:style-name="T115">Composante connexe</text:span><text:span text:style-name="T19"> </text:span><text:span text:style-name="T83">(</text:span><text:span text:style-name="T44">connected component</text:span><text:span text:style-name="T19">) </text:span><text:span text:style-name="T83">:</text:span></text:p>
      <text:p text:style-name="P152"><text:span text:style-name="T83">Une composante connexe d’un graphe non orienté G est </text:span><text:span text:style-name="T96">un sous-graphe H de G connexe et</text:span><text:span text:style-name="T83"> maximal, </text:span><text:span text:style-name="T96">c’est-à-dire que H n’est pas contenu dans un autre sous-graphe plus grand, aucun sommet adjacent ne peut lui être ajouté. Ainsi, chaque sommet de G appartient à exactement une composante connexe, tout comme chacune des arêtes de G.</text:span></text:p>
      <text:p text:style-name="P153"><text:span text:style-name="T96">U</text:span><text:span text:style-name="T83">n sommet isolé est à lui seul, une composante connexe. Un graphe qui est connexe a exactement une composante connexe : lui-même. Ainsi, un graphe d’ordre n composé de k composantes connexes possède au moins n – k arêtes, car il n’est pas lui-même connexe.</text:span></text:p>
      <text:p text:style-name="P235"/>
      <text:p text:style-name="P322">B.4.c) Les coupes et problèmes liés.</text:p>
      <text:p text:style-name="P192">La notion de connexité implique également la notion de coupe.</text:p>
      <text:p text:style-name="P192"/>
      <text:p text:style-name="P193"><text:span text:style-name="T142">Coupe</text:span> (<text:span text:style-name="T44">cut</text:span>, <text:span text:style-name="T44">separating set</text:span>, <text:span text:style-name="T44">vertex cut</text:span>) :</text:p>
      <text:p text:style-name="P194">La coupe d’un graphe G = (V,E) est une <text:span text:style-name="T127">partition</text:span> des sommets en deux sous-ensembles disjoints, mais elle peut également faire référence à l’ensemble des arêtes ayant une extrémité dans chaque sous-ensemble de la partition. Les anglophones différencient alors ces deux notions grâce aux terme <text:span text:style-name="T295">cut</text:span> et <text:span text:style-name="T295">cut-set</text:span>, que nous utiliserons parfois lorsque le sens de « coupe » est ambigu.</text:p>
      <text:p text:style-name="P194"/>
      <text:p text:style-name="P195">Le <text:span text:style-name="T19">cut</text:span> C = (S,T) sépare ainsi les sommets en deux parties S et T. Le <text:span text:style-name="T19">cut-set</text:span> est l’ensemble des arêtes {(s,t) ∈ E | s ∈ S, t ∈ T}. Si les sommets sont fixés, la coupe est dite s-t coupe, avec le sommet s appartenant à l’ensemble S et le sommet t à l’ensemble T.</text:p>
      <text:p text:style-name="P195">Si les arêtes ont un poids, pour un graphe <text:span text:style-name="T142">pondéré</text:span>, alors <text:span text:style-name="T294">le poids (</text:span><text:span text:style-name="T55">value</text:span><text:span text:style-name="T22"> </text:span><text:span text:style-name="T294">ou </text:span><text:span text:style-name="T55">weight</text:span><text:span text:style-name="T22">) </text:span><text:span text:style-name="T296">du </text:span><text:span text:style-name="T23">cut</text:span><text:span text:style-name="T296"> est la somme des poids respectifs des arêtes de la coupe. Sinon, c’est le nombre d’arêtes dans la coupe.</text:span></text:p>
      <text:p text:style-name="P195"/>
      <text:p text:style-name="P196">Plusieurs problèmes sont liés aux coupes :</text:p>
      <text:p text:style-name="P194"/>
      <text:p text:style-name="P193"><text:span text:style-name="T142">L</text:span><text:span text:style-name="T146">a coupe minimum, ou MIN-CUT</text:span><text:span text:style-name="T297"> :</text:span></text:p>
      <text:p text:style-name="P197">MIN-CUT est la coupe qui contient le nombre minimum d’arêtes dans un graphe non pondéré. Dans un graphe pondéré, la coupe minimum est celle qui minimise la somme des poids des arêtes de la coupe. Ce problème peut être résolu en temps polynomial pour tout graphe non pondéré ou pondéré avec des poids positifs. En effet, si ces derniers sont négatifs, alors le problème devient NP-difficile et correspond au problème de la coupe maximum.</text:p>
      <text:p text:style-name="P197">Concernant son dénombrement, il y a au plus (n 2) coupes minimums dans un graphe.</text:p>
      <text:p text:style-name="P197"/>
      <text:p text:style-name="P197"><text:span text:style-name="T142">La coupe maximum, ou MAX-CUT</text:span> :</text:p>
      <text:p text:style-name="P198">MAX-CUT est la coupe contenant au moins autant d’arêtes que n’importe quelle coupe. Si les arêtes ont des poids associés, alors le but du problème est de trouver la coupe ayant le poids total maximum. Ce problème est NP-difficile.</text:p>
      <text:p text:style-name="P198"/>
      <text:p text:style-name="P198"><text:span text:style-name="T142">La coupe la moins dense</text:span> (<text:span text:style-name="T44">sparse</text:span><text:span text:style-name="T56">s</text:span><text:span text:style-name="T44">t-cut</text:span><text:span text:style-name="T19">) :</text:span></text:p>
      <text:p text:style-name="P197">L<text:span text:style-name="T299">a </text:span><text:span text:style-name="T135">densité</text:span><text:span text:style-name="T299"> est le rapport du nombre d’arêtes de la coupe sur le nombre de nœuds dans la plus petite des deux parties de coupe. Le problème de </text:span><text:span text:style-name="T24">sparsest-cut</text:span><text:span text:style-name="T299"> est d’obtenir deux parties peu denses, c’est-à-dire qu’il y ait peu d’arêtes qui les lient, en plus d’avoir un équilibre entre les deux proches de la </text:span><text:span text:style-name="T135">bisection</text:span><text:span text:style-name="T299">. Ce problème est NP-difficile.</text:span></text:p>
      <text:p text:style-name="P197"/>
      <text:p text:style-name="P323">B.4.c) La connexité</text:p>
      <text:p text:style-name="P193"/>
      <text:p text:style-name="P199"><text:soft-page-break/>Deux sommets d’un graphe G sont <text:span text:style-name="T127">connexes</text:span> (<text:span text:style-name="T44">connected</text:span>) si G contient une chaîne entre les deux. Sinon, ils sont non-connexes. De plus, si la chaîne les reliant a une longueur égale à un, alors les sommets sont dits <text:span text:style-name="T127">adjacents</text:span>.</text:p>
      <text:p text:style-name="P200">Nous pouvons alors définir les coupes précédemment définies d’une différente manière. Ainsi, la coupe est l’ensemble des sommets dont la suppression rend le graphe G non-connexe. </text:p>
      <text:p text:style-name="P200"><text:span text:style-name="T300">La</text:span> <text:span text:style-name="T127">connexité</text:span> (<text:span text:style-name="T44">connectivity</text:span><text:span text:style-name="T19">)</text:span> <text:span text:style-name="T300">ou de </text:span><text:span text:style-name="T136">sommet-connexité</text:span><text:span text:style-name="T300"> (</text:span><text:span text:style-name="T25">vertex connectivity</text:span><text:span text:style-name="T300">) κ(G) avec G un graphe non complet, est la taille de la coupe minimum.</text:span></text:p>
      <text:p text:style-name="P201">Un graphe est alors dit <text:span text:style-name="T127">k-connexe</text:span> (<text:span text:style-name="T44">k-connected</text:span>) ou encore <text:span text:style-name="T127">k-sommet-connexe </text:span>(<text:span text:style-name="T44">k-vertex-connected</text:span>) si la sommet-connexité est de k ou plus. <text:span text:style-name="T304">Dans le cas où k est égal à deux, le graphe sera dit </text:span><text:span text:style-name="T137">biconnexe</text:span><text:span text:style-name="T304">. Si k est égal à trois, alors nous parlerons de graphe </text:span><text:span text:style-name="T137">triconnexe</text:span><text:span text:style-name="T304">.</text:span></text:p>
      <text:p text:style-name="P207">Un graphe qui est connexe mais non biconnexe est dit <text:span text:style-name="T127">séparable.</text:span></text:p>
      <text:p text:style-name="P248"/>
      <text:p text:style-name="P201"><text:span text:style-name="T142">Graphe k-sommet-connexe</text:span> (<text:span text:style-name="T57">k-vertex-connected graph</text:span><text:span text:style-name="T26">) </text:span>:</text:p>
      <text:p text:style-name="P201">Un graphe dit <text:span text:style-name="T19">k-sommet-connexe</text:span> doit contenir au moins k + 1 sommets et doit rester connexe malgré la suppression de k – 1 sommets.</text:p>
      <text:p text:style-name="P202">Alors, la connexité κ(G) est définie comme la taille de la coupe la plus large qui répond au critère k-connexe.</text:p>
      <text:p text:style-name="P201"/>
      <text:p text:style-name="P203"><text:span text:style-name="T142">Sommet-coupe</text:span> (<text:span text:style-name="T44">vertex cut</text:span>) :</text:p>
      <text:p text:style-name="P204">Une <text:span text:style-name="T19">vertex cut</text:span> <text:span text:style-name="T301">pour deux sommets u et v est l’ensemble des sommets dont la suppression déconnexe u et v.</text:span></text:p>
      <text:p text:style-name="P205">Nous parlons alors de <text:span text:style-name="T127">connexité locale κ(u,v) </text:span>pour désigner la plus petite <text:span text:style-name="T19">vertex cut </text:span>séparant <text:span text:style-name="T303">deux sommets u et v non adjacents</text:span>. <text:span text:style-name="T302">Cette connexité locale κ(u,v) est symétrique pour les graphes non orientés, κ(u,v) est bien entendu égal à κ(v,u).</text:span></text:p>
      <text:p text:style-name="P205"/>
      <text:p text:style-name="P206">Un graphe complet K<text:span text:style-name="T154">n</text:span><text:span text:style-name="T178"> n’a aucune </text:span><text:span text:style-name="T185">vertex cut</text:span><text:span text:style-name="T178">, cependant il reste sommet-connexe avec κ(K</text:span><text:span text:style-name="T154">n</text:span><text:span text:style-name="T178">) = n – 1. </text:span><text:span text:style-name="T234">Pour tout graphe non complet, κ(G) est égal à la connexité locale κ(u,v) la plus petite </text:span><text:span text:style-name="T235">du graphe.</text:span></text:p>
      <text:p text:style-name="P269"/>
      <text:p text:style-name="P208"><text:span text:style-name="T235">P</text:span><text:span text:style-name="T178">our l’instant, nous avons décrit la connexité et la coupe en fonction des sommets. Nous allons maintenant les définir grâce aux arêtes.</text:span></text:p>
      <text:p text:style-name="P270"/>
      <text:p text:style-name="P209"><text:span text:style-name="T179">Graphe k-arête-connexe</text:span><text:span text:style-name="T178"> (</text:span><text:span text:style-name="T190">k-edge-connected graph</text:span><text:span text:style-name="T185">) :</text:span></text:p>
      <text:p text:style-name="P271">Un graphe dit k-arête-connexe doit rester connexe malgré la suppression de k – 1 arêtes, quelles qu’elles soient. Si k arêtes sont supprimées, alors le graphe devient non-connexe.</text:p>
      <text:p text:style-name="P301"/>
      <text:p text:style-name="P208"><text:span text:style-name="T179">Arête-coupe</text:span><text:span text:style-name="T178"> (</text:span><text:span text:style-name="T190">edge cut</text:span><text:span text:style-name="T185">)</text:span><text:span text:style-name="T178">:</text:span></text:p>
      <text:p text:style-name="P208"><text:span text:style-name="T178">Une arête-coupe de G est </text:span><text:span text:style-name="T236">alors l’ensemble des arêtes dont la suppression rend le graphe G non connexe. Nous notons λ(G) la taille de la plus petite arête-coupe, et λ(u,v) l’arête-connexité locale de deux sommets u et v, c’est-à-dire la plus petite arête-coupe rendant u et v disjoints. </text:span><text:span text:style-name="T237">De même que pour la sommet-coupe, l’arête-coupe locale est symétrique.</text:span></text:p>
      <text:p text:style-name="P272">Bien entendu, dans un graphe k-arête-connexe l’arête-connexité locale la plus petite est de k. </text:p>
      <text:p text:style-name="P210"><text:span text:style-name="T178">Si la suppression d’une seule arête suffit pour rendre le graphe non-connexe, alors cette arête est appelée un </text:span><text:span text:style-name="T224">isthme</text:span><text:span text:style-name="T178"> (</text:span><text:span text:style-name="T190">isthmus</text:span><text:span text:style-name="T178">) ou </text:span><text:span text:style-name="T224">pont</text:span><text:span text:style-name="T178"> </text:span><text:span text:style-name="T185">(</text:span><text:span text:style-name="T190">bridge</text:span><text:span text:style-name="T185">). </text:span></text:p>
      <text:p text:style-name="P274">Dans un arbre par exemple, l’arête-connexité locale pour une paire de sommets quelconque est toujours de un.</text:p>
      <text:p text:style-name="P274"/>
      <text:p text:style-name="P324">B.4.d) La qualification de la connexité</text:p>
      <text:p text:style-name="P273"/>
      <text:p text:style-name="P211"><text:span text:style-name="T142">Graphe connexe maximal</text:span> (<text:span text:style-name="T44">maximally connected graph</text:span>) :</text:p>
      <text:p text:style-name="P211">Un graphe est dit connexe maximal si sa connexité κ(G) est égale à son degré minimum. Un graphe est dit arête-connexe maximal si son arête-connexité <text:span text:style-name="T306">λ(G) </text:span>est égale à son degré minimum.</text:p>
      <text:p text:style-name="P193"/>
      <text:p text:style-name="P212"><text:span text:style-name="T142">Graphe super-connexe</text:span> (<text:span text:style-name="T44">super-connected graph</text:span><text:span text:style-name="T19">) </text:span><text:span text:style-name="T307">et </text:span><text:span text:style-name="T147">graphe super-arête-connexe</text:span><text:span text:style-name="T307"> (</text:span><text:span text:style-name="T58">super-edge-connected graph</text:span><text:span text:style-name="T27">) </text:span><text:span text:style-name="T19">:</text:span></text:p>
      <text:p text:style-name="P212">Un graphe est dit super-connexe ou super-<text:span text:style-name="T305">κ </text:span>si chaque sommet-coupe minimum isole un sommet. </text:p>
      <text:p text:style-name="P213">Un graphe est même dit <text:span text:style-name="T127">super-arête-connexe </text:span>ou <text:span text:style-name="T127">super-λ </text:span>si <text:span text:style-name="T308">chacune de ses arête-coupes minima consiste en des arêtes incidentes à un </text:span>sommet ayant <text:span text:style-name="T308">le degré le plus petit du graphe.</text:span></text:p>
      <text:p text:style-name="P214">Un cut-set X d’un graphe G est dit <text:span text:style-name="T127">non-trivial</text:span> si X ne contient pas le voisinage N(u) de n’importe quel sommet u n’appartenant pas à X.</text:p>
      <text:p text:style-name="P214"/>
      <text:p text:style-name="P216"><text:span text:style-name="T142">Graphe hyper-connexe</text:span> (<text:span text:style-name="T44">hyper-connected graph</text:span>) <text:span text:style-name="T310">et </text:span><text:span text:style-name="T148">graphe semi-hyper-connexe</text:span><text:span text:style-name="T310"> </text:span>:</text:p>
      <text:p text:style-name="P215">U<text:span text:style-name="T309">n graphe est dit semi-hyper-connexe ou semi-hyper-κ si la suppression d’au moins une de ses sommet-coupes minima créé exactement deux composantes, dont l’une d’elle est un sommet isolé. Si la suppression de chacune de ses sommets-coupes minima entraîne la création de deux composantes, alors le graphe est hyper-connexe.</text:span></text:p>
      <text:p text:style-name="P275"/>
      <text:p text:style-name="P325">B.4.e) Nouvelles notions unlocked</text:p>
      <text:p text:style-name="P217"/>
      <text:p text:style-name="P218"><text:span text:style-name="T142">Distance</text:span> :</text:p>
      <text:p text:style-name="P218">La distance entre deux sommets u et v d’un graphe connexe G est la longueur minimum d’une chaîne de ce graphe admettant ces deux sommets u et v comme extrémités, notée d<text:span text:style-name="T154">G</text:span><text:span text:style-name="T178">(u,v).</text:span></text:p>
      <text:p text:style-name="P276"/>
      <text:p text:style-name="P245"><text:span text:style-name="T178">Diamètre </text:span><text:span text:style-name="T238">:</text:span></text:p>
      <text:p text:style-name="P276">Le diamètre d’un graphe connexe G est la valeur de la plus grande distance séparant deux sommets quelconques de G.</text:p>
      <text:p text:style-name="P277"/>
      <text:p text:style-name="P219">Comme nous l’avons précédemment défini, si la suppression d’une seule arête d’un graphe rend ce dernier non-connexe, alors cette arête est appelée <text:span text:style-name="T127">isthme</text:span>. Il existe une notion équivalente pour les sommets. </text:p>
      <text:p text:style-name="P251"/>
      <text:p text:style-name="P246"><text:span text:style-name="T185">Point d’articulation</text:span><text:span text:style-name="T198"> (</text:span><text:span text:style-name="T199">articulation point</text:span><text:span text:style-name="T198">, </text:span><text:span text:style-name="T199">cut point</text:span><text:span text:style-name="T198">, </text:span><text:span text:style-name="T199">cut vertex</text:span><text:span text:style-name="T198">, </text:span><text:span text:style-name="T199">separating vertex</text:span><text:span text:style-name="T198">) :</text:span></text:p>
      <text:p text:style-name="P219"><text:soft-page-break/><text:span text:style-name="T311">S</text:span>i la suppression d’un sommet d’un graphe non orienté connexe rend ce graphe non-connexe, alors ce sommet est appelé <text:span text:style-name="T127">point d’articulation. </text:span><text:span text:style-name="T311">De manière équivalente, sa suppression entraîne l’augmentation du nombre de composantes connexes. Dans un arbre par exemple, tous les sommets de degré strictement supérieur à un sont des points d’articulation.</text:span></text:p>
      <text:p text:style-name="P220">Grâce à cette définition, nous pouvons désormais compléter la définition de <text:span text:style-name="T142">graphe biconnexe</text:span>. </text:p>
      <text:p text:style-name="P220"/>
      <text:p text:style-name="P220"><text:span text:style-name="T142">Graphe biconnexe</text:span> (<text:span text:style-name="T44">biconnected graph</text:span>) :</text:p>
      <text:p text:style-name="P220">Un graphe biconnexe est un graphe dont la suppression de deux sommets <text:span text:style-name="T312">ou plus </text:span>entraîne sa non-connexité. <text:span text:style-name="T312">Ainsi, un graphe biconnexe ne comporte aucun point d’articulation, comme il doit rester connexe malgré la suppression d’un sommet.</text:span></text:p>
      <text:p text:style-name="P251"/>
      <text:p text:style-name="P221">Si un graphe contient des points d’articulation, alors il peut être décomposé en plusieurs composantes biconnexes en démultipliant les points d’articulation.</text:p>
      <text:p text:style-name="P221"/>
      <text:p text:style-name="P247">Composante biconnexe<text:span text:style-name="T3"> (</text:span><text:span text:style-name="T70">biconnected component</text:span><text:span text:style-name="T3">) :</text:span></text:p>
      <text:p text:style-name="P222">Une composante biconnexe, également appelée <text:span text:style-name="T127">bloc</text:span> ou <text:span text:style-name="T127">2-connexe composante</text:span>, est un sous-graphe biconnexe maximal, c’est-à-dire qu’il n’est pas contenu dans un autre sous-graphe plus grand <text:s/>ou qu’un sommet adjacent ne peut lui être ajouté.</text:p>
      <text:p text:style-name="P222">Comme nous l’avons écrit précédemment, un graphe connexe mais non biconnexe est dit <text:span text:style-name="T127">séparable</text:span>. Tout graphe séparable peut être décomposé en un arbre de composantes biconnexes : le <text:span text:style-name="T127">block-cut tree</text:span><text:span text:style-name="T73"> </text:span><text:span text:style-name="T127">du graphe. </text:span>Ces blocs sont attachés les uns aux autres grâce aux sommets partagés, les points d’articulation.<text:span text:style-name="T28"> </text:span><text:span text:style-name="T313">Le block-cut tree sera défini dans la partie consacrée aux arbres.</text:span></text:p>
      <text:p text:style-name="P223">L’intersection de tous les blocs de G forment un graphe, le <text:span text:style-name="T127">graphe de blocs</text:span>.</text:p>
      <text:p text:style-name="P251"/>
      <text:p text:style-name="P224"><text:span text:style-name="T77">Block graph</text:span><text:span text:style-name="T19"> : </text:span><text:span text:style-name="T29">A REVOIR</text:span></text:p>
      <text:p text:style-name="P236">Le graphe de blocs est un graphe non orienté dans lequel chaque bloc est une clique, et chaque intersection de deux sous-ensembles connexes de sommets est soit vide, soit connexe.</text:p>
      <text:p text:style-name="P225">Le graphe de blocs a un arbre associé, dit <text:span text:style-name="T44">clique tree</text:span> ou arbre de jonction. À chaque bloc de G est associé un sommet, et à chaque sommet partagé par deux blocs est associé une arête.</text:p>
      <text:p text:style-name="P225">Nous verrons que tout arbre peut être associé à un graphe de blocs.</text:p>
      <text:p text:style-name="P124"/>
      <text:p text:style-name="P310">B.<text:span text:style-name="T314">5</text:span> : <text:span text:style-name="T314">Bipartitionnement</text:span></text:p>
      <text:p text:style-name="P320"/>
      <text:p text:style-name="P143"><text:span text:style-name="T290">Si l’ensemble des sommets d’un graphe peut être diviser en deux sous-ensembles U et V de telle façon à ce que chacune de ses arêtes ait une extrémité dans U et l’autre dans V, ce graphe est dit </text:span><text:span text:style-name="T134">biparti. </text:span></text:p>
      <text:p text:style-name="P147">Un graphe biparti (<text:span text:style-name="T44">bipartite graph</text:span><text:span text:style-name="T83">) permet entre autre de représenter une relation binaire. Plusieurs graphes ont la particularité d’être biparti : le graphe vide, le graphe grille (un graphe prenant la forme d’un carrelage régulier), les cycles de longueur paire, les arbres…</text:span></text:p>
      <text:p text:style-name="P237"/>
      <text:p text:style-name="P147"><text:span text:style-name="T83">Un graphe peut cumuler plusieurs propriétés précédemment citées. Ainsi, un graphe peut être </text:span><text:span text:style-name="T112">biparti complet</text:span><text:span text:style-name="T83">, également dit </text:span><text:span text:style-name="T112">biclique </text:span><text:span text:style-name="T83">si chaque sommet de U est relié à un sommet de V. </text:span></text:p>
      <text:p text:style-name="P147"><text:span text:style-name="T83">Si la partie U est de cardinal </text:span><text:span text:style-name="T19">m</text:span><text:span text:style-name="T83">, et la partie V de cardinal </text:span><text:span text:style-name="T19">n</text:span><text:span text:style-name="T83">, ce graphe est noté K</text:span><text:span text:style-name="T160">m,n</text:span><text:span text:style-name="T201">. <text:s/></text:span></text:p>
      <text:p text:style-name="P278"/>
      <text:p text:style-name="P148"><text:span text:style-name="T201">Un graphe biclique contient alors </text:span><text:span text:style-name="T185">m + n </text:span><text:span text:style-name="T201">sommets, et son nombre d’arête est maximal, c’est-à-dire égal à </text:span><text:span text:style-name="T185">m * n</text:span><text:span text:style-name="T201">. </text:span><text:span text:style-name="T202">De même, le diamètre d’un graphe biclique est obligatoirement de deux, et il est forcément symétrique.</text:span></text:p>
      <text:p text:style-name="P279"/>
      <text:p text:style-name="P154"><text:span text:style-name="T202">P</text:span><text:span text:style-name="T201">lusieurs types de graphe caractéristiques découlent de cette propriété. </text:span></text:p>
      <text:p text:style-name="P280"/>
      <text:p text:style-name="P154"><text:span text:style-name="T220">Etoile</text:span><text:span text:style-name="T201"> (</text:span><text:span text:style-name="T190">star</text:span><text:span text:style-name="T201">) :</text:span></text:p>
      <text:p text:style-name="P137">L’<text:span text:style-name="T316">étoile est un graphe biparti complet avec deux ensembles U et V avec U de cardinalité 1. Nous pouvons construire une étoile à partir d’un </text:span><text:span text:style-name="T149">ensemble indépendant</text:span><text:span text:style-name="T316"> en ajoutant simplement un </text:span><text:span text:style-name="T149">sommet universel</text:span><text:span text:style-name="T316">. L’étoile est notée S</text:span><text:span text:style-name="T162">n</text:span><text:span text:style-name="T239">. Le graphe S</text:span><text:span text:style-name="T162">3</text:span><text:span text:style-name="T239"> est nommé le graphe </text:span><text:span text:style-name="T225">griffe</text:span><text:span text:style-name="T197"> </text:span><text:span text:style-name="T187">(</text:span><text:span text:style-name="T194">claw graph</text:span><text:span text:style-name="T203">).</text:span></text:p>
      <text:p text:style-name="P123"/>
      <text:p text:style-name="P155"><text:span text:style-name="T142">Graphe utilitaire</text:span> (<text:span text:style-name="T44">utility graph</text:span><text:span text:style-name="T83">) :</text:span></text:p>
      <text:p text:style-name="P156">Le graphe utilitaire est le plus petit graphe cubique non planaire K<text:span text:style-name="T154">3,3</text:span><text:span text:style-name="T178">. Un </text:span><text:span text:style-name="T224">graphe planaire</text:span><text:span text:style-name="T178"> ne peut avoir comme sous-graphe ce graphe utilitaire. Nous allons maintenant décrire ce qu’est un graphe planaire.</text:span></text:p>
      <text:p text:style-name="P250"/>
      <text:p text:style-name="P308">B.<text:span text:style-name="T315">7</text:span> : <text:span text:style-name="T327">Projection d’un graphe</text:span></text:p>
      <text:p text:style-name="P106"/>
      <text:p text:style-name="P326">B.7.a) Projection dans un plan</text:p>
      <text:p text:style-name="P106"/>
      <text:p text:style-name="P158">Un graphe planaire (<text:span text:style-name="T19">planar graph</text:span><text:span text:style-name="T83">) est un graphe qui peut, lorsqu’il est représenté sur un plan, être dessiné sans qu’aucune de ses arêtes ne se croisent, sauf bien entendu à leurs extrémités. C’est une notion que nous appelons </text:span><text:span text:style-name="T112">plongement</text:span><text:span text:style-name="T83">, et que les textes anglophones utilisent sous le terme de </text:span><text:span text:style-name="T44">planar embedding of the graph</text:span><text:span text:style-name="T19">.</text:span></text:p>
      <text:p text:style-name="P159">En effet, nous « plongeons » le graphe dans un espace sous certaines conditions, ici un plan euclidien à deux dimensions. Tout graphe fini peut être représenté dans un espace euclidien à trois dimensions.</text:p>
      <text:p text:style-name="P159">De plus, en plongeons le graphe dans un plan, nous lui donnons un ordre.</text:p>
      <text:p text:style-name="P106"/>
      <text:p text:style-name="P159">Une autre définition plus formelle a été émise par le mathématicien Wagner : « <text:span text:style-name="T19">un graphe fini est planaire si et seulement s’il ne compte pas K</text:span><text:span text:style-name="T164">5</text:span><text:span text:style-name="T185"> ou K</text:span><text:span text:style-name="T164">3,3</text:span><text:span text:style-name="T185"> parmi ses mineurs. ».</text:span><text:span text:style-name="T201"> Le graphe K</text:span><text:span text:style-name="T159">3,3</text:span><text:span text:style-name="T201"> est le graphe utilitaire décrit dans la partie précédente. Ce sont en effet les deux plus petits graphes non planaires connus : nous ne pourrons jamais les représenter dans un plan sans qu’aucune de leurs arêtes ne se croisent.</text:span></text:p>
      <text:p text:style-name="P159"><text:span text:style-name="T201">Comme un graphe planaire ne peut contenir comme sous-graphe K</text:span><text:span text:style-name="T159">5</text:span><text:span text:style-name="T201">, n’importe quel graphe planaire peut être colorier avec au plus quatre couleurs, comme l’énonce le théorème des quatre couleurs.</text:span></text:p>
      <text:p text:style-name="P281"/>
      <text:p text:style-name="P163"><text:soft-page-break/>Nous pouvons désormais définir ce qu’est un <text:span text:style-name="T127">graphe à apex</text:span>.</text:p>
      <text:p text:style-name="P163"/>
      <text:p text:style-name="P163"><text:span text:style-name="T150">Graphe à apex</text:span> (<text:span text:style-name="T44">apex graph</text:span>) :</text:p>
      <text:p text:style-name="P163"><text:span text:style-name="T201">Un </text:span><text:span text:style-name="T185">apex</text:span><text:span text:style-name="T201"> graphe est un graphe dont la suppression d’un seul sommet (l’apex) le rend planaire. Bien entendu, un graphe à apex peut avoir plusieurs apex, comme le graphe complet K</text:span><text:span text:style-name="T159">5</text:span><text:span text:style-name="T201"> où chaque sommet est un apex. Dans ce cas, nous parlerons d’un graphe non planaire minimal. Le graphe nul est un graphe à apex.</text:span></text:p>
      <text:p text:style-name="P282"/>
      <text:p text:style-name="P327">B.7.b) Mineur et différents types de mineur</text:p>
      <text:p text:style-name="P281"/>
      <text:p text:style-name="P73"><text:span text:style-name="T260">Un mineur d’un graphe (</text:span><text:span text:style-name="T190">graph minor</text:span><text:span text:style-name="T185">) </text:span><text:span text:style-name="T260">est un graphe H obtenu à partir d’un graphe fini et non orienté G à la suite d’un nombre quelconques d’opérations pouvant être :</text:span></text:p>
      <text:p text:style-name="P63">- la suppression d’un sommet isolé,</text:p>
      <text:p text:style-name="P63">- la suppression d’une arête {x,y} sans toucher les sommets,</text:p>
      <text:p text:style-name="P64">- la contraction d’une arête {x,y}, en fusionnant les deux sommets x et y en un sommet z. </text:p>
      <text:p text:style-name="P64"/>
      <text:p text:style-name="P64">Tous les arêtes qui comportaient x ou y comme extrémité comporte à la place <text:span text:style-name="T328">le sommet </text:span>z. Toutefois, nous ne l’ajoutons qu’une fois : <text:span text:style-name="T328">s</text:span>i un même sommet était lié à x et y par exemple, une seule arête rejoindra ce sommet à z. La théorie des mineurs de graphes sera retrouvée lors de la section sur la <text:span text:style-name="T142">décomposition arborescente.</text:span></text:p>
      <text:p text:style-name="P65"/>
      <text:p text:style-name="P66">Si le graphe H est obtenu grâce à la contraction d’arêtes d’un sous-graphe induit de G, alors nous pourrons l’appeler <text:span text:style-name="T126">mineur induit.</text:span></text:p>
      <text:p text:style-name="P69"/>
      <text:p text:style-name="P70"><text:span text:style-name="T142">Mineur immersif</text:span> (<text:span text:style-name="T44">immersion minor</text:span><text:span text:style-name="T335">) :</text:span></text:p>
      <text:p text:style-name="P67">Dans le concept appelé <text:span text:style-name="T126">immersion</text:span>, une opération sur les graphes de <text:span text:style-name="T18">lifting</text:span> permet, de joindre directement deux sommets disjoints mais connectés par un sommet intermédiaire. En effet, si un graphe contenait trois sommets u, v et w, avec une arête liant u et v, et une seconde arête liant v et w, l’opération <text:span text:style-name="T18">lifting</text:span> consiste à supprimer ces deux arêtes et d’ajouter une arête entre u et w. Si cette dernière existait déjà, u et w seront alors connectées par deux arêtes. Si nous pouvons obtenir un graphe H d’un graphe G grâce à une suite d’opération <text:span text:style-name="T18">lifting</text:span>, alors nous pouvons appeler H un <text:span text:style-name="T126">mineur </text:span><text:span text:style-name="T141">immersif</text:span><text:span text:style-name="T126"> </text:span>de G. </text:p>
      <text:p text:style-name="P67">H est dans ce cas un sous-graphe <text:span text:style-name="T126">isomorphique</text:span>, c’est-à-dire un graphe partageant les mêmes arêtes et les mêmes sommets que le graphe de départ mais représentés d’une autre manière. </text:p>
      <text:p text:style-name="P66">Cette opération peut servir lorsque nous un graphe non-planaire que nous souhaitons rendre planaire : nous remplaçons chaque intersection par un sommet.</text:p>
      <text:p text:style-name="P71"/>
      <text:p text:style-name="P72"><text:span text:style-name="T142">Mineur topologique</text:span> (<text:span text:style-name="T44">topological minor</text:span><text:span text:style-name="T335">) :</text:span></text:p>
      <text:p text:style-name="P66">Grâce à la même notion d’isomorphisme, nous pouvons appeler un graphe H un <text:span text:style-name="T126">mineur topologique</text:span> d’un graphe G si une subdivision de H est isomorphique à un sous-graphe de G. Tout mineur topologique est un mineur.</text:p>
      <text:p text:style-name="P71"/>
      <text:p text:style-name="P72"><text:span text:style-name="T142">Mineur à profondeur limitée</text:span> (<text:span text:style-name="T44">shallow graph</text:span><text:span text:style-name="T335"> ou </text:span><text:span text:style-name="T44">limited-depth</text:span><text:span text:style-name="T17"> graph</text:span><text:span text:style-name="T335">) :</text:span></text:p>
      <text:p text:style-name="P74"><text:span text:style-name="T330">C</text:span><text:span text:style-name="T331">e mineur</text:span><text:span text:style-name="T330"> est une forme restreinte du graphe mineur : ses sous-graphes ont été contractés afin d’obtenir un graphe mineur avec un petit diamètre. </text:span></text:p>
      <text:p text:style-name="P63"><text:span text:style-name="T324">Soit un graphe non orienté G, avec un sous-graphe donné H de G. Soit une collection de sous-ensembles disjoints S</text:span><text:span text:style-name="T326">i </text:span><text:span text:style-name="T324">des sommets de G, chacun formant un sous-graphe induit H</text:span><text:span text:style-name="T326">i </text:span><text:span text:style-name="T324">dans H. Le graphe mineur a un sommet v</text:span><text:span text:style-name="T326">i</text:span><text:span text:style-name="T324"> pour chaque sous-ensemble S</text:span><text:span text:style-name="T326">i</text:span><text:span text:style-name="T324">, et une arête v</text:span><text:span text:style-name="T326">i</text:span><text:span text:style-name="T324">v</text:span><text:span text:style-name="T326">j</text:span><text:span text:style-name="T324"> pour chaque arête existante de S</text:span><text:span text:style-name="T326">i </text:span><text:span text:style-name="T324">à S</text:span><text:span text:style-name="T326">j </text:span><text:span text:style-name="T324">et qui appartient à H. Ainsi, nous avons i sous-ensembles, dont chacun induit un sous-ensemble connexe avec un radius d, et une arête entre chaque sous-ensemble s’il existe une arête correspondante dans G. Nous parlons alors de graphe mineur d-shallow.</text:span></text:p>
      <text:p text:style-name="P66">Si le diamètre est de zéro, alors le mineur équivaut à des sous-graphes normaux. Au contraire, si le diamètre est assez large, par exemple un diamètre égal au nombre de sommets, alors le mineur d-shallow correspond avec tous les autres mineurs du graphe.</text:p>
      <text:p text:style-name="P71"/>
      <text:p text:style-name="P72"><text:span text:style-name="T142">Mineur impair</text:span> (<text:span text:style-name="T44">odd minor</text:span><text:span text:style-name="T335">) :</text:span></text:p>
      <text:p text:style-name="P71"/>
      <text:p text:style-name="P63"><text:span text:style-name="T324">Un mineur </text:span><text:span text:style-name="T325">impair</text:span><text:span text:style-name="T324"> restreint la définition de mineur en ajoutant des conditions de parité aux sous-arbres. Une définition équivalente aux mineurs est que le graphe H est un mineur de G dès que les sommets de H peuvent être représentés par une collection de sous-arbres de sommets de G, disjoints, de façon à ce que si deux sommets sont adjacents dans H, il existe une arête ayant ces extrémités correspondant à deux arbres dans G.</text:span></text:p>
      <text:p text:style-name="P66">Ainsi, si G représente une collection de sous-arbres de G, H est un mineur impaire de G dès qu’il est <text:span text:style-name="T328">possible</text:span> <text:span text:style-name="T328">d’affecter</text:span> deux couleurs aux sommets de G de façon à ce que chaque arête de G dans un sous-arbre est « bien » colorier (la même couleur n’est pas affectée à deux sommets adjacents) et que chaque arête de G représentant une relation d’adjacence entre deux sous-arbre est monochromatique (ses deux extrémités auront la même couleur). </text:p>
      <text:p text:style-name="P66"/>
      <text:p text:style-name="P68"><text:span text:style-name="T142">Mineur biparti</text:span> (<text:span text:style-name="T67">bipartite minor</text:span><text:span text:style-name="T336">) :</text:span></text:p>
      <text:p text:style-name="P93"><text:span text:style-name="T332">Un </text:span><text:span text:style-name="T333">mineur biparti</text:span><text:span text:style-name="T332"> produit un graphe biparti dès que le graphe de départ l’est également. Un graphe H est dit mineur biparti de G dès que H peut être obtenu de G en supprimant des sommets, des arêtes et </text:span><text:span text:style-name="T334">collaspsing</text:span><text:span text:style-name="T332"> des paires de sommets qui sont éloignées les une des autres avec un</text:span><text:span text:style-name="T329"> circuit périphérique </text:span><text:span text:style-name="T332">du graphe.</text:span></text:p>
      <text:p text:style-name="P326">B.7.c) Homomorphisme ou morphisme de graphe</text:p>
      <text:p text:style-name="P157"/>
      <text:p text:style-name="P157">Le morphisme de graphe (<text:span text:style-name="T44">graph homomorphism</text:span><text:span text:style-name="T83">) est une application f entre deux graphes G → H (orientés ou non) respectant la structure de ce graphe : nous pouvons projeter G dans H.</text:span></text:p>
      <text:p text:style-name="P238">De manière plus formelle, soit G = (V,E) et H = (V’, E’) avec f : V → V’, ∀(u,v) ∈ E, (f(u), f(v)) ∈ E’. Ainsi, toute arête de G a pour image une arête dans H. </text:p>
      <text:p text:style-name="P157"><text:span text:style-name="T83">Si un sommet présent dans H ne l’était pas dans G, alors cette relation ne peut être qu’</text:span><text:span text:style-name="T112">injective</text:span><text:span text:style-name="T83">, si et seulement si G est un sous-graphe de H.</text:span></text:p>
      <text:p text:style-name="P157"><text:soft-page-break/><text:span text:style-name="T83">Au contraire, si plusieurs sommets de G se regroupent en un seul sommet de H, alors la relation peut être </text:span><text:span text:style-name="T112">surjective</text:span><text:span text:style-name="T83">.</text:span></text:p>
      <text:p text:style-name="P157"><text:span text:style-name="T83">Cependant, si tout sommet de G correspond à un seul sommet dans H, alors la relation est </text:span><text:span text:style-name="T112">bijective</text:span><text:span text:style-name="T83">.</text:span></text:p>
      <text:p text:style-name="P238"/>
      <text:p text:style-name="P239">Un cas particulier de l’homomorphisme est l’isomorphisme.</text:p>
      <text:p text:style-name="P239"/>
      <text:p text:style-name="P179"><text:span text:style-name="T83">Isomorphisme</text:span><text:span text:style-name="T119"> (</text:span><text:span text:style-name="T70">isomorphism</text:span><text:span text:style-name="T119">) :</text:span></text:p>
      <text:p text:style-name="P180"><text:span text:style-name="T119">Lorsque le morphisme d’un graphe est bijectif et que sa bijection réciproque l’est également, alors le morphisme est un </text:span><text:span text:style-name="T124">isomorphisme</text:span><text:span text:style-name="T119">.</text:span></text:p>
      <text:p text:style-name="P181"><text:span text:style-name="T119">Ainsi, deux graphes G = (V,E) et H = (V’, E’) sont dits isomorphes G </text:span><text:span text:style-name="T321">≃</text:span><text:span text:style-name="T322"> H </text:span><text:span text:style-name="T119">lorsque G et H sont des graphes de même ordre et que si deux sommets u et v sont adjacents dans G, alors les sommets f(u) et f(v) seront adjacents dans H.</text:span></text:p>
      <text:p text:style-name="P240"/>
      <text:p text:style-name="P240">L’isomorphisme a également un cas particulier qui est l’automorphisme.</text:p>
      <text:p text:style-name="P240"/>
      <text:p text:style-name="P181"><text:span text:style-name="T83">Automorphisme</text:span><text:span text:style-name="T119"> :</text:span></text:p>
      <text:p text:style-name="P181"><text:span text:style-name="T119">Un isomorphe d’un graphe sur lui-même est appelé un automorphe. Il permet de vérifier la symétrie d’un graphe. Le graphe asymétrique est le seul dont l’automorphisme est </text:span><text:span text:style-name="T124">l’identité</text:span><text:span text:style-name="T119">, notion que nous aborderons plus tard.</text:span></text:p>
      <text:p text:style-name="P239"/>
      <text:p text:style-name="P181"><text:span text:style-name="T119">Tout graphe n’ayant aucun morphisme avec un graphe propre est appelé </text:span><text:span text:style-name="T125">cœur</text:span><text:span text:style-name="T124"> </text:span><text:span text:style-name="T120">(</text:span><text:span text:style-name="T71">core</text:span><text:span text:style-name="T120">). </text:span><text:span text:style-name="T121">Cependant, tous graphe est homomorphiquement équivalent à un </text:span><text:span text:style-name="T122">cœur</text:span><text:span text:style-name="T121"> unique (à un isomorphisme près), appelé </text:span><text:span text:style-name="T122">cœur</text:span><text:span text:style-name="T125"> de G. </text:span></text:p>
      <text:p text:style-name="P182"><text:span text:style-name="T121">P</text:span><text:span text:style-name="T119">ar exemple, tout graphe contenant trois sommets formant un triangle est équivalent homomorphiquement au graphe complet K</text:span><text:span text:style-name="T161">3</text:span><text:span text:style-name="T221">. En effet, tous les graphes complets K</text:span><text:span text:style-name="T161">n</text:span><text:span text:style-name="T221"> sont des cœurs, quelque soit n.</text:span></text:p>
      <text:p text:style-name="P182"><text:span text:style-name="T221">Ce que les anglophones appellent </text:span><text:span text:style-name="T199">retraction</text:span><text:span text:style-name="T198"> </text:span><text:span text:style-name="T221">consiste en un homomorphisme r d’un graphe G à son sous-graphe H de telle façon que r(v) = v pour chaque sommet v de H.</text:span></text:p>
      <text:p text:style-name="P283"/>
      <text:p text:style-name="P183"><text:span text:style-name="T221">L’homomorphisme est lié au problème de coloration. En effet, connaître le nombre chromatique d’un graphe équivaut à savoir dans quel graphe complet un graphe se projette.<text:line-break/></text:span><text:span text:style-name="T222">De plus, pour les graphes finis, les sous-graphes propres ne sont jamais isomorphiques au graphe entier.</text:span></text:p>
      <text:p text:style-name="P239"/>
      <text:p text:style-name="P184"><text:span text:style-name="T119">Il ne faut cependant pas confondre homomorphisme et </text:span><text:span text:style-name="T124">homéomorphisme.</text:span></text:p>
      <text:p text:style-name="P244"/>
      <text:p text:style-name="P185"><text:span text:style-name="T83">Homéomorphisme</text:span><text:span text:style-name="T323"> :</text:span></text:p>
      <text:p text:style-name="P241">Deux graphes sont homéomorphes si nous pouvons obtenir un même graphe en effectuant diverses subdivisions sur certaines de leurs arêtes qui préservent toutefois le caractère planaire du graphe s’il y a. </text:p>
      <text:p text:style-name="P241">Ainsi ces opérations peuvent être la subdivision d’une arête, le lissage et la subdivision barycentrique.</text:p>
      <text:p text:style-name="P241"/>
      <text:p text:style-name="P186"><text:span text:style-name="T83">Subdivision d’une arête</text:span><text:span text:style-name="T119"> (</text:span><text:span text:style-name="T70">subdivision</text:span><text:span text:style-name="T69"> </text:span><text:span text:style-name="T119">ou </text:span><text:span text:style-name="T70">expansion</text:span><text:span text:style-name="T119">) :</text:span></text:p>
      <text:p text:style-name="P242">Soit deux sommets u et v liés par une arête. Cette opération consiste en l’ajout d’un nouveau sommet w, la suppression de l’arête uv et l’ajout de deux arêtes uw et wv.</text:p>
      <text:p text:style-name="P242">Une subdivision d’un graphe G, résultat d’une séquence de subdivisions d’arêtes, est appelée l’expansion de graphe.</text:p>
      <text:p text:style-name="P241"/>
      <text:p text:style-name="P187"><text:span text:style-name="T83">Lissage</text:span><text:span text:style-name="T119"> (</text:span><text:span text:style-name="T70">smoothing</text:span><text:span text:style-name="T119">) :</text:span></text:p>
      <text:p text:style-name="P243">Le lissage est l’opération inverse de la subdivision d’une arête. Soient trois sommets u, v et w ainsi que deux arêtes uv et vw. Le lissage supprime v et toute arête incidente, mais garde la liaison entre u et w en ajoutant une arête uw. Seuls des sommets de degré deux peuvent être lissés.</text:p>
      <text:p text:style-name="P243"/>
      <text:p text:style-name="P187"><text:span text:style-name="T83">Subdivision barycentrique</text:span><text:span text:style-name="T123"> :</text:span></text:p>
      <text:p text:style-name="P243">La subdivision barycentrique subdivise toutes les arêtes du graphe. Cette opération a toujours pour résultat un graphe biparti.</text:p>
      <text:p text:style-name="P241"/>
      <text:p text:style-name="P241">Une autre définition de l’homéomorphisme est que deux graphes G et H sont homéomorphes s’il existe un isomorphisme entre une certaine subdivision de G et une certaine subdivision de H.</text:p>
      <text:p text:style-name="P241"/>
      <text:p text:style-name="P433"><text:span text:style-name="T282">Chapitre x : </text:span><text:span text:style-name="T285">3-SAT ET CLIQUES</text:span></text:p>
      <text:p text:style-name="P157"/>
      <text:p text:style-name="P157"/>
      <text:p text:style-name="P391">[ à retranscrire ce qui a sur cahier ]</text:p>
      <text:p text:style-name="P391"/>
      <text:p text:style-name="P391"/>
      <text:p text:style-name="P174"><text:span text:style-name="T8">Chapitre C </text:span><text:span text:style-name="T3">:</text:span><text:span text:style-name="T10"> </text:span><text:span text:style-name="T11">Représentation des graphes</text:span></text:p>
      <text:p text:style-name="P106"/>
      <text:p text:style-name="P111">Les graphes sont souvent dessinés dans un plan en deux dimensions. Cependant, nous pouvons également les représenter grâce à une matrice, et ainsi mettre en valeur les informations dont nous avons besoin. Ainsi, nous <text:span text:style-name="T14">introduirons</text:span> dans un premier temps différentes notions liées aux matrices.</text:p>
      <text:p text:style-name="P110"/>
      <text:p text:style-name="P330"><text:span text:style-name="T286">C.1</text:span> Matr<text:span text:style-name="T286">ices</text:span></text:p>
      <text:p text:style-name="P112"/>
      <text:p text:style-name="P164">Bien qu’elles nous seront peut être pas utiles par la suite, nous allons définir plusieurs notions liées aux matrices.</text:p>
      <text:p text:style-name="P165"/>
      <text:p text:style-name="P332">C.1.a) Rappels</text:p>
      <text:p text:style-name="P166"/>
      <text:p text:style-name="P316"><text:span text:style-name="T81">Matrice identité</text:span><text:span text:style-name="T80"> :</text:span></text:p>
      <text:p text:style-name="P5">La matrice <text:span text:style-name="T127">identité</text:span> est une matrice ordre n pouvant être définie par la formule suivante :</text:p>
      <text:p text:style-name="P5"><text:soft-page-break/>δ<text:span text:style-name="T154">i,j</text:span>:= {1 si i = j, 0 sinon} <text:span text:style-name="T340">p</text:span>our tout <text:span text:style-name="T340">1</text:span> ≤ i,j ≤ n.</text:p>
      <text:p text:style-name="P5"/>
      <text:p text:style-name="P10"><text:span text:style-name="T142">Matrice carré</text:span> :</text:p>
      <text:p text:style-name="P6">Une matrice carrée est une matrice ayant le même nombre de rangées et de colonnes.</text:p>
      <text:p text:style-name="P6"/>
      <text:p text:style-name="P7"><text:span text:style-name="T142">T</text:span><text:span text:style-name="T151">ransposée d’une matrice </text:span><text:span text:style-name="T339">:</text:span></text:p>
      <text:p text:style-name="P7">La transposée d’une matrice M<text:span text:style-name="T154">i,j</text:span> est la matrice <text:span text:style-name="T341">t</text:span>M<text:span text:style-name="T154">j,i</text:span> obtenue en échangeant les lignes et les colonnes de M. <text:span text:style-name="T345">Plusieurs propriétés liées à la transposée peuvent nous intéresser :</text:span></text:p>
      <text:list xml:id="list757177516" text:style-name="L1">
        <text:list-item>
          <text:p text:style-name="P472"><text:span text:style-name="T244">Soit A une matrice et sa transposée B = </text:span><text:span text:style-name="T342">t</text:span><text:span text:style-name="T244">A. Si A est carrée, alors A et B partagent la même diagonale principale. Ainsi, toute matrice diagonale est symétrique, c’est-à-dire égale à sa transposée.</text:span></text:p>
        </text:list-item>
      </text:list>
      <text:list xml:id="list3013946501" text:style-name="L2">
        <text:list-item>
          <text:p text:style-name="P473">Si un hypergraphe H est représentée par une matrice à coefficients dans {0,1}, l’hypergraphe <text:span text:style-name="T127">dual</text:span> est défini par la transposée de cette matrice. Les hypergraphes seront décrits de manière détaillée dans une partie suivante.</text:p>
        </text:list-item>
      </text:list>
      <text:list xml:id="list2699283896" text:style-name="L3">
        <text:list-item>
          <text:p text:style-name="P474">La transposition est involutive : <text:span text:style-name="T341">t</text:span>(<text:span text:style-name="T341">t</text:span>A) = A.</text:p>
        </text:list-item>
        <text:list-item>
          <text:p text:style-name="P474">Le rang est invariant par transposition : rang(<text:span text:style-name="T341">t</text:span>A) = rang(A).</text:p>
        </text:list-item>
      </text:list>
      <text:p text:style-name="P6"/>
      <text:p text:style-name="P11"><text:span text:style-name="T142">Matrice symétrique</text:span> :</text:p>
      <text:p text:style-name="P6">Une matrice est dite symétrique si elle est égale à sa transposée. <text:s/>Toute matrice carrée est symétrique.</text:p>
      <text:p text:style-name="P5"/>
      <text:p text:style-name="P11"><text:span text:style-name="T142">Inverse</text:span> :</text:p>
      <text:p text:style-name="P5">Une matrice carrée A d’ordre n est dite inversible ou régulière ou encore non singulière s’il existe une matrice B d’ordre n, appelée matrice inverse de A et notée : B = A<text:span text:style-name="T341">-1</text:span> telle que AB = BA = I<text:span text:style-name="T154">n</text:span> avec I<text:span text:style-name="T154">n</text:span> la matrice unicité d’ordre n, calculée grâce au <text:a xlink:type="simple" xlink:href="https://fr.wikipedia.org/wiki/Produit_matriciel" text:style-name="Internet_20_link" text:visited-style-name="Visited_20_Internet_20_Link">produit matriciel</text:a>. </text:p>
      <text:p text:style-name="P5">Si une matrice est inversible, cela veut dire que son déterminant n’est pas nul. </text:p>
      <text:p text:style-name="P5"><text:line-break/><text:span text:style-name="T152">Déterminant</text:span><text:span text:style-name="T348"> :</text:span></text:p>
      <text:p text:style-name="P5">Le <text:span text:style-name="T127">déterminant</text:span> d’une matrice dépend de façon linéaire de chaque colonne, il est nul lorsque deux colonnes sont égales. Plusieurs propriétés sont liées à cette notion :</text:p>
      <text:list xml:id="list3541255081" text:style-name="L4">
        <text:list-item>
          <text:p text:style-name="P475">Le déterminant de la matrice identité <text:span text:style-name="T346">vaut 1,</text:span></text:p>
        </text:list-item>
        <text:list-item>
          <text:p text:style-name="P476">Une matrice à le même déterminant que sa transposée.</text:p>
        </text:list-item>
      </text:list>
      <text:p text:style-name="P8"/>
      <text:p text:style-name="P8">De manière formelle nous pouvons définir le déterminant de la manière suivante :</text:p>
      <text:p text:style-name="P75"><text:span text:style-name="T245">Soit une matrice A carrée d’ordre n, que nous pouvons couper en n </text:span><text:a xlink:type="simple" xlink:href="https://fr.wikipedia.org/wiki/Vecteur_colonne" text:style-name="Internet_20_link" text:visited-style-name="Visited_20_Internet_20_Link"><text:span text:style-name="T245">vecteurs colonnes</text:span></text:a><text:span text:style-name="T245"> </text:span><text:span text:style-name="T246">(soit une seule colonne par vecteur mais n lignes) relatifs à la base canonique de l’espace vectoriel de la matrice. </text:span><text:span text:style-name="T247">Le déterminant de la matrice A est alors celui du syst</text:span><text:span text:style-name="T248">è</text:span><text:span text:style-name="T247">me de ses vecteurs colonnes relativement à la base canonique. </text:span><text:span text:style-name="T249">Nous donnerons la fonction pour le calculer non pas avec la formule de Leibniz qui introduit des notions dont nous n’avons pas besoin, mais avec la formule de Laplace, dans la partie suivante.</text:span></text:p>
      <text:p text:style-name="P9"/>
      <text:p text:style-name="P11"><text:span text:style-name="T142">Base canonique</text:span> :</text:p>
      <text:p text:style-name="P75"><text:span text:style-name="T247">Pour rappel, l</text:span><text:span text:style-name="T246">a </text:span><text:a xlink:type="simple" xlink:href="https://fr.wikipedia.org/wiki/Base_canonique" text:style-name="Internet_20_link" text:visited-style-name="Visited_20_Internet_20_Link"><text:span text:style-name="T252">base</text:span></text:a><text:a xlink:type="simple" xlink:href="https://fr.wikipedia.org/wiki/Base_canonique" text:style-name="Internet_20_link" text:visited-style-name="Visited_20_Internet_20_Link"><text:span text:style-name="T246"> </text:span></text:a><text:a xlink:type="simple" xlink:href="https://fr.wikipedia.org/wiki/Base_canonique" text:style-name="Internet_20_link" text:visited-style-name="Visited_20_Internet_20_Link"><text:span text:style-name="T252">canonique</text:span></text:a><text:span text:style-name="T246"> permet de définir les vecteurs qui vont définir la base de l’espace vectoriel, par exemple la base canonique du plan vectoriel </text:span>ℝ<text:span text:style-name="T347">² est défini par e</text:span><text:span text:style-name="T165">x</text:span><text:span text:style-name="T261"> = (1,0) et e</text:span><text:span text:style-name="T165">y</text:span><text:span text:style-name="T261"> = (0,1).</text:span></text:p>
      <text:p text:style-name="P90"><text:span text:style-name="T261">D</text:span><text:span text:style-name="T178">ans l’espace des matrices à n lignes et p colonnes, la base canonique est l’ensemble <text:s/>des matrices suivantes :</text:span></text:p>
      <text:p text:style-name="P90"><text:span text:style-name="T178"><text:tab/>E</text:span><text:span text:style-name="T154">i,j</text:span><text:span text:style-name="T178">:= { 1 à l’intersection de la i</text:span><text:span text:style-name="T341">ème</text:span><text:span text:style-name="T178">ligne et la j</text:span><text:span text:style-name="T341">ème</text:span><text:span text:style-name="T178"> colonne, 0 sinon}</text:span></text:p>
      <text:p text:style-name="P91"><text:span text:style-name="T178">Par exemple, e</text:span><text:span text:style-name="T154">11 </text:span><text:span text:style-name="T178">= (1 0 0 0), pour une matrice carrée 2x2.</text:span></text:p>
      <text:p text:style-name="P61"><draw:frame draw:style-name="fr1" draw:name="Image2" text:anchor-type="paragraph" svg:width="15.346cm" svg:height="1.402cm" draw:z-index="0"><draw:image xlink:href="Pictures/1000020100000244000000357C7C9B1C6DA594D4.png" xlink:type="simple" xlink:show="embed" xlink:actuate="onLoad" loext:mime-type="image/png"/></draw:frame></text:p>
      <text:p text:style-name="P90"><text:span text:style-name="T261">P</text:span><text:span text:style-name="T178">our toute matrice M = (a</text:span><text:span text:style-name="T154">i,j</text:span><text:span text:style-name="T178">), ses coordonnées dans la base canonique sont les coefficients.</text:span></text:p>
      <text:p text:style-name="P92"><text:span text:style-name="T178">M = <text:s text:c="2"/>∑</text:span><text:span text:style-name="T154">1 ≤ i ≤ n, 1 ≤ j ≤ p</text:span><text:span text:style-name="T341"> </text:span><text:span text:style-name="T178">a</text:span><text:span text:style-name="T154">i,j</text:span><text:span text:style-name="T178">E</text:span><text:span text:style-name="T154">i,j</text:span></text:p>
      <text:p text:style-name="P62"/>
      <text:p text:style-name="P5"/>
      <text:p text:style-name="P11"><text:span text:style-name="T142">Rang</text:span> :</text:p>
      <text:p text:style-name="P5">Nous pouvons également parler du <text:span text:style-name="T127">rang</text:span> de la matrice, qui est égal à n. Le rang est le nombre maximal de vecteurs lignes (ou colonnes) linéairement indépendants. Il est également égal au plus grand des ordres des matrices carrées inversibles extraites d’une matrice.</text:p>
      <text:p text:style-name="P6"/>
      <text:p text:style-name="P56">C<text:span text:style-name="T349">omatrice :</text:span></text:p>
      <text:p text:style-name="P78">En algèbre linéaire, la comatrice d’une matrice carrée M est une matrice introduite par une généralisation du calcul de l’inverse de A. Ses éléments sont appelés cofacteurs de A, et ils permettent d’étudier les variations de la fonction déterminant.</text:p>
      <text:p text:style-name="P166"/>
      <text:p text:style-name="P167">Dans les prochaines sections, nous reprenons les notations données lors de la partie concernant les graphes. Un graphe G = (V,E) avec V l’ensemble des sommets, E l’ensemble des arêtes et n = |V|, l’ordre du graphe.</text:p>
      <text:p text:style-name="P167"/>
      <text:p text:style-name="P333">C.1.<text:span text:style-name="T350">b</text:span>) <text:span text:style-name="T351">Matrice des degrés</text:span></text:p>
      <text:p text:style-name="P12">Cette matrice contient les informations sur le degré de chaque sommet d’un graphe. C’est une matrice diagonale, c’est-à-dire que seuls les coefficients se trouvant sur la diagonale principale peuvent être non nuls.</text:p>
      <text:p text:style-name="P13"/>
      <text:p text:style-name="P12">Matrice diagonale : <text:s text:c="2"/></text:p>
      <text:p text:style-name="P76"><text:span text:style-name="T250"><text:tab/>∀(i,j) ∈ </text:span><text:span text:style-name="T254">[</text:span><text:bookmark text:name="MathJax-Element-4-Frame1"/><text:bookmark text:name="MathJax-Span-251"/><text:bookmark text:name="MathJax-Span-261"/><text:bookmark text:name="MathJax-Span-331"/><text:span text:style-name="T254">[1,n]]², i ≠ j ⇒ </text:span><text:span text:style-name="T255">d</text:span><text:span text:style-name="T167">i,j </text:span><text:span text:style-name="T255">= 0 pour toute matrice carrée D = (d</text:span><text:span text:style-name="T167">i,j</text:span><text:span text:style-name="T255">)</text:span><text:span text:style-name="T167">i ≤ ij ≤ n</text:span><text:span text:style-name="T256"> </text:span></text:p>
      <text:p text:style-name="P12"/>
      <text:p text:style-name="P13">Ainsi, étant donné un graphe G <text:span text:style-name="T357">d’ordre n,</text:span> la matrice de degrés <text:span text:style-name="T353">M</text:span><text:span text:style-name="T169">d</text:span> de G est la matrice carrée n*n définie par :</text:p>
      <text:p text:style-name="P13"><text:tab/><text:span text:style-name="T353">(M</text:span><text:span text:style-name="T169">d</text:span><text:span text:style-name="T353">)</text:span><text:span text:style-name="T154">i,j </text:span>= { deg(v<text:span text:style-name="T154">i</text:span>) si i = j, 0 sinon }</text:p>
      <text:p text:style-name="P14">Avec deg(v<text:span text:style-name="T154">i</text:span>) le degré du sommet, c’est-à-dire le nombre de liens qui ont comme un de leurs extrémités v<text:span text:style-name="T154">i. </text:span><text:span text:style-name="T355">Les sommets isolés ont alors un degré égal à 0.</text:span></text:p>
      <text:p text:style-name="P79"><text:soft-page-break/>Un cas particulier est le graphe <text:span text:style-name="T354">k-</text:span>régulier : tous les coefficients de la diagonale valent <text:span text:style-name="T19">k.</text:span></text:p>
      <text:p text:style-name="P135"/>
      <text:p text:style-name="P334">C.1.<text:span text:style-name="T352">c) Matrice d’adjacence</text:span></text:p>
      <text:p text:style-name="P135"/>
      <text:p text:style-name="P15">La matrice d’adjacence pour un graphe fini G à n sommets est une matrice carrée de dimension n*n dont <text:span text:style-name="T357">chaque élément non-diagonal </text:span><text:span text:style-name="T171">ai,j </text:span><text:span text:style-name="T357">est égal au nombre d’arêtes liant ce sommet i au sommet j.</text:span> L’élément diagonal est le nombre de <text:span text:style-name="T357">boucles</text:span> pour le sommet i. </text:p>
      <text:p text:style-name="P15"/>
      <text:p text:style-name="P15">La matrice d’adjacence <text:span text:style-name="T356">M</text:span><text:span text:style-name="T170">a</text:span> de G est la matrice carrée n*n booléenne est définie par :</text:p>
      <text:p text:style-name="P15"><text:tab/><text:span text:style-name="T356">(M</text:span><text:span text:style-name="T154">a</text:span><text:span text:style-name="T356">)</text:span><text:span text:style-name="T154">i,j</text:span> = {1 si (v<text:span text:style-name="T154">i, </text:span>v<text:span text:style-name="T154">j</text:span>) ∈ E, 0 sinon}</text:p>
      <text:p text:style-name="P16">Si le graphe est simple et fini, alors la diagonale ne comportera que des zéros. </text:p>
      <text:p text:style-name="P16">Si le graphe n’est pas orienté, comme ce sera le cas dans notre dossier, alors la matrice d’adjacence est symétrique, c’est-à-dire que <text:span text:style-name="T356">(M</text:span><text:span text:style-name="T170">a</text:span><text:span text:style-name="T356">)</text:span><text:span text:style-name="T154">i,j </text:span>= <text:span text:style-name="T356">(M</text:span><text:span text:style-name="T170">a</text:span><text:span text:style-name="T356">)</text:span><text:span text:style-name="T154">j,i</text:span>.</text:p>
      <text:p text:style-name="P80">De plus, lorsque l’ordre des sommets est fixé, la matrice d’adjacence est unique pour chaque graphe.</text:p>
      <text:p text:style-name="P135"/>
      <text:p text:style-name="P334">C.1.<text:span text:style-name="T352">d) Matrice laplacienne</text:span></text:p>
      <text:p text:style-name="P17"/>
      <text:p text:style-name="P17">Une matrice laplacienne est une matrice représentant un graphe G non orienté et non réflexif. </text:p>
      <text:p text:style-name="P17">Elle est définie de la manière suivante :</text:p>
      <text:p text:style-name="P17"><text:tab/>M<text:span text:style-name="T154">l</text:span> = M<text:span text:style-name="T154">d</text:span> – M<text:span text:style-name="T154">a</text:span></text:p>
      <text:p text:style-name="P17">Avec M<text:span text:style-name="T154">d</text:span> la matrice des degrés de G et M<text:span text:style-name="T154">a</text:span> la matrice d’adjacence de G. </text:p>
      <text:p text:style-name="P19">Ainsi nous pouvons définir la matrice laplacienne de G par :</text:p>
      <text:p text:style-name="P19">(M<text:span text:style-name="T154">l</text:span>)<text:span text:style-name="T154">i,j </text:span>:<text:span text:style-name="T358">= {<text:tab/>deg(v</text:span><text:span text:style-name="T172">i</text:span><text:span text:style-name="T358">) si i = j,</text:span></text:p>
      <text:p text:style-name="P19"><text:span text:style-name="T358"><text:s/><text:tab/><text:tab/>-1 si i ≠ j et si (v</text:span><text:span text:style-name="T172">i</text:span><text:span text:style-name="T358">,v</text:span><text:span text:style-name="T172">j</text:span><text:span text:style-name="T358">) ∈ E,</text:span></text:p>
      <text:p text:style-name="P20"><text:tab/><text:tab/>0 sinon}</text:p>
      <text:p text:style-name="P21"><office:annotation office:name="__Annotation__8511_1624916508"><dc:creator>Marie Miceli</dc:creator><dc:date>2018-04-30T16:58:37.137445260</dc:date><loext:sender-initials>MM</loext:sender-initials><text:p text:style-name="P482"><text:span text:style-name="T428">A voir</text:span></text:p></office:annotation>Cette matrice est étudiée dans la théorie spectrale des graphes, qui permet de définir des méthodes spectrales pour le partitionnement de graphe.<office:annotation-end office:name="__Annotation__8511_1624916508"/></text:p>
      <text:p text:style-name="P22">La matrice laplacienne peut être également retrouvée sous le nom de matrice Kirchhoff, Laplacienne discrète (<text:span text:style-name="T44">discrete Laplacian</text:span>) mais également matrice d’admission (<text:span text:style-name="T44">admittance matrix</text:span>).</text:p>
      <text:p text:style-name="P22">Pour un graphe ayant plusieurs composantes connexes, la matrice laplacienne peut être représentée par une <office:annotation office:name="__Annotation__8521_1624916508"><dc:creator>Marie Miceli</dc:creator><dc:date>2018-04-30T17:07:00.320951795</dc:date><loext:sender-initials>MM</loext:sender-initials><text:p text:style-name="P482"><text:span text:style-name="T428">À faire</text:span></text:p></office:annotation><text:span text:style-name="T319">matrice par blocs</text:span><office:annotation-end office:name="__Annotation__8521_1624916508"/> diagonales, avec chaque bloc la matrice laplacienne de chaque composante. Il se peut qu’il faille ordonner les sommets au préalable.</text:p>
      <text:p text:style-name="P81"/>
      <text:p text:style-name="P334">C.1.<text:span text:style-name="T352">e</text:span>) M<text:span text:style-name="T352">atrice d’incidence</text:span></text:p>
      <text:p text:style-name="P23">La matrice d’incidence d’un graphe est une matrice qui décrit le graphe en indiquant quels liens arrivent sur quels sommets. Contrairement aux matrices précédentes, celle-ci n’est pas carré mais de dimensions n * p, avec n le nombre de sommets du graphe et p le nombre d’arêtes. </text:p>
      <text:p text:style-name="P23"/>
      <text:p text:style-name="P23">Pour un graphe non orienté, nous pouvons définir la matrice d’incidence <text:span text:style-name="T359">M</text:span><text:span text:style-name="T173">i</text:span><text:span text:style-name="T359"> de G </text:span>de la manière suivante :</text:p>
      <text:p text:style-name="P23"><text:tab/><text:span text:style-name="T359">(M</text:span><text:span text:style-name="T173">i</text:span><text:span text:style-name="T359">)</text:span><text:span text:style-name="T174">i,j </text:span><text:span text:style-name="T360">= {1 si le sommet v</text:span><text:span text:style-name="T174">i</text:span><text:span text:style-name="T360"> est une extrémité de l’arête e</text:span><text:span text:style-name="T174">j</text:span><text:span text:style-name="T360">,</text:span></text:p>
      <text:p text:style-name="P23"><text:tab/><text:tab/><text:span text:style-name="T360">2 si l’arête e</text:span><text:span text:style-name="T174">j</text:span><text:span text:style-name="T360"> est une boucle sur v</text:span><text:span text:style-name="T174">i</text:span><text:span text:style-name="T360">,</text:span></text:p>
      <text:p text:style-name="P23"><text:tab/><text:tab/><text:span text:style-name="T360">0 sinon}</text:span></text:p>
      <text:p text:style-name="P24">Chaque colonne a une somme égale au nombre d’extrémités pour une arête (deux pour un graphe, plus si nous transposons la notion aux hypergraphes).</text:p>
      <text:p text:style-name="P23"/>
      <text:p text:style-name="P25">La matrice d’incidence permet de trouver la matrice laplacienne grâce à la relation suivante :</text:p>
      <text:p text:style-name="P25">M<text:span text:style-name="T154">l </text:span>= M<text:span text:style-name="T175">i</text:span><text:span text:style-name="T361">*</text:span><text:span text:style-name="T343">t</text:span><text:span text:style-name="T362">M</text:span><text:span text:style-name="T175">i</text:span></text:p>
      <text:p text:style-name="P26">La multiplication de la matrice d’incidence avec sa tran<text:span text:style-name="T363">s</text:span>posée permet également d’obtenir la somme de la matrice d’adjacence et la matrice des degrés :</text:p>
      <text:p text:style-name="P26">M<text:span text:style-name="T154">a</text:span> + M<text:span text:style-name="T154">d </text:span>= <text:span text:style-name="T359">M</text:span><text:span text:style-name="T175">i</text:span><text:span text:style-name="T361">*</text:span><text:span text:style-name="T343">t</text:span><text:span text:style-name="T362">M</text:span><text:span text:style-name="T175">i</text:span></text:p>
      <text:p text:style-name="P82"/>
      <text:p text:style-name="P134"/>
      <text:p text:style-name="P331"><text:span text:style-name="T286">C.2</text:span> <text:span text:style-name="T364">Arbres</text:span></text:p>
      <text:p text:style-name="P109"/>
      <text:p text:style-name="P336">C.<text:span text:style-name="T365">2</text:span>.<text:span text:style-name="T373">a</text:span>) <text:span text:style-name="T373">Définition d’un arbre (</text:span><text:span text:style-name="T35">free tree)</text:span></text:p>
      <text:p text:style-name="P170"/>
      <text:p text:style-name="P36"><text:span text:style-name="T374">L’arbre est une notion connue en analyse d’algorithme ou de la combinatoire en analytique. En théorie des graphes, l’arbre est</text:span> un graphe non orienté, acyclique et connexe. <text:s/>Un ensemble d’arbres <text:span text:style-name="T375">disjoints</text:span> est appelé une <text:span text:style-name="T127">forêt </text:span><text:span text:style-name="T373">(</text:span><text:span text:style-name="T60">forest</text:span><text:span text:style-name="T34">)</text:span><text:span text:style-name="T127">.</text:span></text:p>
      <text:p text:style-name="P37"/>
      <text:p text:style-name="P37">Un arbre a deux types de sommets : <text:span text:style-name="T373">la feuille et les sommets internes.</text:span></text:p>
      <text:p text:style-name="P37"/>
      <text:p text:style-name="P57">Feuille<text:span text:style-name="T3"> (</text:span><text:span text:style-name="T70">external vertex</text:span><text:span text:style-name="T69">, </text:span><text:span text:style-name="T70">outer vertex</text:span><text:span text:style-name="T69">, </text:span><text:span text:style-name="T70">terminal vertex</text:span><text:span text:style-name="T3"> ou </text:span><text:span text:style-name="T70">leaf</text:span><text:span text:style-name="T69">)</text:span></text:p>
      <text:list xml:id="list507010055" text:style-name="L5">
        <text:list-header>
          <text:p text:style-name="P480"><text:span text:style-name="T373">Une extrémité</text:span>, dont le degré est 1.</text:p>
        </text:list-header>
      </text:list>
      <text:p text:style-name="P37"/>
      <text:p text:style-name="P50"><text:span text:style-name="T142">Sommet interne</text:span> (<text:span text:style-name="T44">interval vertex</text:span><text:span text:style-name="T19">, </text:span><text:span text:style-name="T44">inner vertex</text:span><text:span text:style-name="T19"> </text:span>ou <text:span text:style-name="T44">branch vertex</text:span>) </text:p>
      <text:list xml:id="list160322550576869" text:continue-numbering="true" text:style-name="L5">
        <text:list-header>
          <text:p text:style-name="P480"><text:span text:style-name="T390">Nœuds </text:span>dont le degré est supérieur à 1. </text:p>
        </text:list-header>
      </text:list>
      <text:p text:style-name="P59"/>
      <text:list xml:id="list160324186514994" text:continue-numbering="true" text:style-name="L5">
        <text:list-header>
          <text:p text:style-name="P481">Un arbre ne contenant aucun sommet de degré 2 est appelé <text:span text:style-name="T44">irreducible tree</text:span>, que nous pouvons traduire par <text:span text:style-name="T19">arbre irréductible.</text:span></text:p>
        </text:list-header>
      </text:list>
      <text:p text:style-name="P37"/>
      <text:p text:style-name="P37">Comme nous l’avons précisé, un arbre est un graphe connexe, c’est-à-dire qu’il n’existe aucun sommet dont le degré est égal à zéro, <text:span text:style-name="T379">et </text:span>sans aucun cycle. Ainsi, le nombre d’arêtes est égal au nombre de sommets plus un.</text:p>
      <text:p text:style-name="P37"/>
      <text:p text:style-name="P37">L’arbre est également non orienté. Cependant, il est possible d’enraciner l’arbre en un sommet r quelconque. Dans ce cas, r devient la racine,e t toutes les arêtes seront orientées <text:soft-page-break/>en fonction de lui, afin qu’il existe un chemin partant de r et menant à tous les autres nœuds. L’arbre devient <text:a xlink:type="simple" xlink:href="https://fr.wikipedia.org/wiki/Arbre_enraciné" text:style-name="Internet_20_link" text:visited-style-name="Visited_20_Internet_20_Link"><text:span text:style-name="T127">enraciné</text:span></text:a><text:span text:style-name="T127"> : </text:span><text:span text:style-name="T74">rooted tree</text:span><text:span text:style-name="T376">, en opposition au </text:span><text:span text:style-name="T61">free tree.</text:span></text:p>
      <text:p text:style-name="P37"/>
      <text:p text:style-name="P38">D’autres conditions peuvent être déduites de cette définition. Un arbre est connexe, cependant si nous supprimons une arête quelconque, l’arbre devient non-connexe. De même, si nous lui ajoutons une quelconque arête, il gagnera un cycle simple.</text:p>
      <text:p text:style-name="P39">De plus, tout arbre ayant n sommets a n-1 arêtes, comme il est connexe et n’a pas de cycle.</text:p>
      <text:p text:style-name="P96"/>
      <text:p text:style-name="P96">C.<text:span text:style-name="T365">2</text:span>.<text:span text:style-name="T386">b</text:span>) <text:span text:style-name="T373">Définition d’un arbre enraciné</text:span></text:p>
      <text:p text:style-name="P37"/>
      <text:p text:style-name="P95"><text:span text:style-name="T386">I</text:span>l peut être appelée également arborescence. En anglais, il est également noté <text:span text:style-name="T19">tree</text:span>, car la distinction se fait entre le domaine. </text:p>
      <text:p text:style-name="P95">Pour un arbre, nous parlons d’un type de données abstrait, comparable aux listes. Concernant l’arborescence, nous parlons d’une structure donnée concrète, analogue aux listes chaînées. <text:span text:style-name="T382">Lorsque nous parlons de ces arbres enracinés dans le domaine de la théorie des graphes, nous pouvons également noter </text:span><text:span text:style-name="T75">rooted tree</text:span><text:span text:style-name="T36"> </text:span><text:span text:style-name="T382">s’il reste non orienté, ou dans notre exemple </text:span><text:span text:style-name="T383">arborescence</text:span><text:span text:style-name="T36">, </text:span><text:span text:style-name="T75">branching</text:span><text:span text:style-name="T36">, </text:span><text:span text:style-name="T75">out-tree</text:span><text:span text:style-name="T36"> </text:span><text:span text:style-name="T382">mais également </text:span><text:span text:style-name="T75">directed rooted tree</text:span><text:span text:style-name="T36">. </text:span><text:span text:style-name="T385">Les anglais différencient également le cas où tous les arcs pointent vers la racine avec les termes </text:span><text:span text:style-name="T37">anti-arborescence</text:span><text:span text:style-name="T385"> et </text:span><text:span text:style-name="T37">in-tree.</text:span></text:p>
      <text:p text:style-name="P46">Comme pour les graphes orientés, les sommets sont appelés des nœuds. L’arbre enraciné est composé de deux éléments : les feuilles ou nœuds externes, et les nœuds internes, qui possèdent des sous-branches, que nous appelons les fils.</text:p>
      <text:p text:style-name="P46"/>
      <text:p text:style-name="P47">La <text:span text:style-name="T127">profondeur</text:span> d’un nœud est la distance, c’est-à-dire le nombre d’arêtes reliant la racine au nœud.</text:p>
      <text:p text:style-name="P47">La <text:span text:style-name="T127">hauteur</text:span> est la plus grande profondeur d’une feuille de l’arbre.</text:p>
      <text:p text:style-name="P47">La <text:span text:style-name="T127">taille</text:span> d’un arbre est son nombre de nœuds (en comptant les feuilles ou non).</text:p>
      <text:p text:style-name="P47">La <text:span text:style-name="T127">longueur</text:span> <text:span text:style-name="T127">de</text:span> <text:span text:style-name="T127">cheminement</text:span> est la somme des profondeurs de chacune des feuilles.</text:p>
      <text:p text:style-name="P48">Les arbres peuvent être étiquetés. Dans ce cas, chaque nœud possède une étiquette, qui est en quelque sorte le « contenu » du nœud.</text:p>
      <text:p text:style-name="P48">Nous pouvons différencier plusieurs types d’arbres : les arbres <text:span text:style-name="T127">binaires</text:span> dont chaque nœud a au plus deux fils, et les <text:span text:style-name="T127">arbres n-aires</text:span> dont chaque nœud a au plus n fils.</text:p>
      <text:p text:style-name="P48">Un arbre peut être <text:span text:style-name="T127">équilibré : </text:span>ses sous-branches ont presque la même hauteur.</text:p>
      <text:p text:style-name="P48"/>
      <text:p text:style-name="P45">Plusieurs processus de visite de sommets d’un arbre sont possibles, appelés <text:span text:style-name="T127">parcours d’arbre</text:span>. <text:span text:style-name="T127">Un parcours en largeur </text:span>correspond à un parcours par niveau de nœuds de l’arbre. Un niveau est un ensemble de nœuds internes ou de feuilles situés à la même profondeur, de même hauteur. </text:p>
      <text:p text:style-name="P45">Un parcours en profondeur correspond à un parcours récursif sur un arb<text:span text:style-name="T381">r</text:span>e. S’il est préfixe, alors le nœud courant est traité avant ses descendants. S’il est suffixe, le nœud courant est traité après ses descendants.</text:p>
      <text:p text:style-name="P45"/>
      <text:p text:style-name="P96">C.<text:span text:style-name="T365">2</text:span>.<text:span text:style-name="T386">c</text:span>) <text:span text:style-name="T38">Notation de Neveu</text:span></text:p>
      <text:p text:style-name="P49"/>
      <text:p text:style-name="P40">Un arbre est un <text:a xlink:type="simple" xlink:href="https://fr.wikipedia.org/wiki/Graphe_planaire" text:style-name="Internet_20_link" text:visited-style-name="Visited_20_Internet_20_Link">graphe planaire</text:a>, <text:span text:style-name="T380">et donc ordonné. Les anglais appellent alors ce type d’arbre un </text:span><text:span text:style-name="T62">o</text:span><text:span text:style-name="T76">rdered tree</text:span><text:span text:style-name="T32">.</text:span></text:p>
      <text:p text:style-name="P40"/>
      <text:p text:style-name="P42">Un arbre planaire peut être décrit avec la <text:a xlink:type="simple" xlink:href="https://fr.wikipedia.org/wiki/Notation_de_Neveu" text:style-name="Internet_20_link" text:visited-style-name="Visited_20_Internet_20_Link">notation de Neveu.</text:a> <text:span text:style-name="T377">Ainsi, la liste des sommets de cet arbre sont décrit de manière ambiguë : ils sont désignés par une suite d’entiers correspondant aux positions au sein de leur fratrie, des ancêtres du sommet. </text:span></text:p>
      <text:p text:style-name="P51">Par convention, l’ancêtre est l’extrémité initiale de l’arête racine, et l’extrémité finale de l’arête racine est le fils aîné de l’ancêtre : en tant que tel, il est noté 1. La longueur de la suite associée à un sommet est la hauteur / profondeur du sommet, c’est-à-dire la distance entre ce sommet et le début de le racine (l’ancêtre). Ainsi, un sommet de hauteur n représente un élément appartenant à la n-ième génération de la population fondée par l’ancêtre.</text:p>
      <text:p text:style-name="P41"/>
      <text:p text:style-name="P43">La notation de Neveu correspond à un parcours en profondeur <text:span text:style-name="T380">préfixé</text:span> d’un arbre vu comme structure de données, c’est-à-dire un arbre enraciné.</text:p>
      <text:p text:style-name="P43"/>
      <text:p text:style-name="P44">Quelques propriétés intéressantes liées aux arbres :</text:p>
      <text:list xml:id="list2782783659" text:style-name="L6">
        <text:list-item>
          <text:p text:style-name="P477">Tout arbre est un graphe biparti ainsi qu’un graphe <office:annotation office:name="__Annotation__7511_1427454665"><dc:creator>Marie Miceli</dc:creator><dc:date>2018-05-01T18:06:18.260720908</dc:date><loext:sender-initials>MM</loext:sender-initials><text:p text:style-name="P482"><text:span text:style-name="T428">Pas décrit</text:span></text:p></office:annotation>médian<office:annotation-end office:name="__Annotation__7511_1427454665"/>. </text:p>
        </text:list-item>
        <text:list-item>
          <text:p text:style-name="P477">Tout arbre avec un nombre défini de sommets peut devenir graphe planaire.</text:p>
        </text:list-item>
        <text:list-item>
          <text:p text:style-name="P477">Tout graphe connexe admet un arbre couvrant<text:span text:style-name="T19">, </text:span><text:span text:style-name="T33">c’est-à-dire </text:span><text:span text:style-name="T378">un arbre qui contient tous les sommets du graphe et dont les arêtes sont les arêtes du graphe. Nous allons définir l’arbre couvrant dans la prochaine section.</text:span></text:p>
        </text:list-item>
        <text:list-item>
          <text:p text:style-name="P478">Chaque arbre fini avec n sommets, n &gt; 1, a au moins deux feuilles.</text:p>
        </text:list-item>
        <text:list-item>
          <text:p text:style-name="P479">Pour chaque trio de sommets, leurs trois chemins ont au moins un sommet en commun.</text:p>
        </text:list-item>
      </text:list>
      <text:p text:style-name="P85"/>
      <text:p text:style-name="P97">C.<text:span text:style-name="T365">2</text:span>.<text:span text:style-name="T387">c) Autres types d’arbre</text:span></text:p>
      <text:p text:style-name="P85"/>
      <text:p text:style-name="P87">Dans la section sur les graphes, nous avions défini les sous-graphes couvrants. De manière similaire, <text:span text:style-name="T391">il existe les </text:span>arbres couvrants.</text:p>
      <text:p text:style-name="P87"/>
      <text:p text:style-name="P86"><text:span text:style-name="T142">Arbre couvrant</text:span> (<text:span text:style-name="T44">spanning tree</text:span>) :</text:p>
      <text:p text:style-name="P88">Un arbre couvrant d’un graphe non orienté et connexe est un arbre inclus dans ce graphe, connectant tous les sommets du graphes <text:span text:style-name="T392">avec le minimum possible d’arêtes</text:span>. Nous pouvons le comparer à un sous-graphe acyclique maximal ou encore à un sous-graphe couvrant connexe minimal.</text:p>
      <text:p text:style-name="P89">En général, un graphe peut avoir plusieurs arbres couvrants, mais un graphe non connexe ne peut en avoir, comme nous le verrons dans la prochaine section.</text:p>
      <text:p text:style-name="P89">Si toutes les arêtes de G sont également des arêtes d’un arbre couvrant T de G, alors le graphe G est un arbre et est identique à T.</text:p>
      <text:p text:style-name="P89">Ajouter une arête à un arbre couvrant créera un cycle, dit cycle fondamental (<text:span text:style-name="T44">fundamental cycle</text:span>).</text:p>
      <text:p text:style-name="P85"><text:soft-page-break/></text:p>
      <text:p text:style-name="P335">C.<text:span text:style-name="T365">2</text:span>. ?) C<text:span text:style-name="T365">ompter des arbres</text:span></text:p>
      <text:p text:style-name="P109"/>
      <text:p text:style-name="P168">Deux théorèmes permettent de compter des arbres en fonction de certains paramètres. <text:span text:style-name="T389">La première formulée par M. Cayley en 1890 permet de connaître le nombre d’arbres couvrants t(G) pour un graphe complet. Elle donna un autre nom aux arbres, que nous pouvons ainsi retrouver sous le nom d’arbres de Cayley.</text:span></text:p>
      <text:p text:style-name="P168"/>
      <text:p text:style-name="P168"><text:span text:style-name="T142">Théorème de Cayley</text:span> :</text:p>
      <text:p text:style-name="P27">« Le nombre d’arbres différents (non orientés) que l’on peut construire sur n sommets <text:span text:style-name="T367">identifiés</text:span>, avec n &gt; 1 est égal à n<text:span text:style-name="T341">n-2</text:span>. » </text:p>
      <text:p text:style-name="P27">Nous pouvons différencier ces arbres grâce à l’identification des sommets, soit par des numéros, soit par une couleur, etc. Nous parlons alors <text:span text:style-name="T127">d’</text:span><text:span text:style-name="T140">étiquette</text:span><text:span text:style-name="T368">, soit en anglais </text:span><text:span text:style-name="T44">label</text:span><text:span text:style-name="T19">.</text:span></text:p>
      <text:p text:style-name="P27">Ainsi, avec 3<text:span text:style-name="T341">3-2 </text:span>= 3<text:span text:style-name="T341">1</text:span> = 3 arbres différents, avec n = 3 sommets.</text:p>
      <text:p text:style-name="P29"/>
      <text:p text:style-name="P29">De la même manière, cette formule compte le nombre d’<text:span text:style-name="T127">arbres couvrants</text:span><text:span text:style-name="T19"> </text:span><text:span text:style-name="T369">d’un graphe complet avec des sommets étiquetés. </text:span></text:p>
      <text:p text:style-name="P58"/>
      <text:p text:style-name="P30">Cette formule donne également le nombre de forêts <text:span text:style-name="T31">enracinés</text:span> étiquetés sur n sommets : (n+1)<text:span text:style-name="T341">n-1</text:span>. </text:p>
      <text:p text:style-name="P30">Chaque forêt étiquetée <text:span text:style-name="T39">enracinée</text:span> peut être transformée en arbre étiqueté grâce à l’addition d’un sommet avec le label <text:span text:style-name="T19">n+1</text:span> et lié avec tou<text:span text:style-name="T388">tes les racines</text:span> des arbres de la forêt. </text:p>
      <text:p text:style-name="P83"><text:span text:style-name="T366">De même, nous pouvons généraliser cette dernière formule de la manière suivante : soit T</text:span><text:span text:style-name="T176">n,k </text:span><text:span text:style-name="T366">le nombre de forêts étiquetés sur n sommets, de telle façon à ce que tous les sommets 1, … , k appartiennent à des arbres différents. Ainsi, T</text:span><text:span text:style-name="T176">n,k</text:span><text:span text:style-name="T366"> = k n</text:span><text:span text:style-name="T344">n-k-1</text:span><text:span text:style-name="T366">.</text:span></text:p>
      <text:p text:style-name="P104"/>
      <text:p text:style-name="P169"><text:span text:style-name="T142">Théorème de Kirchhoff</text:span> :</text:p>
      <text:p text:style-name="P31"><text:span text:style-name="T371">C</text:span>e théorème donne le nombre exact d’arbres couvrants pour un graphe non orienté quelconque, là où le théorème de Cayley ne fonctionnait uniquement sur les graphes complets.</text:p>
      <text:p text:style-name="P18"/>
      <text:p text:style-name="P18">Ce théorème est également appelé en anglais <text:span text:style-name="T44">matrix-tree theorem</text:span>, que nous pouvons traduire par théorème arbre-matrice. En effet, Kirchhoff utilise la notion de matrice laplacienne.</text:p>
      <text:p text:style-name="P32">Pour rappel, la matrice laplacienne est définie par :</text:p>
      <text:p text:style-name="P32">(M<text:span text:style-name="T154">l</text:span>)<text:span text:style-name="T154">i,j</text:span>:= {deg(v<text:span text:style-name="T154">i</text:span>) si i = j, -1 si i ≠ j et (v<text:span text:style-name="T154">i</text:span>,v<text:span text:style-name="T154">j</text:span>) ∈ E, 0 sinon.}</text:p>
      <text:p text:style-name="P33">Le théorème de Kirchhoff est le suivant :</text:p>
      <text:p text:style-name="P33">« Le nombre t(G) d’arbres couvrants du graphe G est égal, au signe près, à la valeur de n’importe quel cofacteur de L ».</text:p>
      <text:p text:style-name="P33"/>
      <text:p text:style-name="P34">Dans un premier temps, le graphe <text:span text:style-name="T372">G </text:span>doit être représentée grâce à une matrice laplacienne. Si le graphe est connexe, nous pouvons utiliser la représentation décrite dans la section concernant la matrice laplacienne. Ensuite, nous supprimons une ligne et une colonne, de façon aléatoire. <text:span text:style-name="T372">Nous calculons le déterminant Cof</text:span><text:span text:style-name="T177">i,j</text:span><text:span text:style-name="T372"> de ce graphe G*, appelé également cofacteur d’indice i, j avec i la ligne supprimée et j la colonne supprimée grâce à la formule suivante :</text:span></text:p>
      <text:p text:style-name="P35">Cof<text:span text:style-name="T154">i,j </text:span>=(-1)<text:span text:style-name="T341">i+j</text:span><text:span text:style-name="T154"> </text:span>* M(i,j), avec M(i,j) le déterminant de la sous-matrice déduite de M après la suppression de i et j.</text:p>
      <text:p text:style-name="P34"/>
      <text:p text:style-name="P28"/>
      <text:p text:style-name="P84">Ce théorème permet de démontrer que seuls les graphes connexes ont des arbres couvrants. Si le graphe de départ n’est pas connexe, alors la matrice laplacienne sera diagonale par bloc. En supprimant une ligne et une colonne, il y a aura au moins une composante connexe pour laquelle aucune colonne n’aura été supprimée. La somme des colonnes de cette composantes est alors nulle, donc tout cofacteur est nul. <text:span text:style-name="T370">Un graphe non connexe n’a alors aucun arbre couvrant.</text:span></text:p>
      <text:p text:style-name="P169"/>
      <text:p text:style-name="P107">Chapitre <text:span text:style-name="T394">D</text:span> : La décomposition arborescente</text:p>
      <text:p text:style-name="P343">Dans cette partie, nous allons aborder les principales notions liées aux arbres de décomposition. <text:span text:style-name="T393">Dans un premier temps, nous allons définir la notion de séparateur.</text:span></text:p>
      <text:p text:style-name="P343"/>
      <text:p text:style-name="P337"><text:span text:style-name="T394">D</text:span>.<text:span text:style-name="T394">1</text:span>.<text:span text:style-name="T394">a</text:span>) <text:span text:style-name="T394">Séparateur</text:span></text:p>
      <text:p text:style-name="P53"/>
      <text:p text:style-name="P53">Un <text:span text:style-name="T127">séparateur</text:span> <text:span text:style-name="T396">(</text:span><text:span text:style-name="T63">separator</text:span><text:span text:style-name="T396">, </text:span><text:span text:style-name="T63">vertex cut</text:span><text:span text:style-name="T396">, </text:span><text:span text:style-name="T63">separating set</text:span><text:span text:style-name="T396">)</text:span></text:p>
      <text:p text:style-name="P60"/>
      <text:p text:style-name="P53"><text:span text:style-name="T19"><text:s/></text:span>d’un graphe est un sous-ensemble des sommets du graphe dont la suppression rend le graphe <text:span text:style-name="T127">non-connexe </text:span>(en anglais <text:span text:style-name="T384">disconnected</text:span>). </text:p>
      <text:p text:style-name="P53"><text:span text:style-name="T395">Ce sous-ensemble de sommets S de V (S ⊂ V) est un séparateur pour tout sommet non-adjacent </text:span><text:span text:style-name="T40">a </text:span><text:span text:style-name="T395">et </text:span><text:span text:style-name="T40">b </text:span><text:span text:style-name="T395"><text:s/>si la suppression de S du graphe G sépare </text:span><text:span text:style-name="T40">a </text:span><text:span text:style-name="T395">et </text:span><text:span text:style-name="T40">b </text:span><text:span text:style-name="T395">en deux composantes connexes (</text:span><text:span text:style-name="T40">connected components).</text:span></text:p>
      <text:p text:style-name="P53"/>
      <text:p text:style-name="P53">Ce séparateur permet alors de décomposer un graphe en des graphes plus petits et plus simples.</text:p>
      <text:p text:style-name="P53">Pour le graphe G = (V, E), le séparateur S est le sous-ensemble de V tel que le sous-graphe induit par V \ S n’est pas connexe : il existe deux sommets u et v ∈ V \ S qui ne sont pas reliés par un chemin dans le graphe.</text:p>
      <text:p text:style-name="P53"/>
      <text:p text:style-name="P54">Un séparateur peut consister d’un seul sommet, par exemple pour séparer en deux voire plus composantes un arbre centré (en anglais <text:span text:style-name="T19">centered tree), </text:span>mais également deux sommets pour les arbres bicentrés (en anglais <text:span text:style-name="T19">bicentered tree). </text:span>Si le graphe est un graphe grille, nous pouvons enlever une colonne ou une ligne centrale afin de séparer le graphe en deux sous-ensembles connexes équilibrés.</text:p>
      <text:p text:style-name="P54"/>
      <text:p text:style-name="P55">Définissons S comme un (a,b)-séparateur, c’est-à-dire un sous-ensemble de sommets séparant le graphe en deux sous-ensembles de sommets non adjacents <text:span text:style-name="T19">a </text:span>et <text:span text:style-name="T19">b.</text:span> </text:p>
      <text:p text:style-name="P55">S est un (a,b)-séparateur minimal si aucun sous-ensemble <text:span text:style-name="T127">propre</text:span> de S sépare a et b. </text:p>
      <text:p text:style-name="P52"><text:soft-page-break/><text:span text:style-name="T127">Lemme </text:span>: Un séparateur S de G est minimal si et seulement si le graphe G \ S obtenu par la suppression du sous-ensemble S de G, contient deux composantes connexes C<text:span text:style-name="T154">1</text:span> et C<text:span text:style-name="T154">2</text:span> de façon à ce que chaque sommet de S est adjacent à la fois à un sommet de C<text:span text:style-name="T154">1</text:span> et à un sommet de C<text:span text:style-name="T154">2</text:span>. </text:p>
      <text:p text:style-name="P343"/>
      <text:p text:style-name="P344">Chapitre x : <text:span text:style-name="T397">Hypergraphes</text:span></text:p>
      <text:p text:style-name="P343"/>
      <text:p text:style-name="P354"><text:span text:style-name="T257">U</text:span><text:span text:style-name="T240">n hypergraphe H = (V,N) est un couple constitué d’un ensemble V = {v</text:span><text:span text:style-name="T166">1</text:span><text:span text:style-name="T240">,…,v</text:span><text:span text:style-name="T166">n</text:span><text:span text:style-name="T240">}, </text:span><text:span text:style-name="T258">et de la famille N de sous-ensembles </text:span><text:span text:style-name="T259">n</text:span><text:span text:style-name="T168">i</text:span><text:span text:style-name="T259"> de </text:span><text:span text:style-name="T258">V. </text:span><text:span text:style-name="T259">L’union de chaque sous-ensembles n</text:span><text:span text:style-name="T168">i</text:span><text:span text:style-name="T259"> doit former l’ensemble V et aucun ne doit être vide.</text:span></text:p>
      <text:p text:style-name="P350"/>
      <text:p text:style-name="P350"/>
      <text:p text:style-name="P350"/>
      <text:p text:style-name="P350"/>
      <text:p text:style-name="P350"/>
      <text:p text:style-name="P350"/>
      <text:p text:style-name="P355"><text:span text:style-name="T259">M</text:span><text:span text:style-name="T240">éta-heuristique : il ne s’agit pas à proprement parler d’algorithmes, mais plutôt de stratégies de recherche, de schémas d’algorithmes, qui s’adaptent plus ou moins facilement aux différents problèmes d’optimisation.</text:span></text:p>
      <text:p text:style-name="P412">Les métaheuristiques sont plus souples, et plus capables de s’adapter à l’adjonction de contraintes particulières très fréquentes dans les problemes « réels ».</text:p>
      <text:p text:style-name="P412">La parallélisation de l’implémentation des métaheurisitiques est une voie très naturelle de la recherche, quoique de développement assez récent.</text:p>
      <text:p text:style-name="P412">Plusieurs stratégies de parallélisation des métaheuristiques existent, basées sur l’image d’une exploration de l’espace des solutions. Celle-ci peut soit consister en un seul parcours, (les efforts de calcul nécessaire à l’orientation de la marche étant à chaque pas partagés entre plusieurs processus) ou plusieurs marches, chaque marche étant confiée à un processeur distincts.</text:p>
      <text:p text:style-name="P413">Si les métaheuristiques permettent de trouver de bonnes solutions à ne dombreux problèmes d’optimisation combinatoire, leur exploration de l’espace des solutions peut être longue et laborieuse. L’idée de faire parcourir cet espace en parallèle s’est alors naturellement imposée et de nombreuses paralléilisations ont été proposées dans la derni_re déennie.</text:p>
      <text:p text:style-name="P413"/>
      <text:p text:style-name="P413">Ici, nous ne parallèliserons pas lmqsf</text:p>
      <text:p text:style-name="P350"/>
      <text:p text:style-name="P340">PARTIE II - <text:span text:style-name="T397">Partitionnement d’hypergraphes</text:span></text:p>
      <text:p text:style-name="P343"/>
      <text:p text:style-name="P422">Le partitionnement d’hypergraphes consiste en la division d’un hypergraphe en deux ou plus parties, de taille plus ou moins équivalente. Cependant le partitionnement n’est pas aussi simple, et pose plusieurs problèmes que tentent de résoudre divers algorithmes.</text:p>
      <text:p text:style-name="P422"/>
      <text:p text:style-name="P422"/>
      <text:p text:style-name="P422"/>
      <text:p text:style-name="P422">[ <text:span text:style-name="T423">à retranscrire ce qu’est écrit sur cahier ]</text:span></text:p>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22"/>
      <text:p text:style-name="P469"/>
      <text:p text:style-name="P471">PARTIE II<text:span text:style-name="T403">I</text:span> - Par<text:span text:style-name="T403">allélisation</text:span></text:p>
      <text:p text:style-name="P422"/>
      <text:p text:style-name="P432">Le but du stage est d’exploiter toute la puissance de calcul offerte par les architectures parallèle, que ce soit à mémoire partagée et/ou mémoire distribuée, afin de proposer une méthode qui résout une instance SAT en s’appuyant sur un arbre de décomposition.</text:p>
      <text:p text:style-name="P432">Cependant, nous allons au préalable rappeler certains termes liés aux systèmes et programmation distribués.</text:p>
      <text:p text:style-name="P432"/>
      <text:p text:style-name="P359">Chapitre <text:span text:style-name="T407">A</text:span> : <text:span text:style-name="T405">Rappels</text:span></text:p>
      <text:p text:style-name="P423"/>
      <text:p text:style-name="P435">D<text:span text:style-name="T406">epuis les années 2000 et l’avènement des processus multi-cœurs, les algorithmes doivent être développés pour le calcul parallèle. Bien que certains problèmes s’adaptent facilement à ce mode d’exécution comme le traitement d’images, d’autres calculs restent impossible à paralléliser ou sont toujours en cours de parallélisation. En effet en fonction du type de l’application et de la taille des données la parallélisation soulève de nombreuses difficultés et de contraintes. </text:span></text:p>
      <text:p text:style-name="P435"><text:span text:style-name="T406">L’objectif du mode parallèle est d’obtenir un temps d’exécution plus rapide et un résultat déterministe que si le mode séquentiel avait été utilisé. </text:span></text:p>
      <text:p text:style-name="P438"/>
      <text:p text:style-name="P438">Plusieurs niveaux de parallélisation existent :</text:p>
      <text:p text:style-name="P438"/>
      <text:p text:style-name="P434"><text:span text:style-name="T406">- au niveau matériel,</text:span></text:p>
      <text:p text:style-name="P434">- <text:span text:style-name="T407">au niveau de l’architecture de l’ordinateur : soit parallélisme de traitement, soit parallélisme de donnés,</text:span></text:p>
      <text:p text:style-name="P434">- <text:span text:style-name="T406">au niveau du programme en lui-même et la division en tâche,</text:span></text:p>
      <text:p text:style-name="P434">- <text:span text:style-name="T406">la taille du problème.</text:span></text:p>
      <text:p text:style-name="P434"/>
      <text:p text:style-name="P440">Niveau matériel :</text:p>
      <text:p text:style-name="P439">Un algorithme parallèle peut être exécuté en différentes parties sur de nombreuses unités de calcul. Cependant, ces dernières peuvent faire parties d’un même ordinateur <text:span text:style-name="T410">possédant plusieurs cœurs</text:span>, mais elles peuvent également être séparés sur plusieurs <text:span text:style-name="T410">machines.</text:span></text:p>
      <text:p text:style-name="P443">Les clusters sont généralement utilisés soit pour le calcul intensif et au <text:span text:style-name="T19">High Computer Programming</text:span><text:span text:style-name="T83">, soit pour le calcul sur données distribuées et au big data.</text:span></text:p>
      <text:p text:style-name="corps"><text:span text:style-name="T108">Le premier type est utilisé pour le traitement de problèmes particulièrement larges ou complexes, où la dépendance entre tâches parallèles et les communications sont importantes. En effet, les unités de calcul sont indépendantes et pour s’échanger des données, il faut passer par des messages explicites. La norme MPI Message Passing Interface permet de gérer la coordination entre différentes machines s’ils font partis du même </text:span><text:span text:style-name="T42">communicateur</text:span><text:span text:style-name="T108">, un ensembles de processus qui peuvent communiquer entre eux. La communication peut se faire point à point, entre émetteur et récepteur, mais également en broadcast. D’autres paramètres peuvent rentrer en compte : la synchronicité des communications, si elles sont bloquantes ou non.</text:span></text:p>
      <text:p text:style-name="P445"><text:span text:style-name="T108">L</text:span><text:span text:style-name="T83">e second type permet de traiter les problèmes ayant une quantité de données trop importante pour être stockée dans tout type de disque dur. Plusieurs principes existent. Par exemple dans les clusters Hadoop, au lieu de déplacer des données, c’est le code lui-même qui est déplacé. Les ordinateurs, voulus bas de gamme, sont reliés entre eux de façon classique et à un système de stockage distribué. </text:span></text:p>
      <text:p text:style-name="P439"/>
      <text:p text:style-name="P444">Pour un ordinateur unique, la faculté à traduire un algorithme en parallèle dépend de l’architecture inter<text:span text:style-name="T411">ne, mais également du type de mémoire. La mémoire peut en effet être distribuée ou partagée. Dans celle-ci, une même zone de la mémoire vide est accédée par plusieurs processus ou par plusieurs threads du même processus. Si la mémoire est distribuée, alors elle est répartie en plusieurs nœuds, dont l’accès dépend du processeur. L’échange de données s’effectue comme s’il s’effectuait entre plusieurs machines, par passage de messages via un réseau de communication.</text:span></text:p>
      <text:p text:style-name="P444"/>
      <text:p text:style-name="P441"><text:span text:style-name="T411">Niveau architecture : </text:span></text:p>
      <text:p text:style-name="P446">La taxonomie de Flynn a permis de classifier les différents types de parallélisme, en fonction du nombre de données et d’instruction. Les deux types d’organisation les plus utilisés sont :</text:p>
      <text:p text:style-name="P446">- MIMD, Multiple Instruction, Multiple Data. Grâce à son exploitation de chaque processeur de la machine et de tous leurs coeurs, cette architecture est adaptée pour les problèmes parallèles. </text:p>
      <text:p text:style-name="P434">- <text:span text:style-name="T411">SIMD, Single Instruction, Multiple Data. La même opération est effectuée sur de grandes quantités de données de manière uniforme. SIMD permet de gérer efficacement tout traitement de signal, que ce soit de la vidéo ou le son.</text:span></text:p>
      <text:p text:style-name="P451">Ces deux architectures permettent deux types de parallélisme : le parallélisme de traitement, où de multiples instructions diverses sont exécutées simultanément sur des données différentes, et le parallélisme de données, où une seule instruction est répétée sur de multiples données. </text:p>
      <text:p text:style-name="P461">Une sous-catégorie de l’architecture MIMD est la technique SPMD (<text:span text:style-name="T19">Single Program, Multiple Data</text:span>), qui est généralement le type de programme utilisé en parallèle. Le même programme est exécuté par plusieurs processeurs simultanément à différents niveaux. SPMD utilise le passage de message sur une mémoire distribuée, soit une collection de machines indépendantes dites nœuds. </text:p>
      <text:p text:style-name="P434"/>
      <text:p text:style-name="P447">La mémoire quant à elle peut être organisée différemment en fonction de son accès. S’il est symétrique, c’est-à-dire que la mémoire est accessible de la même manière pour tous les processeurs. Sinon, l’accès est dit non-uniforme et sa rapidité varie en fonction du processeur. Dans le premier cas, <text:span text:style-name="T83">les</text:span> bus sont utilisés pour l’échange de données, et une bande passante mémoire importante est requise : c’est l’architecture UMA <text:span text:style-name="T19">Unform Memory Access.</text:span> Concernant la mémoire distribuée, l’architecture est de type NUMA : les différentes zones de mémoires sont accessibles via plusieurs bus et les données sont échangées grâce au passage de messages. </text:p>
      <text:p text:style-name="P447"><text:soft-page-break/></text:p>
      <text:p text:style-name="P449"><text:span text:style-name="T142">Au niveau du programme</text:span> :</text:p>
      <text:p text:style-name="P450">Le programme peut être divisible en différentes tâches représentant des quantités de calculs à réaliser. La séparation est possible à deux niveaux, c’est ce que nous appelons la granularité :</text:p>
      <text:p text:style-name="P424">- une décomposition en nombreuses tâches de petite taille est appelée grain-fin (<text:span text:style-name="T64">fine-grained</text:span>),</text:p>
      <text:p text:style-name="P424">- une décomposition en un petit nombre de tâches conséquentes est appelé gros-grain (<text:span text:style-name="T64">coarse-grained)</text:span>.</text:p>
      <text:p text:style-name="P424">L<text:span text:style-name="T412">es tâches à gros grains sont généralement adaptés pour les problèmes nécessitant peu d’échanges et de synchronisations. Plus facile à implémenter, ce niveau de parallélisme est utilisé pour des tâches assez indépendantes, avec peu de processeurs puissants. Lorsque les tâches sont petites, la taille des données importante et les communications fréquentes, le parallélisme est dit à fin grain. Ce niveau entraîne une mauvaise scalabilité.</text:span></text:p>
      <text:p text:style-name="P452"><text:span text:style-name="T142"/></text:p>
      <text:p text:style-name="P452"><text:span text:style-name="T142">Au niveau de la taille du problème</text:span> : </text:p>
      <text:p text:style-name="P454">Une des difficultés liées au parallélisme est la quantité de données à traiter, mais l’<text:span text:style-name="T414">une des questions importantes est la suivante :</text:span> étant donnée une application, si nous augmentons le nombre d’unités de calcul, est-ce que l’efficacité du parallèle sera maintenue ? </text:p>
      <text:p text:style-name="P454">Cette notion est celle de la <text:span text:style-name="T127">scalabilité</text:span>, soit la capacité d’un programme à augmenter ses performance lorsque des unités de calcul sont ajoutées. Son efficacité est lié à l’accélération ou <text:span text:style-name="T64">speedup</text:span>, soit le rapport du temps d’exécution du problème en mode séquentiel sur le temps d’exécution du problème en mode parallèle.</text:p>
      <text:p text:style-name="P453">Deux types majeurs de scalabilité existent :</text:p>
      <text:p text:style-name="P425"><text:span text:style-name="T204">- scalabilité forte : on fixe la taille du problème et on augmente le nombre d’unités de calcul. Ce type de scalabilité indique une accélération plus ou moins </text:span><text:span text:style-name="T205">proportionnelle au nombre d’unités de calcul utilisées.</text:span></text:p>
      <text:p text:style-name="P428"><text:span text:style-name="T201">- scalabilité faible : on augmente la taille du problème en même temps que le nombre d’unités de calcul. Ce type de scalabilité indique la capacité à maintenir un temps à la solution fixe lors de la résolution d’un problème plus gros sur un nombre d’unités de calcul plus important.</text:span></text:p>
      <text:p text:style-name="P453"><text:span text:style-name="T201">Au contraire, l’overhead permet de connaître le surcoût engendré par la mise en place du parallélisme, généralement décrit avec l’augmentation du temps d’exécution.</text:span></text:p>
      <text:p text:style-name="P428"><text:span text:style-name="T201"/></text:p>
      <text:p text:style-name="P453">Nous pouvons également nous poser la question du nombre de données en entrée. Nous reviendrons sur ce problème plus tard.</text:p>
      <text:p text:style-name="P448"/>
      <text:p text:style-name="P438">Cependant, certaines parties des programmes ne peuvent être <text:span text:style-name="T413">parallélisables</text:span>. Pour Admdahl, chaque programme est divisé en deux parties : l’une parallélisable et l’autre non. Cette dernière, d’après la loi d’Amdhal, limite l’accélération de l’exécution due à la parallélisation quel que soit le nombre de processeurs utilisés.</text:p>
      <text:p text:style-name="P438">Plus optimiste, la loi Gustafson intègre la quantité de données en entrée : plus d’unités de calcul signifie alors qu’une plus grande quantité de données peut être traitée. <text:span text:style-name="T408">Le parallélisme permettrait alors de résoudre des problèmes de grande taille plus rapidement.</text:span></text:p>
      <text:p text:style-name="P438"/>
      <text:p text:style-name="P453">D’autres difficultés liées au parallélisme existent.</text:p>
      <text:p text:style-name="P453"/>
      <text:p text:style-name="P437"><text:span text:style-name="T142">L’équilibre des charges</text:span> :</text:p>
      <text:p text:style-name="P455">Pour qu’un algorithme parallèle soit efficace, les tâches doivent être réparties de façon équilibrée entre les unités de traitement, mais également ordonnées. Tous les processus qui sont liés au programme non terminé ne peuvent être réquisitionnés pour d’autres calculs, ils restent dédiés à l’algorithme même s’ils ont fini leur traitement. De même, un processus ne doit pas être en attente inactive d’un résultat d’un autre trop longtemps, ce temps d’attente doit être minimiser.</text:p>
      <text:p text:style-name="P455">Afin de pallier à ceci, une implémentation existe sous le nom de « vol de tâche » :<text:span text:style-name="T409"> une unité de calcul ayant fini son travail n’attend pas ses confrères et « vole » une partie du travail restant à une autre unité de calcul.</text:span></text:p>
      <text:p text:style-name="P455">De plus, cette attente allonge le temps d’exécution du calcul, et donc diminue l’accélération ce qui n’est pas recherché. Il faut donc équilibrer le plus possible les charges et ordonnancer les tâches.</text:p>
      <text:p text:style-name="P436"/>
      <text:p text:style-name="P456"><text:span text:style-name="T142">La dépendance</text:span> :</text:p>
      <text:p text:style-name="P457">Lorsqu’une unité de calcul doit attendre obligatoirement les résultats d’une autre unité, nous parlons de dépendance. <text:span text:style-name="T415">En séquentiel, ce problème était moindre. La dépendance peut être gérée par les barrières de synchronisation par exemple, mais le coût demandé en terme de ressource est énorme, et il est préférable de s’en passer. Il faut également éviter tout phénomène d’interblocage, c’est-à-dire deux unités attendant le résultat de l’autre, sans pouvoir continuer. De plus, la dépendance peut ralentir énormément l’exécution d’un programme, et comme pour l’équilibre des charges, certains processus sont en attente active, ou il peut y avoir conflit de données.</text:span></text:p>
      <text:p text:style-name="P458">Les choix effectués lors des divisions en différentes tâches sont alors primordiaux pour éviter ce problème de dépendance.</text:p>
      <text:p text:style-name="P460">La dépendance est donc liée aux échanges de données, c’est-à-dire aux communications qui en plus, peuvent être ralentis en fonction du matériel ou de la distance mémoire / processeur.</text:p>
      <text:p text:style-name="P457"/>
      <text:p text:style-name="P458">Pour résumé, plusieurs étapes sont nécessaires pour identifier toute difficulté pouvant être engendrée :</text:p>
      <text:p text:style-name="P427">- la décomposition de l’algorithme, c’est-à-dire identifier les tâches indivisibles,</text:p>
      <text:p text:style-name="P427">- lister les dépendances de ces tâches, c’est-à-dire leur ordre relatif,</text:p>
      <text:p text:style-name="P427">- évaluer si possible l<text:span text:style-name="T415">a </text:span>taille des tâches,</text:p>
      <text:p text:style-name="P427">- en conséquence, réaliser une association entre unités de calcul et tâches à réaliser, en respectant les dépendances,</text:p>
      <text:p text:style-name="P427">- synchroniser régulièrement les unités de calcul,</text:p>
      <text:p text:style-name="P427">- gérer les lectures/écritures de données communes.</text:p>
      <text:p text:style-name="P427"/>
      <text:p text:style-name="P458"><text:soft-page-break/>La division en différente tâche peut se faire, comme nous l’avons écrit, en gros-grain ou en grain-fin. Plus le grain est gros, plus la scalabilité est mauvaise, tandis que plus le grain est fin, plus le surcoût en ressource est important.</text:p>
      <text:p text:style-name="P458"/>
      <text:p text:style-name="P459">Il existe plusieurs types de décomposition : par les données, fonctionnelle, ou exploratoire, <text:span text:style-name="T417">récursive.</text:span></text:p>
      <text:p text:style-name="P442"/>
      <text:p text:style-name="P442">Décomposition par les données<text:span text:style-name="T3"> </text:span><text:span text:style-name="T12">(</text:span><text:span text:style-name="T72">data parallelism</text:span><text:span text:style-name="T12">) </text:span><text:span text:style-name="T3">:</text:span></text:p>
      <text:p text:style-name="P462">Le partitionnement se fait sur les données d’entrer à traiter ou de sortie à produire. <text:span text:style-name="T416">Les données sont distribuées entre différents nœuds, qui les utiliseront pour effectuer leur part de calcul en parallèle. Généralement utilisé pour diviser en plusieurs parties une matrice ou un tableau, la décomposition par les données exécute alors un même ensemble d’instructions sur des données différentes : c’est l’architecture SIMD. L’exécution est alors synchrone, l’exécution est plus rapide que si le calcul avait été fait séquentiellement, le taux de parallélisation est proportionnel au volume des données et est mise en place pour un équilibrage des charges optimal sur un système multiprocesseur.</text:span></text:p>
      <text:p text:style-name="P464">Le parallélisme est dit embarrassant lorsque la séparation du problème en tâches parallèles se fait avec très peu d’efforts, avec très peu de communication entre elles. Il peut être également dit parfait. <text:span text:style-name="T418">Par exemple, la transformation de Fourier discrète est un problème parallèle embarrassant.</text:span></text:p>
      <text:p text:style-name="P431"/>
      <text:p text:style-name="P465"><text:span text:style-name="T142">Décomposition récursive </text:span>(<text:span text:style-name="T64">recursive parallelism</text:span>) :</text:p>
      <text:p text:style-name="P465">Cette décomposition est spécifiques aux problèmes pouvant être résolus par une approche « <text:span text:style-name="T19">diviser</text:span><text:span text:style-name="T83"> pour mieux régner » (</text:span><text:span text:style-name="T19">divide and conquer</text:span><text:span text:style-name="T83">) ou collaboratrice. L’arbre de recherche est divisé récursivement en plusieurs sous-problèmes qui seront traités en parallèle. A la fin, les résultats seront fusionnés. Cette décomposition est alors une décomposition par les données suivie d’une étape de fusion.</text:span></text:p>
      <text:p text:style-name="P465"><text:span text:style-name="T109">L’</text:span><text:span text:style-name="T83">équilibre des charges est difficile à mettre en place avec cette approche, car nous ne pouvons connaître la taille des sous-problèmes engendrés.</text:span></text:p>
      <text:p text:style-name="P430"><text:span text:style-name="T83"/></text:p>
      <text:p text:style-name="P463"><text:span text:style-name="T115">Décomposition fonctionnelle ou par les tâches</text:span><text:span text:style-name="T83"> (</text:span><text:span text:style-name="T64">task parallelism</text:span><text:span text:style-name="T83">) :</text:span></text:p>
      <text:p text:style-name="P466"><text:span text:style-name="T83">Le partitionnement se fait non plus au niveau des données mais au niveau des tâches. </text:span><text:span text:style-name="T110">Un ensemble d’opérations sont exécutés sur des données. Contrairement à la décomposition par les données, l’exécution ici est asynchrone, et le taux de parallélisation dépend du nombre de tâches différentes qui seront distribuées. La vitesse de l’exécution n’est pas plus rapide que si elle avait été effectuée séquentiellement.</text:span></text:p>
      <text:p text:style-name="P466"><text:span text:style-name="T83"/></text:p>
      <text:p text:style-name="P466"><text:span text:style-name="T83">Ces chaînes de traitement sont utilisées généralement en bioinformatique ou en traitement d’image. Cependant, la scalabilité est faible comme le nombre de tâches peut être rapidement dépassé par le nombre d’unités de calcul.</text:span></text:p>
      <text:p text:style-name="P467"><text:span text:style-name="T110">Q</text:span><text:span text:style-name="T83">uant à l’équilibre des charges, il dépend de l’ordonnancement et de la disponibilité des composants.</text:span></text:p>
      <text:p text:style-name="P430"><text:span text:style-name="T106"/></text:p>
      <text:p text:style-name="P465"><text:span text:style-name="T117">D</text:span><text:span text:style-name="T115">écomposition exploratoire</text:span><text:span text:style-name="T83"> :</text:span></text:p>
      <text:p text:style-name="P467"><text:span text:style-name="T106">E</text:span><text:span text:style-name="T83">lle est adaptée à la recherche de solutions dans des grands espaces. Ces derniers sont partitionnés et explorés en parallèle. A la fin, la meilleure solution temporaire est retenue et la décomposition exploratoire est effectuée une nouvelle fois sur cet espace.</text:span></text:p>
      <text:p text:style-name="P429"/>
      <text:p text:style-name="P468">Une des difficultés ici que nous allons rencontrer est le volume de données en entrée. Comme nous l’avons expliqué au préalable, il existe différents types d’instance SAT, qui peuvent être de taille plus ou moins importante. Nous commencerons à expérimenter la décomposition arborescente suivie d’une parallélisation sur des instances industrielles de petite taille, et nous tenterons par la suite d’augmenter le nombre de clauses. </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Mono1" svg:font-family="FreeMono,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reeMono" fo:font-size="9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01cm" style:writing-mode="page"/>
      <style:text-properties style:use-window-font-color="true" style:font-name="FreeMono" fo:font-size="9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background-color="transparent"/>
      <style:text-properties fo:color="#000000" fo:font-size="9pt"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Mono" fo:font-family="FreeMono" style:font-family-generic="modern" style:font-pitch="fixed"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eeMono" fo:font-family="FreeMono" style:font-family-generic="modern" style:font-pitch="fixed" fo:font-size="12p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FreeMono" fo:font-family="FreeMono" style:font-family-generic="modern" style:font-pitch="fixed"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FreeMono" fo:font-family="FreeMono" style:font-family-generic="modern" style:font-pitch="fixed" fo:font-size="12pt"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rps" style:family="paragraph" style:parent-style-name="Standard"/>
    <style:style style:name="partie" style:family="paragraph" style:parent-style-name="Standard">
      <loext:graphic-properties draw:fill="solid" draw:fill-color="#9cd79f" draw:opacity="100%"/>
      <style:paragraph-properties fo:background-color="#9cd79f"/>
    </style:style>
    <style:style style:name="Endnote" style:family="paragraph" style:parent-style-name="Standard" style:class="extra" style:master-page-name="">
      <loext:graphic-properties draw:fill="none" draw:fill-color="#729fcf"/>
      <style:paragraph-properties fo:margin-left="0.598cm" fo:margin-right="0cm" fo:text-indent="-0.598cm" style:auto-text-indent="false" style:page-number="auto" fo:background-color="transparent" style:shadow="none" text:number-lines="false" text:line-number="0" style:writing-mode="page">
        <style:tab-stops/>
      </style:paragraph-properties>
      <style:text-properties fo:font-size="9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text-properties fo:color="#59c5c7" fo:font-weight="bold" style:font-size-asian="10.5pt" loext:padding="0.199cm" loext:border-left="none" loext:border-right="0.26pt solid #59c5c7" loext:border-top="none" loext:border-bottom="none" loext:shadow="none"/>
    </style:style>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a"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199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5:50:52.849806868</meta:creation-date>
    <dc:date>2018-05-03T16:03:22.019429033</dc:date>
    <meta:editing-duration>P1DT11H5M53S</meta:editing-duration>
    <meta:editing-cycles>322</meta:editing-cycles>
    <meta:generator>LibreOffice/5.4.6.2$Linux_X86_64 LibreOffice_project/40m0$Build-2</meta:generator>
    <dc:creator>Marie Miceli</dc:creator>
    <meta:document-statistic meta:table-count="0" meta:image-count="1" meta:object-count="0" meta:page-count="24" meta:paragraph-count="617" meta:word-count="14979" meta:character-count="91724" meta:non-whitespace-character-count="77243"/>
  </office:meta>
</office:document-meta>
</file>